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fo:font-style="normal" officeooo:rsid="024c6334" officeooo:paragraph-rsid="024c6334" style:font-style-asian="normal" style:font-style-complex="normal"/>
    </style:style>
    <style:style style:name="P166" style:family="paragraph" style:parent-style-name="Standard">
      <style:text-properties fo:language="ru" fo:country="RU" fo:font-style="normal" officeooo:rsid="024fe5a5" officeooo:paragraph-rsid="024fe5a5" style:font-style-asian="normal" style:font-style-complex="normal"/>
    </style:style>
    <style:style style:name="P167" style:family="paragraph" style:parent-style-name="Standard">
      <style:text-properties fo:language="ru" fo:country="RU" fo:font-style="normal" officeooo:rsid="02508050" officeooo:paragraph-rsid="02508050" style:font-style-asian="normal" style:font-style-complex="normal"/>
    </style:style>
    <style:style style:name="P168" style:family="paragraph" style:parent-style-name="Standard">
      <style:text-properties fo:language="ru" fo:country="RU" fo:font-style="normal" officeooo:rsid="0252aae2" officeooo:paragraph-rsid="0252aae2" style:font-style-asian="normal" style:font-style-complex="normal"/>
    </style:style>
    <style:style style:name="P169" style:family="paragraph" style:parent-style-name="Standard">
      <style:text-properties fo:language="ru" fo:country="RU" fo:font-style="normal" officeooo:rsid="02536e03" officeooo:paragraph-rsid="02561def" style:font-style-asian="normal" style:font-style-complex="normal"/>
    </style:style>
    <style:style style:name="P170" style:family="paragraph" style:parent-style-name="Standard">
      <style:text-properties fo:language="ru" fo:country="RU" fo:font-style="normal" officeooo:rsid="02595af3" officeooo:paragraph-rsid="025a9308" style:font-style-asian="normal" style:font-style-complex="normal"/>
    </style:style>
    <style:style style:name="P171" style:family="paragraph" style:parent-style-name="Standard">
      <style:text-properties fo:language="ru" fo:country="RU" fo:font-style="normal" officeooo:rsid="02595af3" officeooo:paragraph-rsid="025c6f68" style:font-style-asian="normal" style:font-style-complex="normal"/>
    </style:style>
    <style:style style:name="P172" style:family="paragraph" style:parent-style-name="Standard">
      <style:text-properties fo:language="ru" fo:country="RU" fo:font-style="normal" officeooo:rsid="02595af3" officeooo:paragraph-rsid="025e6a9b" style:font-style-asian="normal" style:font-style-complex="normal"/>
    </style:style>
    <style:style style:name="P173" style:family="paragraph" style:parent-style-name="Standard">
      <style:text-properties fo:language="ru" fo:country="RU" fo:font-style="normal" officeooo:rsid="02595af3" officeooo:paragraph-rsid="025f653e" style:font-style-asian="normal" style:font-style-complex="normal"/>
    </style:style>
    <style:style style:name="P174" style:family="paragraph" style:parent-style-name="Standard">
      <style:text-properties fo:language="ru" fo:country="RU" fo:font-style="normal" officeooo:rsid="02595af3" officeooo:paragraph-rsid="0261823d" style:font-style-asian="normal" style:font-style-complex="normal"/>
    </style:style>
    <style:style style:name="P175" style:family="paragraph" style:parent-style-name="Standard">
      <style:text-properties fo:language="ru" fo:country="RU" fo:font-style="normal" officeooo:rsid="025e6a9b" officeooo:paragraph-rsid="025e6a9b" style:font-style-asian="normal" style:font-style-complex="normal"/>
    </style:style>
    <style:style style:name="P176" style:family="paragraph" style:parent-style-name="Standard">
      <style:text-properties fo:language="ru" fo:country="RU" fo:font-style="normal" officeooo:rsid="025f653e" officeooo:paragraph-rsid="025f653e" style:font-style-asian="normal" style:font-style-complex="normal"/>
    </style:style>
    <style:style style:name="P177" style:family="paragraph" style:parent-style-name="Standard">
      <style:text-properties fo:language="ru" fo:country="RU" fo:font-style="normal" officeooo:rsid="02624f3c" officeooo:paragraph-rsid="02664178" style:font-style-asian="normal" style:font-style-complex="normal"/>
    </style:style>
    <style:style style:name="P178" style:family="paragraph" style:parent-style-name="Standard">
      <style:text-properties fo:language="ru" fo:country="RU" fo:font-style="normal" officeooo:rsid="026a6d80" officeooo:paragraph-rsid="026bfc72" style:font-style-asian="normal" style:font-style-complex="normal"/>
    </style:style>
    <style:style style:name="P179" style:family="paragraph" style:parent-style-name="Standard">
      <style:text-properties fo:language="ru" fo:country="RU" fo:font-style="normal" officeooo:rsid="026c6c18" officeooo:paragraph-rsid="026c6c18" style:font-style-asian="normal" style:font-style-complex="normal"/>
    </style:style>
    <style:style style:name="P180" style:family="paragraph" style:parent-style-name="Standard">
      <style:text-properties fo:language="ru" fo:country="RU" fo:font-style="normal" officeooo:rsid="026cfa1a" officeooo:paragraph-rsid="026cfa1a" style:font-style-asian="normal" style:font-style-complex="normal"/>
    </style:style>
    <style:style style:name="P181" style:family="paragraph" style:parent-style-name="Standard">
      <style:text-properties fo:language="ru" fo:country="RU" fo:font-style="normal" officeooo:rsid="026cfa1a" officeooo:paragraph-rsid="026f1e6b" style:font-style-asian="normal" style:font-style-complex="normal"/>
    </style:style>
    <style:style style:name="P182" style:family="paragraph" style:parent-style-name="Standard">
      <style:text-properties fo:language="ru" fo:country="RU" fo:font-style="normal" officeooo:rsid="026f6fcf" officeooo:paragraph-rsid="026f6fcf" style:font-style-asian="normal" style:font-style-complex="normal"/>
    </style:style>
    <style:style style:name="P183" style:family="paragraph" style:parent-style-name="Standard">
      <style:text-properties fo:language="ru" fo:country="RU" fo:font-style="normal" officeooo:rsid="02705c20" officeooo:paragraph-rsid="02705c20" style:font-style-asian="normal" style:font-style-complex="normal"/>
    </style:style>
    <style:style style:name="P184" style:family="paragraph" style:parent-style-name="Standard">
      <style:text-properties fo:language="ru" fo:country="RU" fo:font-style="normal" officeooo:rsid="026387cf" officeooo:paragraph-rsid="0266ee85" style:font-style-asian="normal" style:font-style-complex="normal"/>
    </style:style>
    <style:style style:name="P185" style:family="paragraph" style:parent-style-name="Standard">
      <style:text-properties fo:language="ru" fo:country="RU" fo:font-style="normal" officeooo:rsid="026387cf" officeooo:paragraph-rsid="026886b6" style:font-style-asian="normal" style:font-style-complex="normal"/>
    </style:style>
    <style:style style:name="P186" style:family="paragraph" style:parent-style-name="Standard">
      <style:text-properties fo:language="ru" fo:country="RU" fo:font-style="normal" officeooo:rsid="026387cf" officeooo:paragraph-rsid="0269b1b2" style:font-style-asian="normal" style:font-style-complex="normal"/>
    </style:style>
    <style:style style:name="P187" style:family="paragraph" style:parent-style-name="Standard">
      <style:text-properties fo:language="ru" fo:country="RU" fo:font-style="normal" officeooo:rsid="026387cf" officeooo:paragraph-rsid="026bfc72" style:font-style-asian="normal" style:font-style-complex="normal"/>
    </style:style>
    <style:style style:name="P188" style:family="paragraph" style:parent-style-name="Standard">
      <style:text-properties fo:language="ru" fo:country="RU" fo:font-style="normal" officeooo:rsid="026387cf" officeooo:paragraph-rsid="026c00a9" style:font-style-asian="normal" style:font-style-complex="normal"/>
    </style:style>
    <style:style style:name="P189" style:family="paragraph" style:parent-style-name="Standard">
      <style:text-properties fo:language="ru" fo:country="RU" fo:font-style="normal" officeooo:rsid="026387cf" officeooo:paragraph-rsid="026c6c18" style:font-style-asian="normal" style:font-style-complex="normal"/>
    </style:style>
    <style:style style:name="P190" style:family="paragraph" style:parent-style-name="Standard">
      <style:text-properties fo:language="ru" fo:country="RU" fo:font-style="normal" officeooo:rsid="026387cf" officeooo:paragraph-rsid="026cfa1a" style:font-style-asian="normal" style:font-style-complex="normal"/>
    </style:style>
    <style:style style:name="P191" style:family="paragraph" style:parent-style-name="Standard">
      <style:text-properties fo:language="ru" fo:country="RU" fo:font-style="normal" officeooo:rsid="0272fe9f" officeooo:paragraph-rsid="0272fe9f" style:font-style-asian="normal" style:font-style-complex="normal"/>
    </style:style>
    <style:style style:name="P192" style:family="paragraph" style:parent-style-name="Standard">
      <style:text-properties fo:language="ru" fo:country="RU" fo:font-style="normal" officeooo:rsid="0274d108" officeooo:paragraph-rsid="0274d108" style:font-style-asian="normal" style:font-style-complex="normal"/>
    </style:style>
    <style:style style:name="P193" style:family="paragraph" style:parent-style-name="Standard">
      <style:text-properties fo:language="ru" fo:country="RU" fo:font-style="normal" officeooo:rsid="0274d108" officeooo:paragraph-rsid="0277a842" style:font-style-asian="normal" style:font-style-complex="normal"/>
    </style:style>
    <style:style style:name="P194" style:family="paragraph" style:parent-style-name="Standard">
      <style:text-properties fo:language="ru" fo:country="RU" fo:font-style="normal" officeooo:rsid="0274d108" officeooo:paragraph-rsid="027822db" style:font-style-asian="normal" style:font-style-complex="normal"/>
    </style:style>
    <style:style style:name="P195" style:family="paragraph" style:parent-style-name="Standard">
      <style:text-properties fo:language="ru" fo:country="RU" fo:font-style="normal" officeooo:rsid="0274d108" officeooo:paragraph-rsid="02797e3a" style:font-style-asian="normal" style:font-style-complex="normal"/>
    </style:style>
    <style:style style:name="P196" style:family="paragraph" style:parent-style-name="Standard">
      <style:text-properties fo:language="ru" fo:country="RU" fo:font-style="normal" officeooo:rsid="0274d108" officeooo:paragraph-rsid="027c7ed5" style:font-style-asian="normal" style:font-style-complex="normal"/>
    </style:style>
    <style:style style:name="P197" style:family="paragraph" style:parent-style-name="Standard">
      <style:text-properties fo:language="ru" fo:country="RU" fo:font-style="normal" officeooo:rsid="0274d108" officeooo:paragraph-rsid="02812dc4" style:font-style-asian="normal" style:font-style-complex="normal"/>
    </style:style>
    <style:style style:name="P198" style:family="paragraph" style:parent-style-name="Standard">
      <style:text-properties fo:language="ru" fo:country="RU" fo:font-style="normal" officeooo:rsid="0274d108" officeooo:paragraph-rsid="02823829" style:font-style-asian="normal" style:font-style-complex="normal"/>
    </style:style>
    <style:style style:name="P199" style:family="paragraph" style:parent-style-name="Standard">
      <style:text-properties fo:language="ru" fo:country="RU" fo:font-style="normal" officeooo:rsid="0274d108" officeooo:paragraph-rsid="0284908a" style:font-style-asian="normal" style:font-style-complex="normal"/>
    </style:style>
    <style:style style:name="P200" style:family="paragraph" style:parent-style-name="Standard">
      <style:text-properties fo:language="ru" fo:country="RU" fo:font-style="normal" officeooo:rsid="0274d108" officeooo:paragraph-rsid="028537f3" style:font-style-asian="normal" style:font-style-complex="normal"/>
    </style:style>
    <style:style style:name="P201" style:family="paragraph" style:parent-style-name="Standard">
      <style:text-properties fo:language="ru" fo:country="RU" fo:font-style="normal" officeooo:rsid="0274d108" officeooo:paragraph-rsid="02880feb" style:font-style-asian="normal" style:font-style-complex="normal"/>
    </style:style>
    <style:style style:name="P202" style:family="paragraph" style:parent-style-name="Standard">
      <style:text-properties fo:language="ru" fo:country="RU" fo:font-style="normal" officeooo:rsid="0274d108" officeooo:paragraph-rsid="02a32cff" style:font-style-asian="normal" style:font-style-complex="normal"/>
    </style:style>
    <style:style style:name="P203" style:family="paragraph" style:parent-style-name="Standard">
      <style:text-properties fo:language="ru" fo:country="RU" fo:font-style="normal" officeooo:rsid="0274d108" officeooo:paragraph-rsid="02a45bb8" style:font-style-asian="normal" style:font-style-complex="normal"/>
    </style:style>
    <style:style style:name="P204" style:family="paragraph" style:parent-style-name="Standard">
      <style:text-properties fo:language="ru" fo:country="RU" fo:font-style="normal" officeooo:rsid="0274d108" officeooo:paragraph-rsid="02a46659" style:font-style-asian="normal" style:font-style-complex="normal"/>
    </style:style>
    <style:style style:name="P205" style:family="paragraph" style:parent-style-name="Standard">
      <style:text-properties fo:language="ru" fo:country="RU" fo:font-style="normal" officeooo:rsid="0274d108" officeooo:paragraph-rsid="02ac4c5e" style:font-style-asian="normal" style:font-style-complex="normal"/>
    </style:style>
    <style:style style:name="P206" style:family="paragraph" style:parent-style-name="Standard">
      <style:text-properties fo:language="ru" fo:country="RU" fo:font-style="normal" officeooo:rsid="0274d108" officeooo:paragraph-rsid="02ad1813" style:font-style-asian="normal" style:font-style-complex="normal"/>
    </style:style>
    <style:style style:name="P207" style:family="paragraph" style:parent-style-name="Standard">
      <style:text-properties fo:language="ru" fo:country="RU" fo:font-style="normal" officeooo:rsid="0274d108" officeooo:paragraph-rsid="02af2003" style:font-style-asian="normal" style:font-style-complex="normal"/>
    </style:style>
    <style:style style:name="P208" style:family="paragraph" style:parent-style-name="Standard">
      <style:text-properties fo:language="ru" fo:country="RU" fo:font-style="normal" officeooo:rsid="027bc09b" officeooo:paragraph-rsid="027bc09b" style:font-style-asian="normal" style:font-style-complex="normal"/>
    </style:style>
    <style:style style:name="P209" style:family="paragraph" style:parent-style-name="Standard">
      <style:text-properties fo:language="ru" fo:country="RU" fo:font-style="normal" officeooo:rsid="0281cb8e" officeooo:paragraph-rsid="0281cb8e" style:font-style-asian="normal" style:font-style-complex="normal"/>
    </style:style>
    <style:style style:name="P210" style:family="paragraph" style:parent-style-name="Standard">
      <style:text-properties fo:language="ru" fo:country="RU" fo:font-style="normal" officeooo:rsid="02823829" officeooo:paragraph-rsid="02823829" style:font-style-asian="normal" style:font-style-complex="normal"/>
    </style:style>
    <style:style style:name="P211" style:family="paragraph" style:parent-style-name="Standard">
      <style:text-properties fo:language="ru" fo:country="RU" fo:font-style="normal" officeooo:rsid="0283b85f" officeooo:paragraph-rsid="0284908a" style:font-style-asian="normal" style:font-style-complex="normal"/>
    </style:style>
    <style:style style:name="P212" style:family="paragraph" style:parent-style-name="Standard">
      <style:text-properties fo:language="ru" fo:country="RU" fo:font-style="normal" officeooo:rsid="0283b85f" officeooo:paragraph-rsid="02880feb" style:font-style-asian="normal" style:font-style-complex="normal"/>
    </style:style>
    <style:style style:name="P213" style:family="paragraph" style:parent-style-name="Standard">
      <style:text-properties fo:language="ru" fo:country="RU" fo:font-style="normal" officeooo:rsid="0283b85f" officeooo:paragraph-rsid="02a956c7" style:font-style-asian="normal" style:font-style-complex="normal"/>
    </style:style>
    <style:style style:name="P214" style:family="paragraph" style:parent-style-name="Standard">
      <style:text-properties fo:language="ru" fo:country="RU" fo:font-style="normal" officeooo:rsid="0283b85f" officeooo:paragraph-rsid="02ad1813" style:font-style-asian="normal" style:font-style-complex="normal"/>
    </style:style>
    <style:style style:name="P215" style:family="paragraph" style:parent-style-name="Standard">
      <style:text-properties fo:language="ru" fo:country="RU" fo:font-style="normal" officeooo:rsid="0283b85f" officeooo:paragraph-rsid="02af2003" style:font-style-asian="normal" style:font-style-complex="normal"/>
    </style:style>
    <style:style style:name="P216" style:family="paragraph" style:parent-style-name="Standard">
      <style:text-properties fo:language="ru" fo:country="RU" fo:font-style="normal" officeooo:rsid="028acea5" officeooo:paragraph-rsid="028acea5" style:font-style-asian="normal" style:font-style-complex="normal"/>
    </style:style>
    <style:style style:name="P217" style:family="paragraph" style:parent-style-name="Standard">
      <style:text-properties fo:language="ru" fo:country="RU" fo:font-style="normal" officeooo:rsid="028aff4e" officeooo:paragraph-rsid="028aff4e" style:font-style-asian="normal" style:font-style-complex="normal"/>
    </style:style>
    <style:style style:name="P218" style:family="paragraph" style:parent-style-name="Standard">
      <style:text-properties fo:language="ru" fo:country="RU" fo:font-style="normal" officeooo:rsid="028aff4e" officeooo:paragraph-rsid="028bf133" style:font-style-asian="normal" style:font-style-complex="normal"/>
    </style:style>
    <style:style style:name="P219" style:family="paragraph" style:parent-style-name="Standard">
      <style:text-properties fo:language="ru" fo:country="RU" fo:font-style="normal" officeooo:rsid="028aff4e" officeooo:paragraph-rsid="028edeaa" style:font-style-asian="normal" style:font-style-complex="normal"/>
    </style:style>
    <style:style style:name="P220" style:family="paragraph" style:parent-style-name="Standard">
      <style:text-properties fo:language="ru" fo:country="RU" fo:font-style="normal" officeooo:rsid="0290a461" officeooo:paragraph-rsid="0290a461" style:font-style-asian="normal" style:font-style-complex="normal"/>
    </style:style>
    <style:style style:name="P221" style:family="paragraph" style:parent-style-name="Standard">
      <style:text-properties fo:language="ru" fo:country="RU" fo:font-style="normal" officeooo:rsid="0291b241" officeooo:paragraph-rsid="0291b241" style:font-style-asian="normal" style:font-style-complex="normal"/>
    </style:style>
    <style:style style:name="P222" style:family="paragraph" style:parent-style-name="Standard">
      <style:text-properties fo:language="ru" fo:country="RU" fo:font-style="normal" officeooo:rsid="0294c15c" officeooo:paragraph-rsid="0294c15c" style:font-style-asian="normal" style:font-style-complex="normal"/>
    </style:style>
    <style:style style:name="P223" style:family="paragraph" style:parent-style-name="Standard">
      <style:text-properties fo:language="ru" fo:country="RU" fo:font-style="normal" officeooo:rsid="0295b27c" officeooo:paragraph-rsid="0295b27c" style:font-style-asian="normal" style:font-style-complex="normal"/>
    </style:style>
    <style:style style:name="P224" style:family="paragraph" style:parent-style-name="Standard">
      <style:text-properties fo:language="ru" fo:country="RU" fo:font-style="normal" officeooo:rsid="0299f66a" officeooo:paragraph-rsid="029a83fe" style:font-style-asian="normal" style:font-style-complex="normal"/>
    </style:style>
    <style:style style:name="P225" style:family="paragraph" style:parent-style-name="Standard">
      <style:text-properties fo:language="ru" fo:country="RU" fo:font-style="normal" officeooo:rsid="029e5ae3" officeooo:paragraph-rsid="029e5ae3" style:font-style-asian="normal" style:font-style-complex="normal"/>
    </style:style>
    <style:style style:name="P226" style:family="paragraph" style:parent-style-name="Standard">
      <style:text-properties fo:language="ru" fo:country="RU" fo:font-style="normal" officeooo:rsid="02a0ab86" officeooo:paragraph-rsid="02a0ab86" style:font-style-asian="normal" style:font-style-complex="normal"/>
    </style:style>
    <style:style style:name="P227" style:family="paragraph" style:parent-style-name="Standard">
      <style:text-properties fo:language="ru" fo:country="RU" fo:font-style="normal" officeooo:rsid="02a46659" officeooo:paragraph-rsid="02a95169" style:font-style-asian="normal" style:font-style-complex="normal"/>
    </style:style>
    <style:style style:name="P228" style:family="paragraph" style:parent-style-name="Standard">
      <style:text-properties fo:language="ru" fo:country="RU" fo:font-style="normal" officeooo:rsid="02a250e8" officeooo:paragraph-rsid="02a250e8" style:font-style-asian="normal" style:font-style-complex="normal"/>
    </style:style>
    <style:style style:name="P229" style:family="paragraph" style:parent-style-name="Standard">
      <style:text-properties fo:language="ru" fo:country="RU" fo:font-style="normal" officeooo:rsid="02b24258" officeooo:paragraph-rsid="02b24258" style:font-style-asian="normal" style:font-style-complex="normal"/>
    </style:style>
    <style:style style:name="P230" style:family="paragraph" style:parent-style-name="Standard">
      <style:text-properties fo:language="ru" fo:country="RU" fo:font-style="normal" officeooo:rsid="02b2d7bf" officeooo:paragraph-rsid="02b2d7bf" style:font-style-asian="normal" style:font-style-complex="normal"/>
    </style:style>
    <style:style style:name="P231" style:family="paragraph" style:parent-style-name="Standard">
      <style:text-properties fo:language="ru" fo:country="RU" fo:font-style="normal" officeooo:rsid="02b72381" officeooo:paragraph-rsid="02b72381" style:font-style-asian="normal" style:font-style-complex="normal"/>
    </style:style>
    <style:style style:name="P232" style:family="paragraph" style:parent-style-name="Standard">
      <style:text-properties fo:language="ru" fo:country="RU" fo:font-style="normal" officeooo:rsid="02b96daf" officeooo:paragraph-rsid="02b96daf" style:font-style-asian="normal" style:font-style-complex="normal"/>
    </style:style>
    <style:style style:name="P233" style:family="paragraph" style:parent-style-name="Standard">
      <style:text-properties fo:language="ru" fo:country="RU" fo:font-style="normal" officeooo:rsid="02bd944e" officeooo:paragraph-rsid="02bd944e" style:font-style-asian="normal" style:font-style-complex="normal"/>
    </style:style>
    <style:style style:name="P234" style:family="paragraph" style:parent-style-name="Standard">
      <style:text-properties fo:language="ru" fo:country="RU" fo:font-style="normal" officeooo:rsid="02c03085" officeooo:paragraph-rsid="02c03085" style:font-style-asian="normal" style:font-style-complex="normal"/>
    </style:style>
    <style:style style:name="P235" style:family="paragraph" style:parent-style-name="Standard">
      <style:text-properties fo:language="ru" fo:country="RU" fo:font-style="normal" officeooo:rsid="02c03085" officeooo:paragraph-rsid="02c347d7" style:font-style-asian="normal" style:font-style-complex="normal"/>
    </style:style>
    <style:style style:name="P236" style:family="paragraph" style:parent-style-name="Standard">
      <style:text-properties fo:language="ru" fo:country="RU" fo:font-style="normal" officeooo:rsid="02c347d7" officeooo:paragraph-rsid="02c347d7" style:font-style-asian="normal" style:font-style-complex="normal"/>
    </style:style>
    <style:style style:name="P237" style:family="paragraph" style:parent-style-name="Standard">
      <style:text-properties fo:language="ru" fo:country="RU" fo:font-style="normal" officeooo:rsid="02ca9def" officeooo:paragraph-rsid="02ca9def" style:font-style-asian="normal" style:font-style-complex="normal"/>
    </style:style>
    <style:style style:name="P238" style:family="paragraph" style:parent-style-name="Standard">
      <style:text-properties fo:language="ru" fo:country="RU" fo:font-style="normal" officeooo:rsid="02cc6d0f" officeooo:paragraph-rsid="02cc6d0f" style:font-style-asian="normal" style:font-style-complex="normal"/>
    </style:style>
    <style:style style:name="P239" style:family="paragraph" style:parent-style-name="Standard">
      <style:text-properties fo:language="ru" fo:country="RU" fo:font-style="normal" officeooo:rsid="02ceda63" officeooo:paragraph-rsid="02d15cef" style:font-style-asian="normal" style:font-style-complex="normal"/>
    </style:style>
    <style:style style:name="P240" style:family="paragraph" style:parent-style-name="Standard">
      <style:text-properties fo:language="ru" fo:country="RU" fo:font-style="normal" officeooo:rsid="02ceda63" officeooo:paragraph-rsid="02d1fcc5" style:font-style-asian="normal" style:font-style-complex="normal"/>
    </style:style>
    <style:style style:name="P241" style:family="paragraph" style:parent-style-name="Standard">
      <style:text-properties fo:language="ru" fo:country="RU" fo:font-style="normal" officeooo:rsid="02ceda63" officeooo:paragraph-rsid="02d2982e" style:font-style-asian="normal" style:font-style-complex="normal"/>
    </style:style>
    <style:style style:name="P242" style:family="paragraph" style:parent-style-name="Standard">
      <style:text-properties fo:language="ru" fo:country="RU" fo:font-style="normal" officeooo:rsid="02ceda63" officeooo:paragraph-rsid="02d76b85" style:font-style-asian="normal" style:font-style-complex="normal"/>
    </style:style>
    <style:style style:name="P243" style:family="paragraph" style:parent-style-name="Standard">
      <style:text-properties fo:language="ru" fo:country="RU" fo:font-style="normal" officeooo:rsid="02ceda63" officeooo:paragraph-rsid="02d7e4bb" style:font-style-asian="normal" style:font-style-complex="normal"/>
    </style:style>
    <style:style style:name="P244" style:family="paragraph" style:parent-style-name="Standard">
      <style:text-properties fo:language="ru" fo:country="RU" fo:font-style="normal" officeooo:rsid="02ceda63" officeooo:paragraph-rsid="02dd5bdd" style:font-style-asian="normal" style:font-style-complex="normal"/>
    </style:style>
    <style:style style:name="P245" style:family="paragraph" style:parent-style-name="Standard">
      <style:text-properties fo:language="ru" fo:country="RU" fo:font-style="normal" officeooo:rsid="02ceda63" officeooo:paragraph-rsid="02dd7efe" style:font-style-asian="normal" style:font-style-complex="normal"/>
    </style:style>
    <style:style style:name="P246" style:family="paragraph" style:parent-style-name="Standard">
      <style:text-properties fo:language="ru" fo:country="RU" fo:font-style="normal" officeooo:rsid="02ceda63" officeooo:paragraph-rsid="02deab72" style:font-style-asian="normal" style:font-style-complex="normal"/>
    </style:style>
    <style:style style:name="P247" style:family="paragraph" style:parent-style-name="Standard">
      <style:text-properties fo:language="ru" fo:country="RU" fo:font-style="normal" officeooo:rsid="02ceda63" officeooo:paragraph-rsid="02e2c4cc" style:font-style-asian="normal" style:font-style-complex="normal"/>
    </style:style>
    <style:style style:name="P248" style:family="paragraph" style:parent-style-name="Standard">
      <style:text-properties fo:language="ru" fo:country="RU" fo:font-style="normal" officeooo:rsid="02ceda63" officeooo:paragraph-rsid="02ec21e7" style:font-style-asian="normal" style:font-style-complex="normal"/>
    </style:style>
    <style:style style:name="P249" style:family="paragraph" style:parent-style-name="Standard">
      <style:text-properties fo:language="ru" fo:country="RU" fo:font-style="normal" officeooo:rsid="02ceda63" officeooo:paragraph-rsid="02efae15" style:font-style-asian="normal" style:font-style-complex="normal"/>
    </style:style>
    <style:style style:name="P250" style:family="paragraph" style:parent-style-name="Standard">
      <style:text-properties fo:language="ru" fo:country="RU" fo:font-style="normal" officeooo:rsid="02ceda63" officeooo:paragraph-rsid="02f46446" style:font-style-asian="normal" style:font-style-complex="normal"/>
    </style:style>
    <style:style style:name="P251" style:family="paragraph" style:parent-style-name="Standard">
      <style:text-properties fo:language="ru" fo:country="RU" fo:font-style="normal" officeooo:rsid="02ceda63" officeooo:paragraph-rsid="02f5343f" style:font-style-asian="normal" style:font-style-complex="normal"/>
    </style:style>
    <style:style style:name="P252" style:family="paragraph" style:parent-style-name="Standard">
      <style:text-properties fo:language="ru" fo:country="RU" fo:font-style="normal" officeooo:rsid="02ceda63" officeooo:paragraph-rsid="02f8919f" style:font-style-asian="normal" style:font-style-complex="normal"/>
    </style:style>
    <style:style style:name="P253" style:family="paragraph" style:parent-style-name="Standard">
      <style:text-properties fo:language="ru" fo:country="RU" fo:font-style="normal" officeooo:rsid="02ceda63" officeooo:paragraph-rsid="02fc82ed" style:font-style-asian="normal" style:font-style-complex="normal"/>
    </style:style>
    <style:style style:name="P254" style:family="paragraph" style:parent-style-name="Standard">
      <style:text-properties fo:language="ru" fo:country="RU" fo:font-style="normal" officeooo:rsid="02ceda63" officeooo:paragraph-rsid="02fe2189" style:font-style-asian="normal" style:font-style-complex="normal"/>
    </style:style>
    <style:style style:name="P255" style:family="paragraph" style:parent-style-name="Standard">
      <style:text-properties fo:language="ru" fo:country="RU" fo:font-style="normal" officeooo:rsid="02d23950" officeooo:paragraph-rsid="02d23950" style:font-style-asian="normal" style:font-style-complex="normal"/>
    </style:style>
    <style:style style:name="P256" style:family="paragraph" style:parent-style-name="Standard">
      <style:text-properties fo:language="ru" fo:country="RU" fo:font-style="normal" officeooo:rsid="02d49117" officeooo:paragraph-rsid="02d6078d" style:font-style-asian="normal" style:font-style-complex="normal"/>
    </style:style>
    <style:style style:name="P257" style:family="paragraph" style:parent-style-name="Standard">
      <style:text-properties fo:language="ru" fo:country="RU" fo:font-style="normal" officeooo:rsid="02d76b85" officeooo:paragraph-rsid="02d76b85" style:font-style-asian="normal" style:font-style-complex="normal"/>
    </style:style>
    <style:style style:name="P258" style:family="paragraph" style:parent-style-name="Standard">
      <style:text-properties fo:language="ru" fo:country="RU" fo:font-style="normal" officeooo:rsid="02d97f99" officeooo:paragraph-rsid="02d97f99" style:font-style-asian="normal" style:font-style-complex="normal"/>
    </style:style>
    <style:style style:name="P259" style:family="paragraph" style:parent-style-name="Standard">
      <style:text-properties fo:language="ru" fo:country="RU" fo:font-style="normal" officeooo:rsid="02dd5bdd" officeooo:paragraph-rsid="02dd5bdd" style:font-style-asian="normal" style:font-style-complex="normal"/>
    </style:style>
    <style:style style:name="P260" style:family="paragraph" style:parent-style-name="Standard">
      <style:text-properties fo:language="ru" fo:country="RU" fo:font-style="normal" officeooo:rsid="02deab72" officeooo:paragraph-rsid="02deab72" style:font-style-asian="normal" style:font-style-complex="normal"/>
    </style:style>
    <style:style style:name="P261" style:family="paragraph" style:parent-style-name="Standard">
      <style:text-properties fo:language="ru" fo:country="RU" fo:font-style="normal" officeooo:rsid="02efae15" officeooo:paragraph-rsid="02efe7fe" style:font-style-asian="normal" style:font-style-complex="normal"/>
    </style:style>
    <style:style style:name="P262" style:family="paragraph" style:parent-style-name="Standard">
      <style:text-properties fo:language="ru" fo:country="RU" fo:font-style="normal" officeooo:rsid="02f8919f" officeooo:paragraph-rsid="02f93ab7" style:font-style-asian="normal" style:font-style-complex="normal"/>
    </style:style>
    <style:style style:name="P263" style:family="paragraph" style:parent-style-name="Standard">
      <style:text-properties fo:language="ru" fo:country="RU" fo:font-style="normal" officeooo:rsid="02fe2189" officeooo:paragraph-rsid="02fe2189" style:font-style-asian="normal" style:font-style-complex="normal"/>
    </style:style>
    <style:style style:name="P264" style:family="paragraph" style:parent-style-name="Standard">
      <style:text-properties fo:language="ru" fo:country="RU" fo:font-style="normal" officeooo:rsid="02fecb62" officeooo:paragraph-rsid="030855b1" style:font-style-asian="normal" style:font-style-complex="normal"/>
    </style:style>
    <style:style style:name="P265" style:family="paragraph" style:parent-style-name="Standard">
      <style:text-properties fo:language="ru" fo:country="RU" fo:font-style="normal" officeooo:rsid="030b698d" officeooo:paragraph-rsid="030b698d" style:font-style-asian="normal" style:font-style-complex="normal"/>
    </style:style>
    <style:style style:name="P266" style:family="paragraph" style:parent-style-name="Standard">
      <style:text-properties fo:language="ru" fo:country="RU" fo:font-style="normal" officeooo:rsid="02f17992" officeooo:paragraph-rsid="02efe7fe" style:font-style-asian="normal" style:font-style-complex="normal"/>
    </style:style>
    <style:style style:name="P267" style:family="paragraph" style:parent-style-name="Standard">
      <style:text-properties fo:language="ru" fo:country="RU" officeooo:rsid="000797fc" officeooo:paragraph-rsid="010590e4"/>
    </style:style>
    <style:style style:name="P268" style:family="paragraph" style:parent-style-name="Standard">
      <style:text-properties fo:language="ru" fo:country="RU" officeooo:rsid="00152400" officeooo:paragraph-rsid="010590e4"/>
    </style:style>
    <style:style style:name="P269" style:family="paragraph" style:parent-style-name="Standard">
      <style:text-properties fo:language="ru" fo:country="RU" officeooo:rsid="001ad645" officeooo:paragraph-rsid="010590e4"/>
    </style:style>
    <style:style style:name="P270" style:family="paragraph" style:parent-style-name="Standard">
      <style:text-properties fo:language="ru" fo:country="RU" officeooo:rsid="00274f87" officeooo:paragraph-rsid="010590e4"/>
    </style:style>
    <style:style style:name="P271" style:family="paragraph" style:parent-style-name="Standard">
      <style:text-properties fo:language="ru" fo:country="RU" officeooo:rsid="002ecdbf" officeooo:paragraph-rsid="010590e4"/>
    </style:style>
    <style:style style:name="P272" style:family="paragraph" style:parent-style-name="Standard">
      <style:text-properties fo:language="ru" fo:country="RU" officeooo:rsid="00328af9" officeooo:paragraph-rsid="010590e4"/>
    </style:style>
    <style:style style:name="P273" style:family="paragraph" style:parent-style-name="Standard">
      <style:text-properties fo:language="ru" fo:country="RU" fo:font-style="italic" officeooo:rsid="0037d882" officeooo:paragraph-rsid="010590e4" style:font-style-asian="italic" style:font-style-complex="italic"/>
    </style:style>
    <style:style style:name="P274" style:family="paragraph" style:parent-style-name="Standard">
      <style:text-properties fo:language="ru" fo:country="RU" fo:font-style="italic" officeooo:rsid="0040a08d" officeooo:paragraph-rsid="010590e4" style:font-style-asian="italic" style:font-style-complex="italic"/>
    </style:style>
    <style:style style:name="P275" style:family="paragraph" style:parent-style-name="Standard">
      <style:text-properties fo:language="ru" fo:country="RU" fo:font-style="italic" officeooo:rsid="0041f17d" officeooo:paragraph-rsid="010590e4" style:font-style-asian="italic" style:font-style-complex="italic"/>
    </style:style>
    <style:style style:name="P276" style:family="paragraph" style:parent-style-name="Standard">
      <style:text-properties fo:language="ru" fo:country="RU" fo:font-style="italic" officeooo:rsid="00454c66" officeooo:paragraph-rsid="010590e4" style:font-style-asian="italic" style:font-style-complex="italic"/>
    </style:style>
    <style:style style:name="P277" style:family="paragraph" style:parent-style-name="Standard">
      <style:text-properties fo:language="ru" fo:country="RU" fo:font-style="italic" officeooo:rsid="004af18b" officeooo:paragraph-rsid="010590e4" style:font-style-asian="italic" style:font-style-complex="italic"/>
    </style:style>
    <style:style style:name="P278" style:family="paragraph" style:parent-style-name="Standard">
      <style:text-properties fo:language="ru" fo:country="RU" fo:font-style="italic" officeooo:rsid="0054a9b4" officeooo:paragraph-rsid="010590e4" style:font-style-asian="italic" style:font-style-complex="italic"/>
    </style:style>
    <style:style style:name="P279" style:family="paragraph" style:parent-style-name="Standard">
      <style:text-properties fo:language="ru" fo:country="RU" fo:font-style="italic" officeooo:rsid="0054bcc4" officeooo:paragraph-rsid="010590e4" style:font-style-asian="italic" style:font-style-complex="italic"/>
    </style:style>
    <style:style style:name="P280" style:family="paragraph" style:parent-style-name="Standard">
      <style:text-properties fo:language="ru" fo:country="RU" fo:font-style="italic" officeooo:rsid="005e41dc" officeooo:paragraph-rsid="010590e4" style:font-style-asian="italic" style:font-style-complex="italic"/>
    </style:style>
    <style:style style:name="P281" style:family="paragraph" style:parent-style-name="Standard">
      <style:text-properties fo:language="ru" fo:country="RU" fo:font-style="italic" officeooo:rsid="00627b0b" officeooo:paragraph-rsid="010590e4" style:font-style-asian="italic" style:font-style-complex="italic"/>
    </style:style>
    <style:style style:name="P282" style:family="paragraph" style:parent-style-name="Standard">
      <style:text-properties fo:language="ru" fo:country="RU" fo:font-style="italic" officeooo:rsid="00667a83" officeooo:paragraph-rsid="010590e4" style:font-style-asian="italic" style:font-style-complex="italic"/>
    </style:style>
    <style:style style:name="P283" style:family="paragraph" style:parent-style-name="Standard">
      <style:text-properties fo:language="ru" fo:country="RU" fo:font-style="italic" officeooo:rsid="0067aaf9" officeooo:paragraph-rsid="010590e4" style:font-style-asian="italic" style:font-style-complex="italic"/>
    </style:style>
    <style:style style:name="P284" style:family="paragraph" style:parent-style-name="Standard">
      <style:text-properties fo:language="ru" fo:country="RU" fo:font-style="italic" officeooo:rsid="0067cefb" officeooo:paragraph-rsid="010590e4" style:font-style-asian="italic" style:font-style-complex="italic"/>
    </style:style>
    <style:style style:name="P285" style:family="paragraph" style:parent-style-name="Standard">
      <style:text-properties fo:language="ru" fo:country="RU" fo:font-style="italic" officeooo:rsid="00691c46" officeooo:paragraph-rsid="010590e4" style:font-style-asian="italic" style:font-style-complex="italic"/>
    </style:style>
    <style:style style:name="P286" style:family="paragraph" style:parent-style-name="Standard">
      <style:text-properties fo:language="ru" fo:country="RU" fo:font-style="italic" officeooo:rsid="006a6d69" officeooo:paragraph-rsid="010590e4" style:font-style-asian="italic" style:font-style-complex="italic"/>
    </style:style>
    <style:style style:name="P287" style:family="paragraph" style:parent-style-name="Standard">
      <style:text-properties fo:language="ru" fo:country="RU" fo:font-style="italic" officeooo:rsid="006c3a18" officeooo:paragraph-rsid="010590e4" style:font-style-asian="italic" style:font-style-complex="italic"/>
    </style:style>
    <style:style style:name="P288" style:family="paragraph" style:parent-style-name="Standard">
      <style:text-properties fo:language="ru" fo:country="RU" fo:font-style="italic" officeooo:rsid="006dd16b" officeooo:paragraph-rsid="010590e4" style:font-style-asian="italic" style:font-style-complex="italic"/>
    </style:style>
    <style:style style:name="P289" style:family="paragraph" style:parent-style-name="Standard">
      <style:text-properties fo:language="ru" fo:country="RU" fo:font-style="italic" officeooo:rsid="006f5a1d" officeooo:paragraph-rsid="010590e4" style:font-style-asian="italic" style:font-style-complex="italic"/>
    </style:style>
    <style:style style:name="P290" style:family="paragraph" style:parent-style-name="Standard">
      <style:text-properties fo:language="ru" fo:country="RU" officeooo:rsid="000495c5" officeooo:paragraph-rsid="010590e4"/>
    </style:style>
    <style:style style:name="P291" style:family="paragraph" style:parent-style-name="Standard">
      <style:text-properties fo:language="ru" fo:country="RU" officeooo:paragraph-rsid="025e3220"/>
    </style:style>
    <style:style style:name="P292" style:family="paragraph" style:parent-style-name="Standard">
      <style:text-properties officeooo:paragraph-rsid="00fec96f"/>
    </style:style>
    <style:style style:name="P293" style:family="paragraph" style:parent-style-name="Standard">
      <style:text-properties officeooo:rsid="00ff66a4" officeooo:paragraph-rsid="0103e94f"/>
    </style:style>
    <style:style style:name="P294" style:family="paragraph" style:parent-style-name="Standard">
      <style:text-properties officeooo:rsid="010b0467" officeooo:paragraph-rsid="010b0467"/>
    </style:style>
    <style:style style:name="P295" style:family="paragraph" style:parent-style-name="Standard">
      <style:text-properties officeooo:rsid="010dc1e4" officeooo:paragraph-rsid="010dc1e4"/>
    </style:style>
    <style:style style:name="P296" style:family="paragraph" style:parent-style-name="Standard">
      <style:text-properties officeooo:rsid="010efa48" officeooo:paragraph-rsid="0116e5bc"/>
    </style:style>
    <style:style style:name="P297" style:family="paragraph" style:parent-style-name="Standard">
      <style:text-properties officeooo:rsid="0114d215" officeooo:paragraph-rsid="0114d215"/>
    </style:style>
    <style:style style:name="P298" style:family="paragraph" style:parent-style-name="Standard">
      <style:text-properties officeooo:rsid="0117a6f6" officeooo:paragraph-rsid="012a79d9"/>
    </style:style>
    <style:style style:name="P299" style:family="paragraph" style:parent-style-name="Standard">
      <style:text-properties officeooo:rsid="012c0dfb" officeooo:paragraph-rsid="012d3fcc"/>
    </style:style>
    <style:style style:name="P300" style:family="paragraph" style:parent-style-name="Standard">
      <style:text-properties officeooo:rsid="012c0dfb" officeooo:paragraph-rsid="012fc6d6"/>
    </style:style>
    <style:style style:name="P301" style:family="paragraph" style:parent-style-name="Standard">
      <style:text-properties officeooo:rsid="01307619" officeooo:paragraph-rsid="013a4b01"/>
    </style:style>
    <style:style style:name="P302" style:family="paragraph" style:parent-style-name="Standard">
      <style:text-properties officeooo:rsid="013c0693" officeooo:paragraph-rsid="013c0693"/>
    </style:style>
    <style:style style:name="P303"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304" style:family="paragraph" style:parent-style-name="Standard">
      <style:text-properties officeooo:rsid="030b838f" officeooo:paragraph-rsid="030b838f"/>
    </style:style>
    <style:style style:name="P305" style:family="paragraph" style:parent-style-name="Standard">
      <style:text-properties officeooo:rsid="030bee34" officeooo:paragraph-rsid="030bee34"/>
    </style:style>
    <style:style style:name="P306" style:family="paragraph" style:parent-style-name="Standard">
      <style:text-properties officeooo:rsid="030d8dec" officeooo:paragraph-rsid="030d8dec"/>
    </style:style>
    <style:style style:name="P307" style:family="paragraph" style:parent-style-name="Standard">
      <style:text-properties officeooo:rsid="030d8dec" officeooo:paragraph-rsid="030f65e3"/>
    </style:style>
    <style:style style:name="P308" style:family="paragraph" style:parent-style-name="Standard">
      <style:text-properties officeooo:rsid="030f65e3" officeooo:paragraph-rsid="030f65e3"/>
    </style:style>
    <style:style style:name="P309" style:family="paragraph" style:parent-style-name="Standard">
      <style:text-properties fo:font-style="normal" officeooo:rsid="030f65e3" officeooo:paragraph-rsid="030f65e3" style:font-style-asian="normal" style:font-style-complex="normal"/>
    </style:style>
    <style:style style:name="P310" style:family="paragraph" style:parent-style-name="Standard">
      <style:text-properties fo:font-style="normal" officeooo:rsid="03114010" officeooo:paragraph-rsid="03114010" style:font-style-asian="normal" style:font-style-complex="normal"/>
    </style:style>
    <style:style style:name="P311" style:family="paragraph" style:parent-style-name="Standard">
      <style:text-properties fo:font-style="normal" officeooo:rsid="031249dc" officeooo:paragraph-rsid="031249dc" style:font-style-asian="normal" style:font-style-complex="normal"/>
    </style:style>
    <style:style style:name="P312" style:family="paragraph" style:parent-style-name="Standard">
      <style:text-properties fo:font-style="normal" officeooo:rsid="0314cf52" officeooo:paragraph-rsid="0314cf52" style:font-style-asian="normal" style:font-style-complex="normal"/>
    </style:style>
    <style:style style:name="P313" style:family="paragraph" style:parent-style-name="Standard">
      <style:text-properties fo:font-style="normal" officeooo:rsid="03154bf8" officeooo:paragraph-rsid="03154bf8" style:font-style-asian="normal" style:font-style-complex="normal"/>
    </style:style>
    <style:style style:name="P314" style:family="paragraph" style:parent-style-name="Standard">
      <style:text-properties fo:font-style="normal" officeooo:rsid="03159ecd" officeooo:paragraph-rsid="03159ecd" style:font-style-asian="normal" style:font-style-complex="normal"/>
    </style:style>
    <style:style style:name="P315" style:family="paragraph" style:parent-style-name="Standard">
      <style:text-properties fo:font-style="normal" officeooo:rsid="031661f2" officeooo:paragraph-rsid="031661f2" style:font-style-asian="normal" style:font-style-complex="normal"/>
    </style:style>
    <style:style style:name="P316" style:family="paragraph" style:parent-style-name="Standard">
      <style:text-properties fo:font-style="normal" officeooo:rsid="0317d492" officeooo:paragraph-rsid="0317d492" style:font-style-asian="normal" style:font-style-complex="normal"/>
    </style:style>
    <style:style style:name="P317" style:family="paragraph" style:parent-style-name="Standard">
      <style:text-properties fo:font-style="normal" officeooo:rsid="0318c983" officeooo:paragraph-rsid="0318c983" style:font-style-asian="normal" style:font-style-complex="normal"/>
    </style:style>
    <style:style style:name="P318" style:family="paragraph" style:parent-style-name="Standard">
      <style:text-properties fo:font-style="normal" officeooo:rsid="031a2707" officeooo:paragraph-rsid="031a2707" style:font-style-asian="normal" style:font-style-complex="normal"/>
    </style:style>
    <style:style style:name="P319" style:family="paragraph" style:parent-style-name="Standard">
      <style:text-properties fo:font-style="normal" officeooo:rsid="0324b176" officeooo:paragraph-rsid="0325cdd3" style:font-style-asian="normal" style:font-style-complex="normal"/>
    </style:style>
    <style:style style:name="P320" style:family="paragraph" style:parent-style-name="Standard">
      <style:text-properties fo:font-style="normal" officeooo:rsid="0325cdd3" officeooo:paragraph-rsid="0325cdd3" style:font-style-asian="normal" style:font-style-complex="normal"/>
    </style:style>
    <style:style style:name="P321" style:family="paragraph" style:parent-style-name="Standard">
      <style:text-properties fo:font-style="normal" officeooo:rsid="0327b48c" officeooo:paragraph-rsid="0327b48c" style:font-style-asian="normal" style:font-style-complex="normal"/>
    </style:style>
    <style:style style:name="P322" style:family="paragraph" style:parent-style-name="Standard">
      <style:text-properties fo:font-style="normal" officeooo:rsid="032d82bc" officeooo:paragraph-rsid="032d82bc" style:font-style-asian="normal" style:font-style-complex="normal"/>
    </style:style>
    <style:style style:name="P323" style:family="paragraph" style:parent-style-name="Standard">
      <style:text-properties fo:font-style="normal" officeooo:rsid="0333593e" officeooo:paragraph-rsid="0333593e" style:font-style-asian="normal" style:font-style-complex="normal"/>
    </style:style>
    <style:style style:name="P324" style:family="paragraph" style:parent-style-name="Standard">
      <style:text-properties fo:font-style="normal" officeooo:rsid="0346a723" officeooo:paragraph-rsid="0349fbaf" style:font-style-asian="normal" style:font-style-complex="normal"/>
    </style:style>
    <style:style style:name="P325" style:family="paragraph" style:parent-style-name="Standard">
      <style:text-properties fo:font-style="normal" officeooo:rsid="03504aa1" officeooo:paragraph-rsid="03504aa1" style:font-style-asian="normal" style:font-style-complex="normal"/>
    </style:style>
    <style:style style:name="P326" style:family="paragraph" style:parent-style-name="Standard">
      <style:text-properties fo:font-style="normal" officeooo:rsid="035beacc" officeooo:paragraph-rsid="035beacc" style:font-style-asian="normal" style:font-style-complex="normal"/>
    </style:style>
    <style:style style:name="P327" style:family="paragraph" style:parent-style-name="Standard">
      <style:text-properties fo:font-style="normal" officeooo:rsid="035d6708" officeooo:paragraph-rsid="035d6708" style:font-style-asian="normal" style:font-style-complex="normal"/>
    </style:style>
    <style:style style:name="P328" style:family="paragraph" style:parent-style-name="Standard">
      <style:text-properties fo:font-style="normal" officeooo:rsid="035ee300" officeooo:paragraph-rsid="035ee300" style:font-style-asian="normal" style:font-style-complex="normal"/>
    </style:style>
    <style:style style:name="P329" style:family="paragraph" style:parent-style-name="Standard">
      <style:text-properties fo:font-style="normal" officeooo:rsid="036c9c2a" officeooo:paragraph-rsid="0376927c" style:font-style-asian="normal" style:font-style-complex="normal"/>
    </style:style>
    <style:style style:name="P330" style:family="paragraph" style:parent-style-name="Standard">
      <style:text-properties fo:font-style="normal" officeooo:rsid="037df10d" officeooo:paragraph-rsid="037df10d" style:font-style-asian="normal" style:font-style-complex="normal"/>
    </style:style>
    <style:style style:name="P331" style:family="paragraph" style:parent-style-name="Standard">
      <style:text-properties fo:font-style="normal" officeooo:rsid="038aa2b4" officeooo:paragraph-rsid="038aa2b4" style:font-style-asian="normal" style:font-style-complex="normal"/>
    </style:style>
    <style:style style:name="P332" style:family="paragraph" style:parent-style-name="Standard">
      <style:text-properties fo:font-style="normal" officeooo:rsid="038aa2b4" officeooo:paragraph-rsid="038c89aa" style:font-style-asian="normal" style:font-style-complex="normal"/>
    </style:style>
    <style:style style:name="P333" style:family="paragraph" style:parent-style-name="Standard">
      <style:text-properties fo:font-style="normal" officeooo:rsid="038c89aa" officeooo:paragraph-rsid="038c89aa" style:font-style-asian="normal" style:font-style-complex="normal"/>
    </style:style>
    <style:style style:name="P334" style:family="paragraph" style:parent-style-name="Standard">
      <style:text-properties fo:font-style="normal" officeooo:rsid="038d732e" officeooo:paragraph-rsid="03948724" style:font-style-asian="normal" style:font-style-complex="normal"/>
    </style:style>
    <style:style style:name="P335" style:family="paragraph" style:parent-style-name="Standard">
      <style:text-properties fo:font-style="normal" officeooo:rsid="045c1067" officeooo:paragraph-rsid="045c1067" style:font-style-asian="normal" style:font-style-complex="normal"/>
    </style:style>
    <style:style style:name="P336" style:family="paragraph" style:parent-style-name="Standard">
      <style:text-properties officeooo:rsid="031b36b3" officeooo:paragraph-rsid="031b36b3"/>
    </style:style>
    <style:style style:name="P337" style:family="paragraph" style:parent-style-name="Standard">
      <style:text-properties officeooo:rsid="03974f4b" officeooo:paragraph-rsid="03974f4b"/>
    </style:style>
    <style:style style:name="P338" style:family="paragraph" style:parent-style-name="Standard">
      <style:text-properties officeooo:rsid="03974f4b" officeooo:paragraph-rsid="03976937"/>
    </style:style>
    <style:style style:name="P339" style:family="paragraph" style:parent-style-name="Standard">
      <style:text-properties officeooo:rsid="03976937" officeooo:paragraph-rsid="03976937"/>
    </style:style>
    <style:style style:name="P340" style:family="paragraph" style:parent-style-name="Standard">
      <style:text-properties officeooo:rsid="039b20f6" officeooo:paragraph-rsid="039b20f6"/>
    </style:style>
    <style:style style:name="P341" style:family="paragraph" style:parent-style-name="Standard">
      <style:text-properties officeooo:rsid="039dfc5d" officeooo:paragraph-rsid="039dfc5d"/>
    </style:style>
    <style:style style:name="P342" style:family="paragraph" style:parent-style-name="Standard">
      <style:text-properties officeooo:rsid="03a05524" officeooo:paragraph-rsid="03a05524"/>
    </style:style>
    <style:style style:name="P343" style:family="paragraph" style:parent-style-name="Standard">
      <style:text-properties officeooo:rsid="03a229ba" officeooo:paragraph-rsid="03a229ba"/>
    </style:style>
    <style:style style:name="P344" style:family="paragraph" style:parent-style-name="Standard">
      <style:text-properties officeooo:rsid="03a3846e" officeooo:paragraph-rsid="03a3846e"/>
    </style:style>
    <style:style style:name="P345" style:family="paragraph" style:parent-style-name="Standard">
      <style:text-properties officeooo:rsid="03a4c2a2" officeooo:paragraph-rsid="03a4c2a2"/>
    </style:style>
    <style:style style:name="P346" style:family="paragraph" style:parent-style-name="Standard">
      <style:text-properties officeooo:paragraph-rsid="03a4d788"/>
    </style:style>
    <style:style style:name="P347" style:family="paragraph" style:parent-style-name="Standard">
      <style:text-properties officeooo:paragraph-rsid="03a93435"/>
    </style:style>
    <style:style style:name="P348" style:family="paragraph" style:parent-style-name="Standard">
      <style:text-properties officeooo:paragraph-rsid="03ac9b9c"/>
    </style:style>
    <style:style style:name="P349" style:family="paragraph" style:parent-style-name="Standard">
      <style:text-properties officeooo:rsid="03b047fd" officeooo:paragraph-rsid="03b047fd"/>
    </style:style>
    <style:style style:name="P350" style:family="paragraph" style:parent-style-name="Standard">
      <style:text-properties officeooo:rsid="03b047fd" officeooo:paragraph-rsid="03b0ee69"/>
    </style:style>
    <style:style style:name="P351" style:family="paragraph" style:parent-style-name="Standard">
      <style:text-properties officeooo:rsid="03b0ee69" officeooo:paragraph-rsid="03b0ee69"/>
    </style:style>
    <style:style style:name="P352" style:family="paragraph" style:parent-style-name="Standard">
      <style:text-properties officeooo:rsid="03b464fd" officeooo:paragraph-rsid="03b56308"/>
    </style:style>
    <style:style style:name="P353" style:family="paragraph" style:parent-style-name="Standard">
      <style:text-properties officeooo:rsid="03b654d3" officeooo:paragraph-rsid="03b654d3"/>
    </style:style>
    <style:style style:name="P354" style:family="paragraph" style:parent-style-name="Standard">
      <style:text-properties officeooo:rsid="03b654d3" officeooo:paragraph-rsid="03b56308"/>
    </style:style>
    <style:style style:name="P355" style:family="paragraph" style:parent-style-name="Standard">
      <style:text-properties officeooo:rsid="03b654d3" officeooo:paragraph-rsid="03bb5b79"/>
    </style:style>
    <style:style style:name="P356" style:family="paragraph" style:parent-style-name="Standard">
      <style:text-properties officeooo:rsid="03c1db86" officeooo:paragraph-rsid="03c1db86"/>
    </style:style>
    <style:style style:name="P357" style:family="paragraph" style:parent-style-name="Standard">
      <style:text-properties officeooo:rsid="03c1db86" officeooo:paragraph-rsid="03c3d524"/>
    </style:style>
    <style:style style:name="P358" style:family="paragraph" style:parent-style-name="Standard">
      <style:text-properties officeooo:rsid="03c3d524" officeooo:paragraph-rsid="03c3d524"/>
    </style:style>
    <style:style style:name="P359" style:family="paragraph" style:parent-style-name="Standard">
      <style:text-properties officeooo:rsid="03c3d524" officeooo:paragraph-rsid="03cf2e5c"/>
    </style:style>
    <style:style style:name="P360" style:family="paragraph" style:parent-style-name="Standard">
      <style:text-properties officeooo:rsid="03d03fce" officeooo:paragraph-rsid="03d1b535"/>
    </style:style>
    <style:style style:name="P361" style:family="paragraph" style:parent-style-name="Standard">
      <style:text-properties officeooo:rsid="03d43144" officeooo:paragraph-rsid="03d43144"/>
    </style:style>
    <style:style style:name="P362" style:family="paragraph" style:parent-style-name="Standard">
      <style:text-properties officeooo:rsid="03d5edf4" officeooo:paragraph-rsid="03d5edf4"/>
    </style:style>
    <style:style style:name="P363" style:family="paragraph" style:parent-style-name="Standard">
      <style:text-properties officeooo:rsid="03e577be" officeooo:paragraph-rsid="03e59b48"/>
    </style:style>
    <style:style style:name="P364" style:family="paragraph" style:parent-style-name="Standard">
      <style:text-properties officeooo:rsid="03e7870e" officeooo:paragraph-rsid="03e7870e"/>
    </style:style>
    <style:style style:name="P365" style:family="paragraph" style:parent-style-name="Standard">
      <style:text-properties officeooo:rsid="03e99ac2" officeooo:paragraph-rsid="03e9e372"/>
    </style:style>
    <style:style style:name="P366" style:family="paragraph" style:parent-style-name="Standard">
      <style:text-properties officeooo:rsid="03ef4409" officeooo:paragraph-rsid="03ef4409"/>
    </style:style>
    <style:style style:name="P367" style:family="paragraph" style:parent-style-name="Standard">
      <style:text-properties officeooo:rsid="03d84817" officeooo:paragraph-rsid="03df85a5"/>
    </style:style>
    <style:style style:name="P368" style:family="paragraph" style:parent-style-name="Standard">
      <style:text-properties officeooo:rsid="03d84817" officeooo:paragraph-rsid="03e1231e"/>
    </style:style>
    <style:style style:name="P369" style:family="paragraph" style:parent-style-name="Standard">
      <style:text-properties officeooo:rsid="03d84817" officeooo:paragraph-rsid="03e1a61b"/>
    </style:style>
    <style:style style:name="P370" style:family="paragraph" style:parent-style-name="Standard">
      <style:text-properties officeooo:rsid="03d84817" officeooo:paragraph-rsid="03e1fe96"/>
    </style:style>
    <style:style style:name="P371" style:family="paragraph" style:parent-style-name="Standard">
      <style:text-properties officeooo:rsid="03d84817" officeooo:paragraph-rsid="03e30a35"/>
    </style:style>
    <style:style style:name="P372" style:family="paragraph" style:parent-style-name="Standard">
      <style:text-properties officeooo:rsid="03d84817" officeooo:paragraph-rsid="03e498b3"/>
    </style:style>
    <style:style style:name="P373" style:family="paragraph" style:parent-style-name="Standard">
      <style:text-properties officeooo:rsid="03f5195c" officeooo:paragraph-rsid="03f8c1ba"/>
    </style:style>
    <style:style style:name="P374" style:family="paragraph" style:parent-style-name="Standard">
      <style:text-properties officeooo:rsid="03fa9068" officeooo:paragraph-rsid="03ff5e73"/>
    </style:style>
    <style:style style:name="P375" style:family="paragraph" style:parent-style-name="Standard">
      <style:text-properties officeooo:rsid="04056f95" officeooo:paragraph-rsid="04056f95"/>
    </style:style>
    <style:style style:name="P376" style:family="paragraph" style:parent-style-name="Standard">
      <style:text-properties officeooo:rsid="04096b59" officeooo:paragraph-rsid="040a2a8b"/>
    </style:style>
    <style:style style:name="P377" style:family="paragraph" style:parent-style-name="Standard">
      <style:text-properties officeooo:rsid="040da7db" officeooo:paragraph-rsid="040ea4a9"/>
    </style:style>
    <style:style style:name="P378" style:family="paragraph" style:parent-style-name="Standard">
      <style:text-properties officeooo:rsid="041018c4" officeooo:paragraph-rsid="041018c4"/>
    </style:style>
    <style:style style:name="P379" style:family="paragraph" style:parent-style-name="Standard">
      <style:text-properties officeooo:rsid="0414a000" officeooo:paragraph-rsid="041664b1"/>
    </style:style>
    <style:style style:name="P380" style:family="paragraph" style:parent-style-name="Standard">
      <style:text-properties officeooo:rsid="04185270" officeooo:paragraph-rsid="041e5568"/>
    </style:style>
    <style:style style:name="P381" style:family="paragraph" style:parent-style-name="Standard">
      <style:text-properties officeooo:rsid="0423af3a" officeooo:paragraph-rsid="0423af3a"/>
    </style:style>
    <style:style style:name="P382" style:family="paragraph" style:parent-style-name="Standard">
      <style:text-properties officeooo:rsid="04283b92" officeooo:paragraph-rsid="04283b92"/>
    </style:style>
    <style:style style:name="P383" style:family="paragraph" style:parent-style-name="Standard">
      <style:text-properties officeooo:rsid="042d97b9" officeooo:paragraph-rsid="042d97b9"/>
    </style:style>
    <style:style style:name="P384" style:family="paragraph" style:parent-style-name="Standard">
      <style:text-properties officeooo:rsid="042fac62" officeooo:paragraph-rsid="043322e6"/>
    </style:style>
    <style:style style:name="P385" style:family="paragraph" style:parent-style-name="Standard">
      <style:text-properties officeooo:rsid="043622f6" officeooo:paragraph-rsid="043622f6"/>
    </style:style>
    <style:style style:name="P386" style:family="paragraph" style:parent-style-name="Standard">
      <style:text-properties officeooo:rsid="043622f6" officeooo:paragraph-rsid="0449bd92"/>
    </style:style>
    <style:style style:name="P387" style:family="paragraph" style:parent-style-name="Standard">
      <style:text-properties officeooo:rsid="0449bd92" officeooo:paragraph-rsid="044c5f54"/>
    </style:style>
    <style:style style:name="P388" style:family="paragraph" style:parent-style-name="Standard">
      <style:text-properties officeooo:rsid="044d587e" officeooo:paragraph-rsid="044de190"/>
    </style:style>
    <style:style style:name="P389" style:family="paragraph" style:parent-style-name="Standard">
      <style:text-properties officeooo:rsid="04542d04" officeooo:paragraph-rsid="04542d04"/>
    </style:style>
    <style:style style:name="P390" style:family="paragraph" style:parent-style-name="Standard">
      <style:text-properties officeooo:rsid="0458c65d" officeooo:paragraph-rsid="045a19cb"/>
    </style:style>
    <style:style style:name="P391" style:family="paragraph" style:parent-style-name="Standard">
      <style:text-properties officeooo:rsid="0458c65d" officeooo:paragraph-rsid="045c1067"/>
    </style:style>
    <style:style style:name="P392" style:family="paragraph" style:parent-style-name="Standard">
      <style:text-properties officeooo:rsid="0458c65d" officeooo:paragraph-rsid="046136ae"/>
    </style:style>
    <style:style style:name="P393" style:family="paragraph" style:parent-style-name="Standard">
      <style:text-properties officeooo:rsid="0458c65d" officeooo:paragraph-rsid="04656bf5"/>
    </style:style>
    <style:style style:name="P394" style:family="paragraph" style:parent-style-name="Standard">
      <style:text-properties officeooo:rsid="045a19cb" officeooo:paragraph-rsid="0460536b"/>
    </style:style>
    <style:style style:name="P395" style:family="paragraph" style:parent-style-name="Standard">
      <style:text-properties officeooo:rsid="046747b3" officeooo:paragraph-rsid="046b0733"/>
    </style:style>
    <style:style style:name="P396" style:family="paragraph" style:parent-style-name="Standard">
      <style:text-properties officeooo:rsid="0474c7d9" officeooo:paragraph-rsid="0474c7d9"/>
    </style:style>
    <style:style style:name="P397" style:family="paragraph" style:parent-style-name="Standard">
      <style:text-properties officeooo:rsid="04754fea" officeooo:paragraph-rsid="04754fea"/>
    </style:style>
    <style:style style:name="P398" style:family="paragraph" style:parent-style-name="Standard">
      <style:text-properties officeooo:rsid="047616bb" officeooo:paragraph-rsid="047616bb"/>
    </style:style>
    <style:style style:name="P399" style:family="paragraph" style:parent-style-name="Standard">
      <style:text-properties officeooo:paragraph-rsid="0483a52b"/>
    </style:style>
    <style:style style:name="P400" style:family="paragraph" style:parent-style-name="Standard">
      <style:text-properties officeooo:paragraph-rsid="048490d1"/>
    </style:style>
    <style:style style:name="P401" style:family="paragraph" style:parent-style-name="Standard">
      <style:text-properties officeooo:paragraph-rsid="0488d145"/>
    </style:style>
    <style:style style:name="P402" style:family="paragraph" style:parent-style-name="Standard">
      <style:text-properties officeooo:paragraph-rsid="04898598"/>
    </style:style>
    <style:style style:name="P403" style:family="paragraph" style:parent-style-name="Standard">
      <style:text-properties officeooo:paragraph-rsid="0489b1aa"/>
    </style:style>
    <style:style style:name="P404" style:family="paragraph" style:parent-style-name="Standard">
      <style:text-properties officeooo:paragraph-rsid="048a4ce0"/>
    </style:style>
    <style:style style:name="P405" style:family="paragraph" style:parent-style-name="Standard">
      <style:text-properties officeooo:paragraph-rsid="048bcdc3"/>
    </style:style>
    <style:style style:name="P406" style:family="paragraph" style:parent-style-name="Standard">
      <style:text-properties officeooo:paragraph-rsid="048e039a"/>
    </style:style>
    <style:style style:name="P407" style:family="paragraph" style:parent-style-name="Standard">
      <style:text-properties officeooo:paragraph-rsid="049527bf"/>
    </style:style>
    <style:style style:name="P408" style:family="paragraph" style:parent-style-name="Standard">
      <style:text-properties officeooo:paragraph-rsid="0499271b"/>
    </style:style>
    <style:style style:name="P409" style:family="paragraph" style:parent-style-name="Standard">
      <style:text-properties officeooo:paragraph-rsid="049badc2"/>
    </style:style>
    <style:style style:name="P410" style:family="paragraph" style:parent-style-name="Standard">
      <style:text-properties officeooo:paragraph-rsid="04a12401"/>
    </style:style>
    <style:style style:name="P411" style:family="paragraph" style:parent-style-name="Standard">
      <style:text-properties officeooo:paragraph-rsid="04a2a9a1"/>
    </style:style>
    <style:style style:name="P412" style:family="paragraph" style:parent-style-name="Standard">
      <style:text-properties officeooo:paragraph-rsid="04a5f3e5"/>
    </style:style>
    <style:style style:name="P413" style:family="paragraph" style:parent-style-name="Standard">
      <style:text-properties officeooo:paragraph-rsid="04a97a77"/>
    </style:style>
    <style:style style:name="P414" style:family="paragraph" style:parent-style-name="Standard">
      <style:text-properties officeooo:paragraph-rsid="04aa27ea"/>
    </style:style>
    <style:style style:name="P415" style:family="paragraph" style:parent-style-name="Standard">
      <style:text-properties officeooo:paragraph-rsid="04aa2b8b"/>
    </style:style>
    <style:style style:name="P416" style:family="paragraph" style:parent-style-name="Standard">
      <style:text-properties officeooo:paragraph-rsid="04af237e"/>
    </style:style>
    <style:style style:name="P417" style:family="paragraph" style:parent-style-name="Standard">
      <style:text-properties officeooo:paragraph-rsid="04b5680a"/>
    </style:style>
    <style:style style:name="P418" style:family="paragraph" style:parent-style-name="Standard">
      <style:text-properties officeooo:paragraph-rsid="04b8e372"/>
    </style:style>
    <style:style style:name="P419" style:family="paragraph" style:parent-style-name="Standard">
      <style:text-properties officeooo:paragraph-rsid="04bc7459"/>
    </style:style>
    <style:style style:name="P420" style:family="paragraph" style:parent-style-name="Standard">
      <style:text-properties officeooo:paragraph-rsid="04be06ee"/>
    </style:style>
    <style:style style:name="P421" style:family="paragraph" style:parent-style-name="Standard">
      <style:text-properties officeooo:paragraph-rsid="04bef11b"/>
    </style:style>
    <style:style style:name="P422" style:family="paragraph" style:parent-style-name="Standard">
      <style:text-properties officeooo:paragraph-rsid="04c0c350"/>
    </style:style>
    <style:style style:name="P423" style:family="paragraph" style:parent-style-name="Standard">
      <style:text-properties officeooo:paragraph-rsid="04c46ba1"/>
    </style:style>
    <style:style style:name="P424" style:family="paragraph" style:parent-style-name="Standard">
      <style:text-properties officeooo:paragraph-rsid="04c4f363"/>
    </style:style>
    <style:style style:name="P425" style:family="paragraph" style:parent-style-name="Standard">
      <style:text-properties officeooo:paragraph-rsid="04c60ccd"/>
    </style:style>
    <style:style style:name="P426" style:family="paragraph" style:parent-style-name="Standard">
      <style:text-properties officeooo:paragraph-rsid="04c714ce"/>
    </style:style>
    <style:style style:name="P427" style:family="paragraph" style:parent-style-name="Standard">
      <style:text-properties officeooo:paragraph-rsid="04cb82d4"/>
    </style:style>
    <style:style style:name="P428" style:family="paragraph" style:parent-style-name="Standard">
      <style:text-properties officeooo:paragraph-rsid="04cd2265"/>
    </style:style>
    <style:style style:name="P429" style:family="paragraph" style:parent-style-name="Standard">
      <style:text-properties officeooo:paragraph-rsid="04ce775e"/>
    </style:style>
    <style:style style:name="P430" style:family="paragraph" style:parent-style-name="Standard">
      <style:text-properties officeooo:paragraph-rsid="04d31bfa"/>
    </style:style>
    <style:style style:name="P431" style:family="paragraph" style:parent-style-name="Standard">
      <style:text-properties officeooo:paragraph-rsid="04d3424e"/>
    </style:style>
    <style:style style:name="P432" style:family="paragraph" style:parent-style-name="Standard">
      <style:text-properties officeooo:paragraph-rsid="04d5ba1d"/>
    </style:style>
    <style:style style:name="P433" style:family="paragraph" style:parent-style-name="Standard">
      <style:text-properties officeooo:paragraph-rsid="04da3397"/>
    </style:style>
    <style:style style:name="P434" style:family="paragraph" style:parent-style-name="Standard">
      <style:text-properties officeooo:paragraph-rsid="04df0c54"/>
    </style:style>
    <style:style style:name="P435" style:family="paragraph" style:parent-style-name="Standard">
      <style:text-properties officeooo:paragraph-rsid="04e9439a"/>
    </style:style>
    <style:style style:name="P436" style:family="paragraph" style:parent-style-name="Standard">
      <style:text-properties officeooo:paragraph-rsid="04efb9c0"/>
    </style:style>
    <style:style style:name="P437" style:family="paragraph" style:parent-style-name="Standard">
      <style:text-properties officeooo:paragraph-rsid="05031b48"/>
    </style:style>
    <style:style style:name="P438" style:family="paragraph" style:parent-style-name="Standard">
      <style:text-properties officeooo:paragraph-rsid="0506e0a7"/>
    </style:style>
    <style:style style:name="P439" style:family="paragraph" style:parent-style-name="Standard">
      <style:text-properties officeooo:paragraph-rsid="050ccaf4"/>
    </style:style>
    <style:style style:name="P440" style:family="paragraph" style:parent-style-name="Standard">
      <style:text-properties officeooo:paragraph-rsid="051418e9"/>
    </style:style>
    <style:style style:name="P441" style:family="paragraph" style:parent-style-name="Standard">
      <style:text-properties officeooo:paragraph-rsid="0526b21c"/>
    </style:style>
    <style:style style:name="P442" style:family="paragraph" style:parent-style-name="Standard">
      <style:text-properties officeooo:paragraph-rsid="052e5903"/>
    </style:style>
    <style:style style:name="P443" style:family="paragraph" style:parent-style-name="Standard">
      <style:text-properties officeooo:paragraph-rsid="0532791b"/>
    </style:style>
    <style:style style:name="P444" style:family="paragraph" style:parent-style-name="Standard">
      <style:text-properties officeooo:paragraph-rsid="05438e76"/>
    </style:style>
    <style:style style:name="P445" style:family="paragraph" style:parent-style-name="Standard">
      <style:text-properties officeooo:paragraph-rsid="0549d78c"/>
    </style:style>
    <style:style style:name="P446" style:family="paragraph" style:parent-style-name="Standard">
      <style:text-properties officeooo:paragraph-rsid="05510f38"/>
    </style:style>
    <style:style style:name="P447" style:family="paragraph" style:parent-style-name="Standard">
      <style:text-properties officeooo:paragraph-rsid="05578ed7"/>
    </style:style>
    <style:style style:name="P448" style:family="paragraph" style:parent-style-name="Standard">
      <style:text-properties officeooo:paragraph-rsid="055a5cef"/>
    </style:style>
    <style:style style:name="P449" style:family="paragraph" style:parent-style-name="Standard">
      <style:text-properties officeooo:paragraph-rsid="055b2fed"/>
    </style:style>
    <style:style style:name="P450" style:family="paragraph" style:parent-style-name="Standard">
      <style:text-properties officeooo:paragraph-rsid="0560c551"/>
    </style:style>
    <style:style style:name="P451" style:family="paragraph" style:parent-style-name="Standard">
      <style:text-properties officeooo:paragraph-rsid="0576c912"/>
    </style:style>
    <style:style style:name="P452" style:family="paragraph" style:parent-style-name="Standard">
      <style:text-properties officeooo:paragraph-rsid="0578b482"/>
    </style:style>
    <style:style style:name="P453" style:family="paragraph" style:parent-style-name="Standard">
      <style:text-properties officeooo:paragraph-rsid="057a66ad"/>
    </style:style>
    <style:style style:name="P454" style:family="paragraph" style:parent-style-name="Standard">
      <style:text-properties officeooo:paragraph-rsid="057cd8b2"/>
    </style:style>
    <style:style style:name="P455" style:family="paragraph" style:parent-style-name="Standard">
      <style:text-properties officeooo:paragraph-rsid="0584f229"/>
    </style:style>
    <style:style style:name="P456" style:family="paragraph" style:parent-style-name="Standard">
      <style:text-properties officeooo:paragraph-rsid="058756b7"/>
    </style:style>
    <style:style style:name="P457" style:family="paragraph" style:parent-style-name="Standard">
      <style:text-properties officeooo:paragraph-rsid="059983f0"/>
    </style:style>
    <style:style style:name="P458" style:family="paragraph" style:parent-style-name="Standard">
      <style:text-properties officeooo:paragraph-rsid="059a1371"/>
    </style:style>
    <style:style style:name="P459" style:family="paragraph" style:parent-style-name="Standard">
      <style:text-properties officeooo:paragraph-rsid="059bffce"/>
    </style:style>
    <style:style style:name="P460" style:family="paragraph" style:parent-style-name="Standard">
      <style:text-properties officeooo:paragraph-rsid="059ccec8"/>
    </style:style>
    <style:style style:name="P461" style:family="paragraph" style:parent-style-name="Standard">
      <style:text-properties officeooo:paragraph-rsid="059fd925"/>
    </style:style>
    <style:style style:name="P462" style:family="paragraph" style:parent-style-name="Standard">
      <style:text-properties officeooo:paragraph-rsid="05a30a6c"/>
    </style:style>
    <style:style style:name="P463" style:family="paragraph" style:parent-style-name="Standard">
      <style:text-properties officeooo:paragraph-rsid="05a33a6c"/>
    </style:style>
    <style:style style:name="P464" style:family="paragraph" style:parent-style-name="Standard">
      <style:text-properties officeooo:paragraph-rsid="05a522eb"/>
    </style:style>
    <style:style style:name="P465" style:family="paragraph" style:parent-style-name="Standard">
      <style:text-properties officeooo:paragraph-rsid="05a92241"/>
    </style:style>
    <style:style style:name="P466" style:family="paragraph" style:parent-style-name="Standard">
      <style:text-properties officeooo:paragraph-rsid="05ae293d"/>
    </style:style>
    <style:style style:name="P467" style:family="paragraph" style:parent-style-name="Standard">
      <style:text-properties officeooo:paragraph-rsid="05af3df0"/>
    </style:style>
    <style:style style:name="P468" style:family="paragraph" style:parent-style-name="Standard">
      <style:text-properties officeooo:paragraph-rsid="05af5b40"/>
    </style:style>
    <style:style style:name="P469" style:family="paragraph" style:parent-style-name="Standard">
      <style:text-properties officeooo:paragraph-rsid="05b0e90a"/>
    </style:style>
    <style:style style:name="P470" style:family="paragraph" style:parent-style-name="Standard">
      <style:text-properties officeooo:paragraph-rsid="05b6a97a"/>
    </style:style>
    <style:style style:name="P471" style:family="paragraph" style:parent-style-name="Standard">
      <style:text-properties officeooo:paragraph-rsid="05be180b"/>
    </style:style>
    <style:style style:name="P472" style:family="paragraph" style:parent-style-name="Standard">
      <style:text-properties officeooo:paragraph-rsid="05ca1c85"/>
    </style:style>
    <style:style style:name="P473" style:family="paragraph" style:parent-style-name="Standard">
      <style:text-properties officeooo:paragraph-rsid="05ca2a23"/>
    </style:style>
    <style:style style:name="P474" style:family="paragraph" style:parent-style-name="Standard">
      <style:text-properties officeooo:paragraph-rsid="05cd6bee"/>
    </style:style>
    <style:style style:name="P475" style:family="paragraph" style:parent-style-name="Standard">
      <style:text-properties officeooo:paragraph-rsid="05cf2338"/>
    </style:style>
    <style:style style:name="P476" style:family="paragraph" style:parent-style-name="Standard">
      <style:text-properties officeooo:paragraph-rsid="05d3b8ee"/>
    </style:style>
    <style:style style:name="P477" style:family="paragraph" style:parent-style-name="Standard">
      <style:text-properties officeooo:paragraph-rsid="05d40df7"/>
    </style:style>
    <style:style style:name="P478" style:family="paragraph" style:parent-style-name="Standard">
      <style:text-properties officeooo:paragraph-rsid="05e240d2"/>
    </style:style>
    <style:style style:name="P479" style:family="paragraph" style:parent-style-name="Standard">
      <style:text-properties officeooo:paragraph-rsid="05e3f83a"/>
    </style:style>
    <style:style style:name="P480" style:family="paragraph" style:parent-style-name="Standard">
      <style:text-properties officeooo:paragraph-rsid="05e71f1c"/>
    </style:style>
    <style:style style:name="P481" style:family="paragraph" style:parent-style-name="Standard">
      <style:text-properties officeooo:paragraph-rsid="05eae6df"/>
    </style:style>
    <style:style style:name="P482" style:family="paragraph" style:parent-style-name="Standard">
      <style:text-properties officeooo:paragraph-rsid="05ecc485"/>
    </style:style>
    <style:style style:name="P483" style:family="paragraph" style:parent-style-name="Standard">
      <style:text-properties officeooo:paragraph-rsid="05edb45e"/>
    </style:style>
    <style:style style:name="P484" style:family="paragraph" style:parent-style-name="Standard">
      <style:text-properties officeooo:paragraph-rsid="05f9310f"/>
    </style:style>
    <style:style style:name="P485" style:family="paragraph" style:parent-style-name="Standard">
      <style:text-properties officeooo:paragraph-rsid="05fc99cb"/>
    </style:style>
    <style:style style:name="P486" style:family="paragraph" style:parent-style-name="Standard">
      <style:text-properties officeooo:paragraph-rsid="05fe956a"/>
    </style:style>
    <style:style style:name="P487" style:family="paragraph" style:parent-style-name="Standard">
      <style:text-properties officeooo:paragraph-rsid="0600d726"/>
    </style:style>
    <style:style style:name="P488" style:family="paragraph" style:parent-style-name="Standard">
      <style:text-properties officeooo:paragraph-rsid="0601af11"/>
    </style:style>
    <style:style style:name="P489" style:family="paragraph" style:parent-style-name="Standard">
      <style:text-properties officeooo:paragraph-rsid="06036a5c"/>
    </style:style>
    <style:style style:name="P490" style:family="paragraph" style:parent-style-name="Standard">
      <style:text-properties officeooo:paragraph-rsid="06073b4e"/>
    </style:style>
    <style:style style:name="P491" style:family="paragraph" style:parent-style-name="Standard">
      <style:text-properties officeooo:paragraph-rsid="060d6298"/>
    </style:style>
    <style:style style:name="P492" style:family="paragraph" style:parent-style-name="Standard">
      <style:text-properties officeooo:paragraph-rsid="060da689"/>
    </style:style>
    <style:style style:name="P493" style:family="paragraph" style:parent-style-name="Standard">
      <style:text-properties officeooo:paragraph-rsid="060ef392"/>
    </style:style>
    <style:style style:name="P494" style:family="paragraph" style:parent-style-name="Standard">
      <style:text-properties officeooo:paragraph-rsid="061ae918"/>
    </style:style>
    <style:style style:name="P495" style:family="paragraph" style:parent-style-name="Standard">
      <style:text-properties officeooo:paragraph-rsid="061c2b48"/>
    </style:style>
    <style:style style:name="P496" style:family="paragraph" style:parent-style-name="Standard">
      <style:text-properties officeooo:paragraph-rsid="061f1b4d"/>
    </style:style>
    <style:style style:name="P497" style:family="paragraph" style:parent-style-name="Standard">
      <style:text-properties officeooo:paragraph-rsid="0620f64a"/>
    </style:style>
    <style:style style:name="P498" style:family="paragraph" style:parent-style-name="Standard">
      <style:text-properties officeooo:paragraph-rsid="0624d679"/>
    </style:style>
    <style:style style:name="P499" style:family="paragraph" style:parent-style-name="Standard">
      <style:text-properties officeooo:paragraph-rsid="062592a8"/>
    </style:style>
    <style:style style:name="P500" style:family="paragraph" style:parent-style-name="Standard">
      <style:text-properties officeooo:paragraph-rsid="06272fca"/>
    </style:style>
    <style:style style:name="P501" style:family="paragraph" style:parent-style-name="Standard">
      <style:text-properties officeooo:paragraph-rsid="0629609d"/>
    </style:style>
    <style:style style:name="P502" style:family="paragraph" style:parent-style-name="Standard">
      <style:text-properties officeooo:paragraph-rsid="062b320e"/>
    </style:style>
    <style:style style:name="P503" style:family="paragraph" style:parent-style-name="Standard">
      <style:text-properties officeooo:paragraph-rsid="062f2dc2"/>
    </style:style>
    <style:style style:name="P504" style:family="paragraph" style:parent-style-name="Standard">
      <style:text-properties officeooo:paragraph-rsid="0634de97"/>
    </style:style>
    <style:style style:name="P505" style:family="paragraph" style:parent-style-name="Standard">
      <style:text-properties officeooo:paragraph-rsid="06368497"/>
    </style:style>
    <style:style style:name="P506" style:family="paragraph" style:parent-style-name="Standard">
      <style:text-properties officeooo:paragraph-rsid="063723c2"/>
    </style:style>
    <style:style style:name="P507" style:family="paragraph" style:parent-style-name="Standard">
      <style:text-properties officeooo:paragraph-rsid="0638ed70"/>
    </style:style>
    <style:style style:name="P508" style:family="paragraph" style:parent-style-name="Standard">
      <style:text-properties officeooo:paragraph-rsid="063d100b"/>
    </style:style>
    <style:style style:name="P509" style:family="paragraph" style:parent-style-name="Standard">
      <style:text-properties officeooo:paragraph-rsid="063e9de0"/>
    </style:style>
    <style:style style:name="P510" style:family="paragraph" style:parent-style-name="Standard">
      <style:text-properties officeooo:paragraph-rsid="064171e9"/>
    </style:style>
    <style:style style:name="P511" style:family="paragraph" style:parent-style-name="Standard" style:master-page-name="">
      <style:paragraph-properties style:page-number="auto"/>
      <style:text-properties fo:language="ru" fo:country="RU" officeooo:rsid="01061190" officeooo:paragraph-rsid="01061190"/>
    </style:style>
    <style:style style:name="P512" style:family="paragraph" style:parent-style-name="indent-big">
      <style:text-properties officeooo:rsid="030b838f" officeooo:paragraph-rsid="030b838f"/>
    </style:style>
    <style:style style:name="P513" style:family="paragraph" style:parent-style-name="indent-big">
      <style:text-properties officeooo:rsid="031b36b3" officeooo:paragraph-rsid="031b36b3"/>
    </style:style>
    <style:style style:name="P514" style:family="paragraph" style:parent-style-name="big-left-indent">
      <style:text-properties officeooo:rsid="030b838f" officeooo:paragraph-rsid="030b838f"/>
    </style:style>
    <style:style style:name="P515" style:family="paragraph" style:parent-style-name="center">
      <style:text-properties officeooo:paragraph-rsid="039b20f6"/>
    </style:style>
    <style:style style:name="P516" style:family="paragraph" style:parent-style-name="center">
      <style:text-properties officeooo:paragraph-rsid="03c0abc5"/>
    </style:style>
    <style:style style:name="P517" style:family="paragraph" style:parent-style-name="center">
      <style:text-properties officeooo:rsid="03c0abc5" officeooo:paragraph-rsid="03c0abc5"/>
    </style:style>
    <style:style style:name="P518" style:family="paragraph" style:parent-style-name="center-norm">
      <style:text-properties officeooo:paragraph-rsid="0481af48"/>
    </style:style>
    <style:style style:name="P519" style:family="paragraph" style:parent-style-name="Standard">
      <style:text-properties officeooo:paragraph-rsid="063e9de0"/>
    </style:style>
    <style:style style:name="P520" style:family="paragraph" style:parent-style-name="Standard">
      <style:text-properties officeooo:paragraph-rsid="06447e91"/>
    </style:style>
    <style:style style:name="P521" style:family="paragraph" style:parent-style-name="Standard">
      <style:text-properties officeooo:paragraph-rsid="06466cbd"/>
    </style:style>
    <style:style style:name="P522" style:family="paragraph" style:parent-style-name="Standard">
      <style:text-properties officeooo:paragraph-rsid="064ac324"/>
    </style:style>
    <style:style style:name="P523" style:family="paragraph" style:parent-style-name="Standard">
      <style:text-properties officeooo:paragraph-rsid="064eed4b"/>
    </style:style>
    <style:style style:name="P524" style:family="paragraph" style:parent-style-name="Standard">
      <style:text-properties officeooo:paragraph-rsid="0653121e"/>
    </style:style>
    <style:style style:name="P525" style:family="paragraph" style:parent-style-name="Standard">
      <style:text-properties officeooo:paragraph-rsid="06538b03"/>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officeooo:rsid="0277a205" style:font-style-asian="italic" style:font-style-complex="italic"/>
    </style:style>
    <style:style style:name="T53" style:family="text">
      <style:text-properties fo:font-style="italic" officeooo:rsid="02797e3a" style:font-style-asian="italic" style:font-style-complex="italic"/>
    </style:style>
    <style:style style:name="T54" style:family="text">
      <style:text-properties fo:font-style="italic" officeooo:rsid="027ae545" style:font-style-asian="italic" style:font-style-complex="italic"/>
    </style:style>
    <style:style style:name="T55" style:family="text">
      <style:text-properties fo:font-style="italic" officeooo:rsid="02812dc4" style:font-style-asian="italic" style:font-style-complex="italic"/>
    </style:style>
    <style:style style:name="T56" style:family="text">
      <style:text-properties fo:font-style="italic" officeooo:rsid="028537f3" style:font-style-asian="italic" style:font-style-complex="italic"/>
    </style:style>
    <style:style style:name="T57" style:family="text">
      <style:text-properties fo:font-style="italic" officeooo:rsid="02880feb" style:font-style-asian="italic" style:font-style-complex="italic"/>
    </style:style>
    <style:style style:name="T58" style:family="text">
      <style:text-properties fo:font-style="italic" officeooo:rsid="028bf133" style:font-style-asian="italic" style:font-style-complex="italic"/>
    </style:style>
    <style:style style:name="T59" style:family="text">
      <style:text-properties fo:font-style="italic" officeooo:rsid="028dc2d7" style:font-style-asian="italic" style:font-style-complex="italic"/>
    </style:style>
    <style:style style:name="T60" style:family="text">
      <style:text-properties fo:font-style="italic" officeooo:rsid="0274d108" style:font-style-asian="italic" style:font-style-complex="italic"/>
    </style:style>
    <style:style style:name="T61" style:family="text">
      <style:text-properties fo:font-style="italic" officeooo:rsid="02c1a870" style:font-style-asian="italic" style:font-style-complex="italic"/>
    </style:style>
    <style:style style:name="T62" style:family="text">
      <style:text-properties fo:font-style="italic" officeooo:rsid="02d1fcc5" style:font-style-asian="italic" style:font-style-complex="italic"/>
    </style:style>
    <style:style style:name="T63" style:family="text">
      <style:text-properties fo:font-style="italic" officeooo:rsid="02d4e167" style:font-style-asian="italic" style:font-style-complex="italic"/>
    </style:style>
    <style:style style:name="T64" style:family="text">
      <style:text-properties fo:font-style="italic" officeooo:rsid="02ef3e2a" style:font-style-asian="italic" style:font-style-complex="italic"/>
    </style:style>
    <style:style style:name="T65" style:family="text">
      <style:text-properties fo:font-style="italic" officeooo:rsid="02f5343f" style:font-style-asian="italic" style:font-style-complex="italic"/>
    </style:style>
    <style:style style:name="T66" style:family="text">
      <style:text-properties fo:font-style="italic" officeooo:rsid="02f6c291" style:font-style-asian="italic" style:font-style-complex="italic"/>
    </style:style>
    <style:style style:name="T67" style:family="text">
      <style:text-properties fo:font-style="italic" officeooo:rsid="02f8919f" style:font-style-asian="italic" style:font-style-complex="italic"/>
    </style:style>
    <style:style style:name="T68" style:family="text">
      <style:text-properties fo:font-style="italic" officeooo:rsid="02fc82ed" style:font-style-asian="italic" style:font-style-complex="italic"/>
    </style:style>
    <style:style style:name="T69" style:family="text">
      <style:text-properties fo:font-style="italic" officeooo:rsid="03114010" style:font-style-asian="italic" style:font-style-complex="italic"/>
    </style:style>
    <style:style style:name="T70" style:family="text">
      <style:text-properties fo:font-style="italic" officeooo:rsid="032e6ea2" style:font-style-asian="italic" style:font-style-complex="italic"/>
    </style:style>
    <style:style style:name="T71" style:family="text">
      <style:text-properties fo:font-style="italic" officeooo:rsid="03300cad" style:font-style-asian="italic" style:font-style-complex="italic"/>
    </style:style>
    <style:style style:name="T72" style:family="text">
      <style:text-properties fo:font-style="italic" officeooo:rsid="0335c972" style:font-style-asian="italic" style:font-style-complex="italic"/>
    </style:style>
    <style:style style:name="T73" style:family="text">
      <style:text-properties fo:font-style="italic" officeooo:rsid="0347328d" style:font-style-asian="italic" style:font-style-complex="italic"/>
    </style:style>
    <style:style style:name="T74" style:family="text">
      <style:text-properties fo:font-style="italic" officeooo:rsid="0351327f" style:font-style-asian="italic" style:font-style-complex="italic"/>
    </style:style>
    <style:style style:name="T75" style:family="text">
      <style:text-properties fo:font-style="italic" officeooo:rsid="03a4d788" style:font-style-asian="italic" style:font-style-complex="italic"/>
    </style:style>
    <style:style style:name="T76" style:family="text">
      <style:text-properties fo:font-style="italic" officeooo:rsid="03a93435" style:font-style-asian="italic" style:font-style-complex="italic"/>
    </style:style>
    <style:style style:name="T77" style:family="text">
      <style:text-properties fo:font-style="italic" officeooo:rsid="03b0ee69" style:font-style-asian="italic" style:font-style-complex="italic"/>
    </style:style>
    <style:style style:name="T78" style:family="text">
      <style:text-properties fo:font-style="italic" officeooo:rsid="03c5486b" style:font-style-asian="italic" style:font-style-complex="italic"/>
    </style:style>
    <style:style style:name="T79" style:family="text">
      <style:text-properties fo:font-style="italic" officeooo:rsid="03f65a15" style:font-style-asian="italic" style:font-style-complex="italic"/>
    </style:style>
    <style:style style:name="T80" style:family="text">
      <style:text-properties fo:font-style="italic" officeooo:rsid="04185270" style:font-style-asian="italic" style:font-style-complex="italic"/>
    </style:style>
    <style:style style:name="T81" style:family="text">
      <style:text-properties fo:font-style="italic" officeooo:rsid="041a035b" style:font-style-asian="italic" style:font-style-complex="italic"/>
    </style:style>
    <style:style style:name="T82" style:family="text">
      <style:text-properties fo:font-style="italic" officeooo:rsid="0430b161" style:font-style-asian="italic" style:font-style-complex="italic"/>
    </style:style>
    <style:style style:name="T83" style:family="text">
      <style:text-properties fo:font-style="italic" officeooo:rsid="043659f4" style:font-style-asian="italic" style:font-style-complex="italic"/>
    </style:style>
    <style:style style:name="T84" style:family="text">
      <style:text-properties fo:font-style="italic" officeooo:rsid="044602bb" style:font-style-asian="italic" style:font-style-complex="italic"/>
    </style:style>
    <style:style style:name="T85" style:family="text">
      <style:text-properties fo:font-style="italic" officeooo:rsid="04479aea" style:font-style-asian="italic" style:font-style-complex="italic"/>
    </style:style>
    <style:style style:name="T86" style:family="text">
      <style:text-properties fo:font-style="italic" officeooo:rsid="04494599" style:font-style-asian="italic" style:font-style-complex="italic"/>
    </style:style>
    <style:style style:name="T87" style:family="text">
      <style:text-properties fo:font-style="italic" officeooo:rsid="04560cd1" style:font-style-asian="italic" style:font-style-complex="italic"/>
    </style:style>
    <style:style style:name="T88" style:family="text">
      <style:text-properties fo:font-style="italic" officeooo:rsid="045a19cb" style:font-style-asian="italic" style:font-style-complex="italic"/>
    </style:style>
    <style:style style:name="T89" style:family="text">
      <style:text-properties fo:font-style="italic" officeooo:rsid="04656bf5" style:font-style-asian="italic" style:font-style-complex="italic"/>
    </style:style>
    <style:style style:name="T90" style:family="text">
      <style:text-properties fo:font-style="italic" officeooo:rsid="04800dce" style:font-style-asian="italic" style:font-style-complex="italic"/>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officeooo:rsid="003058a2"/>
    </style:style>
    <style:style style:name="T93" style:family="text">
      <style:text-properties officeooo:rsid="003415f1"/>
    </style:style>
    <style:style style:name="T94" style:family="text">
      <style:text-properties officeooo:rsid="00363ab8"/>
    </style:style>
    <style:style style:name="T95" style:family="text">
      <style:text-properties officeooo:rsid="0038daec"/>
    </style:style>
    <style:style style:name="T96" style:family="text">
      <style:text-properties officeooo:rsid="003929d3"/>
    </style:style>
    <style:style style:name="T97" style:family="text">
      <style:text-properties officeooo:rsid="003b022f"/>
    </style:style>
    <style:style style:name="T98" style:family="text">
      <style:text-properties officeooo:rsid="003bd8eb"/>
    </style:style>
    <style:style style:name="T99" style:family="text">
      <style:text-properties officeooo:rsid="003d934b"/>
    </style:style>
    <style:style style:name="T100" style:family="text">
      <style:text-properties fo:font-style="normal" style:font-style-asian="normal" style:font-style-complex="normal"/>
    </style:style>
    <style:style style:name="T101" style:family="text">
      <style:text-properties fo:font-style="normal" officeooo:rsid="003d934b" style:font-style-asian="normal" style:font-style-complex="normal"/>
    </style:style>
    <style:style style:name="T102" style:family="text">
      <style:text-properties fo:font-style="normal" officeooo:rsid="003e4e43" style:font-style-asian="normal" style:font-style-complex="normal"/>
    </style:style>
    <style:style style:name="T103" style:family="text">
      <style:text-properties fo:font-style="normal" officeooo:rsid="003f3465" style:font-style-asian="normal" style:font-style-complex="normal"/>
    </style:style>
    <style:style style:name="T104" style:family="text">
      <style:text-properties fo:font-style="normal" officeooo:rsid="00406898" style:font-style-asian="normal" style:font-style-complex="normal"/>
    </style:style>
    <style:style style:name="T105" style:family="text">
      <style:text-properties fo:font-style="normal" officeooo:rsid="00419d67" style:font-style-asian="normal" style:font-style-complex="normal"/>
    </style:style>
    <style:style style:name="T106" style:family="text">
      <style:text-properties fo:font-style="normal" officeooo:rsid="0041f17d" style:font-style-asian="normal" style:font-style-complex="normal"/>
    </style:style>
    <style:style style:name="T107" style:family="text">
      <style:text-properties fo:font-style="normal" officeooo:rsid="0043d4c5" style:font-style-asian="normal" style:font-style-complex="normal"/>
    </style:style>
    <style:style style:name="T108" style:family="text">
      <style:text-properties fo:font-style="normal" officeooo:rsid="00454c66" style:font-style-asian="normal" style:font-style-complex="normal"/>
    </style:style>
    <style:style style:name="T109" style:family="text">
      <style:text-properties fo:font-style="normal" officeooo:rsid="0045673d" style:font-style-asian="normal" style:font-style-complex="normal"/>
    </style:style>
    <style:style style:name="T110" style:family="text">
      <style:text-properties fo:font-style="normal" officeooo:rsid="0045751f" style:font-style-asian="normal" style:font-style-complex="normal"/>
    </style:style>
    <style:style style:name="T111" style:family="text">
      <style:text-properties fo:font-style="normal" officeooo:rsid="0045a057" style:font-style-asian="normal" style:font-style-complex="normal"/>
    </style:style>
    <style:style style:name="T112" style:family="text">
      <style:text-properties fo:font-style="normal" officeooo:rsid="00476c5f" style:font-style-asian="normal" style:font-style-complex="normal"/>
    </style:style>
    <style:style style:name="T113" style:family="text">
      <style:text-properties fo:font-style="normal" officeooo:rsid="004bafc6" style:font-style-asian="normal" style:font-style-complex="normal"/>
    </style:style>
    <style:style style:name="T114" style:family="text">
      <style:text-properties fo:font-style="normal" officeooo:rsid="004c76d2" style:font-style-asian="normal" style:font-style-complex="normal"/>
    </style:style>
    <style:style style:name="T115" style:family="text">
      <style:text-properties fo:font-style="normal" officeooo:rsid="004df15c" style:font-style-asian="normal" style:font-style-complex="normal"/>
    </style:style>
    <style:style style:name="T116" style:family="text">
      <style:text-properties fo:font-style="normal" officeooo:rsid="004e7bda" style:font-style-asian="normal" style:font-style-complex="normal"/>
    </style:style>
    <style:style style:name="T117" style:family="text">
      <style:text-properties fo:font-style="normal" officeooo:rsid="004e8660" style:font-style-asian="normal" style:font-style-complex="normal"/>
    </style:style>
    <style:style style:name="T118" style:family="text">
      <style:text-properties fo:font-style="normal" officeooo:rsid="004efd4c" style:font-style-asian="normal" style:font-style-complex="normal"/>
    </style:style>
    <style:style style:name="T119" style:family="text">
      <style:text-properties fo:font-style="normal" officeooo:rsid="0050007e" style:font-style-asian="normal" style:font-style-complex="normal"/>
    </style:style>
    <style:style style:name="T120" style:family="text">
      <style:text-properties fo:font-style="normal" officeooo:rsid="00505d06" style:font-style-asian="normal" style:font-style-complex="normal"/>
    </style:style>
    <style:style style:name="T121" style:family="text">
      <style:text-properties fo:font-style="normal" officeooo:rsid="0051d955" style:font-style-asian="normal" style:font-style-complex="normal"/>
    </style:style>
    <style:style style:name="T122" style:family="text">
      <style:text-properties fo:font-style="normal" officeooo:rsid="0052ca59" style:font-style-asian="normal" style:font-style-complex="normal"/>
    </style:style>
    <style:style style:name="T123" style:family="text">
      <style:text-properties fo:font-style="normal" officeooo:rsid="0055d1bf" style:font-style-asian="normal" style:font-style-complex="normal"/>
    </style:style>
    <style:style style:name="T124" style:family="text">
      <style:text-properties fo:font-style="normal" officeooo:rsid="0056a681" style:font-style-asian="normal" style:font-style-complex="normal"/>
    </style:style>
    <style:style style:name="T125" style:family="text">
      <style:text-properties fo:font-style="normal" officeooo:rsid="00570cff" style:font-style-asian="normal" style:font-style-complex="normal"/>
    </style:style>
    <style:style style:name="T126" style:family="text">
      <style:text-properties fo:font-style="normal" officeooo:rsid="0057833b" style:font-style-asian="normal" style:font-style-complex="normal"/>
    </style:style>
    <style:style style:name="T127" style:family="text">
      <style:text-properties fo:font-style="normal" officeooo:rsid="0058939d" style:font-style-asian="normal" style:font-style-complex="normal"/>
    </style:style>
    <style:style style:name="T128" style:family="text">
      <style:text-properties fo:font-style="normal" officeooo:rsid="005ab894" style:font-style-asian="normal" style:font-style-complex="normal"/>
    </style:style>
    <style:style style:name="T129" style:family="text">
      <style:text-properties fo:font-style="normal" officeooo:rsid="005ab9d4" style:font-style-asian="normal" style:font-style-complex="normal"/>
    </style:style>
    <style:style style:name="T130" style:family="text">
      <style:text-properties fo:font-style="normal" officeooo:rsid="005c47e1" style:font-style-asian="normal" style:font-style-complex="normal"/>
    </style:style>
    <style:style style:name="T131" style:family="text">
      <style:text-properties fo:font-style="normal" officeooo:rsid="005e41dc" style:font-style-asian="normal" style:font-style-complex="normal"/>
    </style:style>
    <style:style style:name="T132" style:family="text">
      <style:text-properties fo:font-style="normal" officeooo:rsid="005f7340" style:font-style-asian="normal" style:font-style-complex="normal"/>
    </style:style>
    <style:style style:name="T133" style:family="text">
      <style:text-properties fo:font-style="normal" officeooo:rsid="005f7f84" style:font-style-asian="normal" style:font-style-complex="normal"/>
    </style:style>
    <style:style style:name="T134" style:family="text">
      <style:text-properties fo:font-style="normal" officeooo:rsid="005fa089" style:font-style-asian="normal" style:font-style-complex="normal"/>
    </style:style>
    <style:style style:name="T135" style:family="text">
      <style:text-properties fo:font-style="normal" officeooo:rsid="00613a24" style:font-style-asian="normal" style:font-style-complex="normal"/>
    </style:style>
    <style:style style:name="T136" style:family="text">
      <style:text-properties fo:font-style="normal" officeooo:rsid="00627b0b" style:font-style-asian="normal" style:font-style-complex="normal"/>
    </style:style>
    <style:style style:name="T137" style:family="text">
      <style:text-properties fo:font-style="normal" officeooo:rsid="006332a0" style:font-style-asian="normal" style:font-style-complex="normal"/>
    </style:style>
    <style:style style:name="T138" style:family="text">
      <style:text-properties fo:font-style="normal" officeooo:rsid="006479b3" style:font-style-asian="normal" style:font-style-complex="normal"/>
    </style:style>
    <style:style style:name="T139" style:family="text">
      <style:text-properties fo:font-style="normal" officeooo:rsid="00660c89" style:font-style-asian="normal" style:font-style-complex="normal"/>
    </style:style>
    <style:style style:name="T140" style:family="text">
      <style:text-properties fo:font-style="normal" officeooo:rsid="0067aaf9" style:font-style-asian="normal" style:font-style-complex="normal"/>
    </style:style>
    <style:style style:name="T141" style:family="text">
      <style:text-properties fo:font-style="normal" officeooo:rsid="0067cefb" style:font-style-asian="normal" style:font-style-complex="normal"/>
    </style:style>
    <style:style style:name="T142" style:family="text">
      <style:text-properties fo:font-style="normal" officeooo:rsid="006b4470" style:font-style-asian="normal" style:font-style-complex="normal"/>
    </style:style>
    <style:style style:name="T143" style:family="text">
      <style:text-properties fo:font-style="normal" officeooo:rsid="006c3a18" style:font-style-asian="normal" style:font-style-complex="normal"/>
    </style:style>
    <style:style style:name="T144" style:family="text">
      <style:text-properties fo:font-style="normal" officeooo:rsid="006cfea0" style:font-style-asian="normal" style:font-style-complex="normal"/>
    </style:style>
    <style:style style:name="T145" style:family="text">
      <style:text-properties fo:font-style="normal" officeooo:rsid="006f5a1d" style:font-style-asian="normal" style:font-style-complex="normal"/>
    </style:style>
    <style:style style:name="T146" style:family="text">
      <style:text-properties fo:font-style="normal" officeooo:rsid="025d2e95" style:font-style-asian="normal" style:font-style-complex="normal"/>
    </style:style>
    <style:style style:name="T147" style:family="text">
      <style:text-properties fo:font-style="normal" officeooo:rsid="02595af3" style:font-style-asian="normal" style:font-style-complex="normal"/>
    </style:style>
    <style:style style:name="T148" style:family="text">
      <style:text-properties fo:font-style="normal" officeooo:rsid="0259ca07" style:font-style-asian="normal" style:font-style-complex="normal"/>
    </style:style>
    <style:style style:name="T149" style:family="text">
      <style:text-properties fo:font-style="normal" officeooo:rsid="025e3220" style:font-style-asian="normal" style:font-style-complex="normal"/>
    </style:style>
    <style:style style:name="T150" style:family="text">
      <style:text-properties fo:font-style="normal" officeooo:rsid="0264f7aa" style:font-style-asian="normal" style:font-style-complex="normal"/>
    </style:style>
    <style:style style:name="T151" style:family="text">
      <style:text-properties fo:font-style="normal" officeooo:rsid="035acf84" style:font-style-asian="normal" style:font-style-complex="normal"/>
    </style:style>
    <style:style style:name="T152" style:family="text">
      <style:text-properties fo:font-style="normal" officeooo:rsid="038ef054" style:font-style-asian="normal" style:font-style-complex="normal"/>
    </style:style>
    <style:style style:name="T153" style:family="text">
      <style:text-properties fo:font-style="normal" officeooo:rsid="044602bb" style:font-style-asian="normal" style:font-style-complex="normal"/>
    </style:style>
    <style:style style:name="T154" style:family="text">
      <style:text-properties fo:font-style="normal" officeooo:rsid="04479aea" style:font-style-asian="normal" style:font-style-complex="normal"/>
    </style:style>
    <style:style style:name="T155" style:family="text">
      <style:text-properties fo:font-style="normal" officeooo:rsid="04489af3" style:font-style-asian="normal" style:font-style-complex="normal"/>
    </style:style>
    <style:style style:name="T156" style:family="text">
      <style:text-properties fo:font-style="normal" officeooo:rsid="04494599" style:font-style-asian="normal" style:font-style-complex="normal"/>
    </style:style>
    <style:style style:name="T157" style:family="text">
      <style:text-properties fo:font-style="normal" officeooo:rsid="0449bd92" style:font-style-asian="normal" style:font-style-complex="normal"/>
    </style:style>
    <style:style style:name="T158" style:family="text">
      <style:text-properties fo:font-style="normal" officeooo:rsid="044b8fd0" style:font-style-asian="normal" style:font-style-complex="normal"/>
    </style:style>
    <style:style style:name="T159" style:family="text">
      <style:text-properties fo:font-style="normal" officeooo:rsid="044c5f54" style:font-style-asian="normal" style:font-style-complex="normal"/>
    </style:style>
    <style:style style:name="T160" style:family="text">
      <style:text-properties fo:font-style="normal" officeooo:rsid="044cc0b6" style:font-style-asian="normal" style:font-style-complex="normal"/>
    </style:style>
    <style:style style:name="T161" style:family="text">
      <style:text-properties fo:font-style="normal" officeooo:rsid="044de190" style:font-style-asian="normal" style:font-style-complex="normal"/>
    </style:style>
    <style:style style:name="T162" style:family="text">
      <style:text-properties fo:font-style="normal" officeooo:rsid="044f1751" style:font-style-asian="normal" style:font-style-complex="normal"/>
    </style:style>
    <style:style style:name="T163" style:family="text">
      <style:text-properties fo:font-style="normal" officeooo:rsid="04508927" style:font-style-asian="normal" style:font-style-complex="normal"/>
    </style:style>
    <style:style style:name="T164" style:family="text">
      <style:text-properties fo:font-style="normal" officeooo:rsid="04510910" style:font-style-asian="normal" style:font-style-complex="normal"/>
    </style:style>
    <style:style style:name="T165" style:family="text">
      <style:text-properties fo:font-style="normal" officeooo:rsid="0452c621" style:font-style-asian="normal" style:font-style-complex="normal"/>
    </style:style>
    <style:style style:name="T166" style:family="text">
      <style:text-properties fo:font-style="normal" officeooo:rsid="04542d04" style:font-style-asian="normal" style:font-style-complex="normal"/>
    </style:style>
    <style:style style:name="T167" style:family="text">
      <style:text-properties fo:font-style="normal" officeooo:rsid="0455d0a3" style:font-style-asian="normal" style:font-style-complex="normal"/>
    </style:style>
    <style:style style:name="T168" style:family="text">
      <style:text-properties fo:font-style="normal" officeooo:rsid="04560cd1" style:font-style-asian="normal" style:font-style-complex="normal"/>
    </style:style>
    <style:style style:name="T169" style:family="text">
      <style:text-properties fo:font-style="normal" officeooo:rsid="0457b7ab" style:font-style-asian="normal" style:font-style-complex="normal"/>
    </style:style>
    <style:style style:name="T170" style:family="text">
      <style:text-properties fo:font-style="normal" officeooo:rsid="0458c65d" style:font-style-asian="normal" style:font-style-complex="normal"/>
    </style:style>
    <style:style style:name="T171" style:family="text">
      <style:text-properties fo:font-style="normal" officeooo:rsid="045a19cb" style:font-style-asian="normal" style:font-style-complex="normal"/>
    </style:style>
    <style:style style:name="T172" style:family="text">
      <style:text-properties fo:font-style="normal" officeooo:rsid="045c1067" style:font-style-asian="normal" style:font-style-complex="normal"/>
    </style:style>
    <style:style style:name="T173" style:family="text">
      <style:text-properties fo:font-style="normal" officeooo:rsid="045d76f7" style:font-style-asian="normal" style:font-style-complex="normal"/>
    </style:style>
    <style:style style:name="T174" style:family="text">
      <style:text-properties fo:font-style="normal" officeooo:rsid="045e2ab3" style:font-style-asian="normal" style:font-style-complex="normal"/>
    </style:style>
    <style:style style:name="T175" style:family="text">
      <style:text-properties fo:font-style="normal" officeooo:rsid="045f351b" style:font-style-asian="normal" style:font-style-complex="normal"/>
    </style:style>
    <style:style style:name="T176" style:family="text">
      <style:text-properties fo:font-style="normal" officeooo:rsid="0460536b" style:font-style-asian="normal" style:font-style-complex="normal"/>
    </style:style>
    <style:style style:name="T177" style:family="text">
      <style:text-properties fo:font-style="normal" officeooo:rsid="046136ae" style:font-style-asian="normal" style:font-style-complex="normal"/>
    </style:style>
    <style:style style:name="T178" style:family="text">
      <style:text-properties fo:font-style="normal" officeooo:rsid="04644523" style:font-style-asian="normal" style:font-style-complex="normal"/>
    </style:style>
    <style:style style:name="T179" style:family="text">
      <style:text-properties fo:font-style="normal" officeooo:rsid="0464c765" style:font-style-asian="normal" style:font-style-complex="normal"/>
    </style:style>
    <style:style style:name="T180" style:family="text">
      <style:text-properties fo:font-style="normal" officeooo:rsid="04656bf5" style:font-style-asian="normal" style:font-style-complex="normal"/>
    </style:style>
    <style:style style:name="T181" style:family="text">
      <style:text-properties fo:font-style="normal" officeooo:rsid="0466a931" style:font-style-asian="normal" style:font-style-complex="normal"/>
    </style:style>
    <style:style style:name="T182" style:family="text">
      <style:text-properties fo:font-style="normal" officeooo:rsid="04682baf" style:font-style-asian="normal" style:font-style-complex="normal"/>
    </style:style>
    <style:style style:name="T183" style:family="text">
      <style:text-properties fo:font-style="normal" officeooo:rsid="04694282" style:font-style-asian="normal" style:font-style-complex="normal"/>
    </style:style>
    <style:style style:name="T184" style:family="text">
      <style:text-properties fo:font-style="normal" officeooo:rsid="046a63f0" style:font-style-asian="normal" style:font-style-complex="normal"/>
    </style:style>
    <style:style style:name="T185" style:family="text">
      <style:text-properties fo:font-style="normal" officeooo:rsid="046b0733" style:font-style-asian="normal" style:font-style-complex="normal"/>
    </style:style>
    <style:style style:name="T186" style:family="text">
      <style:text-properties fo:font-style="normal" officeooo:rsid="046d0175" style:font-style-asian="normal" style:font-style-complex="normal"/>
    </style:style>
    <style:style style:name="T187" style:family="text">
      <style:text-properties fo:font-style="normal" officeooo:rsid="046e09bf" style:font-style-asian="normal" style:font-style-complex="normal"/>
    </style:style>
    <style:style style:name="T188" style:family="text">
      <style:text-properties fo:font-style="normal" officeooo:rsid="0470f4ea" style:font-style-asian="normal" style:font-style-complex="normal"/>
    </style:style>
    <style:style style:name="T189" style:family="text">
      <style:text-properties fo:font-style="normal" officeooo:rsid="047120dc" style:font-style-asian="normal" style:font-style-complex="normal"/>
    </style:style>
    <style:style style:name="T190" style:family="text">
      <style:text-properties fo:font-style="normal" officeooo:rsid="04754fea" style:font-style-asian="normal" style:font-style-complex="normal"/>
    </style:style>
    <style:style style:name="T191" style:family="text">
      <style:text-properties fo:font-style="normal" officeooo:rsid="0476750e" style:font-style-asian="normal" style:font-style-complex="normal"/>
    </style:style>
    <style:style style:name="T192" style:family="text">
      <style:text-properties fo:font-style="normal" officeooo:rsid="047695ed" style:font-style-asian="normal" style:font-style-complex="normal"/>
    </style:style>
    <style:style style:name="T193" style:family="text">
      <style:text-properties fo:font-style="normal" officeooo:rsid="04784c34" style:font-style-asian="normal" style:font-style-complex="normal"/>
    </style:style>
    <style:style style:name="T194" style:family="text">
      <style:text-properties fo:font-style="normal" officeooo:rsid="0481af48" style:font-style-asian="normal" style:font-style-complex="normal"/>
    </style:style>
    <style:style style:name="T195" style:family="text">
      <style:text-properties officeooo:rsid="00727f7f"/>
    </style:style>
    <style:style style:name="T196" style:family="text">
      <style:text-properties officeooo:rsid="0073c117"/>
    </style:style>
    <style:style style:name="T197" style:family="text">
      <style:text-properties officeooo:rsid="0073fd95"/>
    </style:style>
    <style:style style:name="T198" style:family="text">
      <style:text-properties officeooo:rsid="007685cc"/>
    </style:style>
    <style:style style:name="T199" style:family="text">
      <style:text-properties officeooo:rsid="0077986c"/>
    </style:style>
    <style:style style:name="T200" style:family="text">
      <style:text-properties officeooo:rsid="0078fa12"/>
    </style:style>
    <style:style style:name="T201" style:family="text">
      <style:text-properties officeooo:rsid="007bbeff"/>
    </style:style>
    <style:style style:name="T202" style:family="text">
      <style:text-properties officeooo:rsid="007bfd59"/>
    </style:style>
    <style:style style:name="T203" style:family="text">
      <style:text-properties officeooo:rsid="0080a39c"/>
    </style:style>
    <style:style style:name="T204" style:family="text">
      <style:text-properties officeooo:rsid="0083db86"/>
    </style:style>
    <style:style style:name="T205" style:family="text">
      <style:text-properties officeooo:rsid="009480a7"/>
    </style:style>
    <style:style style:name="T206" style:family="text">
      <style:text-properties officeooo:rsid="009aa109"/>
    </style:style>
    <style:style style:name="T207" style:family="text">
      <style:text-properties officeooo:rsid="009d3fd8"/>
    </style:style>
    <style:style style:name="T208" style:family="text">
      <style:text-properties officeooo:rsid="009ec2e1"/>
    </style:style>
    <style:style style:name="T209" style:family="text">
      <style:text-properties officeooo:rsid="00a273e6"/>
    </style:style>
    <style:style style:name="T210" style:family="text">
      <style:text-properties officeooo:rsid="00a41c24"/>
    </style:style>
    <style:style style:name="T211" style:family="text">
      <style:text-properties officeooo:rsid="00a4f3c4"/>
    </style:style>
    <style:style style:name="T212" style:family="text">
      <style:text-properties officeooo:rsid="00ab0f04"/>
    </style:style>
    <style:style style:name="T213" style:family="text">
      <style:text-properties officeooo:rsid="00ad85b9"/>
    </style:style>
    <style:style style:name="T214" style:family="text">
      <style:text-properties officeooo:rsid="00adc398"/>
    </style:style>
    <style:style style:name="T215" style:family="text">
      <style:text-properties officeooo:rsid="00ae5beb"/>
    </style:style>
    <style:style style:name="T216" style:family="text">
      <style:text-properties officeooo:rsid="00b05260"/>
    </style:style>
    <style:style style:name="T217" style:family="text">
      <style:text-properties officeooo:rsid="00b07f59"/>
    </style:style>
    <style:style style:name="T218" style:family="text">
      <style:text-properties officeooo:rsid="00b65346"/>
    </style:style>
    <style:style style:name="T219" style:family="text">
      <style:text-properties officeooo:rsid="00befcbb"/>
    </style:style>
    <style:style style:name="T220" style:family="text">
      <style:text-properties officeooo:rsid="00cc2cd0"/>
    </style:style>
    <style:style style:name="T221" style:family="text">
      <style:text-properties officeooo:rsid="00ce5f9f"/>
    </style:style>
    <style:style style:name="T222" style:family="text">
      <style:text-properties officeooo:rsid="00dc4584"/>
    </style:style>
    <style:style style:name="T223"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224" style:family="text">
      <style:text-properties officeooo:rsid="00e4bc85"/>
    </style:style>
    <style:style style:name="T225" style:family="text">
      <style:text-properties fo:language="ru" fo:country="RU" fo:font-style="normal" style:font-style-asian="normal" style:font-style-complex="normal"/>
    </style:style>
    <style:style style:name="T226" style:family="text">
      <style:text-properties fo:language="ru" fo:country="RU" fo:font-style="normal" officeooo:rsid="00fb6839" style:font-style-asian="normal" style:font-style-complex="normal"/>
    </style:style>
    <style:style style:name="T227" style:family="text">
      <style:text-properties fo:language="ru" fo:country="RU" fo:font-style="normal" officeooo:rsid="00f70918" style:font-style-asian="normal" style:font-style-complex="normal"/>
    </style:style>
    <style:style style:name="T228" style:family="text">
      <style:text-properties fo:language="ru" fo:country="RU" fo:font-style="normal" officeooo:rsid="00fec96f" style:font-style-asian="normal" style:font-style-complex="normal"/>
    </style:style>
    <style:style style:name="T229" style:family="text">
      <style:text-properties fo:language="ru" fo:country="RU" fo:font-style="normal" officeooo:rsid="00ff3848" style:font-style-asian="normal" style:font-style-complex="normal"/>
    </style:style>
    <style:style style:name="T230" style:family="text">
      <style:text-properties fo:language="ru" fo:country="RU" fo:font-style="normal" officeooo:rsid="0100e116" style:font-style-asian="normal" style:font-style-complex="normal"/>
    </style:style>
    <style:style style:name="T231" style:family="text">
      <style:text-properties fo:language="ru" fo:country="RU" fo:font-style="normal" officeooo:rsid="0103e94f" style:font-style-asian="normal" style:font-style-complex="normal"/>
    </style:style>
    <style:style style:name="T232" style:family="text">
      <style:text-properties fo:language="ru" fo:country="RU" fo:font-style="normal" officeooo:rsid="010c406e" style:font-style-asian="normal" style:font-style-complex="normal"/>
    </style:style>
    <style:style style:name="T233" style:family="text">
      <style:text-properties fo:language="ru" fo:country="RU" fo:font-style="normal" officeooo:rsid="010e61ed" style:font-style-asian="normal" style:font-style-complex="normal"/>
    </style:style>
    <style:style style:name="T234" style:family="text">
      <style:text-properties fo:language="ru" fo:country="RU" fo:font-style="normal" officeooo:rsid="010eb35a" style:font-style-asian="normal" style:font-style-complex="normal"/>
    </style:style>
    <style:style style:name="T235" style:family="text">
      <style:text-properties fo:language="ru" fo:country="RU" fo:font-style="normal" officeooo:rsid="010efa48" style:font-style-asian="normal" style:font-style-complex="normal"/>
    </style:style>
    <style:style style:name="T236" style:family="text">
      <style:text-properties fo:language="ru" fo:country="RU" fo:font-style="normal" officeooo:rsid="01104538" style:font-style-asian="normal" style:font-style-complex="normal"/>
    </style:style>
    <style:style style:name="T237" style:family="text">
      <style:text-properties fo:language="ru" fo:country="RU" fo:font-style="normal" officeooo:rsid="01115021" style:font-style-asian="normal" style:font-style-complex="normal"/>
    </style:style>
    <style:style style:name="T238" style:family="text">
      <style:text-properties fo:language="ru" fo:country="RU" fo:font-style="normal" officeooo:rsid="0114d215" style:font-style-asian="normal" style:font-style-complex="normal"/>
    </style:style>
    <style:style style:name="T239" style:family="text">
      <style:text-properties fo:language="ru" fo:country="RU" fo:font-style="normal" officeooo:rsid="01156f2f" style:font-style-asian="normal" style:font-style-complex="normal"/>
    </style:style>
    <style:style style:name="T240" style:family="text">
      <style:text-properties fo:language="ru" fo:country="RU" fo:font-style="normal" officeooo:rsid="0116e5bc" style:font-style-asian="normal" style:font-style-complex="normal"/>
    </style:style>
    <style:style style:name="T241" style:family="text">
      <style:text-properties fo:language="ru" fo:country="RU" fo:font-style="normal" officeooo:rsid="01176066" style:font-style-asian="normal" style:font-style-complex="normal"/>
    </style:style>
    <style:style style:name="T242" style:family="text">
      <style:text-properties fo:language="ru" fo:country="RU" fo:font-style="normal" officeooo:rsid="01193137" style:font-style-asian="normal" style:font-style-complex="normal"/>
    </style:style>
    <style:style style:name="T243" style:family="text">
      <style:text-properties fo:language="ru" fo:country="RU" fo:font-style="normal" officeooo:rsid="012a2dd4" style:font-style-asian="normal" style:font-style-complex="normal"/>
    </style:style>
    <style:style style:name="T244" style:family="text">
      <style:text-properties officeooo:rsid="00ea508c"/>
    </style:style>
    <style:style style:name="T245" style:family="text">
      <style:text-properties officeooo:rsid="00ec1d7b"/>
    </style:style>
    <style:style style:name="T246" style:family="text">
      <style:text-properties fo:font-weight="normal" style:font-weight-asian="normal" style:font-weight-complex="normal"/>
    </style:style>
    <style:style style:name="T247" style:family="text">
      <style:text-properties fo:font-weight="normal" officeooo:rsid="00ec1d7b" style:font-weight-asian="normal" style:font-weight-complex="normal"/>
    </style:style>
    <style:style style:name="T248" style:family="text">
      <style:text-properties fo:font-weight="normal" officeooo:rsid="025e6a9b" style:font-weight-asian="normal" style:font-weight-complex="normal"/>
    </style:style>
    <style:style style:name="T249" style:family="text">
      <style:text-properties fo:font-weight="normal" officeooo:rsid="02595af3" style:font-weight-asian="normal" style:font-weight-complex="normal"/>
    </style:style>
    <style:style style:name="T250" style:family="text">
      <style:text-properties officeooo:rsid="00f70918"/>
    </style:style>
    <style:style style:name="T251" style:family="text">
      <style:text-properties officeooo:rsid="00fcecca"/>
    </style:style>
    <style:style style:name="T252" style:family="text">
      <style:text-properties officeooo:rsid="0109c258"/>
    </style:style>
    <style:style style:name="T253" style:family="text">
      <style:text-properties style:font-name="Liberation Serif1" fo:language="ru" fo:country="RU" fo:font-style="normal" style:font-style-asian="normal" style:font-style-complex="normal"/>
    </style:style>
    <style:style style:name="T254" style:family="text">
      <style:text-properties style:font-name="Liberation Serif1" fo:language="ru" fo:country="RU" fo:font-style="normal" officeooo:rsid="01193137" style:font-style-asian="normal" style:font-style-complex="normal"/>
    </style:style>
    <style:style style:name="T255" style:family="text">
      <style:text-properties style:font-name="Liberation Serif1" fo:language="ru" fo:country="RU" fo:font-style="normal" officeooo:rsid="01193855" style:font-style-asian="normal" style:font-style-complex="normal"/>
    </style:style>
    <style:style style:name="T256" style:family="text">
      <style:text-properties style:font-name="Liberation Serif1" fo:language="ru" fo:country="RU" fo:font-style="normal" officeooo:rsid="0120a3a5" style:font-style-asian="normal" style:font-style-complex="normal"/>
    </style:style>
    <style:style style:name="T257" style:family="text">
      <style:text-properties style:font-name="Liberation Serif1" fo:language="ru" fo:country="RU" fo:font-style="normal" officeooo:rsid="0121cac0" style:font-style-asian="normal" style:font-style-complex="normal"/>
    </style:style>
    <style:style style:name="T258" style:family="text">
      <style:text-properties style:font-name="Liberation Serif1" fo:language="ru" fo:country="RU" fo:font-style="normal" officeooo:rsid="01221f78" style:font-style-asian="normal" style:font-style-complex="normal"/>
    </style:style>
    <style:style style:name="T259" style:family="text">
      <style:text-properties style:font-name="Liberation Serif1" fo:language="ru" fo:country="RU" fo:font-style="normal" officeooo:rsid="012299aa" style:font-style-asian="normal" style:font-style-complex="normal"/>
    </style:style>
    <style:style style:name="T260" style:family="text">
      <style:text-properties style:font-name="Liberation Serif1" fo:language="ru" fo:country="RU" fo:font-style="normal" officeooo:rsid="01231549" style:font-style-asian="normal" style:font-style-complex="normal"/>
    </style:style>
    <style:style style:name="T261" style:family="text">
      <style:text-properties style:font-name="Liberation Serif1" fo:language="ru" fo:country="RU" fo:font-style="normal" officeooo:rsid="0124bf0e" style:font-style-asian="normal" style:font-style-complex="normal"/>
    </style:style>
    <style:style style:name="T262" style:family="text">
      <style:text-properties style:font-name="Liberation Serif1" fo:language="ru" fo:country="RU" fo:font-style="normal" officeooo:rsid="01266a74" style:font-style-asian="normal" style:font-style-complex="normal"/>
    </style:style>
    <style:style style:name="T263" style:family="text">
      <style:text-properties style:font-name="Liberation Serif1" fo:language="ru" fo:country="RU" fo:font-style="normal" officeooo:rsid="01282f49" style:font-style-asian="normal" style:font-style-complex="normal"/>
    </style:style>
    <style:style style:name="T264" style:family="text">
      <style:text-properties style:font-name="Liberation Serif1" fo:language="ru" fo:country="RU" fo:font-style="normal" officeooo:rsid="012a2dd4" style:font-style-asian="normal" style:font-style-complex="normal"/>
    </style:style>
    <style:style style:name="T265" style:family="text">
      <style:text-properties style:font-name="Liberation Serif1" fo:language="ru" fo:country="RU" fo:font-style="normal" officeooo:rsid="0114d215" style:font-style-asian="normal" style:font-style-complex="normal"/>
    </style:style>
    <style:style style:name="T266" style:family="text">
      <style:text-properties style:font-name="Liberation Serif1" fo:language="ru" fo:country="RU" fo:font-style="normal" officeooo:rsid="00f70918" style:font-style-asian="normal" style:font-style-complex="normal"/>
    </style:style>
    <style:style style:name="T267" style:family="text">
      <style:text-properties style:font-name="Liberation Serif1" fo:language="ru" fo:country="RU" fo:font-style="normal" officeooo:rsid="012a79d9" style:font-style-asian="normal" style:font-style-complex="normal"/>
    </style:style>
    <style:style style:name="T268" style:family="text">
      <style:text-properties style:font-name="Liberation Serif1" fo:language="ru" fo:country="RU" fo:font-style="normal" officeooo:rsid="012c1fbf" style:font-style-asian="normal" style:font-style-complex="normal"/>
    </style:style>
    <style:style style:name="T269" style:family="text">
      <style:text-properties style:font-name="Liberation Serif1" fo:language="ru" fo:country="RU" fo:font-style="normal" officeooo:rsid="012d3fcc" style:font-style-asian="normal" style:font-style-complex="normal"/>
    </style:style>
    <style:style style:name="T270" style:family="text">
      <style:text-properties style:font-name="Liberation Serif1" fo:language="ru" fo:country="RU" fo:font-style="normal" officeooo:rsid="012f2009" style:font-style-asian="normal" style:font-style-complex="normal"/>
    </style:style>
    <style:style style:name="T271" style:family="text">
      <style:text-properties style:font-name="Liberation Serif1" fo:language="ru" fo:country="RU" fo:font-style="normal" officeooo:rsid="012fc6d6" style:font-style-asian="normal" style:font-style-complex="normal"/>
    </style:style>
    <style:style style:name="T272" style:family="text">
      <style:text-properties style:font-name="Liberation Serif1" fo:language="ru" fo:country="RU" fo:font-style="normal" officeooo:rsid="01302e2e" style:font-style-asian="normal" style:font-style-complex="normal"/>
    </style:style>
    <style:style style:name="T273" style:family="text">
      <style:text-properties style:font-name="Liberation Serif1" fo:language="ru" fo:country="RU" fo:font-style="normal" officeooo:rsid="01304ab2" style:font-style-asian="normal" style:font-style-complex="normal"/>
    </style:style>
    <style:style style:name="T274" style:family="text">
      <style:text-properties style:font-name="Liberation Serif1" fo:language="ru" fo:country="RU" fo:font-style="normal" officeooo:rsid="0131c2d9" style:font-style-asian="normal" style:font-style-complex="normal"/>
    </style:style>
    <style:style style:name="T275" style:family="text">
      <style:text-properties style:font-name="Liberation Serif1" fo:language="ru" fo:country="RU" fo:font-style="normal" officeooo:rsid="01339223" style:font-style-asian="normal" style:font-style-complex="normal"/>
    </style:style>
    <style:style style:name="T276" style:family="text">
      <style:text-properties style:font-name="Liberation Serif1" fo:language="ru" fo:country="RU" fo:font-style="normal" officeooo:rsid="0135391c" style:font-style-asian="normal" style:font-style-complex="normal"/>
    </style:style>
    <style:style style:name="T277" style:family="text">
      <style:text-properties style:font-name="Liberation Serif1" fo:language="ru" fo:country="RU" fo:font-style="normal" officeooo:rsid="01364953" style:font-style-asian="normal" style:font-style-complex="normal"/>
    </style:style>
    <style:style style:name="T278" style:family="text">
      <style:text-properties style:font-name="Liberation Serif1" fo:language="ru" fo:country="RU" fo:font-style="normal" officeooo:rsid="0138c869" style:font-style-asian="normal" style:font-style-complex="normal"/>
    </style:style>
    <style:style style:name="T279" style:family="text">
      <style:text-properties style:font-name="Liberation Serif1" fo:language="ru" fo:country="RU" fo:font-style="normal" officeooo:rsid="013a4b01" style:font-style-asian="normal" style:font-style-complex="normal"/>
    </style:style>
    <style:style style:name="T280" style:family="text">
      <style:text-properties style:font-name="Liberation Serif1" fo:language="ru" fo:country="RU" fo:font-style="normal" officeooo:rsid="013d7b37" style:font-style-asian="normal" style:font-style-complex="normal"/>
    </style:style>
    <style:style style:name="T281" style:family="text">
      <style:text-properties style:font-name="Liberation Serif1" fo:language="ru" fo:country="RU" fo:font-style="normal" officeooo:rsid="01500c79" style:font-style-asian="normal" style:font-style-complex="normal"/>
    </style:style>
    <style:style style:name="T282" style:family="text">
      <style:text-properties style:font-name="Liberation Serif1" fo:language="ru" fo:country="RU" fo:font-style="normal" officeooo:rsid="0624d679" style:font-style-asian="normal" style:font-style-complex="normal"/>
    </style:style>
    <style:style style:name="T283" style:family="text">
      <style:text-properties style:font-name="Liberation Serif1" fo:language="ru" fo:country="RU"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284" style:family="text">
      <style:text-properties style:font-name="Liberation Serif1" fo:language="ru" fo:country="RU" fo:font-style="normal" style:text-underline-style="none" fo:font-weight="normal" officeooo:rsid="058b060b" style:font-name-asian="Liberation Mono" style:font-style-asian="normal" style:font-weight-asian="normal" style:font-name-complex="Liberation Mono" style:font-style-complex="normal" style:font-weight-complex="normal"/>
    </style:style>
    <style:style style:name="T285" style:family="text">
      <style:text-properties style:font-name="Liberation Serif1" fo:language="ru" fo:country="RU" fo:font-style="normal" style:text-underline-style="none" fo:font-weight="normal" officeooo:rsid="058bbe3a" style:font-name-asian="Liberation Mono" style:font-style-asian="normal" style:font-weight-asian="normal" style:font-name-complex="Liberation Mono" style:font-style-complex="normal" style:font-weight-complex="normal"/>
    </style:style>
    <style:style style:name="T286" style:family="text">
      <style:text-properties style:font-name="Liberation Serif1" fo:language="ru" fo:country="RU" fo:font-style="normal" style:text-underline-style="none" fo:font-weight="normal" officeooo:rsid="058cc823" style:font-name-asian="Liberation Mono" style:font-style-asian="normal" style:font-weight-asian="normal" style:font-name-complex="Liberation Mono" style:font-style-complex="normal" style:font-weight-complex="normal"/>
    </style:style>
    <style:style style:name="T287" style:family="text">
      <style:text-properties style:font-name="Liberation Serif1" fo:language="ru" fo:country="RU" fo:font-style="normal" style:text-underline-style="none" fo:font-weight="normal" officeooo:rsid="058d5a4e" style:font-name-asian="Liberation Mono" style:font-style-asian="normal" style:font-weight-asian="normal" style:font-name-complex="Liberation Mono" style:font-style-complex="normal" style:font-weight-complex="normal"/>
    </style:style>
    <style:style style:name="T288" style:family="text">
      <style:text-properties style:font-name="Liberation Serif1" fo:language="ru" fo:country="RU"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289" style:family="text">
      <style:text-properties style:font-name="Liberation Serif1" fo:language="ru" fo:country="RU" fo:font-style="normal" style:text-underline-style="none" fo:font-weight="normal" officeooo:rsid="058ef562" style:font-name-asian="Liberation Mono" style:font-style-asian="normal" style:font-weight-asian="normal" style:font-name-complex="Liberation Mono" style:font-style-complex="normal" style:font-weight-complex="normal"/>
    </style:style>
    <style:style style:name="T290" style:family="text">
      <style:text-properties style:font-name="Liberation Serif1" fo:language="ru" fo:country="RU" fo:font-style="normal" style:text-underline-style="none" fo:font-weight="normal" officeooo:rsid="0590bda7" style:font-name-asian="Liberation Mono" style:font-style-asian="normal" style:font-weight-asian="normal" style:font-name-complex="Liberation Mono" style:font-style-complex="normal" style:font-weight-complex="normal"/>
    </style:style>
    <style:style style:name="T291" style:family="text">
      <style:text-properties style:font-name="Liberation Serif1" fo:language="ru" fo:country="RU" fo:font-style="normal" style:text-underline-style="none" fo:font-weight="normal" officeooo:rsid="05935a45" style:font-name-asian="Liberation Mono" style:font-style-asian="normal" style:font-weight-asian="normal" style:font-name-complex="Liberation Mono" style:font-style-complex="normal" style:font-weight-complex="normal"/>
    </style:style>
    <style:style style:name="T292" style:family="text">
      <style:text-properties style:font-name="Liberation Serif1" fo:language="ru" fo:country="RU" fo:font-style="normal" style:text-underline-style="none" fo:font-weight="normal" officeooo:rsid="05953cfb" style:font-name-asian="Liberation Mono" style:font-style-asian="normal" style:font-weight-asian="normal" style:font-name-complex="Liberation Mono" style:font-style-complex="normal" style:font-weight-complex="normal"/>
    </style:style>
    <style:style style:name="T293" style:family="text">
      <style:text-properties style:font-name="Liberation Serif1" fo:language="ru" fo:country="RU" fo:font-style="normal" style:text-underline-style="none" fo:font-weight="normal" officeooo:rsid="05960c2c" style:font-name-asian="Liberation Mono" style:font-style-asian="normal" style:font-weight-asian="normal" style:font-name-complex="Liberation Mono" style:font-style-complex="normal" style:font-weight-complex="normal"/>
    </style:style>
    <style:style style:name="T294" style:family="text">
      <style:text-properties style:font-name="Liberation Serif1" fo:language="ru" fo:country="RU" fo:font-style="normal" style:text-underline-style="none" fo:font-weight="normal" officeooo:rsid="0597245d" style:font-name-asian="Liberation Mono" style:font-style-asian="normal" style:font-weight-asian="normal" style:font-name-complex="Liberation Mono" style:font-style-complex="normal" style:font-weight-complex="normal"/>
    </style:style>
    <style:style style:name="T295" style:family="text">
      <style:text-properties style:font-name="Liberation Serif1" fo:language="ru" fo:country="RU" fo:font-style="normal" style:text-underline-style="none" fo:font-weight="normal" officeooo:rsid="0598d5cc" style:font-name-asian="Liberation Mono" style:font-style-asian="normal" style:font-weight-asian="normal" style:font-name-complex="Liberation Mono" style:font-style-complex="normal" style:font-weight-complex="normal"/>
    </style:style>
    <style:style style:name="T296" style:family="text">
      <style:text-properties style:font-name="Liberation Serif1" fo:language="ru" fo:country="RU" fo:font-style="normal" style:text-underline-style="none" fo:font-weight="normal" officeooo:rsid="059983f0" style:font-name-asian="Liberation Mono" style:font-style-asian="normal" style:font-weight-asian="normal" style:font-name-complex="Liberation Mono" style:font-style-complex="normal" style:font-weight-complex="normal"/>
    </style:style>
    <style:style style:name="T297" style:family="text">
      <style:text-properties style:font-name="Liberation Serif1" fo:language="ru" fo:country="RU" fo:font-style="normal" style:text-underline-style="none" fo:font-weight="normal" officeooo:rsid="059a1371" style:font-name-asian="Liberation Mono" style:font-style-asian="normal" style:font-weight-asian="normal" style:font-name-complex="Liberation Mono" style:font-style-complex="normal" style:font-weight-complex="normal"/>
    </style:style>
    <style:style style:name="T298" style:family="text">
      <style:text-properties style:font-name="Liberation Serif1" fo:language="ru" fo:country="RU"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299" style:family="text">
      <style:text-properties style:font-name="Liberation Serif1" fo:language="ru" fo:country="RU" fo:font-style="normal" style:text-underline-style="none" fo:font-weight="normal" officeooo:rsid="059bffce" style:font-name-asian="Liberation Mono" style:font-style-asian="normal" style:font-weight-asian="normal" style:font-name-complex="Liberation Mono" style:font-style-complex="normal" style:font-weight-complex="normal"/>
    </style:style>
    <style:style style:name="T300" style:family="text">
      <style:text-properties style:font-name="Liberation Serif1" fo:language="ru" fo:country="RU" fo:font-style="normal" style:text-underline-style="none" fo:font-weight="normal" officeooo:rsid="059ccec8" style:font-name-asian="Liberation Mono" style:font-style-asian="normal" style:font-weight-asian="normal" style:font-name-complex="Liberation Mono" style:font-style-complex="normal" style:font-weight-complex="normal"/>
    </style:style>
    <style:style style:name="T301" style:family="text">
      <style:text-properties style:font-name="Liberation Serif1" fo:language="ru" fo:country="RU" fo:font-style="normal" style:text-underline-style="none" fo:font-weight="normal" officeooo:rsid="059e7191" style:font-name-asian="Liberation Mono" style:font-style-asian="normal" style:font-weight-asian="normal" style:font-name-complex="Liberation Mono" style:font-style-complex="normal" style:font-weight-complex="normal"/>
    </style:style>
    <style:style style:name="T302" style:family="text">
      <style:text-properties style:font-name="Liberation Serif1" fo:language="ru" fo:country="RU" fo:font-style="normal" style:text-underline-style="none" fo:font-weight="normal" officeooo:rsid="059fd925" style:font-name-asian="Liberation Mono" style:font-style-asian="normal" style:font-weight-asian="normal" style:font-name-complex="Liberation Mono" style:font-style-complex="normal" style:font-weight-complex="normal"/>
    </style:style>
    <style:style style:name="T303" style:family="text">
      <style:text-properties style:font-name="Liberation Serif1" fo:language="ru" fo:country="RU" fo:font-style="normal" style:text-underline-style="none" fo:font-weight="normal" officeooo:rsid="05a30a6c" style:font-name-asian="Liberation Mono" style:font-style-asian="normal" style:font-weight-asian="normal" style:font-name-complex="Liberation Mono" style:font-style-complex="normal" style:font-weight-complex="normal"/>
    </style:style>
    <style:style style:name="T304" style:family="text">
      <style:text-properties style:font-name="Liberation Serif1" fo:language="ru" fo:country="RU" fo:font-style="normal" style:text-underline-style="none" fo:font-weight="normal" officeooo:rsid="05a33a6c" style:font-name-asian="Liberation Mono" style:font-style-asian="normal" style:font-weight-asian="normal" style:font-name-complex="Liberation Mono" style:font-style-complex="normal" style:font-weight-complex="normal"/>
    </style:style>
    <style:style style:name="T305" style:family="text">
      <style:text-properties style:font-name="Liberation Serif1" fo:language="ru" fo:country="RU" fo:font-style="normal" style:text-underline-style="none" fo:font-weight="normal" officeooo:rsid="05a4a047" style:font-name-asian="Liberation Mono" style:font-style-asian="normal" style:font-weight-asian="normal" style:font-name-complex="Liberation Mono" style:font-style-complex="normal" style:font-weight-complex="normal"/>
    </style:style>
    <style:style style:name="T306" style:family="text">
      <style:text-properties style:font-name="Liberation Serif1" fo:language="ru" fo:country="RU" fo:font-style="normal" style:text-underline-style="none" fo:font-weight="normal" officeooo:rsid="05a522eb" style:font-name-asian="Liberation Mono" style:font-style-asian="normal" style:font-weight-asian="normal" style:font-name-complex="Liberation Mono" style:font-style-complex="normal" style:font-weight-complex="normal"/>
    </style:style>
    <style:style style:name="T307" style:family="text">
      <style:text-properties style:font-name="Liberation Serif1" fo:language="ru" fo:country="RU" fo:font-style="normal" style:text-underline-style="none" fo:font-weight="normal" officeooo:rsid="05a5ebf6" style:font-name-asian="Liberation Mono" style:font-style-asian="normal" style:font-weight-asian="normal" style:font-name-complex="Liberation Mono" style:font-style-complex="normal" style:font-weight-complex="normal"/>
    </style:style>
    <style:style style:name="T308" style:family="text">
      <style:text-properties style:font-name="Liberation Serif1" fo:language="ru" fo:country="RU" fo:font-style="normal" style:text-underline-style="none" fo:font-weight="normal" officeooo:rsid="05a73866" style:font-name-asian="Liberation Mono" style:font-style-asian="normal" style:font-weight-asian="normal" style:font-name-complex="Liberation Mono" style:font-style-complex="normal" style:font-weight-complex="normal"/>
    </style:style>
    <style:style style:name="T309" style:family="text">
      <style:text-properties style:font-name="Liberation Serif1" fo:language="ru" fo:country="RU" fo:font-style="normal" style:text-underline-style="none" fo:font-weight="normal" officeooo:rsid="05a92241" style:font-name-asian="Liberation Mono" style:font-style-asian="normal" style:font-weight-asian="normal" style:font-name-complex="Liberation Mono" style:font-style-complex="normal" style:font-weight-complex="normal"/>
    </style:style>
    <style:style style:name="T310" style:family="text">
      <style:text-properties style:font-name="Liberation Serif1" fo:language="ru" fo:country="RU" fo:font-style="normal" style:text-underline-style="none" fo:font-weight="normal" officeooo:rsid="05aaa16c" style:font-name-asian="Liberation Mono" style:font-style-asian="normal" style:font-weight-asian="normal" style:font-name-complex="Liberation Mono" style:font-style-complex="normal" style:font-weight-complex="normal"/>
    </style:style>
    <style:style style:name="T311" style:family="text">
      <style:text-properties style:font-name="Liberation Serif1" fo:language="ru" fo:country="RU" fo:font-style="normal" style:text-underline-style="none" fo:font-weight="normal" officeooo:rsid="05acf3df" style:font-name-asian="Liberation Mono" style:font-style-asian="normal" style:font-weight-asian="normal" style:font-name-complex="Liberation Mono" style:font-style-complex="normal" style:font-weight-complex="normal"/>
    </style:style>
    <style:style style:name="T312" style:family="text">
      <style:text-properties style:font-name="Liberation Serif1" fo:language="ru" fo:country="RU" fo:font-style="normal" style:text-underline-style="none" fo:font-weight="normal" officeooo:rsid="05ad5856" style:font-name-asian="Liberation Mono" style:font-style-asian="normal" style:font-weight-asian="normal" style:font-name-complex="Liberation Mono" style:font-style-complex="normal" style:font-weight-complex="normal"/>
    </style:style>
    <style:style style:name="T313" style:family="text">
      <style:text-properties style:font-name="Liberation Serif1" fo:language="ru" fo:country="RU" fo:font-style="normal" style:text-underline-style="none" fo:font-weight="normal" officeooo:rsid="05ae293d" style:font-name-asian="Liberation Mono" style:font-style-asian="normal" style:font-weight-asian="normal" style:font-name-complex="Liberation Mono" style:font-style-complex="normal" style:font-weight-complex="normal"/>
    </style:style>
    <style:style style:name="T314" style:family="text">
      <style:text-properties style:font-name="Liberation Serif1" fo:language="ru" fo:country="RU" fo:font-style="normal" style:text-underline-style="none" fo:font-weight="normal" officeooo:rsid="05af3df0" style:font-name-asian="Liberation Mono" style:font-style-asian="normal" style:font-weight-asian="normal" style:font-name-complex="Liberation Mono" style:font-style-complex="normal" style:font-weight-complex="normal"/>
    </style:style>
    <style:style style:name="T315" style:family="text">
      <style:text-properties style:font-name="Liberation Serif1" fo:language="ru" fo:country="RU" fo:font-style="normal" style:text-underline-style="none" fo:font-weight="normal" officeooo:rsid="05af5b40" style:font-name-asian="Liberation Mono" style:font-style-asian="normal" style:font-weight-asian="normal" style:font-name-complex="Liberation Mono" style:font-style-complex="normal" style:font-weight-complex="normal"/>
    </style:style>
    <style:style style:name="T316" style:family="text">
      <style:text-properties style:font-name="Liberation Serif1" fo:language="ru" fo:country="RU" fo:font-style="normal" style:text-underline-style="none" fo:font-weight="normal" officeooo:rsid="05b0e90a" style:font-name-asian="Liberation Mono" style:font-style-asian="normal" style:font-weight-asian="normal" style:font-name-complex="Liberation Mono" style:font-style-complex="normal" style:font-weight-complex="normal"/>
    </style:style>
    <style:style style:name="T317" style:family="text">
      <style:text-properties style:font-name="Liberation Serif1" fo:language="ru" fo:country="RU" fo:font-style="normal" style:text-underline-style="none" fo:font-weight="normal" officeooo:rsid="05b1dee8" style:font-name-asian="Liberation Mono" style:font-style-asian="normal" style:font-weight-asian="normal" style:font-name-complex="Liberation Mono" style:font-style-complex="normal" style:font-weight-complex="normal"/>
    </style:style>
    <style:style style:name="T318" style:family="text">
      <style:text-properties style:font-name="Liberation Serif1" fo:language="ru" fo:country="RU" fo:font-style="normal" style:text-underline-style="none" fo:font-weight="normal" officeooo:rsid="05b35547" style:font-name-asian="Liberation Mono" style:font-style-asian="normal" style:font-weight-asian="normal" style:font-name-complex="Liberation Mono" style:font-style-complex="normal" style:font-weight-complex="normal"/>
    </style:style>
    <style:style style:name="T319" style:family="text">
      <style:text-properties style:font-name="Liberation Serif1" fo:language="ru" fo:country="RU" fo:font-style="normal" style:text-underline-style="none" fo:font-weight="normal" officeooo:rsid="05b4ed82" style:font-name-asian="Liberation Mono" style:font-style-asian="normal" style:font-weight-asian="normal" style:font-name-complex="Liberation Mono" style:font-style-complex="normal" style:font-weight-complex="normal"/>
    </style:style>
    <style:style style:name="T320" style:family="text">
      <style:text-properties style:font-name="Liberation Serif1" fo:language="ru" fo:country="RU" fo:font-style="normal" style:text-underline-style="none" fo:font-weight="normal" officeooo:rsid="05b56b96" style:font-name-asian="Liberation Mono" style:font-style-asian="normal" style:font-weight-asian="normal" style:font-name-complex="Liberation Mono" style:font-style-complex="normal" style:font-weight-complex="normal"/>
    </style:style>
    <style:style style:name="T321" style:family="text">
      <style:text-properties style:font-name="Liberation Serif1" fo:language="ru" fo:country="RU" fo:font-style="normal" style:text-underline-style="none" fo:font-weight="normal" officeooo:rsid="05b69261" style:font-name-asian="Liberation Mono" style:font-style-asian="normal" style:font-weight-asian="normal" style:font-name-complex="Liberation Mono" style:font-style-complex="normal" style:font-weight-complex="normal"/>
    </style:style>
    <style:style style:name="T322" style:family="text">
      <style:text-properties style:font-name="Liberation Serif1" fo:language="ru" fo:country="RU" fo:font-style="normal" style:text-underline-style="none" fo:font-weight="normal" officeooo:rsid="05b6a97a" style:font-name-asian="Liberation Mono" style:font-style-asian="normal" style:font-weight-asian="normal" style:font-name-complex="Liberation Mono" style:font-style-complex="normal" style:font-weight-complex="normal"/>
    </style:style>
    <style:style style:name="T323" style:family="text">
      <style:text-properties style:font-name="Liberation Serif1" fo:language="ru" fo:country="RU" fo:font-style="normal" style:text-underline-style="none" fo:font-weight="normal" officeooo:rsid="05b77f3b" style:font-name-asian="Liberation Mono" style:font-style-asian="normal" style:font-weight-asian="normal" style:font-name-complex="Liberation Mono" style:font-style-complex="normal" style:font-weight-complex="normal"/>
    </style:style>
    <style:style style:name="T324" style:family="text">
      <style:text-properties style:font-name="Liberation Serif1" fo:language="ru" fo:country="RU" fo:font-style="normal" style:text-underline-style="none" fo:font-weight="normal" officeooo:rsid="05b7c854" style:font-name-asian="Liberation Mono" style:font-style-asian="normal" style:font-weight-asian="normal" style:font-name-complex="Liberation Mono" style:font-style-complex="normal" style:font-weight-complex="normal"/>
    </style:style>
    <style:style style:name="T325" style:family="text">
      <style:text-properties style:font-name="Liberation Serif1" fo:language="ru" fo:country="RU" fo:font-style="normal" style:text-underline-style="none" fo:font-weight="normal" officeooo:rsid="05bb3760" style:font-name-asian="Liberation Mono" style:font-style-asian="normal" style:font-weight-asian="normal" style:font-name-complex="Liberation Mono" style:font-style-complex="normal" style:font-weight-complex="normal"/>
    </style:style>
    <style:style style:name="T326" style:family="text">
      <style:text-properties style:font-name="Liberation Serif1" fo:language="ru" fo:country="RU" fo:font-style="normal" style:text-underline-style="none" fo:font-weight="normal" officeooo:rsid="05bc796a" style:font-name-asian="Liberation Mono" style:font-style-asian="normal" style:font-weight-asian="normal" style:font-name-complex="Liberation Mono" style:font-style-complex="normal" style:font-weight-complex="normal"/>
    </style:style>
    <style:style style:name="T327" style:family="text">
      <style:text-properties style:font-name="Liberation Serif1" fo:language="ru" fo:country="RU" fo:font-style="normal" style:text-underline-style="none" fo:font-weight="normal" officeooo:rsid="05bda904" style:font-name-asian="Liberation Mono" style:font-style-asian="normal" style:font-weight-asian="normal" style:font-name-complex="Liberation Mono" style:font-style-complex="normal" style:font-weight-complex="normal"/>
    </style:style>
    <style:style style:name="T328" style:family="text">
      <style:text-properties style:font-name="Liberation Serif1" fo:language="ru" fo:country="RU" fo:font-style="normal" style:text-underline-style="none" fo:font-weight="normal" officeooo:rsid="05be180b" style:font-name-asian="Liberation Mono" style:font-style-asian="normal" style:font-weight-asian="normal" style:font-name-complex="Liberation Mono" style:font-style-complex="normal" style:font-weight-complex="normal"/>
    </style:style>
    <style:style style:name="T329" style:family="text">
      <style:text-properties style:font-name="Liberation Serif1" fo:language="ru" fo:country="RU" fo:font-style="normal" style:text-underline-style="none" fo:font-weight="normal" officeooo:rsid="05bfb203" style:font-name-asian="Liberation Mono" style:font-style-asian="normal" style:font-weight-asian="normal" style:font-name-complex="Liberation Mono" style:font-style-complex="normal" style:font-weight-complex="normal"/>
    </style:style>
    <style:style style:name="T330" style:family="text">
      <style:text-properties style:font-name="Liberation Serif1" fo:language="ru" fo:country="RU" fo:font-style="normal" style:text-underline-style="none" fo:font-weight="normal" officeooo:rsid="05c139d8" style:font-name-asian="Liberation Mono" style:font-style-asian="normal" style:font-weight-asian="normal" style:font-name-complex="Liberation Mono" style:font-style-complex="normal" style:font-weight-complex="normal"/>
    </style:style>
    <style:style style:name="T331" style:family="text">
      <style:text-properties style:font-name="Liberation Serif1" fo:language="ru" fo:country="RU" fo:font-style="normal" style:text-underline-style="none" fo:font-weight="normal" officeooo:rsid="05c1eefe" style:font-name-asian="Liberation Mono" style:font-style-asian="normal" style:font-weight-asian="normal" style:font-name-complex="Liberation Mono" style:font-style-complex="normal" style:font-weight-complex="normal"/>
    </style:style>
    <style:style style:name="T332" style:family="text">
      <style:text-properties style:font-name="Liberation Serif1" fo:language="ru" fo:country="RU" fo:font-style="normal" style:text-underline-style="none" fo:font-weight="normal" officeooo:rsid="05c2fe11" style:font-name-asian="Liberation Mono" style:font-style-asian="normal" style:font-weight-asian="normal" style:font-name-complex="Liberation Mono" style:font-style-complex="normal" style:font-weight-complex="normal"/>
    </style:style>
    <style:style style:name="T333" style:family="text">
      <style:text-properties style:font-name="Liberation Serif1" fo:language="ru" fo:country="RU" fo:font-style="normal" style:text-underline-style="none" fo:font-weight="normal" officeooo:rsid="05c43267" style:font-name-asian="Liberation Mono" style:font-style-asian="normal" style:font-weight-asian="normal" style:font-name-complex="Liberation Mono" style:font-style-complex="normal" style:font-weight-complex="normal"/>
    </style:style>
    <style:style style:name="T334" style:family="text">
      <style:text-properties style:font-name="Liberation Serif1" fo:language="ru" fo:country="RU" fo:font-style="normal" style:text-underline-style="none" fo:font-weight="normal" officeooo:rsid="05c8e970" style:font-name-asian="Liberation Mono" style:font-style-asian="normal" style:font-weight-asian="normal" style:font-name-complex="Liberation Mono" style:font-style-complex="normal" style:font-weight-complex="normal"/>
    </style:style>
    <style:style style:name="T335" style:family="text">
      <style:text-properties style:font-name="Liberation Serif1" fo:language="ru" fo:country="RU" fo:font-style="normal" style:text-underline-style="none" fo:font-weight="normal" officeooo:rsid="05c9d39f" style:font-name-asian="Liberation Mono" style:font-style-asian="normal" style:font-weight-asian="normal" style:font-name-complex="Liberation Mono" style:font-style-complex="normal" style:font-weight-complex="normal"/>
    </style:style>
    <style:style style:name="T336" style:family="text">
      <style:text-properties style:font-name="Liberation Serif1" fo:language="ru" fo:country="RU" fo:font-style="normal" style:text-underline-style="none" fo:font-weight="normal" officeooo:rsid="05ca1c85" style:font-name-asian="Liberation Mono" style:font-style-asian="normal" style:font-weight-asian="normal" style:font-name-complex="Liberation Mono" style:font-style-complex="normal" style:font-weight-complex="normal"/>
    </style:style>
    <style:style style:name="T337" style:family="text">
      <style:text-properties style:font-name="Liberation Serif1" fo:language="ru" fo:country="RU" fo:font-style="normal" style:text-underline-style="none" fo:font-weight="normal" officeooo:rsid="05ca2a23" style:font-name-asian="Liberation Mono" style:font-style-asian="normal" style:font-weight-asian="normal" style:font-name-complex="Liberation Mono" style:font-style-complex="normal" style:font-weight-complex="normal"/>
    </style:style>
    <style:style style:name="T338" style:family="text">
      <style:text-properties style:font-name="Liberation Serif1" fo:language="ru" fo:country="RU" fo:font-style="normal" style:text-underline-style="none" fo:font-weight="normal" officeooo:rsid="05cb7837" style:font-name-asian="Liberation Mono" style:font-style-asian="normal" style:font-weight-asian="normal" style:font-name-complex="Liberation Mono" style:font-style-complex="normal" style:font-weight-complex="normal"/>
    </style:style>
    <style:style style:name="T339" style:family="text">
      <style:text-properties style:font-name="Liberation Serif1" fo:language="ru" fo:country="RU" fo:font-style="normal" style:text-underline-style="none" fo:font-weight="normal" officeooo:rsid="05cd6bee" style:font-name-asian="Liberation Mono" style:font-style-asian="normal" style:font-weight-asian="normal" style:font-name-complex="Liberation Mono" style:font-style-complex="normal" style:font-weight-complex="normal"/>
    </style:style>
    <style:style style:name="T340" style:family="text">
      <style:text-properties style:font-name="Liberation Serif1" fo:language="ru" fo:country="RU" fo:font-style="normal" style:text-underline-style="none" fo:font-weight="normal" officeooo:rsid="05cf2338" style:font-name-asian="Liberation Mono" style:font-style-asian="normal" style:font-weight-asian="normal" style:font-name-complex="Liberation Mono" style:font-style-complex="normal" style:font-weight-complex="normal"/>
    </style:style>
    <style:style style:name="T341" style:family="text">
      <style:text-properties style:font-name="Liberation Serif1" fo:language="ru" fo:country="RU" fo:font-style="normal" style:text-underline-style="none" fo:font-weight="normal" officeooo:rsid="05d11bc0" style:font-name-asian="Liberation Mono" style:font-style-asian="normal" style:font-weight-asian="normal" style:font-name-complex="Liberation Mono" style:font-style-complex="normal" style:font-weight-complex="normal"/>
    </style:style>
    <style:style style:name="T342" style:family="text">
      <style:text-properties style:font-name="Liberation Serif1" fo:language="ru" fo:country="RU" fo:font-style="normal" style:text-underline-style="none" fo:font-weight="normal" officeooo:rsid="05d30f65" style:font-name-asian="Liberation Mono" style:font-style-asian="normal" style:font-weight-asian="normal" style:font-name-complex="Liberation Mono" style:font-style-complex="normal" style:font-weight-complex="normal"/>
    </style:style>
    <style:style style:name="T343" style:family="text">
      <style:text-properties style:font-name="Liberation Serif1" fo:language="ru" fo:country="RU" fo:font-style="normal" style:text-underline-style="none" fo:font-weight="normal" officeooo:rsid="05d3b8ee" style:font-name-asian="Liberation Mono" style:font-style-asian="normal" style:font-weight-asian="normal" style:font-name-complex="Liberation Mono" style:font-style-complex="normal" style:font-weight-complex="normal"/>
    </style:style>
    <style:style style:name="T344" style:family="text">
      <style:text-properties style:font-name="Liberation Serif1" fo:language="ru" fo:country="RU" fo:font-style="normal" style:text-underline-style="none" fo:font-weight="normal" officeooo:rsid="05d40df7" style:font-name-asian="Liberation Mono" style:font-style-asian="normal" style:font-weight-asian="normal" style:font-name-complex="Liberation Mono" style:font-style-complex="normal" style:font-weight-complex="normal"/>
    </style:style>
    <style:style style:name="T345" style:family="text">
      <style:text-properties style:font-name="Liberation Serif1" fo:language="ru" fo:country="RU" fo:font-style="normal" style:text-underline-style="none" fo:font-weight="normal" officeooo:rsid="05d5b4ca" style:font-name-asian="Liberation Mono" style:font-style-asian="normal" style:font-weight-asian="normal" style:font-name-complex="Liberation Mono" style:font-style-complex="normal" style:font-weight-complex="normal"/>
    </style:style>
    <style:style style:name="T346" style:family="text">
      <style:text-properties style:font-name="Liberation Serif1" fo:language="ru" fo:country="RU" fo:font-style="normal" style:text-underline-style="none" fo:font-weight="normal" officeooo:rsid="05d5eb5f" style:font-name-asian="Liberation Mono" style:font-style-asian="normal" style:font-weight-asian="normal" style:font-name-complex="Liberation Mono" style:font-style-complex="normal" style:font-weight-complex="normal"/>
    </style:style>
    <style:style style:name="T347" style:family="text">
      <style:text-properties style:font-name="Liberation Serif1" fo:language="ru" fo:country="RU" fo:font-style="normal" style:text-underline-style="none" fo:font-weight="normal" officeooo:rsid="05d64b4d" style:font-name-asian="Liberation Mono" style:font-style-asian="normal" style:font-weight-asian="normal" style:font-name-complex="Liberation Mono" style:font-style-complex="normal" style:font-weight-complex="normal"/>
    </style:style>
    <style:style style:name="T348" style:family="text">
      <style:text-properties style:font-name="Liberation Serif1" fo:language="ru" fo:country="RU" fo:font-style="normal" style:text-underline-style="none" fo:font-weight="normal" officeooo:rsid="05d8cfa7" style:font-name-asian="Liberation Mono" style:font-style-asian="normal" style:font-weight-asian="normal" style:font-name-complex="Liberation Mono" style:font-style-complex="normal" style:font-weight-complex="normal"/>
    </style:style>
    <style:style style:name="T349" style:family="text">
      <style:text-properties style:font-name="Liberation Serif1" fo:language="ru" fo:country="RU" fo:font-style="normal" style:text-underline-style="none" fo:font-weight="normal" officeooo:rsid="05d97e94" style:font-name-asian="Liberation Mono" style:font-style-asian="normal" style:font-weight-asian="normal" style:font-name-complex="Liberation Mono" style:font-style-complex="normal" style:font-weight-complex="normal"/>
    </style:style>
    <style:style style:name="T350" style:family="text">
      <style:text-properties style:font-name="Liberation Serif1" fo:language="ru" fo:country="RU" fo:font-style="normal" style:text-underline-style="none" fo:font-weight="normal" officeooo:rsid="05da19cb" style:font-name-asian="Liberation Mono" style:font-style-asian="normal" style:font-weight-asian="normal" style:font-name-complex="Liberation Mono" style:font-style-complex="normal" style:font-weight-complex="normal"/>
    </style:style>
    <style:style style:name="T351" style:family="text">
      <style:text-properties style:font-name="Liberation Serif1" fo:language="ru" fo:country="RU" fo:font-style="normal" style:text-underline-style="none" fo:font-weight="normal" officeooo:rsid="05db2987" style:font-name-asian="Liberation Mono" style:font-style-asian="normal" style:font-weight-asian="normal" style:font-name-complex="Liberation Mono" style:font-style-complex="normal" style:font-weight-complex="normal"/>
    </style:style>
    <style:style style:name="T352" style:family="text">
      <style:text-properties style:font-name="Liberation Serif1" fo:language="ru" fo:country="RU" fo:font-style="normal" style:text-underline-style="none" fo:font-weight="normal" officeooo:rsid="05dce127" style:font-name-asian="Liberation Mono" style:font-style-asian="normal" style:font-weight-asian="normal" style:font-name-complex="Liberation Mono" style:font-style-complex="normal" style:font-weight-complex="normal"/>
    </style:style>
    <style:style style:name="T353" style:family="text">
      <style:text-properties style:font-name="Liberation Serif1" fo:language="ru" fo:country="RU" fo:font-style="normal" style:text-underline-style="none" fo:font-weight="normal" officeooo:rsid="05de94e5" style:font-name-asian="Liberation Mono" style:font-style-asian="normal" style:font-weight-asian="normal" style:font-name-complex="Liberation Mono" style:font-style-complex="normal" style:font-weight-complex="normal"/>
    </style:style>
    <style:style style:name="T354" style:family="text">
      <style:text-properties style:font-name="Liberation Serif1" fo:language="ru" fo:country="RU" fo:font-style="normal" style:text-underline-style="none" fo:font-weight="normal" officeooo:rsid="05e08d1e" style:font-name-asian="Liberation Mono" style:font-style-asian="normal" style:font-weight-asian="normal" style:font-name-complex="Liberation Mono" style:font-style-complex="normal" style:font-weight-complex="normal"/>
    </style:style>
    <style:style style:name="T355" style:family="text">
      <style:text-properties style:font-name="Liberation Serif1" fo:language="ru" fo:country="RU" fo:font-style="normal" style:text-underline-style="none" fo:font-weight="normal" officeooo:rsid="05e1be58" style:font-name-asian="Liberation Mono" style:font-style-asian="normal" style:font-weight-asian="normal" style:font-name-complex="Liberation Mono" style:font-style-complex="normal" style:font-weight-complex="normal"/>
    </style:style>
    <style:style style:name="T356" style:family="text">
      <style:text-properties style:font-name="Liberation Serif1" fo:language="ru" fo:country="RU" fo:font-style="normal" style:text-underline-style="none" fo:font-weight="normal" officeooo:rsid="05e240d2" style:font-name-asian="Liberation Mono" style:font-style-asian="normal" style:font-weight-asian="normal" style:font-name-complex="Liberation Mono" style:font-style-complex="normal" style:font-weight-complex="normal"/>
    </style:style>
    <style:style style:name="T357" style:family="text">
      <style:text-properties style:font-name="Liberation Serif1" fo:language="ru" fo:country="RU" fo:font-style="normal" style:text-underline-style="none" fo:font-weight="normal" officeooo:rsid="05e368d0" style:font-name-asian="Liberation Mono" style:font-style-asian="normal" style:font-weight-asian="normal" style:font-name-complex="Liberation Mono" style:font-style-complex="normal" style:font-weight-complex="normal"/>
    </style:style>
    <style:style style:name="T358" style:family="text">
      <style:text-properties style:font-name="Liberation Serif1" fo:language="ru" fo:country="RU" fo:font-style="normal" style:text-underline-style="none" fo:font-weight="normal" officeooo:rsid="05e3f83a" style:font-name-asian="Liberation Mono" style:font-style-asian="normal" style:font-weight-asian="normal" style:font-name-complex="Liberation Mono" style:font-style-complex="normal" style:font-weight-complex="normal"/>
    </style:style>
    <style:style style:name="T359" style:family="text">
      <style:text-properties style:font-name="Liberation Serif1" fo:language="ru" fo:country="RU" fo:font-style="normal" style:text-underline-style="none" fo:font-weight="normal" officeooo:rsid="05e523d2" style:font-name-asian="Liberation Mono" style:font-style-asian="normal" style:font-weight-asian="normal" style:font-name-complex="Liberation Mono" style:font-style-complex="normal" style:font-weight-complex="normal"/>
    </style:style>
    <style:style style:name="T360" style:family="text">
      <style:text-properties style:font-name="Liberation Serif1" fo:language="ru" fo:country="RU" fo:font-style="normal" style:text-underline-style="none" fo:font-weight="normal" officeooo:rsid="05e6e22c" style:font-name-asian="Liberation Mono" style:font-style-asian="normal" style:font-weight-asian="normal" style:font-name-complex="Liberation Mono" style:font-style-complex="normal" style:font-weight-complex="normal"/>
    </style:style>
    <style:style style:name="T361" style:family="text">
      <style:text-properties style:font-name="Liberation Serif1" fo:language="ru" fo:country="RU" fo:font-style="normal" style:text-underline-style="none" fo:font-weight="normal" officeooo:rsid="05e6f861" style:font-name-asian="Liberation Mono" style:font-style-asian="normal" style:font-weight-asian="normal" style:font-name-complex="Liberation Mono" style:font-style-complex="normal" style:font-weight-complex="normal"/>
    </style:style>
    <style:style style:name="T362" style:family="text">
      <style:text-properties style:font-name="Liberation Serif1" fo:language="ru" fo:country="RU" fo:font-style="normal" style:text-underline-style="none" fo:font-weight="normal" officeooo:rsid="05e71f1c" style:font-name-asian="Liberation Mono" style:font-style-asian="normal" style:font-weight-asian="normal" style:font-name-complex="Liberation Mono" style:font-style-complex="normal" style:font-weight-complex="normal"/>
    </style:style>
    <style:style style:name="T363" style:family="text">
      <style:text-properties style:font-name="Liberation Serif1" fo:language="ru" fo:country="RU" fo:font-style="normal" style:text-underline-style="none" fo:font-weight="normal" officeooo:rsid="05e90f45" style:font-name-asian="Liberation Mono" style:font-style-asian="normal" style:font-weight-asian="normal" style:font-name-complex="Liberation Mono" style:font-style-complex="normal" style:font-weight-complex="normal"/>
    </style:style>
    <style:style style:name="T364" style:family="text">
      <style:text-properties style:font-name="Liberation Serif1" fo:language="ru" fo:country="RU" fo:font-style="normal" style:text-underline-style="none" fo:font-weight="normal" officeooo:rsid="05eae6df" style:font-name-asian="Liberation Mono" style:font-style-asian="normal" style:font-weight-asian="normal" style:font-name-complex="Liberation Mono" style:font-style-complex="normal" style:font-weight-complex="normal"/>
    </style:style>
    <style:style style:name="T365" style:family="text">
      <style:text-properties style:font-name="Liberation Serif1" fo:language="ru" fo:country="RU" fo:font-style="normal" style:text-underline-style="none" fo:font-weight="normal" officeooo:rsid="05ecc485" style:font-name-asian="Liberation Mono" style:font-style-asian="normal" style:font-weight-asian="normal" style:font-name-complex="Liberation Mono" style:font-style-complex="normal" style:font-weight-complex="normal"/>
    </style:style>
    <style:style style:name="T366" style:family="text">
      <style:text-properties style:font-name="Liberation Serif1" fo:language="ru" fo:country="RU" fo:font-style="normal" style:text-underline-style="none" fo:font-weight="normal" officeooo:rsid="05edb45e" style:font-name-asian="Liberation Mono" style:font-style-asian="normal" style:font-weight-asian="normal" style:font-name-complex="Liberation Mono" style:font-style-complex="normal" style:font-weight-complex="normal"/>
    </style:style>
    <style:style style:name="T367" style:family="text">
      <style:text-properties style:font-name="Liberation Serif1" fo:language="ru" fo:country="RU" fo:font-style="normal" style:text-underline-style="none" fo:font-weight="normal" officeooo:rsid="05ee6aef" style:font-name-asian="Liberation Mono" style:font-style-asian="normal" style:font-weight-asian="normal" style:font-name-complex="Liberation Mono" style:font-style-complex="normal" style:font-weight-complex="normal"/>
    </style:style>
    <style:style style:name="T368" style:family="text">
      <style:text-properties style:font-name="Liberation Serif1" fo:language="ru" fo:country="RU" fo:font-style="normal" style:text-underline-style="none" fo:font-weight="normal" officeooo:rsid="05efb6b2" style:font-name-asian="Liberation Mono" style:font-style-asian="normal" style:font-weight-asian="normal" style:font-name-complex="Liberation Mono" style:font-style-complex="normal" style:font-weight-complex="normal"/>
    </style:style>
    <style:style style:name="T369" style:family="text">
      <style:text-properties style:font-name="Liberation Serif1" fo:language="ru" fo:country="RU" fo:font-style="normal" style:text-underline-style="none" fo:font-weight="normal" officeooo:rsid="05f14308" style:font-name-asian="Liberation Mono" style:font-style-asian="normal" style:font-weight-asian="normal" style:font-name-complex="Liberation Mono" style:font-style-complex="normal" style:font-weight-complex="normal"/>
    </style:style>
    <style:style style:name="T370" style:family="text">
      <style:text-properties style:font-name="Liberation Serif1" fo:language="ru" fo:country="RU" fo:font-style="normal" style:text-underline-style="none" fo:font-weight="normal" officeooo:rsid="05f3a200" style:font-name-asian="Liberation Mono" style:font-style-asian="normal" style:font-weight-asian="normal" style:font-name-complex="Liberation Mono" style:font-style-complex="normal" style:font-weight-complex="normal"/>
    </style:style>
    <style:style style:name="T371" style:family="text">
      <style:text-properties style:font-name="Liberation Serif1" fo:language="ru" fo:country="RU" fo:font-style="normal" style:text-underline-style="none" fo:font-weight="normal" officeooo:rsid="05f44bdb" style:font-name-asian="Liberation Mono" style:font-style-asian="normal" style:font-weight-asian="normal" style:font-name-complex="Liberation Mono" style:font-style-complex="normal" style:font-weight-complex="normal"/>
    </style:style>
    <style:style style:name="T372" style:family="text">
      <style:text-properties style:font-name="Liberation Serif1" fo:language="ru" fo:country="RU" fo:font-style="normal" style:text-underline-style="none" fo:font-weight="normal" officeooo:rsid="05f5a657" style:font-name-asian="Liberation Mono" style:font-style-asian="normal" style:font-weight-asian="normal" style:font-name-complex="Liberation Mono" style:font-style-complex="normal" style:font-weight-complex="normal"/>
    </style:style>
    <style:style style:name="T373" style:family="text">
      <style:text-properties style:font-name="Liberation Serif1" fo:language="ru" fo:country="RU" fo:font-style="normal" style:text-underline-style="none" fo:font-weight="normal" officeooo:rsid="05f62353" style:font-name-asian="Liberation Mono" style:font-style-asian="normal" style:font-weight-asian="normal" style:font-name-complex="Liberation Mono" style:font-style-complex="normal" style:font-weight-complex="normal"/>
    </style:style>
    <style:style style:name="T374" style:family="text">
      <style:text-properties style:font-name="Liberation Serif1" fo:language="ru" fo:country="RU" fo:font-style="normal" style:text-underline-style="none" fo:font-weight="normal" officeooo:rsid="05f73f3a" style:font-name-asian="Liberation Mono" style:font-style-asian="normal" style:font-weight-asian="normal" style:font-name-complex="Liberation Mono" style:font-style-complex="normal" style:font-weight-complex="normal"/>
    </style:style>
    <style:style style:name="T375" style:family="text">
      <style:text-properties style:font-name="Liberation Serif1" fo:language="ru" fo:country="RU" fo:font-style="normal" style:text-underline-style="none" fo:font-weight="normal" officeooo:rsid="05f76fe0" style:font-name-asian="Liberation Mono" style:font-style-asian="normal" style:font-weight-asian="normal" style:font-name-complex="Liberation Mono" style:font-style-complex="normal" style:font-weight-complex="normal"/>
    </style:style>
    <style:style style:name="T376" style:family="text">
      <style:text-properties style:font-name="Liberation Serif1" fo:language="ru" fo:country="RU" fo:font-style="normal" style:text-underline-style="none" fo:font-weight="normal" officeooo:rsid="05f779ff" style:font-name-asian="Liberation Mono" style:font-style-asian="normal" style:font-weight-asian="normal" style:font-name-complex="Liberation Mono" style:font-style-complex="normal" style:font-weight-complex="normal"/>
    </style:style>
    <style:style style:name="T377" style:family="text">
      <style:text-properties style:font-name="Liberation Serif1" fo:language="ru" fo:country="RU" fo:font-style="normal" style:text-underline-style="none" fo:font-weight="normal" officeooo:rsid="05f9310f" style:font-name-asian="Liberation Mono" style:font-style-asian="normal" style:font-weight-asian="normal" style:font-name-complex="Liberation Mono" style:font-style-complex="normal" style:font-weight-complex="normal"/>
    </style:style>
    <style:style style:name="T378" style:family="text">
      <style:text-properties style:font-name="Liberation Serif1" fo:language="ru" fo:country="RU" fo:font-style="normal" style:text-underline-style="none" fo:font-weight="normal" officeooo:rsid="05fae26a" style:font-name-asian="Liberation Mono" style:font-style-asian="normal" style:font-weight-asian="normal" style:font-name-complex="Liberation Mono" style:font-style-complex="normal" style:font-weight-complex="normal"/>
    </style:style>
    <style:style style:name="T379" style:family="text">
      <style:text-properties style:font-name="Liberation Serif1" fo:language="ru" fo:country="RU" fo:font-style="normal" style:text-underline-style="none" fo:font-weight="normal" officeooo:rsid="05fb4020" style:font-name-asian="Liberation Mono" style:font-style-asian="normal" style:font-weight-asian="normal" style:font-name-complex="Liberation Mono" style:font-style-complex="normal" style:font-weight-complex="normal"/>
    </style:style>
    <style:style style:name="T380" style:family="text">
      <style:text-properties style:font-name="Liberation Serif1" fo:language="ru" fo:country="RU" fo:font-style="normal" style:text-underline-style="none" fo:font-weight="normal" officeooo:rsid="04dada97" style:font-name-asian="Liberation Mono" style:font-style-asian="normal" style:font-weight-asian="normal" style:font-name-complex="Liberation Mono" style:font-style-complex="normal" style:font-weight-complex="normal"/>
    </style:style>
    <style:style style:name="T381" style:family="text">
      <style:text-properties style:font-name="Liberation Serif1" fo:language="ru" fo:country="RU" fo:font-style="normal" style:text-underline-style="none" fo:font-weight="normal" officeooo:rsid="04db64b3" style:font-name-asian="Liberation Mono" style:font-style-asian="normal" style:font-weight-asian="normal" style:font-name-complex="Liberation Mono" style:font-style-complex="normal" style:font-weight-complex="normal"/>
    </style:style>
    <style:style style:name="T382" style:family="text">
      <style:text-properties style:font-name="Liberation Serif1" fo:language="ru" fo:country="RU" fo:font-style="normal" style:text-underline-style="none" fo:font-weight="normal" officeooo:rsid="04db7d63" style:font-name-asian="Liberation Mono" style:font-style-asian="normal" style:font-weight-asian="normal" style:font-name-complex="Liberation Mono" style:font-style-complex="normal" style:font-weight-complex="normal"/>
    </style:style>
    <style:style style:name="T383" style:family="text">
      <style:text-properties style:font-name="Liberation Serif1" fo:language="ru" fo:country="RU" fo:font-style="normal" style:text-underline-style="none" fo:font-weight="normal" officeooo:rsid="04dc23ca" style:font-name-asian="Liberation Mono" style:font-style-asian="normal" style:font-weight-asian="normal" style:font-name-complex="Liberation Mono" style:font-style-complex="normal" style:font-weight-complex="normal"/>
    </style:style>
    <style:style style:name="T384" style:family="text">
      <style:text-properties style:font-name="Liberation Serif1" fo:language="ru" fo:country="RU" fo:font-style="normal" style:text-underline-style="none" fo:font-weight="normal" officeooo:rsid="05fe956a" style:font-name-asian="Liberation Mono" style:font-style-asian="normal" style:font-weight-asian="normal" style:font-name-complex="Liberation Mono" style:font-style-complex="normal" style:font-weight-complex="normal"/>
    </style:style>
    <style:style style:name="T385" style:family="text">
      <style:text-properties style:font-name="Liberation Serif1" fo:language="ru" fo:country="RU" fo:font-style="normal" style:text-underline-style="none" fo:font-weight="normal" officeooo:rsid="0600d726" style:font-name-asian="Liberation Mono" style:font-style-asian="normal" style:font-weight-asian="normal" style:font-name-complex="Liberation Mono" style:font-style-complex="normal" style:font-weight-complex="normal"/>
    </style:style>
    <style:style style:name="T386" style:family="text">
      <style:text-properties style:font-name="Liberation Serif1" fo:language="ru" fo:country="RU" fo:font-style="normal" style:text-underline-style="none" fo:font-weight="normal" officeooo:rsid="0601af11" style:font-name-asian="Liberation Mono" style:font-style-asian="normal" style:font-weight-asian="normal" style:font-name-complex="Liberation Mono" style:font-style-complex="normal" style:font-weight-complex="normal"/>
    </style:style>
    <style:style style:name="T387" style:family="text">
      <style:text-properties style:font-name="Liberation Serif1" fo:language="ru" fo:country="RU" fo:font-style="normal" style:text-underline-style="none" fo:font-weight="normal" officeooo:rsid="06020d75" style:font-name-asian="Liberation Mono" style:font-style-asian="normal" style:font-weight-asian="normal" style:font-name-complex="Liberation Mono" style:font-style-complex="normal" style:font-weight-complex="normal"/>
    </style:style>
    <style:style style:name="T388" style:family="text">
      <style:text-properties style:font-name="Liberation Serif1" fo:language="ru" fo:country="RU" fo:font-style="normal" style:text-underline-style="none" fo:font-weight="normal" officeooo:rsid="0114d215" style:font-name-asian="Liberation Mono" style:font-style-asian="normal" style:font-weight-asian="normal" style:font-name-complex="Liberation Mono" style:font-style-complex="normal" style:font-weight-complex="normal"/>
    </style:style>
    <style:style style:name="T389" style:family="text">
      <style:text-properties style:font-name="Liberation Serif1" fo:language="ru" fo:country="RU" fo:font-style="normal" style:text-underline-style="none" fo:font-weight="normal" officeooo:rsid="0603018f" style:font-name-asian="Liberation Mono" style:font-style-asian="normal" style:font-weight-asian="normal" style:font-name-complex="Liberation Mono" style:font-style-complex="normal" style:font-weight-complex="normal"/>
    </style:style>
    <style:style style:name="T390" style:family="text">
      <style:text-properties style:font-name="Liberation Serif1" fo:language="ru" fo:country="RU" fo:font-style="normal" style:text-underline-style="none" fo:font-weight="normal" officeooo:rsid="06036a5c" style:font-name-asian="Liberation Mono" style:font-style-asian="normal" style:font-weight-asian="normal" style:font-name-complex="Liberation Mono" style:font-style-complex="normal" style:font-weight-complex="normal"/>
    </style:style>
    <style:style style:name="T391" style:family="text">
      <style:text-properties style:font-name="Liberation Serif1" fo:language="ru" fo:country="RU" fo:font-style="normal" style:text-underline-style="none" fo:font-weight="normal" officeooo:rsid="06039e06" style:font-name-asian="Liberation Mono" style:font-style-asian="normal" style:font-weight-asian="normal" style:font-name-complex="Liberation Mono" style:font-style-complex="normal" style:font-weight-complex="normal"/>
    </style:style>
    <style:style style:name="T392" style:family="text">
      <style:text-properties style:font-name="Liberation Serif1" fo:language="ru" fo:country="RU" fo:font-style="normal" style:text-underline-style="none" fo:font-weight="normal" officeooo:rsid="06059dcb" style:font-name-asian="Liberation Mono" style:font-style-asian="normal" style:font-weight-asian="normal" style:font-name-complex="Liberation Mono" style:font-style-complex="normal" style:font-weight-complex="normal"/>
    </style:style>
    <style:style style:name="T393" style:family="text">
      <style:text-properties style:font-name="Liberation Serif1" fo:language="ru" fo:country="RU" fo:font-style="normal" style:text-underline-style="none" fo:font-weight="normal" officeooo:rsid="06073b4e" style:font-name-asian="Liberation Mono" style:font-style-asian="normal" style:font-weight-asian="normal" style:font-name-complex="Liberation Mono" style:font-style-complex="normal" style:font-weight-complex="normal"/>
    </style:style>
    <style:style style:name="T394" style:family="text">
      <style:text-properties style:font-name="Liberation Serif1" fo:language="ru" fo:country="RU" fo:font-style="normal" style:text-underline-style="none" fo:font-weight="normal" officeooo:rsid="0607c5cf" style:font-name-asian="Liberation Mono" style:font-style-asian="normal" style:font-weight-asian="normal" style:font-name-complex="Liberation Mono" style:font-style-complex="normal" style:font-weight-complex="normal"/>
    </style:style>
    <style:style style:name="T395" style:family="text">
      <style:text-properties style:font-name="Liberation Serif1" fo:language="ru" fo:country="RU" fo:font-style="normal" style:text-underline-style="none" fo:font-weight="normal" officeooo:rsid="0609536c" style:font-name-asian="Liberation Mono" style:font-style-asian="normal" style:font-weight-asian="normal" style:font-name-complex="Liberation Mono" style:font-style-complex="normal" style:font-weight-complex="normal"/>
    </style:style>
    <style:style style:name="T396" style:family="text">
      <style:text-properties style:font-name="Liberation Serif1" fo:language="ru" fo:country="RU" fo:font-style="normal" style:text-underline-style="none" fo:font-weight="normal" officeooo:rsid="0609ec74" style:font-name-asian="Liberation Mono" style:font-style-asian="normal" style:font-weight-asian="normal" style:font-name-complex="Liberation Mono" style:font-style-complex="normal" style:font-weight-complex="normal"/>
    </style:style>
    <style:style style:name="T397" style:family="text">
      <style:text-properties style:font-name="Liberation Serif1" fo:language="ru" fo:country="RU" fo:font-style="normal" style:text-underline-style="none" fo:font-weight="normal" officeooo:rsid="060be219" style:font-name-asian="Liberation Mono" style:font-style-asian="normal" style:font-weight-asian="normal" style:font-name-complex="Liberation Mono" style:font-style-complex="normal" style:font-weight-complex="normal"/>
    </style:style>
    <style:style style:name="T398" style:family="text">
      <style:text-properties style:font-name="Liberation Serif1" fo:language="ru" fo:country="RU" fo:font-style="normal" style:text-underline-style="none" fo:font-weight="normal" officeooo:rsid="060d6298" style:font-name-asian="Liberation Mono" style:font-style-asian="normal" style:font-weight-asian="normal" style:font-name-complex="Liberation Mono" style:font-style-complex="normal" style:font-weight-complex="normal"/>
    </style:style>
    <style:style style:name="T399" style:family="text">
      <style:text-properties style:font-name="Liberation Serif1" fo:language="ru" fo:country="RU" fo:font-style="normal" style:text-underline-style="none" fo:font-weight="normal" officeooo:rsid="060da689" style:font-name-asian="Liberation Mono" style:font-style-asian="normal" style:font-weight-asian="normal" style:font-name-complex="Liberation Mono" style:font-style-complex="normal" style:font-weight-complex="normal"/>
    </style:style>
    <style:style style:name="T400" style:family="text">
      <style:text-properties style:font-name="Liberation Serif1" fo:language="ru" fo:country="RU" fo:font-style="normal" style:text-underline-style="none" fo:font-weight="normal" officeooo:rsid="060ef392" style:font-name-asian="Liberation Mono" style:font-style-asian="normal" style:font-weight-asian="normal" style:font-name-complex="Liberation Mono" style:font-style-complex="normal" style:font-weight-complex="normal"/>
    </style:style>
    <style:style style:name="T401" style:family="text">
      <style:text-properties style:font-name="Liberation Serif1" fo:language="ru" fo:country="RU" fo:font-style="normal" style:text-underline-style="none" fo:font-weight="normal" officeooo:rsid="06101d95" style:font-name-asian="Liberation Mono" style:font-style-asian="normal" style:font-weight-asian="normal" style:font-name-complex="Liberation Mono" style:font-style-complex="normal" style:font-weight-complex="normal"/>
    </style:style>
    <style:style style:name="T402" style:family="text">
      <style:text-properties style:font-name="Liberation Serif1" fo:language="ru" fo:country="RU" fo:font-style="normal" style:text-underline-style="none" fo:font-weight="normal" officeooo:rsid="06157328" style:font-name-asian="Liberation Mono" style:font-style-asian="normal" style:font-weight-asian="normal" style:font-name-complex="Liberation Mono" style:font-style-complex="normal" style:font-weight-complex="normal"/>
    </style:style>
    <style:style style:name="T403" style:family="text">
      <style:text-properties style:font-name="Liberation Serif1" fo:language="ru" fo:country="RU" fo:font-style="normal" style:text-underline-style="none" fo:font-weight="normal" officeooo:rsid="06170035" style:font-name-asian="Liberation Mono" style:font-style-asian="normal" style:font-weight-asian="normal" style:font-name-complex="Liberation Mono" style:font-style-complex="normal" style:font-weight-complex="normal"/>
    </style:style>
    <style:style style:name="T404" style:family="text">
      <style:text-properties style:font-name="Liberation Serif1" fo:language="ru" fo:country="RU" fo:font-style="normal" style:text-underline-style="none" fo:font-weight="normal" officeooo:rsid="06177cdf" style:font-name-asian="Liberation Mono" style:font-style-asian="normal" style:font-weight-asian="normal" style:font-name-complex="Liberation Mono" style:font-style-complex="normal" style:font-weight-complex="normal"/>
    </style:style>
    <style:style style:name="T405" style:family="text">
      <style:text-properties style:font-name="Liberation Serif1" fo:language="ru" fo:country="RU" fo:font-style="normal" style:text-underline-style="none" fo:font-weight="normal" officeooo:rsid="0618a184" style:font-name-asian="Liberation Mono" style:font-style-asian="normal" style:font-weight-asian="normal" style:font-name-complex="Liberation Mono" style:font-style-complex="normal" style:font-weight-complex="normal"/>
    </style:style>
    <style:style style:name="T406" style:family="text">
      <style:text-properties style:font-name="Liberation Serif1" fo:language="ru" fo:country="RU" fo:font-style="normal" style:text-underline-style="none" fo:font-weight="normal" officeooo:rsid="06193831" style:font-name-asian="Liberation Mono" style:font-style-asian="normal" style:font-weight-asian="normal" style:font-name-complex="Liberation Mono" style:font-style-complex="normal" style:font-weight-complex="normal"/>
    </style:style>
    <style:style style:name="T407" style:family="text">
      <style:text-properties style:font-name="Liberation Serif1" fo:language="ru" fo:country="RU" fo:font-style="normal" style:text-underline-style="none" fo:font-weight="normal" officeooo:rsid="061ae918" style:font-name-asian="Liberation Mono" style:font-style-asian="normal" style:font-weight-asian="normal" style:font-name-complex="Liberation Mono" style:font-style-complex="normal" style:font-weight-complex="normal"/>
    </style:style>
    <style:style style:name="T408" style:family="text">
      <style:text-properties style:font-name="Liberation Serif1" fo:language="ru" fo:country="RU" fo:font-style="normal" style:text-underline-style="none" fo:font-weight="normal" officeooo:rsid="061b111c" style:font-name-asian="Liberation Mono" style:font-style-asian="normal" style:font-weight-asian="normal" style:font-name-complex="Liberation Mono" style:font-style-complex="normal" style:font-weight-complex="normal"/>
    </style:style>
    <style:style style:name="T409" style:family="text">
      <style:text-properties style:font-name="Liberation Serif1" fo:language="ru" fo:country="RU" fo:font-style="normal" style:text-underline-style="none" fo:font-weight="normal" officeooo:rsid="061c2b48" style:font-name-asian="Liberation Mono" style:font-style-asian="normal" style:font-weight-asian="normal" style:font-name-complex="Liberation Mono" style:font-style-complex="normal" style:font-weight-complex="normal"/>
    </style:style>
    <style:style style:name="T410" style:family="text">
      <style:text-properties style:font-name="Liberation Serif1" fo:language="ru" fo:country="RU" fo:font-style="normal" style:text-underline-style="none" fo:font-weight="normal" officeooo:rsid="061e0bfc" style:font-name-asian="Liberation Mono" style:font-style-asian="normal" style:font-weight-asian="normal" style:font-name-complex="Liberation Mono" style:font-style-complex="normal" style:font-weight-complex="normal"/>
    </style:style>
    <style:style style:name="T411" style:family="text">
      <style:text-properties style:font-name="Liberation Serif1" fo:language="ru" fo:country="RU" fo:font-style="normal" style:text-underline-style="none" fo:font-weight="normal" officeooo:rsid="061e17b3" style:font-name-asian="Liberation Mono" style:font-style-asian="normal" style:font-weight-asian="normal" style:font-name-complex="Liberation Mono" style:font-style-complex="normal" style:font-weight-complex="normal"/>
    </style:style>
    <style:style style:name="T412" style:family="text">
      <style:text-properties style:font-name="Liberation Serif1" fo:language="ru" fo:country="RU" fo:font-style="normal" style:text-underline-style="none" fo:font-weight="normal" officeooo:rsid="061f1b4d" style:font-name-asian="Liberation Mono" style:font-style-asian="normal" style:font-weight-asian="normal" style:font-name-complex="Liberation Mono" style:font-style-complex="normal" style:font-weight-complex="normal"/>
    </style:style>
    <style:style style:name="T413" style:family="text">
      <style:text-properties style:font-name="Liberation Serif1" fo:language="ru" fo:country="RU" fo:font-style="normal" style:text-underline-style="none" fo:font-weight="normal" officeooo:rsid="0622e897" style:font-name-asian="Liberation Mono" style:font-style-asian="normal" style:font-weight-asian="normal" style:font-name-complex="Liberation Mono" style:font-style-complex="normal" style:font-weight-complex="normal"/>
    </style:style>
    <style:style style:name="T414" style:family="text">
      <style:text-properties style:font-name="Liberation Serif1" fo:language="ru" fo:country="RU" fo:font-style="normal" style:text-underline-style="none" fo:font-weight="normal" officeooo:rsid="0624d679" style:font-name-asian="Liberation Mono" style:font-style-asian="normal" style:font-weight-asian="normal" style:font-name-complex="Liberation Mono" style:font-style-complex="normal" style:font-weight-complex="normal"/>
    </style:style>
    <style:style style:name="T415" style:family="text">
      <style:text-properties style:font-name="Liberation Serif1" fo:language="ru" fo:country="RU" fo:font-style="normal" style:text-underline-style="none" fo:font-weight="normal" officeooo:rsid="06257cfb" style:font-name-asian="Liberation Mono" style:font-style-asian="normal" style:font-weight-asian="normal" style:font-name-complex="Liberation Mono" style:font-style-complex="normal" style:font-weight-complex="normal"/>
    </style:style>
    <style:style style:name="T416" style:family="text">
      <style:text-properties style:font-name="Liberation Serif1" fo:language="ru" fo:country="RU" fo:font-style="normal" style:text-underline-style="none" fo:font-weight="normal" officeooo:rsid="062592a8" style:font-name-asian="Liberation Mono" style:font-style-asian="normal" style:font-weight-asian="normal" style:font-name-complex="Liberation Mono" style:font-style-complex="normal" style:font-weight-complex="normal"/>
    </style:style>
    <style:style style:name="T417" style:family="text">
      <style:text-properties style:font-name="Liberation Serif1" fo:language="ru" fo:country="RU" fo:font-style="normal" style:text-underline-style="none" fo:font-weight="normal" officeooo:rsid="06272fca" style:font-name-asian="Liberation Mono" style:font-style-asian="normal" style:font-weight-asian="normal" style:font-name-complex="Liberation Mono" style:font-style-complex="normal" style:font-weight-complex="normal"/>
    </style:style>
    <style:style style:name="T418" style:family="text">
      <style:text-properties style:font-name="Liberation Serif1" fo:language="ru" fo:country="RU" fo:font-style="normal" style:text-underline-style="none" fo:font-weight="normal" officeooo:rsid="0628ec7d" style:font-name-asian="Liberation Mono" style:font-style-asian="normal" style:font-weight-asian="normal" style:font-name-complex="Liberation Mono" style:font-style-complex="normal" style:font-weight-complex="normal"/>
    </style:style>
    <style:style style:name="T419" style:family="text">
      <style:text-properties style:font-name="Liberation Serif1" fo:language="ru" fo:country="RU" fo:font-style="normal" style:text-underline-style="none" fo:font-weight="normal" officeooo:rsid="0629609d" style:font-name-asian="Liberation Mono" style:font-style-asian="normal" style:font-weight-asian="normal" style:font-name-complex="Liberation Mono" style:font-style-complex="normal" style:font-weight-complex="normal"/>
    </style:style>
    <style:style style:name="T420" style:family="text">
      <style:text-properties style:font-name="Liberation Serif1" fo:language="ru" fo:country="RU" fo:font-style="normal" style:text-underline-style="none" fo:font-weight="normal" officeooo:rsid="0629aada" style:font-name-asian="Liberation Mono" style:font-style-asian="normal" style:font-weight-asian="normal" style:font-name-complex="Liberation Mono" style:font-style-complex="normal" style:font-weight-complex="normal"/>
    </style:style>
    <style:style style:name="T421" style:family="text">
      <style:text-properties style:font-name="Liberation Serif1" fo:language="ru" fo:country="RU" fo:font-style="normal" style:text-underline-style="none" fo:font-weight="normal" officeooo:rsid="062b320e" style:font-name-asian="Liberation Mono" style:font-style-asian="normal" style:font-weight-asian="normal" style:font-name-complex="Liberation Mono" style:font-style-complex="normal" style:font-weight-complex="normal"/>
    </style:style>
    <style:style style:name="T422" style:family="text">
      <style:text-properties style:font-name="Liberation Serif1" fo:language="ru" fo:country="RU" fo:font-style="normal" style:text-underline-style="none" fo:font-weight="normal" officeooo:rsid="062c5537" style:font-name-asian="Liberation Mono" style:font-style-asian="normal" style:font-weight-asian="normal" style:font-name-complex="Liberation Mono" style:font-style-complex="normal" style:font-weight-complex="normal"/>
    </style:style>
    <style:style style:name="T423" style:family="text">
      <style:text-properties style:font-name="Liberation Serif1" fo:language="ru" fo:country="RU" fo:font-style="normal" style:text-underline-style="none" fo:font-weight="normal" officeooo:rsid="062ce673" style:font-name-asian="Liberation Mono" style:font-style-asian="normal" style:font-weight-asian="normal" style:font-name-complex="Liberation Mono" style:font-style-complex="normal" style:font-weight-complex="normal"/>
    </style:style>
    <style:style style:name="T424" style:family="text">
      <style:text-properties style:font-name="Liberation Serif1" fo:language="ru" fo:country="RU" fo:font-style="normal" style:text-underline-style="none" fo:font-weight="normal" officeooo:rsid="062d1c83" style:font-name-asian="Liberation Mono" style:font-style-asian="normal" style:font-weight-asian="normal" style:font-name-complex="Liberation Mono" style:font-style-complex="normal" style:font-weight-complex="normal"/>
    </style:style>
    <style:style style:name="T425" style:family="text">
      <style:text-properties style:font-name="Liberation Serif1" fo:language="ru" fo:country="RU" fo:font-style="normal" style:text-underline-style="none" fo:font-weight="normal" officeooo:rsid="062d806f" style:font-name-asian="Liberation Mono" style:font-style-asian="normal" style:font-weight-asian="normal" style:font-name-complex="Liberation Mono" style:font-style-complex="normal" style:font-weight-complex="normal"/>
    </style:style>
    <style:style style:name="T426" style:family="text">
      <style:text-properties style:font-name="Liberation Serif1" fo:language="ru" fo:country="RU" fo:font-style="normal" style:text-underline-style="none" fo:font-weight="normal" officeooo:rsid="062da372" style:font-name-asian="Liberation Mono" style:font-style-asian="normal" style:font-weight-asian="normal" style:font-name-complex="Liberation Mono" style:font-style-complex="normal" style:font-weight-complex="normal"/>
    </style:style>
    <style:style style:name="T427" style:family="text">
      <style:text-properties style:font-name="Liberation Serif1" fo:language="ru" fo:country="RU" fo:font-style="normal" style:text-underline-style="none" fo:font-weight="normal" officeooo:rsid="062dba83" style:font-name-asian="Liberation Mono" style:font-style-asian="normal" style:font-weight-asian="normal" style:font-name-complex="Liberation Mono" style:font-style-complex="normal" style:font-weight-complex="normal"/>
    </style:style>
    <style:style style:name="T428" style:family="text">
      <style:text-properties style:font-name="Liberation Serif1" fo:language="ru" fo:country="RU" fo:font-style="normal" style:text-underline-style="none" fo:font-weight="normal" officeooo:rsid="062e1178" style:font-name-asian="Liberation Mono" style:font-style-asian="normal" style:font-weight-asian="normal" style:font-name-complex="Liberation Mono" style:font-style-complex="normal" style:font-weight-complex="normal"/>
    </style:style>
    <style:style style:name="T429" style:family="text">
      <style:text-properties style:font-name="Liberation Serif1" fo:language="ru" fo:country="RU" fo:font-style="normal" style:text-underline-style="none" fo:font-weight="normal" officeooo:rsid="062f2dc2" style:font-name-asian="Liberation Mono" style:font-style-asian="normal" style:font-weight-asian="normal" style:font-name-complex="Liberation Mono" style:font-style-complex="normal" style:font-weight-complex="normal"/>
    </style:style>
    <style:style style:name="T430" style:family="text">
      <style:text-properties style:font-name="Liberation Serif1" fo:language="ru" fo:country="RU" fo:font-style="normal" style:text-underline-style="none" fo:font-weight="normal" officeooo:rsid="0630e412" style:font-name-asian="Liberation Mono" style:font-style-asian="normal" style:font-weight-asian="normal" style:font-name-complex="Liberation Mono" style:font-style-complex="normal" style:font-weight-complex="normal"/>
    </style:style>
    <style:style style:name="T431" style:family="text">
      <style:text-properties style:font-name="Liberation Serif1" fo:language="ru" fo:country="RU" fo:font-style="normal" style:text-underline-style="none" fo:font-weight="normal" officeooo:rsid="06312548" style:font-name-asian="Liberation Mono" style:font-style-asian="normal" style:font-weight-asian="normal" style:font-name-complex="Liberation Mono" style:font-style-complex="normal" style:font-weight-complex="normal"/>
    </style:style>
    <style:style style:name="T432" style:family="text">
      <style:text-properties style:font-name="Liberation Serif1" fo:language="ru" fo:country="RU" fo:font-style="normal" style:text-underline-style="none" fo:font-weight="normal" officeooo:rsid="06316647" style:font-name-asian="Liberation Mono" style:font-style-asian="normal" style:font-weight-asian="normal" style:font-name-complex="Liberation Mono" style:font-style-complex="normal" style:font-weight-complex="normal"/>
    </style:style>
    <style:style style:name="T433" style:family="text">
      <style:text-properties style:font-name="Liberation Serif1" fo:language="ru" fo:country="RU" fo:font-style="normal" style:text-underline-style="none" fo:font-weight="normal" officeooo:rsid="063308e2" style:font-name-asian="Liberation Mono" style:font-style-asian="normal" style:font-weight-asian="normal" style:font-name-complex="Liberation Mono" style:font-style-complex="normal" style:font-weight-complex="normal"/>
    </style:style>
    <style:style style:name="T434" style:family="text">
      <style:text-properties style:font-name="Liberation Serif1" fo:language="ru" fo:country="RU" fo:font-style="normal" style:text-underline-style="none" fo:font-weight="normal" officeooo:rsid="0634de97" style:font-name-asian="Liberation Mono" style:font-style-asian="normal" style:font-weight-asian="normal" style:font-name-complex="Liberation Mono" style:font-style-complex="normal" style:font-weight-complex="normal"/>
    </style:style>
    <style:style style:name="T435" style:family="text">
      <style:text-properties style:font-name="Liberation Serif1" fo:language="ru" fo:country="RU" fo:font-style="normal" style:text-underline-style="none" fo:font-weight="normal" officeooo:rsid="06368497" style:font-name-asian="Liberation Mono" style:font-style-asian="normal" style:font-weight-asian="normal" style:font-name-complex="Liberation Mono" style:font-style-complex="normal" style:font-weight-complex="normal"/>
    </style:style>
    <style:style style:name="T436" style:family="text">
      <style:text-properties style:font-name="Liberation Serif1" fo:language="ru" fo:country="RU" fo:font-style="normal" style:text-underline-style="none" fo:font-weight="normal" officeooo:rsid="063723c2" style:font-name-asian="Liberation Mono" style:font-style-asian="normal" style:font-weight-asian="normal" style:font-name-complex="Liberation Mono" style:font-style-complex="normal" style:font-weight-complex="normal"/>
    </style:style>
    <style:style style:name="T437" style:family="text">
      <style:text-properties style:font-name="Liberation Serif1" fo:language="ru" fo:country="RU" fo:font-style="normal" style:text-underline-style="none" fo:font-weight="normal" officeooo:rsid="0638ed70" style:font-name-asian="Liberation Mono" style:font-style-asian="normal" style:font-weight-asian="normal" style:font-name-complex="Liberation Mono" style:font-style-complex="normal" style:font-weight-complex="normal"/>
    </style:style>
    <style:style style:name="T438" style:family="text">
      <style:text-properties style:font-name="Liberation Serif1" fo:language="ru" fo:country="RU" fo:font-style="normal" style:text-underline-style="none" fo:font-weight="normal" officeooo:rsid="063991cb" style:font-name-asian="Liberation Mono" style:font-style-asian="normal" style:font-weight-asian="normal" style:font-name-complex="Liberation Mono" style:font-style-complex="normal" style:font-weight-complex="normal"/>
    </style:style>
    <style:style style:name="T439" style:family="text">
      <style:text-properties style:font-name="Liberation Serif1" fo:language="ru" fo:country="RU" fo:font-style="normal" style:text-underline-style="none" fo:font-weight="normal" officeooo:rsid="063b3bf0" style:font-name-asian="Liberation Mono" style:font-style-asian="normal" style:font-weight-asian="normal" style:font-name-complex="Liberation Mono" style:font-style-complex="normal" style:font-weight-complex="normal"/>
    </style:style>
    <style:style style:name="T440" style:family="text">
      <style:text-properties style:font-name="Liberation Serif1" fo:language="ru" fo:country="RU" fo:font-style="normal" style:text-underline-style="none" fo:font-weight="normal" officeooo:rsid="063d100b" style:font-name-asian="Liberation Mono" style:font-style-asian="normal" style:font-weight-asian="normal" style:font-name-complex="Liberation Mono" style:font-style-complex="normal" style:font-weight-complex="normal"/>
    </style:style>
    <style:style style:name="T441" style:family="text">
      <style:text-properties style:font-name="Liberation Serif1" fo:language="ru" fo:country="RU" fo:font-style="normal" style:text-underline-style="none" fo:font-weight="normal" officeooo:rsid="063d59a8" style:font-name-asian="Liberation Mono" style:font-style-asian="normal" style:font-weight-asian="normal" style:font-name-complex="Liberation Mono" style:font-style-complex="normal" style:font-weight-complex="normal"/>
    </style:style>
    <style:style style:name="T442" style:family="text">
      <style:text-properties style:font-name="Liberation Serif1" fo:language="ru" fo:country="RU" fo:font-style="normal" style:text-underline-style="none" fo:font-weight="normal" officeooo:rsid="063e9de0" style:font-name-asian="Liberation Mono" style:font-style-asian="normal" style:font-weight-asian="normal" style:font-name-complex="Liberation Mono" style:font-style-complex="normal" style:font-weight-complex="normal"/>
    </style:style>
    <style:style style:name="T443" style:family="text">
      <style:text-properties style:font-name="Liberation Serif1" fo:language="ru" fo:country="RU" fo:font-style="normal" style:text-underline-style="none" fo:font-weight="normal" officeooo:rsid="064171e9" style:font-name-asian="Liberation Mono" style:font-style-asian="normal" style:font-weight-asian="normal" style:font-name-complex="Liberation Mono" style:font-style-complex="normal" style:font-weight-complex="normal"/>
    </style:style>
    <style:style style:name="T444" style:family="text">
      <style:text-properties style:font-name="Liberation Serif1" fo:language="ru" fo:country="RU" fo:font-style="normal" style:text-underline-style="none" fo:font-weight="normal" officeooo:rsid="064328ac" style:font-name-asian="Liberation Mono" style:font-style-asian="normal" style:font-weight-asian="normal" style:font-name-complex="Liberation Mono" style:font-style-complex="normal" style:font-weight-complex="normal"/>
    </style:style>
    <style:style style:name="T445" style:family="text">
      <style:text-properties style:font-name="Liberation Serif1" fo:language="ru" fo:country="RU" fo:font-style="normal" style:text-underline-style="none" fo:font-weight="normal" officeooo:rsid="06447e91" style:font-name-asian="Liberation Mono" style:font-style-asian="normal" style:font-weight-asian="normal" style:font-name-complex="Liberation Mono" style:font-style-complex="normal" style:font-weight-complex="normal"/>
    </style:style>
    <style:style style:name="T446" style:family="text">
      <style:text-properties style:font-name="Liberation Serif1" fo:language="ru" fo:country="RU" fo:font-style="normal" style:text-underline-style="none" fo:font-weight="normal" officeooo:rsid="06466cbd" style:font-name-asian="Liberation Mono" style:font-style-asian="normal" style:font-weight-asian="normal" style:font-name-complex="Liberation Mono" style:font-style-complex="normal" style:font-weight-complex="normal"/>
    </style:style>
    <style:style style:name="T447" style:family="text">
      <style:text-properties style:font-name="Liberation Serif1" fo:language="ru" fo:country="RU" fo:font-style="normal" style:text-underline-style="none" fo:font-weight="normal" officeooo:rsid="064678c1" style:font-name-asian="Liberation Mono" style:font-style-asian="normal" style:font-weight-asian="normal" style:font-name-complex="Liberation Mono" style:font-style-complex="normal" style:font-weight-complex="normal"/>
    </style:style>
    <style:style style:name="T448" style:family="text">
      <style:text-properties style:font-name="Liberation Serif1" fo:language="ru" fo:country="RU" fo:font-style="normal" style:text-underline-style="none" fo:font-weight="normal" officeooo:rsid="06481848" style:font-name-asian="Liberation Mono" style:font-style-asian="normal" style:font-weight-asian="normal" style:font-name-complex="Liberation Mono" style:font-style-complex="normal" style:font-weight-complex="normal"/>
    </style:style>
    <style:style style:name="T449" style:family="text">
      <style:text-properties style:font-name="Liberation Serif1" fo:language="ru" fo:country="RU" fo:font-style="normal" style:text-underline-style="none" fo:font-weight="normal" officeooo:rsid="064930f2" style:font-name-asian="Liberation Mono" style:font-style-asian="normal" style:font-weight-asian="normal" style:font-name-complex="Liberation Mono" style:font-style-complex="normal" style:font-weight-complex="normal"/>
    </style:style>
    <style:style style:name="T450" style:family="text">
      <style:text-properties style:font-name="Liberation Serif1" fo:language="ru" fo:country="RU" fo:font-style="normal" style:text-underline-style="none" fo:font-weight="normal" officeooo:rsid="0649a209" style:font-name-asian="Liberation Mono" style:font-style-asian="normal" style:font-weight-asian="normal" style:font-name-complex="Liberation Mono" style:font-style-complex="normal" style:font-weight-complex="normal"/>
    </style:style>
    <style:style style:name="T451" style:family="text">
      <style:text-properties style:font-name="Liberation Serif1" fo:language="ru" fo:country="RU" fo:font-style="normal" style:text-underline-style="none" fo:font-weight="normal" officeooo:rsid="064ac324" style:font-name-asian="Liberation Mono" style:font-style-asian="normal" style:font-weight-asian="normal" style:font-name-complex="Liberation Mono" style:font-style-complex="normal" style:font-weight-complex="normal"/>
    </style:style>
    <style:style style:name="T452" style:family="text">
      <style:text-properties style:font-name="Liberation Serif1" fo:language="ru" fo:country="RU" fo:font-style="normal" style:text-underline-style="none" fo:font-weight="normal" officeooo:rsid="064be982" style:font-name-asian="Liberation Mono" style:font-style-asian="normal" style:font-weight-asian="normal" style:font-name-complex="Liberation Mono" style:font-style-complex="normal" style:font-weight-complex="normal"/>
    </style:style>
    <style:style style:name="T453" style:family="text">
      <style:text-properties style:font-name="Liberation Serif1" fo:language="ru" fo:country="RU" fo:font-style="normal" style:text-underline-style="none" fo:font-weight="normal" officeooo:rsid="064d567f" style:font-name-asian="Liberation Mono" style:font-style-asian="normal" style:font-weight-asian="normal" style:font-name-complex="Liberation Mono" style:font-style-complex="normal" style:font-weight-complex="normal"/>
    </style:style>
    <style:style style:name="T454" style:family="text">
      <style:text-properties style:font-name="Liberation Serif1" fo:language="ru" fo:country="RU" fo:font-style="normal" style:text-underline-style="none" fo:font-weight="normal" officeooo:rsid="064e3680" style:font-name-asian="Liberation Mono" style:font-style-asian="normal" style:font-weight-asian="normal" style:font-name-complex="Liberation Mono" style:font-style-complex="normal" style:font-weight-complex="normal"/>
    </style:style>
    <style:style style:name="T455" style:family="text">
      <style:text-properties style:font-name="Liberation Serif1" fo:language="ru" fo:country="RU" fo:font-style="normal" style:text-underline-style="none" fo:font-weight="normal" officeooo:rsid="064eed4b" style:font-name-asian="Liberation Mono" style:font-style-asian="normal" style:font-weight-asian="normal" style:font-name-complex="Liberation Mono" style:font-style-complex="normal" style:font-weight-complex="normal"/>
    </style:style>
    <style:style style:name="T456" style:family="text">
      <style:text-properties style:font-name="Liberation Serif1" fo:language="ru" fo:country="RU" fo:font-style="normal" style:text-underline-style="none" fo:font-weight="normal" officeooo:rsid="0650c8ca" style:font-name-asian="Liberation Mono" style:font-style-asian="normal" style:font-weight-asian="normal" style:font-name-complex="Liberation Mono" style:font-style-complex="normal" style:font-weight-complex="normal"/>
    </style:style>
    <style:style style:name="T457" style:family="text">
      <style:text-properties style:font-name="Liberation Serif1" fo:language="ru" fo:country="RU" fo:font-style="normal" style:text-underline-style="none" fo:font-weight="normal" officeooo:rsid="0651ff40" style:font-name-asian="Liberation Mono" style:font-style-asian="normal" style:font-weight-asian="normal" style:font-name-complex="Liberation Mono" style:font-style-complex="normal" style:font-weight-complex="normal"/>
    </style:style>
    <style:style style:name="T458" style:family="text">
      <style:text-properties style:font-name="Liberation Serif1" fo:language="ru" fo:country="RU" fo:font-style="normal" style:text-underline-style="none" fo:font-weight="normal" officeooo:rsid="0653121e" style:font-name-asian="Liberation Mono" style:font-style-asian="normal" style:font-weight-asian="normal" style:font-name-complex="Liberation Mono" style:font-style-complex="normal" style:font-weight-complex="normal"/>
    </style:style>
    <style:style style:name="T459" style:family="text">
      <style:text-properties style:font-name="Liberation Serif1" fo:language="ru" fo:country="RU" fo:font-style="normal" style:text-underline-style="none" fo:font-weight="normal" officeooo:rsid="06538b03" style:font-name-asian="Liberation Mono" style:font-style-asian="normal" style:font-weight-asian="normal" style:font-name-complex="Liberation Mono" style:font-style-complex="normal" style:font-weight-complex="normal"/>
    </style:style>
    <style:style style:name="T460" style:family="text">
      <style:text-properties style:font-name="Liberation Serif1" fo:language="ru" fo:country="RU" fo:font-style="normal" style:text-underline-style="none" fo:font-weight="normal" officeooo:rsid="06539353" style:font-name-asian="Liberation Mono" style:font-style-asian="normal" style:font-weight-asian="normal" style:font-name-complex="Liberation Mono" style:font-style-complex="normal" style:font-weight-complex="normal"/>
    </style:style>
    <style:style style:name="T461" style:family="text">
      <style:text-properties style:font-name="Liberation Serif1" fo:language="ru" fo:country="RU" fo:font-style="normal" style:text-underline-style="none" fo:font-weight="normal" officeooo:rsid="06547c3c" style:font-name-asian="Liberation Mono" style:font-style-asian="normal" style:font-weight-asian="normal" style:font-name-complex="Liberation Mono" style:font-style-complex="normal" style:font-weight-complex="normal"/>
    </style:style>
    <style:style style:name="T462" style:family="text">
      <style:text-properties style:font-name="Liberation Serif1" fo:language="ru" fo:country="RU" fo:font-style="italic" style:font-style-asian="italic" style:font-style-complex="italic"/>
    </style:style>
    <style:style style:name="T463" style:family="text">
      <style:text-properties style:font-name="Liberation Serif1" fo:language="ru" fo:country="RU" fo:font-style="italic" officeooo:rsid="012a2dd4" style:font-style-asian="italic" style:font-style-complex="italic"/>
    </style:style>
    <style:style style:name="T464" style:family="text">
      <style:text-properties style:font-name="Liberation Serif1" fo:language="ru" fo:country="RU" fo:font-style="italic" officeooo:rsid="012a79d9" style:font-style-asian="italic" style:font-style-complex="italic"/>
    </style:style>
    <style:style style:name="T465" style:family="text">
      <style:text-properties style:font-name="Liberation Serif1" fo:language="ru" fo:country="RU" fo:font-style="italic" style:text-underline-style="none" fo:font-weight="normal" officeooo:rsid="05a33a6c" style:font-name-asian="Liberation Mono" style:font-style-asian="italic" style:font-weight-asian="normal" style:font-name-complex="Liberation Mono" style:font-style-complex="italic" style:font-weight-complex="normal"/>
    </style:style>
    <style:style style:name="T466" style:family="text">
      <style:text-properties style:font-name="Liberation Serif1" fo:language="ru" fo:country="RU" fo:font-style="italic" style:text-underline-style="none" fo:font-weight="normal" officeooo:rsid="05a4a047" style:font-name-asian="Liberation Mono" style:font-style-asian="italic" style:font-weight-asian="normal" style:font-name-complex="Liberation Mono" style:font-style-complex="italic" style:font-weight-complex="normal"/>
    </style:style>
    <style:style style:name="T467" style:family="text">
      <style:text-properties style:font-name="Liberation Serif1" fo:language="ru" fo:country="RU" fo:font-style="italic" style:text-underline-style="none" fo:font-weight="normal" officeooo:rsid="05a92241" style:font-name-asian="Liberation Mono" style:font-style-asian="italic" style:font-weight-asian="normal" style:font-name-complex="Liberation Mono" style:font-style-complex="italic" style:font-weight-complex="normal"/>
    </style:style>
    <style:style style:name="T468" style:family="text">
      <style:text-properties style:font-name="Liberation Serif1" fo:language="ru" fo:country="RU" fo:font-style="italic" style:text-underline-style="none" fo:font-weight="normal" officeooo:rsid="05acf3df" style:font-name-asian="Liberation Mono" style:font-style-asian="italic" style:font-weight-asian="normal" style:font-name-complex="Liberation Mono" style:font-style-complex="italic" style:font-weight-complex="normal"/>
    </style:style>
    <style:style style:name="T469" style:family="text">
      <style:text-properties style:font-name="Liberation Serif1" fo:language="ru" fo:country="RU" fo:font-style="italic" style:text-underline-style="none" fo:font-weight="normal" officeooo:rsid="05ae293d" style:font-name-asian="Liberation Mono" style:font-style-asian="italic" style:font-weight-asian="normal" style:font-name-complex="Liberation Mono" style:font-style-complex="italic" style:font-weight-complex="normal"/>
    </style:style>
    <style:style style:name="T470" style:family="text">
      <style:text-properties style:font-name="Liberation Serif1" fo:language="ru" fo:country="RU" fo:font-style="italic" style:text-underline-style="none" fo:font-weight="normal" officeooo:rsid="05af5b40" style:font-name-asian="Liberation Mono" style:font-style-asian="italic" style:font-weight-asian="normal" style:font-name-complex="Liberation Mono" style:font-style-complex="italic" style:font-weight-complex="normal"/>
    </style:style>
    <style:style style:name="T471" style:family="text">
      <style:text-properties style:font-name="Liberation Serif1" fo:language="ru" fo:country="RU" fo:font-style="italic" style:text-underline-style="none" fo:font-weight="normal" officeooo:rsid="05b4ed82" style:font-name-asian="Liberation Mono" style:font-style-asian="italic" style:font-weight-asian="normal" style:font-name-complex="Liberation Mono" style:font-style-complex="italic" style:font-weight-complex="normal"/>
    </style:style>
    <style:style style:name="T472" style:family="text">
      <style:text-properties style:font-name="Liberation Serif1" fo:language="ru" fo:country="RU" fo:font-style="italic" style:text-underline-style="none" fo:font-weight="normal" officeooo:rsid="05b56b96" style:font-name-asian="Liberation Mono" style:font-style-asian="italic" style:font-weight-asian="normal" style:font-name-complex="Liberation Mono" style:font-style-complex="italic" style:font-weight-complex="normal"/>
    </style:style>
    <style:style style:name="T473" style:family="text">
      <style:text-properties style:font-name="Liberation Serif1" fo:language="ru" fo:country="RU" fo:font-style="italic" style:text-underline-style="none" fo:font-weight="normal" officeooo:rsid="05d64b4d" style:font-name-asian="Liberation Mono" style:font-style-asian="italic" style:font-weight-asian="normal" style:font-name-complex="Liberation Mono" style:font-style-complex="italic" style:font-weight-complex="normal"/>
    </style:style>
    <style:style style:name="T474" style:family="text">
      <style:text-properties style:font-name="Liberation Serif1" fo:language="ru" fo:country="RU" fo:font-style="italic" style:text-underline-style="none" fo:font-weight="normal" officeooo:rsid="05d77ada" style:font-name-asian="Liberation Mono" style:font-style-asian="italic" style:font-weight-asian="normal" style:font-name-complex="Liberation Mono" style:font-style-complex="italic" style:font-weight-complex="normal"/>
    </style:style>
    <style:style style:name="T475" style:family="text">
      <style:text-properties style:font-name="Liberation Serif1" fo:language="ru" fo:country="RU" fo:font-style="italic" style:text-underline-style="none" fo:font-weight="normal" officeooo:rsid="05e3f83a" style:font-name-asian="Liberation Mono" style:font-style-asian="italic" style:font-weight-asian="normal" style:font-name-complex="Liberation Mono" style:font-style-complex="italic" style:font-weight-complex="normal"/>
    </style:style>
    <style:style style:name="T476" style:family="text">
      <style:text-properties style:font-name="Liberation Serif1" fo:language="ru" fo:country="RU" fo:font-style="italic" style:text-underline-style="none" fo:font-weight="normal" officeooo:rsid="06039e06" style:font-name-asian="Liberation Mono" style:font-style-asian="italic" style:font-weight-asian="normal" style:font-name-complex="Liberation Mono" style:font-style-complex="italic" style:font-weight-complex="normal"/>
    </style:style>
    <style:style style:name="T477" style:family="text">
      <style:text-properties style:font-name="Liberation Serif1" fo:language="ru" fo:country="RU" fo:font-style="italic" style:text-underline-style="none" fo:font-weight="normal" officeooo:rsid="06059dcb" style:font-name-asian="Liberation Mono" style:font-style-asian="italic" style:font-weight-asian="normal" style:font-name-complex="Liberation Mono" style:font-style-complex="italic" style:font-weight-complex="normal"/>
    </style:style>
    <style:style style:name="T478" style:family="text">
      <style:text-properties style:font-name="Liberation Serif1" fo:language="ru" fo:country="RU" fo:font-style="italic" style:text-underline-style="none" fo:font-weight="normal" officeooo:rsid="060d6298" style:font-name-asian="Liberation Mono" style:font-style-asian="italic" style:font-weight-asian="normal" style:font-name-complex="Liberation Mono" style:font-style-complex="italic" style:font-weight-complex="normal"/>
    </style:style>
    <style:style style:name="T479" style:family="text">
      <style:text-properties style:font-name="Liberation Serif1" fo:language="ru" fo:country="RU" fo:font-style="italic" style:text-underline-style="none" fo:font-weight="normal" officeooo:rsid="061e17b3" style:font-name-asian="Liberation Mono" style:font-style-asian="italic" style:font-weight-asian="normal" style:font-name-complex="Liberation Mono" style:font-style-complex="italic" style:font-weight-complex="normal"/>
    </style:style>
    <style:style style:name="T480" style:family="text">
      <style:text-properties style:font-name="Liberation Serif1" fo:language="ru" fo:country="RU" fo:font-style="italic" style:text-underline-style="none" fo:font-weight="normal" officeooo:rsid="0622e897" style:font-name-asian="Liberation Mono" style:font-style-asian="italic" style:font-weight-asian="normal" style:font-name-complex="Liberation Mono" style:font-style-complex="italic" style:font-weight-complex="normal"/>
    </style:style>
    <style:style style:name="T481" style:family="text">
      <style:text-properties style:font-name="Liberation Serif1" fo:language="ru" fo:country="RU" fo:font-style="italic" style:text-underline-style="none" fo:font-weight="normal" officeooo:rsid="062dba83" style:font-name-asian="Liberation Mono" style:font-style-asian="italic" style:font-weight-asian="normal" style:font-name-complex="Liberation Mono" style:font-style-complex="italic" style:font-weight-complex="normal"/>
    </style:style>
    <style:style style:name="T482" style:family="text">
      <style:text-properties style:font-name="Liberation Serif1" fo:language="ru" fo:country="RU" fo:font-style="italic" style:text-underline-style="none" fo:font-weight="normal" officeooo:rsid="0629609d" style:font-name-asian="Liberation Mono" style:font-style-asian="italic" style:font-weight-asian="normal" style:font-name-complex="Liberation Mono" style:font-style-complex="italic" style:font-weight-complex="normal"/>
    </style:style>
    <style:style style:name="T483" style:family="text">
      <style:text-properties style:font-name="Liberation Serif1" fo:language="ru" fo:country="RU" fo:font-style="italic" style:text-underline-style="none" fo:font-weight="normal" officeooo:rsid="062e1178" style:font-name-asian="Liberation Mono" style:font-style-asian="italic" style:font-weight-asian="normal" style:font-name-complex="Liberation Mono" style:font-style-complex="italic" style:font-weight-complex="normal"/>
    </style:style>
    <style:style style:name="T484" style:family="text">
      <style:text-properties style:font-name="Liberation Serif1" fo:language="ru" fo:country="RU" fo:font-style="italic" style:text-underline-style="none" fo:font-weight="normal" officeooo:rsid="062f2dc2" style:font-name-asian="Liberation Mono" style:font-style-asian="italic" style:font-weight-asian="normal" style:font-name-complex="Liberation Mono" style:font-style-complex="italic" style:font-weight-complex="normal"/>
    </style:style>
    <style:style style:name="T485" style:family="text">
      <style:text-properties style:font-name="Liberation Serif1" fo:language="ru" fo:country="RU" fo:font-style="italic" style:text-underline-style="none" fo:font-weight="normal" officeooo:rsid="063308e2" style:font-name-asian="Liberation Mono" style:font-style-asian="italic" style:font-weight-asian="normal" style:font-name-complex="Liberation Mono" style:font-style-complex="italic" style:font-weight-complex="normal"/>
    </style:style>
    <style:style style:name="T486" style:family="text">
      <style:text-properties style:font-name="Liberation Serif1" fo:language="ru" fo:country="RU" fo:font-style="italic" style:text-underline-style="none" fo:font-weight="normal" officeooo:rsid="0634de97" style:font-name-asian="Liberation Mono" style:font-style-asian="italic" style:font-weight-asian="normal" style:font-name-complex="Liberation Mono" style:font-style-complex="italic" style:font-weight-complex="normal"/>
    </style:style>
    <style:style style:name="T487" style:family="text">
      <style:text-properties style:font-name="Liberation Serif1" fo:language="ru" fo:country="RU" fo:font-style="italic" style:text-underline-style="none" fo:font-weight="normal" officeooo:rsid="0650c8ca" style:font-name-asian="Liberation Mono" style:font-style-asian="italic" style:font-weight-asian="normal" style:font-name-complex="Liberation Mono" style:font-style-complex="italic" style:font-weight-complex="normal"/>
    </style:style>
    <style:style style:name="T488" style:family="text">
      <style:text-properties style:font-name="Liberation Serif1" fo:language="ru" fo:country="RU" fo:font-style="italic" style:text-underline-style="none" fo:font-weight="normal" officeooo:rsid="0653121e" style:font-name-asian="Liberation Mono" style:font-style-asian="italic" style:font-weight-asian="normal" style:font-name-complex="Liberation Mono" style:font-style-complex="italic" style:font-weight-complex="normal"/>
    </style:style>
    <style:style style:name="T489" style:family="text">
      <style:text-properties style:font-name="Liberation Serif1" fo:font-style="normal" fo:font-weight="normal" officeooo:rsid="049ac1ec" style:font-name-asian="Liberation Mono" style:font-style-asian="normal" style:font-weight-asian="normal" style:font-name-complex="Liberation Mono" style:font-style-complex="normal" style:font-weight-complex="normal"/>
    </style:style>
    <style:style style:name="T490" style:family="text">
      <style:text-properties style:font-name="Liberation Serif1" fo:font-style="normal" fo:font-weight="normal" officeooo:rsid="049d427d" style:font-name-asian="Liberation Mono" style:font-style-asian="normal" style:font-weight-asian="normal" style:font-name-complex="Liberation Mono" style:font-style-complex="normal" style:font-weight-complex="normal"/>
    </style:style>
    <style:style style:name="T491" style:family="text">
      <style:text-properties style:font-name="Liberation Serif1" fo:font-style="normal" fo:font-weight="normal" officeooo:rsid="049d919d" style:font-name-asian="Liberation Mono" style:font-style-asian="normal" style:font-weight-asian="normal" style:font-name-complex="Liberation Mono" style:font-style-complex="normal" style:font-weight-complex="normal"/>
    </style:style>
    <style:style style:name="T492" style:family="text">
      <style:text-properties style:font-name="Liberation Serif1" fo:font-style="normal" fo:font-weight="normal" officeooo:rsid="049f46ee" style:font-name-asian="Liberation Mono" style:font-style-asian="normal" style:font-weight-asian="normal" style:font-name-complex="Liberation Mono" style:font-style-complex="normal" style:font-weight-complex="normal"/>
    </style:style>
    <style:style style:name="T493" style:family="text">
      <style:text-properties style:font-name="Liberation Serif1" fo:font-style="normal" fo:font-weight="normal" officeooo:rsid="04a12401" style:font-name-asian="Liberation Mono" style:font-style-asian="normal" style:font-weight-asian="normal" style:font-name-complex="Liberation Mono" style:font-style-complex="normal" style:font-weight-complex="normal"/>
    </style:style>
    <style:style style:name="T494" style:family="text">
      <style:text-properties style:font-name="Liberation Serif1" fo:font-style="normal" fo:font-weight="normal" officeooo:rsid="04a2a9a1" style:font-name-asian="Liberation Mono" style:font-style-asian="normal" style:font-weight-asian="normal" style:font-name-complex="Liberation Mono" style:font-style-complex="normal" style:font-weight-complex="normal"/>
    </style:style>
    <style:style style:name="T495" style:family="text">
      <style:text-properties style:font-name="Liberation Serif1" fo:font-style="normal" fo:font-weight="normal" officeooo:rsid="04a439b0" style:font-name-asian="Liberation Mono" style:font-style-asian="normal" style:font-weight-asian="normal" style:font-name-complex="Liberation Mono" style:font-style-complex="normal" style:font-weight-complex="normal"/>
    </style:style>
    <style:style style:name="T496" style:family="text">
      <style:text-properties style:font-name="Liberation Serif1" fo:font-style="normal" fo:font-weight="normal" officeooo:rsid="04a4d395" style:font-name-asian="Liberation Mono" style:font-style-asian="normal" style:font-weight-asian="normal" style:font-name-complex="Liberation Mono" style:font-style-complex="normal" style:font-weight-complex="normal"/>
    </style:style>
    <style:style style:name="T497" style:family="text">
      <style:text-properties style:font-name="Liberation Serif1" fo:font-style="normal" fo:font-weight="normal" officeooo:rsid="04a5307a" style:font-name-asian="Liberation Mono" style:font-style-asian="normal" style:font-weight-asian="normal" style:font-name-complex="Liberation Mono" style:font-style-complex="normal" style:font-weight-complex="normal"/>
    </style:style>
    <style:style style:name="T498" style:family="text">
      <style:text-properties style:font-name="Liberation Serif1" fo:font-style="normal" fo:font-weight="normal" officeooo:rsid="04a5f3e5" style:font-name-asian="Liberation Mono" style:font-style-asian="normal" style:font-weight-asian="normal" style:font-name-complex="Liberation Mono" style:font-style-complex="normal" style:font-weight-complex="normal"/>
    </style:style>
    <style:style style:name="T499" style:family="text">
      <style:text-properties style:font-name="Liberation Serif1" fo:font-style="normal" fo:font-weight="normal" officeooo:rsid="04a7a51d" style:font-name-asian="Liberation Mono" style:font-style-asian="normal" style:font-weight-asian="normal" style:font-name-complex="Liberation Mono" style:font-style-complex="normal" style:font-weight-complex="normal"/>
    </style:style>
    <style:style style:name="T500" style:family="text">
      <style:text-properties style:font-name="Liberation Serif1" fo:font-style="normal" fo:font-weight="normal" officeooo:rsid="04a97a77" style:font-name-asian="Liberation Mono" style:font-style-asian="normal" style:font-weight-asian="normal" style:font-name-complex="Liberation Mono" style:font-style-complex="normal" style:font-weight-complex="normal"/>
    </style:style>
    <style:style style:name="T501" style:family="text">
      <style:text-properties style:font-name="Liberation Serif1" fo:font-style="normal" fo:font-weight="normal" officeooo:rsid="04aa27ea" style:font-name-asian="Liberation Mono" style:font-style-asian="normal" style:font-weight-asian="normal" style:font-name-complex="Liberation Mono" style:font-style-complex="normal" style:font-weight-complex="normal"/>
    </style:style>
    <style:style style:name="T502" style:family="text">
      <style:text-properties style:font-name="Liberation Serif1" fo:font-style="normal" fo:font-weight="normal" officeooo:rsid="04aa2b8b" style:font-name-asian="Liberation Mono" style:font-style-asian="normal" style:font-weight-asian="normal" style:font-name-complex="Liberation Mono" style:font-style-complex="normal" style:font-weight-complex="normal"/>
    </style:style>
    <style:style style:name="T503" style:family="text">
      <style:text-properties style:font-name="Liberation Serif1" fo:font-style="normal" fo:font-weight="normal" officeooo:rsid="04aa5c23" style:font-name-asian="Liberation Mono" style:font-style-asian="normal" style:font-weight-asian="normal" style:font-name-complex="Liberation Mono" style:font-style-complex="normal" style:font-weight-complex="normal"/>
    </style:style>
    <style:style style:name="T504" style:family="text">
      <style:text-properties style:font-name="Liberation Serif1" fo:font-style="normal" fo:font-weight="normal" officeooo:rsid="04ab328c" style:font-name-asian="Liberation Mono" style:font-style-asian="normal" style:font-weight-asian="normal" style:font-name-complex="Liberation Mono" style:font-style-complex="normal" style:font-weight-complex="normal"/>
    </style:style>
    <style:style style:name="T505" style:family="text">
      <style:text-properties style:font-name="Liberation Serif1" fo:font-style="normal" fo:font-weight="normal" officeooo:rsid="04ad03a7" style:font-name-asian="Liberation Mono" style:font-style-asian="normal" style:font-weight-asian="normal" style:font-name-complex="Liberation Mono" style:font-style-complex="normal" style:font-weight-complex="normal"/>
    </style:style>
    <style:style style:name="T506" style:family="text">
      <style:text-properties style:font-name="Liberation Serif1" fo:font-style="normal" fo:font-weight="normal" officeooo:rsid="04ad52fe" style:font-name-asian="Liberation Mono" style:font-style-asian="normal" style:font-weight-asian="normal" style:font-name-complex="Liberation Mono" style:font-style-complex="normal" style:font-weight-complex="normal"/>
    </style:style>
    <style:style style:name="T507" style:family="text">
      <style:text-properties style:font-name="Liberation Serif1" fo:font-style="normal" fo:font-weight="normal" officeooo:rsid="04af237e" style:font-name-asian="Liberation Mono" style:font-style-asian="normal" style:font-weight-asian="normal" style:font-name-complex="Liberation Mono" style:font-style-complex="normal" style:font-weight-complex="normal"/>
    </style:style>
    <style:style style:name="T508" style:family="text">
      <style:text-properties style:font-name="Liberation Serif1" fo:font-style="normal" fo:font-weight="normal" officeooo:rsid="04b10e04" style:font-name-asian="Liberation Mono" style:font-style-asian="normal" style:font-weight-asian="normal" style:font-name-complex="Liberation Mono" style:font-style-complex="normal" style:font-weight-complex="normal"/>
    </style:style>
    <style:style style:name="T509" style:family="text">
      <style:text-properties style:font-name="Liberation Serif1" fo:font-style="normal" fo:font-weight="normal" officeooo:rsid="04b14ace" style:font-name-asian="Liberation Mono" style:font-style-asian="normal" style:font-weight-asian="normal" style:font-name-complex="Liberation Mono" style:font-style-complex="normal" style:font-weight-complex="normal"/>
    </style:style>
    <style:style style:name="T510" style:family="text">
      <style:text-properties style:font-name="Liberation Serif1" fo:font-style="normal" fo:font-weight="normal" officeooo:rsid="04b1d524" style:font-name-asian="Liberation Mono" style:font-style-asian="normal" style:font-weight-asian="normal" style:font-name-complex="Liberation Mono" style:font-style-complex="normal" style:font-weight-complex="normal"/>
    </style:style>
    <style:style style:name="T511" style:family="text">
      <style:text-properties style:font-name="Liberation Serif1" fo:font-style="normal" fo:font-weight="normal" officeooo:rsid="04b3349d" style:font-name-asian="Liberation Mono" style:font-style-asian="normal" style:font-weight-asian="normal" style:font-name-complex="Liberation Mono" style:font-style-complex="normal" style:font-weight-complex="normal"/>
    </style:style>
    <style:style style:name="T512" style:family="text">
      <style:text-properties style:font-name="Liberation Serif1" fo:font-style="normal" fo:font-weight="normal" officeooo:rsid="04b42558" style:font-name-asian="Liberation Mono" style:font-style-asian="normal" style:font-weight-asian="normal" style:font-name-complex="Liberation Mono" style:font-style-complex="normal" style:font-weight-complex="normal"/>
    </style:style>
    <style:style style:name="T513" style:family="text">
      <style:text-properties style:font-name="Liberation Serif1" fo:font-style="normal" fo:font-weight="normal" officeooo:rsid="04b5680a" style:font-name-asian="Liberation Mono" style:font-style-asian="normal" style:font-weight-asian="normal" style:font-name-complex="Liberation Mono" style:font-style-complex="normal" style:font-weight-complex="normal"/>
    </style:style>
    <style:style style:name="T514" style:family="text">
      <style:text-properties style:font-name="Liberation Serif1" fo:font-style="normal" fo:font-weight="normal" officeooo:rsid="04b6ba5b" style:font-name-asian="Liberation Mono" style:font-style-asian="normal" style:font-weight-asian="normal" style:font-name-complex="Liberation Mono" style:font-style-complex="normal" style:font-weight-complex="normal"/>
    </style:style>
    <style:style style:name="T515" style:family="text">
      <style:text-properties style:font-name="Liberation Serif1" fo:font-style="normal" fo:font-weight="normal" officeooo:rsid="04b854fe" style:font-name-asian="Liberation Mono" style:font-style-asian="normal" style:font-weight-asian="normal" style:font-name-complex="Liberation Mono" style:font-style-complex="normal" style:font-weight-complex="normal"/>
    </style:style>
    <style:style style:name="T516" style:family="text">
      <style:text-properties style:font-name="Liberation Serif1" fo:font-style="normal" fo:font-weight="normal" officeooo:rsid="04b8e372" style:font-name-asian="Liberation Mono" style:font-style-asian="normal" style:font-weight-asian="normal" style:font-name-complex="Liberation Mono" style:font-style-complex="normal" style:font-weight-complex="normal"/>
    </style:style>
    <style:style style:name="T517" style:family="text">
      <style:text-properties style:font-name="Liberation Serif1" fo:font-style="normal" fo:font-weight="normal" officeooo:rsid="04ba642a" style:font-name-asian="Liberation Mono" style:font-style-asian="normal" style:font-weight-asian="normal" style:font-name-complex="Liberation Mono" style:font-style-complex="normal" style:font-weight-complex="normal"/>
    </style:style>
    <style:style style:name="T518" style:family="text">
      <style:text-properties style:font-name="Liberation Serif1" fo:font-style="normal" fo:font-weight="normal" officeooo:rsid="04bc4501" style:font-name-asian="Liberation Mono" style:font-style-asian="normal" style:font-weight-asian="normal" style:font-name-complex="Liberation Mono" style:font-style-complex="normal" style:font-weight-complex="normal"/>
    </style:style>
    <style:style style:name="T519" style:family="text">
      <style:text-properties style:font-name="Liberation Serif1" fo:font-style="normal" fo:font-weight="normal" officeooo:rsid="04bc7459" style:font-name-asian="Liberation Mono" style:font-style-asian="normal" style:font-weight-asian="normal" style:font-name-complex="Liberation Mono" style:font-style-complex="normal" style:font-weight-complex="normal"/>
    </style:style>
    <style:style style:name="T520" style:family="text">
      <style:text-properties style:font-name="Liberation Serif1" fo:font-style="normal" fo:font-weight="normal" officeooo:rsid="04bd50da" style:font-name-asian="Liberation Mono" style:font-style-asian="normal" style:font-weight-asian="normal" style:font-name-complex="Liberation Mono" style:font-style-complex="normal" style:font-weight-complex="normal"/>
    </style:style>
    <style:style style:name="T521" style:family="text">
      <style:text-properties style:font-name="Liberation Serif1" fo:font-style="normal" fo:font-weight="normal" officeooo:rsid="04be06ee" style:font-name-asian="Liberation Mono" style:font-style-asian="normal" style:font-weight-asian="normal" style:font-name-complex="Liberation Mono" style:font-style-complex="normal" style:font-weight-complex="normal"/>
    </style:style>
    <style:style style:name="T522" style:family="text">
      <style:text-properties style:font-name="Liberation Serif1" fo:font-style="normal" fo:font-weight="normal" officeooo:rsid="04bef11b" style:font-name-asian="Liberation Mono" style:font-style-asian="normal" style:font-weight-asian="normal" style:font-name-complex="Liberation Mono" style:font-style-complex="normal" style:font-weight-complex="normal"/>
    </style:style>
    <style:style style:name="T523" style:family="text">
      <style:text-properties style:font-name="Liberation Serif1" fo:font-style="normal" fo:font-weight="normal" officeooo:rsid="04c0c350" style:font-name-asian="Liberation Mono" style:font-style-asian="normal" style:font-weight-asian="normal" style:font-name-complex="Liberation Mono" style:font-style-complex="normal" style:font-weight-complex="normal"/>
    </style:style>
    <style:style style:name="T524" style:family="text">
      <style:text-properties style:font-name="Liberation Serif1" fo:font-style="normal" fo:font-weight="normal" officeooo:rsid="04c2237d" style:font-name-asian="Liberation Mono" style:font-style-asian="normal" style:font-weight-asian="normal" style:font-name-complex="Liberation Mono" style:font-style-complex="normal" style:font-weight-complex="normal"/>
    </style:style>
    <style:style style:name="T525" style:family="text">
      <style:text-properties style:font-name="Liberation Serif1" fo:font-style="normal" fo:font-weight="normal" officeooo:rsid="04c2fbc4" style:font-name-asian="Liberation Mono" style:font-style-asian="normal" style:font-weight-asian="normal" style:font-name-complex="Liberation Mono" style:font-style-complex="normal" style:font-weight-complex="normal"/>
    </style:style>
    <style:style style:name="T526" style:family="text">
      <style:text-properties style:font-name="Liberation Serif1" fo:font-style="normal" fo:font-weight="normal" officeooo:rsid="04c46ba1" style:font-name-asian="Liberation Mono" style:font-style-asian="normal" style:font-weight-asian="normal" style:font-name-complex="Liberation Mono" style:font-style-complex="normal" style:font-weight-complex="normal"/>
    </style:style>
    <style:style style:name="T527" style:family="text">
      <style:text-properties style:font-name="Liberation Serif1" fo:font-style="normal" fo:font-weight="normal" officeooo:rsid="04c4f363" style:font-name-asian="Liberation Mono" style:font-style-asian="normal" style:font-weight-asian="normal" style:font-name-complex="Liberation Mono" style:font-style-complex="normal" style:font-weight-complex="normal"/>
    </style:style>
    <style:style style:name="T528" style:family="text">
      <style:text-properties style:font-name="Liberation Serif1" fo:font-style="normal" fo:font-weight="normal" officeooo:rsid="04c60ccd" style:font-name-asian="Liberation Mono" style:font-style-asian="normal" style:font-weight-asian="normal" style:font-name-complex="Liberation Mono" style:font-style-complex="normal" style:font-weight-complex="normal"/>
    </style:style>
    <style:style style:name="T529" style:family="text">
      <style:text-properties style:font-name="Liberation Serif1" fo:font-style="normal" fo:font-weight="normal" officeooo:rsid="04c714ce" style:font-name-asian="Liberation Mono" style:font-style-asian="normal" style:font-weight-asian="normal" style:font-name-complex="Liberation Mono" style:font-style-complex="normal" style:font-weight-complex="normal"/>
    </style:style>
    <style:style style:name="T530" style:family="text">
      <style:text-properties style:font-name="Liberation Serif1" fo:font-style="normal" fo:font-weight="normal" officeooo:rsid="04c88333" style:font-name-asian="Liberation Mono" style:font-style-asian="normal" style:font-weight-asian="normal" style:font-name-complex="Liberation Mono" style:font-style-complex="normal" style:font-weight-complex="normal"/>
    </style:style>
    <style:style style:name="T531" style:family="text">
      <style:text-properties style:font-name="Liberation Serif1" fo:font-style="normal" fo:font-weight="normal" officeooo:rsid="04c9d90a" style:font-name-asian="Liberation Mono" style:font-style-asian="normal" style:font-weight-asian="normal" style:font-name-complex="Liberation Mono" style:font-style-complex="normal" style:font-weight-complex="normal"/>
    </style:style>
    <style:style style:name="T532" style:family="text">
      <style:text-properties style:font-name="Liberation Serif1" fo:font-style="normal" fo:font-weight="normal" officeooo:rsid="04ca0633" style:font-name-asian="Liberation Mono" style:font-style-asian="normal" style:font-weight-asian="normal" style:font-name-complex="Liberation Mono" style:font-style-complex="normal" style:font-weight-complex="normal"/>
    </style:style>
    <style:style style:name="T533" style:family="text">
      <style:text-properties style:font-name="Liberation Serif1" fo:font-style="normal" fo:font-weight="normal" officeooo:rsid="04cb82d4" style:font-name-asian="Liberation Mono" style:font-style-asian="normal" style:font-weight-asian="normal" style:font-name-complex="Liberation Mono" style:font-style-complex="normal" style:font-weight-complex="normal"/>
    </style:style>
    <style:style style:name="T534" style:family="text">
      <style:text-properties style:font-name="Liberation Serif1" fo:font-style="normal" fo:font-weight="normal" officeooo:rsid="04cd1500" style:font-name-asian="Liberation Mono" style:font-style-asian="normal" style:font-weight-asian="normal" style:font-name-complex="Liberation Mono" style:font-style-complex="normal" style:font-weight-complex="normal"/>
    </style:style>
    <style:style style:name="T535" style:family="text">
      <style:text-properties style:font-name="Liberation Serif1" fo:font-style="normal" fo:font-weight="normal" officeooo:rsid="04cd2265" style:font-name-asian="Liberation Mono" style:font-style-asian="normal" style:font-weight-asian="normal" style:font-name-complex="Liberation Mono" style:font-style-complex="normal" style:font-weight-complex="normal"/>
    </style:style>
    <style:style style:name="T536" style:family="text">
      <style:text-properties style:font-name="Liberation Serif1" fo:font-style="normal" fo:font-weight="normal" officeooo:rsid="04ce775e" style:font-name-asian="Liberation Mono" style:font-style-asian="normal" style:font-weight-asian="normal" style:font-name-complex="Liberation Mono" style:font-style-complex="normal" style:font-weight-complex="normal"/>
    </style:style>
    <style:style style:name="T537" style:family="text">
      <style:text-properties style:font-name="Liberation Serif1" fo:font-style="normal" fo:font-weight="normal" officeooo:rsid="04cfedf3" style:font-name-asian="Liberation Mono" style:font-style-asian="normal" style:font-weight-asian="normal" style:font-name-complex="Liberation Mono" style:font-style-complex="normal" style:font-weight-complex="normal"/>
    </style:style>
    <style:style style:name="T538" style:family="text">
      <style:text-properties style:font-name="Liberation Serif1" fo:font-style="normal" fo:font-weight="normal" officeooo:rsid="04d09ebb" style:font-name-asian="Liberation Mono" style:font-style-asian="normal" style:font-weight-asian="normal" style:font-name-complex="Liberation Mono" style:font-style-complex="normal" style:font-weight-complex="normal"/>
    </style:style>
    <style:style style:name="T539" style:family="text">
      <style:text-properties style:font-name="Liberation Serif1" fo:font-style="normal" fo:font-weight="normal" officeooo:rsid="04d2a2fc" style:font-name-asian="Liberation Mono" style:font-style-asian="normal" style:font-weight-asian="normal" style:font-name-complex="Liberation Mono" style:font-style-complex="normal" style:font-weight-complex="normal"/>
    </style:style>
    <style:style style:name="T540" style:family="text">
      <style:text-properties style:font-name="Liberation Serif1" fo:font-style="normal" fo:font-weight="normal" officeooo:rsid="04d2c8e4" style:font-name-asian="Liberation Mono" style:font-style-asian="normal" style:font-weight-asian="normal" style:font-name-complex="Liberation Mono" style:font-style-complex="normal" style:font-weight-complex="normal"/>
    </style:style>
    <style:style style:name="T541" style:family="text">
      <style:text-properties style:font-name="Liberation Serif1" fo:font-style="normal" fo:font-weight="normal" officeooo:rsid="04d31bfa" style:font-name-asian="Liberation Mono" style:font-style-asian="normal" style:font-weight-asian="normal" style:font-name-complex="Liberation Mono" style:font-style-complex="normal" style:font-weight-complex="normal"/>
    </style:style>
    <style:style style:name="T542" style:family="text">
      <style:text-properties style:font-name="Liberation Serif1" fo:font-style="normal" fo:font-weight="normal" officeooo:rsid="04d3424e" style:font-name-asian="Liberation Mono" style:font-style-asian="normal" style:font-weight-asian="normal" style:font-name-complex="Liberation Mono" style:font-style-complex="normal" style:font-weight-complex="normal"/>
    </style:style>
    <style:style style:name="T543" style:family="text">
      <style:text-properties style:font-name="Liberation Serif1" fo:font-style="normal" fo:font-weight="normal" officeooo:rsid="04d3feda" style:font-name-asian="Liberation Mono" style:font-style-asian="normal" style:font-weight-asian="normal" style:font-name-complex="Liberation Mono" style:font-style-complex="normal" style:font-weight-complex="normal"/>
    </style:style>
    <style:style style:name="T544" style:family="text">
      <style:text-properties style:font-name="Liberation Serif1" fo:font-style="normal" fo:font-weight="normal" officeooo:rsid="04d5ba1d" style:font-name-asian="Liberation Mono" style:font-style-asian="normal" style:font-weight-asian="normal" style:font-name-complex="Liberation Mono" style:font-style-complex="normal" style:font-weight-complex="normal"/>
    </style:style>
    <style:style style:name="T545" style:family="text">
      <style:text-properties style:font-name="Liberation Serif1" fo:font-style="normal" fo:font-weight="normal" officeooo:rsid="04d7aca8" style:font-name-asian="Liberation Mono" style:font-style-asian="normal" style:font-weight-asian="normal" style:font-name-complex="Liberation Mono" style:font-style-complex="normal" style:font-weight-complex="normal"/>
    </style:style>
    <style:style style:name="T546" style:family="text">
      <style:text-properties style:font-name="Liberation Serif1" fo:font-style="normal" fo:font-weight="normal" officeooo:rsid="04d8f361" style:font-name-asian="Liberation Mono" style:font-style-asian="normal" style:font-weight-asian="normal" style:font-name-complex="Liberation Mono" style:font-style-complex="normal" style:font-weight-complex="normal"/>
    </style:style>
    <style:style style:name="T547" style:family="text">
      <style:text-properties style:font-name="Liberation Serif1" fo:font-style="normal" fo:font-weight="normal" officeooo:rsid="04da3397" style:font-name-asian="Liberation Mono" style:font-style-asian="normal" style:font-weight-asian="normal" style:font-name-complex="Liberation Mono" style:font-style-complex="normal" style:font-weight-complex="normal"/>
    </style:style>
    <style:style style:name="T548" style:family="text">
      <style:text-properties style:font-name="Liberation Serif1" fo:font-style="normal" fo:font-weight="normal" officeooo:rsid="04dada97" style:font-name-asian="Liberation Mono" style:font-style-asian="normal" style:font-weight-asian="normal" style:font-name-complex="Liberation Mono" style:font-style-complex="normal" style:font-weight-complex="normal"/>
    </style:style>
    <style:style style:name="T549" style:family="text">
      <style:text-properties style:font-name="Liberation Serif1" fo:font-style="normal" fo:font-weight="normal" officeooo:rsid="04db64b3" style:font-name-asian="Liberation Mono" style:font-style-asian="normal" style:font-weight-asian="normal" style:font-name-complex="Liberation Mono" style:font-style-complex="normal" style:font-weight-complex="normal"/>
    </style:style>
    <style:style style:name="T550" style:family="text">
      <style:text-properties style:font-name="Liberation Serif1" fo:font-style="normal" fo:font-weight="normal" officeooo:rsid="04db7d63" style:font-name-asian="Liberation Mono" style:font-style-asian="normal" style:font-weight-asian="normal" style:font-name-complex="Liberation Mono" style:font-style-complex="normal" style:font-weight-complex="normal"/>
    </style:style>
    <style:style style:name="T551" style:family="text">
      <style:text-properties style:font-name="Liberation Serif1" fo:font-style="normal" fo:font-weight="normal" officeooo:rsid="04dc23ca" style:font-name-asian="Liberation Mono" style:font-style-asian="normal" style:font-weight-asian="normal" style:font-name-complex="Liberation Mono" style:font-style-complex="normal" style:font-weight-complex="normal"/>
    </style:style>
    <style:style style:name="T552" style:family="text">
      <style:text-properties style:font-name="Liberation Serif1" fo:font-style="normal" fo:font-weight="normal" officeooo:rsid="04dd780e" style:font-name-asian="Liberation Mono" style:font-style-asian="normal" style:font-weight-asian="normal" style:font-name-complex="Liberation Mono" style:font-style-complex="normal" style:font-weight-complex="normal"/>
    </style:style>
    <style:style style:name="T553" style:family="text">
      <style:text-properties style:font-name="Liberation Serif1" fo:font-style="normal" fo:font-weight="normal" officeooo:rsid="04df0c54" style:font-name-asian="Liberation Mono" style:font-style-asian="normal" style:font-weight-asian="normal" style:font-name-complex="Liberation Mono" style:font-style-complex="normal" style:font-weight-complex="normal"/>
    </style:style>
    <style:style style:name="T554" style:family="text">
      <style:text-properties style:font-name="Liberation Serif1" fo:font-style="normal" fo:font-weight="normal" officeooo:rsid="04e09bac" style:font-name-asian="Liberation Mono" style:font-style-asian="normal" style:font-weight-asian="normal" style:font-name-complex="Liberation Mono" style:font-style-complex="normal" style:font-weight-complex="normal"/>
    </style:style>
    <style:style style:name="T555" style:family="text">
      <style:text-properties style:font-name="Liberation Serif1" fo:font-style="normal" fo:font-weight="normal" officeooo:rsid="04e297cf" style:font-name-asian="Liberation Mono" style:font-style-asian="normal" style:font-weight-asian="normal" style:font-name-complex="Liberation Mono" style:font-style-complex="normal" style:font-weight-complex="normal"/>
    </style:style>
    <style:style style:name="T556" style:family="text">
      <style:text-properties style:font-name="Liberation Serif1" fo:font-style="normal" fo:font-weight="normal" officeooo:rsid="04e41411" style:font-name-asian="Liberation Mono" style:font-style-asian="normal" style:font-weight-asian="normal" style:font-name-complex="Liberation Mono" style:font-style-complex="normal" style:font-weight-complex="normal"/>
    </style:style>
    <style:style style:name="T557" style:family="text">
      <style:text-properties style:font-name="Liberation Serif1" fo:font-style="normal" fo:font-weight="normal" officeooo:rsid="04e4f9b2" style:font-name-asian="Liberation Mono" style:font-style-asian="normal" style:font-weight-asian="normal" style:font-name-complex="Liberation Mono" style:font-style-complex="normal" style:font-weight-complex="normal"/>
    </style:style>
    <style:style style:name="T558" style:family="text">
      <style:text-properties style:font-name="Liberation Serif1" fo:font-style="normal" fo:font-weight="normal" officeooo:rsid="04e6afbc" style:font-name-asian="Liberation Mono" style:font-style-asian="normal" style:font-weight-asian="normal" style:font-name-complex="Liberation Mono" style:font-style-complex="normal" style:font-weight-complex="normal"/>
    </style:style>
    <style:style style:name="T559" style:family="text">
      <style:text-properties style:font-name="Liberation Serif1" fo:font-style="normal" fo:font-weight="normal" officeooo:rsid="04e8341f" style:font-name-asian="Liberation Mono" style:font-style-asian="normal" style:font-weight-asian="normal" style:font-name-complex="Liberation Mono" style:font-style-complex="normal" style:font-weight-complex="normal"/>
    </style:style>
    <style:style style:name="T560" style:family="text">
      <style:text-properties style:font-name="Liberation Serif1" fo:font-style="normal" fo:font-weight="normal" officeooo:rsid="04e9439a" style:font-name-asian="Liberation Mono" style:font-style-asian="normal" style:font-weight-asian="normal" style:font-name-complex="Liberation Mono" style:font-style-complex="normal" style:font-weight-complex="normal"/>
    </style:style>
    <style:style style:name="T561" style:family="text">
      <style:text-properties style:font-name="Liberation Serif1" fo:font-style="normal" fo:font-weight="normal" officeooo:rsid="04ea9835" style:font-name-asian="Liberation Mono" style:font-style-asian="normal" style:font-weight-asian="normal" style:font-name-complex="Liberation Mono" style:font-style-complex="normal" style:font-weight-complex="normal"/>
    </style:style>
    <style:style style:name="T562" style:family="text">
      <style:text-properties style:font-name="Liberation Serif1" fo:font-style="normal" fo:font-weight="normal" officeooo:rsid="04eb9439" style:font-name-asian="Liberation Mono" style:font-style-asian="normal" style:font-weight-asian="normal" style:font-name-complex="Liberation Mono" style:font-style-complex="normal" style:font-weight-complex="normal"/>
    </style:style>
    <style:style style:name="T563" style:family="text">
      <style:text-properties style:font-name="Liberation Serif1" fo:font-style="normal" fo:font-weight="normal" officeooo:rsid="04ebb6c4" style:font-name-asian="Liberation Mono" style:font-style-asian="normal" style:font-weight-asian="normal" style:font-name-complex="Liberation Mono" style:font-style-complex="normal" style:font-weight-complex="normal"/>
    </style:style>
    <style:style style:name="T564" style:family="text">
      <style:text-properties style:font-name="Liberation Serif1" fo:font-style="normal" fo:font-weight="normal" officeooo:rsid="04ebc6c6" style:font-name-asian="Liberation Mono" style:font-style-asian="normal" style:font-weight-asian="normal" style:font-name-complex="Liberation Mono" style:font-style-complex="normal" style:font-weight-complex="normal"/>
    </style:style>
    <style:style style:name="T565" style:family="text">
      <style:text-properties style:font-name="Liberation Serif1" fo:font-style="normal" fo:font-weight="normal" officeooo:rsid="04ed3827" style:font-name-asian="Liberation Mono" style:font-style-asian="normal" style:font-weight-asian="normal" style:font-name-complex="Liberation Mono" style:font-style-complex="normal" style:font-weight-complex="normal"/>
    </style:style>
    <style:style style:name="T566" style:family="text">
      <style:text-properties style:font-name="Liberation Serif1" fo:font-style="normal" fo:font-weight="normal" officeooo:rsid="04eec3e8" style:font-name-asian="Liberation Mono" style:font-style-asian="normal" style:font-weight-asian="normal" style:font-name-complex="Liberation Mono" style:font-style-complex="normal" style:font-weight-complex="normal"/>
    </style:style>
    <style:style style:name="T567" style:family="text">
      <style:text-properties style:font-name="Liberation Serif1" fo:font-style="normal" fo:font-weight="normal" officeooo:rsid="04ef76fe" style:font-name-asian="Liberation Mono" style:font-style-asian="normal" style:font-weight-asian="normal" style:font-name-complex="Liberation Mono" style:font-style-complex="normal" style:font-weight-complex="normal"/>
    </style:style>
    <style:style style:name="T568" style:family="text">
      <style:text-properties style:font-name="Liberation Serif1" fo:font-style="normal" fo:font-weight="normal" officeooo:rsid="04efb9c0" style:font-name-asian="Liberation Mono" style:font-style-asian="normal" style:font-weight-asian="normal" style:font-name-complex="Liberation Mono" style:font-style-complex="normal" style:font-weight-complex="normal"/>
    </style:style>
    <style:style style:name="T569" style:family="text">
      <style:text-properties style:font-name="Liberation Serif1" fo:font-style="normal" fo:font-weight="normal" officeooo:rsid="04f0bf62" style:font-name-asian="Liberation Mono" style:font-style-asian="normal" style:font-weight-asian="normal" style:font-name-complex="Liberation Mono" style:font-style-complex="normal" style:font-weight-complex="normal"/>
    </style:style>
    <style:style style:name="T570" style:family="text">
      <style:text-properties style:font-name="Liberation Serif1" fo:font-style="normal" fo:font-weight="normal" officeooo:rsid="04f24abf" style:font-name-asian="Liberation Mono" style:font-style-asian="normal" style:font-weight-asian="normal" style:font-name-complex="Liberation Mono" style:font-style-complex="normal" style:font-weight-complex="normal"/>
    </style:style>
    <style:style style:name="T571" style:family="text">
      <style:text-properties style:font-name="Liberation Serif1" fo:font-style="normal" fo:font-weight="normal" officeooo:rsid="04f31260" style:font-name-asian="Liberation Mono" style:font-style-asian="normal" style:font-weight-asian="normal" style:font-name-complex="Liberation Mono" style:font-style-complex="normal" style:font-weight-complex="normal"/>
    </style:style>
    <style:style style:name="T572" style:family="text">
      <style:text-properties style:font-name="Liberation Serif1" fo:font-style="normal" fo:font-weight="normal" officeooo:rsid="04f455db" style:font-name-asian="Liberation Mono" style:font-style-asian="normal" style:font-weight-asian="normal" style:font-name-complex="Liberation Mono" style:font-style-complex="normal" style:font-weight-complex="normal"/>
    </style:style>
    <style:style style:name="T573" style:family="text">
      <style:text-properties style:font-name="Liberation Serif1" fo:font-style="normal" fo:font-weight="normal" officeooo:rsid="04f4cd72" style:font-name-asian="Liberation Mono" style:font-style-asian="normal" style:font-weight-asian="normal" style:font-name-complex="Liberation Mono" style:font-style-complex="normal" style:font-weight-complex="normal"/>
    </style:style>
    <style:style style:name="T574" style:family="text">
      <style:text-properties style:font-name="Liberation Serif1" fo:font-style="normal" fo:font-weight="normal" officeooo:rsid="04f5a337" style:font-name-asian="Liberation Mono" style:font-style-asian="normal" style:font-weight-asian="normal" style:font-name-complex="Liberation Mono" style:font-style-complex="normal" style:font-weight-complex="normal"/>
    </style:style>
    <style:style style:name="T575" style:family="text">
      <style:text-properties style:font-name="Liberation Serif1" fo:font-style="normal" fo:font-weight="normal" officeooo:rsid="04f68491" style:font-name-asian="Liberation Mono" style:font-style-asian="normal" style:font-weight-asian="normal" style:font-name-complex="Liberation Mono" style:font-style-complex="normal" style:font-weight-complex="normal"/>
    </style:style>
    <style:style style:name="T576" style:family="text">
      <style:text-properties style:font-name="Liberation Serif1" fo:font-style="normal" fo:font-weight="normal" officeooo:rsid="04f83d68" style:font-name-asian="Liberation Mono" style:font-style-asian="normal" style:font-weight-asian="normal" style:font-name-complex="Liberation Mono" style:font-style-complex="normal" style:font-weight-complex="normal"/>
    </style:style>
    <style:style style:name="T577" style:family="text">
      <style:text-properties style:font-name="Liberation Serif1" fo:font-style="normal" fo:font-weight="normal" officeooo:rsid="04f9f8c9" style:font-name-asian="Liberation Mono" style:font-style-asian="normal" style:font-weight-asian="normal" style:font-name-complex="Liberation Mono" style:font-style-complex="normal" style:font-weight-complex="normal"/>
    </style:style>
    <style:style style:name="T578" style:family="text">
      <style:text-properties style:font-name="Liberation Serif1" fo:font-style="normal" fo:font-weight="normal" officeooo:rsid="04fbf6d6" style:font-name-asian="Liberation Mono" style:font-style-asian="normal" style:font-weight-asian="normal" style:font-name-complex="Liberation Mono" style:font-style-complex="normal" style:font-weight-complex="normal"/>
    </style:style>
    <style:style style:name="T579" style:family="text">
      <style:text-properties style:font-name="Liberation Serif1" fo:font-style="normal" fo:font-weight="normal" officeooo:rsid="04fc886a" style:font-name-asian="Liberation Mono" style:font-style-asian="normal" style:font-weight-asian="normal" style:font-name-complex="Liberation Mono" style:font-style-complex="normal" style:font-weight-complex="normal"/>
    </style:style>
    <style:style style:name="T580" style:family="text">
      <style:text-properties style:font-name="Liberation Serif1" fo:font-style="normal" fo:font-weight="normal" officeooo:rsid="04fe5527" style:font-name-asian="Liberation Mono" style:font-style-asian="normal" style:font-weight-asian="normal" style:font-name-complex="Liberation Mono" style:font-style-complex="normal" style:font-weight-complex="normal"/>
    </style:style>
    <style:style style:name="T581" style:family="text">
      <style:text-properties style:font-name="Liberation Serif1" fo:font-style="normal" fo:font-weight="normal" officeooo:rsid="04fe8d46" style:font-name-asian="Liberation Mono" style:font-style-asian="normal" style:font-weight-asian="normal" style:font-name-complex="Liberation Mono" style:font-style-complex="normal" style:font-weight-complex="normal"/>
    </style:style>
    <style:style style:name="T582" style:family="text">
      <style:text-properties style:font-name="Liberation Serif1" fo:font-style="normal" fo:font-weight="normal" officeooo:rsid="04ff26bc" style:font-name-asian="Liberation Mono" style:font-style-asian="normal" style:font-weight-asian="normal" style:font-name-complex="Liberation Mono" style:font-style-complex="normal" style:font-weight-complex="normal"/>
    </style:style>
    <style:style style:name="T583" style:family="text">
      <style:text-properties style:font-name="Liberation Serif1" fo:font-style="normal" fo:font-weight="normal" officeooo:rsid="04ffa81d" style:font-name-asian="Liberation Mono" style:font-style-asian="normal" style:font-weight-asian="normal" style:font-name-complex="Liberation Mono" style:font-style-complex="normal" style:font-weight-complex="normal"/>
    </style:style>
    <style:style style:name="T584" style:family="text">
      <style:text-properties style:font-name="Liberation Serif1" fo:font-style="normal" fo:font-weight="normal" officeooo:rsid="0500f384" style:font-name-asian="Liberation Mono" style:font-style-asian="normal" style:font-weight-asian="normal" style:font-name-complex="Liberation Mono" style:font-style-complex="normal" style:font-weight-complex="normal"/>
    </style:style>
    <style:style style:name="T585" style:family="text">
      <style:text-properties style:font-name="Liberation Serif1" fo:font-style="normal" fo:font-weight="normal" officeooo:rsid="05019c7d" style:font-name-asian="Liberation Mono" style:font-style-asian="normal" style:font-weight-asian="normal" style:font-name-complex="Liberation Mono" style:font-style-complex="normal" style:font-weight-complex="normal"/>
    </style:style>
    <style:style style:name="T586" style:family="text">
      <style:text-properties style:font-name="Liberation Serif1" fo:font-style="normal" fo:font-weight="normal" officeooo:rsid="05031b48" style:font-name-asian="Liberation Mono" style:font-style-asian="normal" style:font-weight-asian="normal" style:font-name-complex="Liberation Mono" style:font-style-complex="normal" style:font-weight-complex="normal"/>
    </style:style>
    <style:style style:name="T587" style:family="text">
      <style:text-properties style:font-name="Liberation Serif1" fo:font-style="normal" fo:font-weight="normal" officeooo:rsid="0503bd7d" style:font-name-asian="Liberation Mono" style:font-style-asian="normal" style:font-weight-asian="normal" style:font-name-complex="Liberation Mono" style:font-style-complex="normal" style:font-weight-complex="normal"/>
    </style:style>
    <style:style style:name="T588" style:family="text">
      <style:text-properties style:font-name="Liberation Serif1" fo:font-style="normal" fo:font-weight="normal" officeooo:rsid="05055085" style:font-name-asian="Liberation Mono" style:font-style-asian="normal" style:font-weight-asian="normal" style:font-name-complex="Liberation Mono" style:font-style-complex="normal" style:font-weight-complex="normal"/>
    </style:style>
    <style:style style:name="T589" style:family="text">
      <style:text-properties style:font-name="Liberation Serif1" fo:font-style="normal" fo:font-weight="normal" officeooo:rsid="0506e0a7" style:font-name-asian="Liberation Mono" style:font-style-asian="normal" style:font-weight-asian="normal" style:font-name-complex="Liberation Mono" style:font-style-complex="normal" style:font-weight-complex="normal"/>
    </style:style>
    <style:style style:name="T590" style:family="text">
      <style:text-properties style:font-name="Liberation Serif1" fo:font-style="normal" fo:font-weight="normal" officeooo:rsid="05074163" style:font-name-asian="Liberation Mono" style:font-style-asian="normal" style:font-weight-asian="normal" style:font-name-complex="Liberation Mono" style:font-style-complex="normal" style:font-weight-complex="normal"/>
    </style:style>
    <style:style style:name="T591" style:family="text">
      <style:text-properties style:font-name="Liberation Serif1" fo:font-style="normal" fo:font-weight="normal" officeooo:rsid="0508187c" style:font-name-asian="Liberation Mono" style:font-style-asian="normal" style:font-weight-asian="normal" style:font-name-complex="Liberation Mono" style:font-style-complex="normal" style:font-weight-complex="normal"/>
    </style:style>
    <style:style style:name="T592" style:family="text">
      <style:text-properties style:font-name="Liberation Serif1" fo:font-style="normal" fo:font-weight="normal" officeooo:rsid="050a0c5f" style:font-name-asian="Liberation Mono" style:font-style-asian="normal" style:font-weight-asian="normal" style:font-name-complex="Liberation Mono" style:font-style-complex="normal" style:font-weight-complex="normal"/>
    </style:style>
    <style:style style:name="T593" style:family="text">
      <style:text-properties style:font-name="Liberation Serif1" fo:font-style="normal" fo:font-weight="normal" officeooo:rsid="050b88d4" style:font-name-asian="Liberation Mono" style:font-style-asian="normal" style:font-weight-asian="normal" style:font-name-complex="Liberation Mono" style:font-style-complex="normal" style:font-weight-complex="normal"/>
    </style:style>
    <style:style style:name="T594" style:family="text">
      <style:text-properties style:font-name="Liberation Serif1" fo:font-style="normal" fo:font-weight="normal" officeooo:rsid="050ccaf4" style:font-name-asian="Liberation Mono" style:font-style-asian="normal" style:font-weight-asian="normal" style:font-name-complex="Liberation Mono" style:font-style-complex="normal" style:font-weight-complex="normal"/>
    </style:style>
    <style:style style:name="T595" style:family="text">
      <style:text-properties style:font-name="Liberation Serif1" fo:font-style="normal" fo:font-weight="normal" officeooo:rsid="050de99d" style:font-name-asian="Liberation Mono" style:font-style-asian="normal" style:font-weight-asian="normal" style:font-name-complex="Liberation Mono" style:font-style-complex="normal" style:font-weight-complex="normal"/>
    </style:style>
    <style:style style:name="T596" style:family="text">
      <style:text-properties style:font-name="Liberation Serif1" fo:font-style="normal" fo:font-weight="normal" officeooo:rsid="050eefd6" style:font-name-asian="Liberation Mono" style:font-style-asian="normal" style:font-weight-asian="normal" style:font-name-complex="Liberation Mono" style:font-style-complex="normal" style:font-weight-complex="normal"/>
    </style:style>
    <style:style style:name="T597" style:family="text">
      <style:text-properties style:font-name="Liberation Serif1" fo:font-style="normal" fo:font-weight="normal" officeooo:rsid="050ff46c" style:font-name-asian="Liberation Mono" style:font-style-asian="normal" style:font-weight-asian="normal" style:font-name-complex="Liberation Mono" style:font-style-complex="normal" style:font-weight-complex="normal"/>
    </style:style>
    <style:style style:name="T598" style:family="text">
      <style:text-properties style:font-name="Liberation Serif1" fo:font-style="normal" fo:font-weight="normal" officeooo:rsid="0510d7b3" style:font-name-asian="Liberation Mono" style:font-style-asian="normal" style:font-weight-asian="normal" style:font-name-complex="Liberation Mono" style:font-style-complex="normal" style:font-weight-complex="normal"/>
    </style:style>
    <style:style style:name="T599" style:family="text">
      <style:text-properties style:font-name="Liberation Serif1" fo:font-style="normal" fo:font-weight="normal" officeooo:rsid="05129ca2" style:font-name-asian="Liberation Mono" style:font-style-asian="normal" style:font-weight-asian="normal" style:font-name-complex="Liberation Mono" style:font-style-complex="normal" style:font-weight-complex="normal"/>
    </style:style>
    <style:style style:name="T600" style:family="text">
      <style:text-properties style:font-name="Liberation Serif1" fo:font-style="normal" fo:font-weight="normal" officeooo:rsid="051418e9" style:font-name-asian="Liberation Mono" style:font-style-asian="normal" style:font-weight-asian="normal" style:font-name-complex="Liberation Mono" style:font-style-complex="normal" style:font-weight-complex="normal"/>
    </style:style>
    <style:style style:name="T601" style:family="text">
      <style:text-properties style:font-name="Liberation Serif1" fo:font-style="normal" style:text-underline-style="none" fo:font-weight="normal" officeooo:rsid="051418e9" style:font-name-asian="Liberation Mono" style:font-style-asian="normal" style:font-weight-asian="normal" style:font-name-complex="Liberation Mono" style:font-style-complex="normal" style:font-weight-complex="normal"/>
    </style:style>
    <style:style style:name="T602" style:family="text">
      <style:text-properties style:font-name="Liberation Serif1" fo:font-style="normal" style:text-underline-style="none" fo:font-weight="normal" officeooo:rsid="05144a1b" style:font-name-asian="Liberation Mono" style:font-style-asian="normal" style:font-weight-asian="normal" style:font-name-complex="Liberation Mono" style:font-style-complex="normal" style:font-weight-complex="normal"/>
    </style:style>
    <style:style style:name="T603" style:family="text">
      <style:text-properties style:font-name="Liberation Serif1" fo:font-style="normal" style:text-underline-style="none" fo:font-weight="normal" officeooo:rsid="05172e8f" style:font-name-asian="Liberation Mono" style:font-style-asian="normal" style:font-weight-asian="normal" style:font-name-complex="Liberation Mono" style:font-style-complex="normal" style:font-weight-complex="normal"/>
    </style:style>
    <style:style style:name="T604" style:family="text">
      <style:text-properties style:font-name="Liberation Serif1" fo:font-style="normal" style:text-underline-style="none" fo:font-weight="normal" officeooo:rsid="0518e78a" style:font-name-asian="Liberation Mono" style:font-style-asian="normal" style:font-weight-asian="normal" style:font-name-complex="Liberation Mono" style:font-style-complex="normal" style:font-weight-complex="normal"/>
    </style:style>
    <style:style style:name="T605" style:family="text">
      <style:text-properties style:font-name="Liberation Serif1" fo:font-style="normal" style:text-underline-style="none" fo:font-weight="normal" officeooo:rsid="051949ce" style:font-name-asian="Liberation Mono" style:font-style-asian="normal" style:font-weight-asian="normal" style:font-name-complex="Liberation Mono" style:font-style-complex="normal" style:font-weight-complex="normal"/>
    </style:style>
    <style:style style:name="T606" style:family="text">
      <style:text-properties style:font-name="Liberation Serif1" fo:font-style="normal" style:text-underline-style="none" fo:font-weight="normal" officeooo:rsid="05198347" style:font-name-asian="Liberation Mono" style:font-style-asian="normal" style:font-weight-asian="normal" style:font-name-complex="Liberation Mono" style:font-style-complex="normal" style:font-weight-complex="normal"/>
    </style:style>
    <style:style style:name="T607" style:family="text">
      <style:text-properties style:font-name="Liberation Serif1" fo:font-style="normal" style:text-underline-style="none" fo:font-weight="normal" officeooo:rsid="051a965d" style:font-name-asian="Liberation Mono" style:font-style-asian="normal" style:font-weight-asian="normal" style:font-name-complex="Liberation Mono" style:font-style-complex="normal" style:font-weight-complex="normal"/>
    </style:style>
    <style:style style:name="T608" style:family="text">
      <style:text-properties style:font-name="Liberation Serif1" fo:font-style="normal" style:text-underline-style="none" fo:font-weight="normal" officeooo:rsid="051ae569" style:font-name-asian="Liberation Mono" style:font-style-asian="normal" style:font-weight-asian="normal" style:font-name-complex="Liberation Mono" style:font-style-complex="normal" style:font-weight-complex="normal"/>
    </style:style>
    <style:style style:name="T609" style:family="text">
      <style:text-properties style:font-name="Liberation Serif1" fo:font-style="normal" style:text-underline-style="none" fo:font-weight="normal" officeooo:rsid="051ae8b0" style:font-name-asian="Liberation Mono" style:font-style-asian="normal" style:font-weight-asian="normal" style:font-name-complex="Liberation Mono" style:font-style-complex="normal" style:font-weight-complex="normal"/>
    </style:style>
    <style:style style:name="T610" style:family="text">
      <style:text-properties style:font-name="Liberation Serif1" fo:font-style="normal" style:text-underline-style="none" fo:font-weight="normal" officeooo:rsid="051e93e0" style:font-name-asian="Liberation Mono" style:font-style-asian="normal" style:font-weight-asian="normal" style:font-name-complex="Liberation Mono" style:font-style-complex="normal" style:font-weight-complex="normal"/>
    </style:style>
    <style:style style:name="T611" style:family="text">
      <style:text-properties style:font-name="Liberation Serif1" fo:font-style="normal" style:text-underline-style="none" fo:font-weight="normal" officeooo:rsid="051f0024" style:font-name-asian="Liberation Mono" style:font-style-asian="normal" style:font-weight-asian="normal" style:font-name-complex="Liberation Mono" style:font-style-complex="normal" style:font-weight-complex="normal"/>
    </style:style>
    <style:style style:name="T612" style:family="text">
      <style:text-properties style:font-name="Liberation Serif1" fo:font-style="normal" style:text-underline-style="none" fo:font-weight="normal" officeooo:rsid="052014a4" style:font-name-asian="Liberation Mono" style:font-style-asian="normal" style:font-weight-asian="normal" style:font-name-complex="Liberation Mono" style:font-style-complex="normal" style:font-weight-complex="normal"/>
    </style:style>
    <style:style style:name="T613" style:family="text">
      <style:text-properties style:font-name="Liberation Serif1" fo:font-style="normal" style:text-underline-style="none" fo:font-weight="normal" officeooo:rsid="0521d4ad" style:font-name-asian="Liberation Mono" style:font-style-asian="normal" style:font-weight-asian="normal" style:font-name-complex="Liberation Mono" style:font-style-complex="normal" style:font-weight-complex="normal"/>
    </style:style>
    <style:style style:name="T614" style:family="text">
      <style:text-properties style:font-name="Liberation Serif1" fo:font-style="normal" style:text-underline-style="none" fo:font-weight="normal" officeooo:rsid="0523a7d7" style:font-name-asian="Liberation Mono" style:font-style-asian="normal" style:font-weight-asian="normal" style:font-name-complex="Liberation Mono" style:font-style-complex="normal" style:font-weight-complex="normal"/>
    </style:style>
    <style:style style:name="T615" style:family="text">
      <style:text-properties style:font-name="Liberation Serif1" fo:font-style="normal" style:text-underline-style="none" fo:font-weight="normal" officeooo:rsid="0523ca7d" style:font-name-asian="Liberation Mono" style:font-style-asian="normal" style:font-weight-asian="normal" style:font-name-complex="Liberation Mono" style:font-style-complex="normal" style:font-weight-complex="normal"/>
    </style:style>
    <style:style style:name="T616" style:family="text">
      <style:text-properties style:font-name="Liberation Serif1" fo:font-style="normal" style:text-underline-style="none" fo:font-weight="normal" officeooo:rsid="05241f9d" style:font-name-asian="Liberation Mono" style:font-style-asian="normal" style:font-weight-asian="normal" style:font-name-complex="Liberation Mono" style:font-style-complex="normal" style:font-weight-complex="normal"/>
    </style:style>
    <style:style style:name="T617" style:family="text">
      <style:text-properties style:font-name="Liberation Serif1" fo:font-style="normal" style:text-underline-style="none" fo:font-weight="normal" officeooo:rsid="05249d40" style:font-name-asian="Liberation Mono" style:font-style-asian="normal" style:font-weight-asian="normal" style:font-name-complex="Liberation Mono" style:font-style-complex="normal" style:font-weight-complex="normal"/>
    </style:style>
    <style:style style:name="T618" style:family="text">
      <style:text-properties style:font-name="Liberation Serif1" fo:font-style="normal" style:text-underline-style="none" fo:font-weight="normal" officeooo:rsid="05256b54" style:font-name-asian="Liberation Mono" style:font-style-asian="normal" style:font-weight-asian="normal" style:font-name-complex="Liberation Mono" style:font-style-complex="normal" style:font-weight-complex="normal"/>
    </style:style>
    <style:style style:name="T619" style:family="text">
      <style:text-properties style:font-name="Liberation Serif1" fo:font-style="normal" style:text-underline-style="none" fo:font-weight="normal" officeooo:rsid="0526b21c" style:font-name-asian="Liberation Mono" style:font-style-asian="normal" style:font-weight-asian="normal" style:font-name-complex="Liberation Mono" style:font-style-complex="normal" style:font-weight-complex="normal"/>
    </style:style>
    <style:style style:name="T620" style:family="text">
      <style:text-properties style:font-name="Liberation Serif1" fo:font-style="normal" style:text-underline-style="none" fo:font-weight="normal" officeooo:rsid="0526c37b" style:font-name-asian="Liberation Mono" style:font-style-asian="normal" style:font-weight-asian="normal" style:font-name-complex="Liberation Mono" style:font-style-complex="normal" style:font-weight-complex="normal"/>
    </style:style>
    <style:style style:name="T621" style:family="text">
      <style:text-properties style:font-name="Liberation Serif1" fo:font-style="normal" style:text-underline-style="none" fo:font-weight="normal" officeooo:rsid="0527175e" style:font-name-asian="Liberation Mono" style:font-style-asian="normal" style:font-weight-asian="normal" style:font-name-complex="Liberation Mono" style:font-style-complex="normal" style:font-weight-complex="normal"/>
    </style:style>
    <style:style style:name="T622" style:family="text">
      <style:text-properties style:font-name="Liberation Serif1" fo:font-style="normal" style:text-underline-style="none" fo:font-weight="normal" officeooo:rsid="05272af6" style:font-name-asian="Liberation Mono" style:font-style-asian="normal" style:font-weight-asian="normal" style:font-name-complex="Liberation Mono" style:font-style-complex="normal" style:font-weight-complex="normal"/>
    </style:style>
    <style:style style:name="T623" style:family="text">
      <style:text-properties style:font-name="Liberation Serif1" fo:font-style="normal" style:text-underline-style="none" fo:font-weight="normal" officeooo:rsid="0528ea8c" style:font-name-asian="Liberation Mono" style:font-style-asian="normal" style:font-weight-asian="normal" style:font-name-complex="Liberation Mono" style:font-style-complex="normal" style:font-weight-complex="normal"/>
    </style:style>
    <style:style style:name="T624" style:family="text">
      <style:text-properties style:font-name="Liberation Serif1" fo:font-style="normal" style:text-underline-style="none" fo:font-weight="normal" officeooo:rsid="052ae223" style:font-name-asian="Liberation Mono" style:font-style-asian="normal" style:font-weight-asian="normal" style:font-name-complex="Liberation Mono" style:font-style-complex="normal" style:font-weight-complex="normal"/>
    </style:style>
    <style:style style:name="T625" style:family="text">
      <style:text-properties style:font-name="Liberation Serif1" fo:font-style="normal" style:text-underline-style="none" fo:font-weight="normal" officeooo:rsid="052b0bd0" style:font-name-asian="Liberation Mono" style:font-style-asian="normal" style:font-weight-asian="normal" style:font-name-complex="Liberation Mono" style:font-style-complex="normal" style:font-weight-complex="normal"/>
    </style:style>
    <style:style style:name="T626" style:family="text">
      <style:text-properties style:font-name="Liberation Serif1" fo:font-style="normal" style:text-underline-style="none" fo:font-weight="normal" officeooo:rsid="052db78a" style:font-name-asian="Liberation Mono" style:font-style-asian="normal" style:font-weight-asian="normal" style:font-name-complex="Liberation Mono" style:font-style-complex="normal" style:font-weight-complex="normal"/>
    </style:style>
    <style:style style:name="T627" style:family="text">
      <style:text-properties style:font-name="Liberation Serif1" fo:font-style="normal" style:text-underline-style="none" fo:font-weight="normal" officeooo:rsid="052e5903" style:font-name-asian="Liberation Mono" style:font-style-asian="normal" style:font-weight-asian="normal" style:font-name-complex="Liberation Mono" style:font-style-complex="normal" style:font-weight-complex="normal"/>
    </style:style>
    <style:style style:name="T628" style:family="text">
      <style:text-properties style:font-name="Liberation Serif1" fo:font-style="normal" style:text-underline-style="none" fo:font-weight="normal" officeooo:rsid="052ec58e" style:font-name-asian="Liberation Mono" style:font-style-asian="normal" style:font-weight-asian="normal" style:font-name-complex="Liberation Mono" style:font-style-complex="normal" style:font-weight-complex="normal"/>
    </style:style>
    <style:style style:name="T629" style:family="text">
      <style:text-properties style:font-name="Liberation Serif1" fo:font-style="normal" style:text-underline-style="none" fo:font-weight="normal" officeooo:rsid="0530b171" style:font-name-asian="Liberation Mono" style:font-style-asian="normal" style:font-weight-asian="normal" style:font-name-complex="Liberation Mono" style:font-style-complex="normal" style:font-weight-complex="normal"/>
    </style:style>
    <style:style style:name="T630" style:family="text">
      <style:text-properties style:font-name="Liberation Serif1" fo:font-style="normal" style:text-underline-style="none" fo:font-weight="normal" officeooo:rsid="0532791b" style:font-name-asian="Liberation Mono" style:font-style-asian="normal" style:font-weight-asian="normal" style:font-name-complex="Liberation Mono" style:font-style-complex="normal" style:font-weight-complex="normal"/>
    </style:style>
    <style:style style:name="T631" style:family="text">
      <style:text-properties style:font-name="Liberation Serif1" fo:font-style="normal" style:text-underline-style="none" fo:font-weight="normal" officeooo:rsid="05335eb5" style:font-name-asian="Liberation Mono" style:font-style-asian="normal" style:font-weight-asian="normal" style:font-name-complex="Liberation Mono" style:font-style-complex="normal" style:font-weight-complex="normal"/>
    </style:style>
    <style:style style:name="T632" style:family="text">
      <style:text-properties style:font-name="Liberation Serif1" fo:font-style="normal" style:text-underline-style="none" fo:font-weight="normal" officeooo:rsid="053496e3" style:font-name-asian="Liberation Mono" style:font-style-asian="normal" style:font-weight-asian="normal" style:font-name-complex="Liberation Mono" style:font-style-complex="normal" style:font-weight-complex="normal"/>
    </style:style>
    <style:style style:name="T633" style:family="text">
      <style:text-properties style:font-name="Liberation Serif1" fo:font-style="normal" style:text-underline-style="none" fo:font-weight="normal" officeooo:rsid="05353595" style:font-name-asian="Liberation Mono" style:font-style-asian="normal" style:font-weight-asian="normal" style:font-name-complex="Liberation Mono" style:font-style-complex="normal" style:font-weight-complex="normal"/>
    </style:style>
    <style:style style:name="T634" style:family="text">
      <style:text-properties style:font-name="Liberation Serif1" fo:font-style="normal" style:text-underline-style="none" fo:font-weight="normal" officeooo:rsid="053dc660" style:font-name-asian="Liberation Mono" style:font-style-asian="normal" style:font-weight-asian="normal" style:font-name-complex="Liberation Mono" style:font-style-complex="normal" style:font-weight-complex="normal"/>
    </style:style>
    <style:style style:name="T635" style:family="text">
      <style:text-properties style:font-name="Liberation Serif1" fo:font-style="normal" style:text-underline-style="none" fo:font-weight="normal" officeooo:rsid="053f4904" style:font-name-asian="Liberation Mono" style:font-style-asian="normal" style:font-weight-asian="normal" style:font-name-complex="Liberation Mono" style:font-style-complex="normal" style:font-weight-complex="normal"/>
    </style:style>
    <style:style style:name="T636" style:family="text">
      <style:text-properties style:font-name="Liberation Serif1" fo:font-style="normal" style:text-underline-style="none" fo:font-weight="normal" officeooo:rsid="054097d3" style:font-name-asian="Liberation Mono" style:font-style-asian="normal" style:font-weight-asian="normal" style:font-name-complex="Liberation Mono" style:font-style-complex="normal" style:font-weight-complex="normal"/>
    </style:style>
    <style:style style:name="T637" style:family="text">
      <style:text-properties style:font-name="Liberation Serif1" fo:font-style="normal" style:text-underline-style="none" fo:font-weight="normal" officeooo:rsid="05416bfc" style:font-name-asian="Liberation Mono" style:font-style-asian="normal" style:font-weight-asian="normal" style:font-name-complex="Liberation Mono" style:font-style-complex="normal" style:font-weight-complex="normal"/>
    </style:style>
    <style:style style:name="T638" style:family="text">
      <style:text-properties style:font-name="Liberation Serif1" fo:font-style="normal" style:text-underline-style="none" fo:font-weight="normal" officeooo:rsid="0541c31e" style:font-name-asian="Liberation Mono" style:font-style-asian="normal" style:font-weight-asian="normal" style:font-name-complex="Liberation Mono" style:font-style-complex="normal" style:font-weight-complex="normal"/>
    </style:style>
    <style:style style:name="T639" style:family="text">
      <style:text-properties style:font-name="Liberation Serif1" fo:font-style="normal" style:text-underline-style="none" fo:font-weight="normal" officeooo:rsid="05438e76" style:font-name-asian="Liberation Mono" style:font-style-asian="normal" style:font-weight-asian="normal" style:font-name-complex="Liberation Mono" style:font-style-complex="normal" style:font-weight-complex="normal"/>
    </style:style>
    <style:style style:name="T640" style:family="text">
      <style:text-properties style:font-name="Liberation Serif1" fo:font-style="normal" style:text-underline-style="none" fo:font-weight="normal" officeooo:rsid="054572c9" style:font-name-asian="Liberation Mono" style:font-style-asian="normal" style:font-weight-asian="normal" style:font-name-complex="Liberation Mono" style:font-style-complex="normal" style:font-weight-complex="normal"/>
    </style:style>
    <style:style style:name="T641" style:family="text">
      <style:text-properties style:font-name="Liberation Serif1" fo:font-style="normal" style:text-underline-style="none" fo:font-weight="normal" officeooo:rsid="05492b44" style:font-name-asian="Liberation Mono" style:font-style-asian="normal" style:font-weight-asian="normal" style:font-name-complex="Liberation Mono" style:font-style-complex="normal" style:font-weight-complex="normal"/>
    </style:style>
    <style:style style:name="T642" style:family="text">
      <style:text-properties style:font-name="Liberation Serif1" fo:font-style="normal" style:text-underline-style="none" fo:font-weight="normal" officeooo:rsid="0549d78c" style:font-name-asian="Liberation Mono" style:font-style-asian="normal" style:font-weight-asian="normal" style:font-name-complex="Liberation Mono" style:font-style-complex="normal" style:font-weight-complex="normal"/>
    </style:style>
    <style:style style:name="T643" style:family="text">
      <style:text-properties style:font-name="Liberation Serif1" fo:font-style="normal" style:text-underline-style="none" fo:font-weight="normal" officeooo:rsid="054baee5" style:font-name-asian="Liberation Mono" style:font-style-asian="normal" style:font-weight-asian="normal" style:font-name-complex="Liberation Mono" style:font-style-complex="normal" style:font-weight-complex="normal"/>
    </style:style>
    <style:style style:name="T644" style:family="text">
      <style:text-properties style:font-name="Liberation Serif1" fo:font-style="normal" style:text-underline-style="none" fo:font-weight="normal" officeooo:rsid="054c1856" style:font-name-asian="Liberation Mono" style:font-style-asian="normal" style:font-weight-asian="normal" style:font-name-complex="Liberation Mono" style:font-style-complex="normal" style:font-weight-complex="normal"/>
    </style:style>
    <style:style style:name="T645" style:family="text">
      <style:text-properties style:font-name="Liberation Serif1" fo:font-style="normal" style:text-underline-style="none" fo:font-weight="normal" officeooo:rsid="054d9c99" style:font-name-asian="Liberation Mono" style:font-style-asian="normal" style:font-weight-asian="normal" style:font-name-complex="Liberation Mono" style:font-style-complex="normal" style:font-weight-complex="normal"/>
    </style:style>
    <style:style style:name="T646" style:family="text">
      <style:text-properties style:font-name="Liberation Serif1" fo:font-style="normal" style:text-underline-style="none" fo:font-weight="normal" officeooo:rsid="054f7b0e" style:font-name-asian="Liberation Mono" style:font-style-asian="normal" style:font-weight-asian="normal" style:font-name-complex="Liberation Mono" style:font-style-complex="normal" style:font-weight-complex="normal"/>
    </style:style>
    <style:style style:name="T647" style:family="text">
      <style:text-properties style:font-name="Liberation Serif1" fo:font-style="normal" style:text-underline-style="none" fo:font-weight="normal" officeooo:rsid="05510f38" style:font-name-asian="Liberation Mono" style:font-style-asian="normal" style:font-weight-asian="normal" style:font-name-complex="Liberation Mono" style:font-style-complex="normal" style:font-weight-complex="normal"/>
    </style:style>
    <style:style style:name="T648" style:family="text">
      <style:text-properties style:font-name="Liberation Serif1" fo:font-style="normal" style:text-underline-style="none" fo:font-weight="normal" officeooo:rsid="055190a7" style:font-name-asian="Liberation Mono" style:font-style-asian="normal" style:font-weight-asian="normal" style:font-name-complex="Liberation Mono" style:font-style-complex="normal" style:font-weight-complex="normal"/>
    </style:style>
    <style:style style:name="T649" style:family="text">
      <style:text-properties style:font-name="Liberation Serif1" fo:font-style="normal" style:text-underline-style="none" fo:font-weight="normal" officeooo:rsid="05526549" style:font-name-asian="Liberation Mono" style:font-style-asian="normal" style:font-weight-asian="normal" style:font-name-complex="Liberation Mono" style:font-style-complex="normal" style:font-weight-complex="normal"/>
    </style:style>
    <style:style style:name="T650" style:family="text">
      <style:text-properties style:font-name="Liberation Serif1" fo:font-style="normal" style:text-underline-style="none" fo:font-weight="normal" officeooo:rsid="0555a257" style:font-name-asian="Liberation Mono" style:font-style-asian="normal" style:font-weight-asian="normal" style:font-name-complex="Liberation Mono" style:font-style-complex="normal" style:font-weight-complex="normal"/>
    </style:style>
    <style:style style:name="T651" style:family="text">
      <style:text-properties style:font-name="Liberation Serif1" fo:font-style="normal" style:text-underline-style="none" fo:font-weight="normal" officeooo:rsid="05578ed7" style:font-name-asian="Liberation Mono" style:font-style-asian="normal" style:font-weight-asian="normal" style:font-name-complex="Liberation Mono" style:font-style-complex="normal" style:font-weight-complex="normal"/>
    </style:style>
    <style:style style:name="T652" style:family="text">
      <style:text-properties style:font-name="Liberation Serif1" fo:font-style="normal" style:text-underline-style="none" fo:font-weight="normal" officeooo:rsid="0558d6a6" style:font-name-asian="Liberation Mono" style:font-style-asian="normal" style:font-weight-asian="normal" style:font-name-complex="Liberation Mono" style:font-style-complex="normal" style:font-weight-complex="normal"/>
    </style:style>
    <style:style style:name="T653" style:family="text">
      <style:text-properties style:font-name="Liberation Serif1" fo:font-style="normal" style:text-underline-style="none" fo:font-weight="normal" officeooo:rsid="0559b412" style:font-name-asian="Liberation Mono" style:font-style-asian="normal" style:font-weight-asian="normal" style:font-name-complex="Liberation Mono" style:font-style-complex="normal" style:font-weight-complex="normal"/>
    </style:style>
    <style:style style:name="T654" style:family="text">
      <style:text-properties style:font-name="Liberation Serif1" fo:font-style="normal" style:text-underline-style="none" fo:font-weight="normal" officeooo:rsid="055a5cef" style:font-name-asian="Liberation Mono" style:font-style-asian="normal" style:font-weight-asian="normal" style:font-name-complex="Liberation Mono" style:font-style-complex="normal" style:font-weight-complex="normal"/>
    </style:style>
    <style:style style:name="T655" style:family="text">
      <style:text-properties style:font-name="Liberation Serif1" fo:font-style="normal" style:text-underline-style="none" fo:font-weight="normal" officeooo:rsid="055a8e03" style:font-name-asian="Liberation Mono" style:font-style-asian="normal" style:font-weight-asian="normal" style:font-name-complex="Liberation Mono" style:font-style-complex="normal" style:font-weight-complex="normal"/>
    </style:style>
    <style:style style:name="T656" style:family="text">
      <style:text-properties style:font-name="Liberation Serif1" fo:font-style="normal" style:text-underline-style="none" fo:font-weight="normal" officeooo:rsid="055b2fed" style:font-name-asian="Liberation Mono" style:font-style-asian="normal" style:font-weight-asian="normal" style:font-name-complex="Liberation Mono" style:font-style-complex="normal" style:font-weight-complex="normal"/>
    </style:style>
    <style:style style:name="T657" style:family="text">
      <style:text-properties style:font-name="Liberation Serif1" fo:font-style="normal" style:text-underline-style="none" fo:font-weight="normal" officeooo:rsid="055c55ab" style:font-name-asian="Liberation Mono" style:font-style-asian="normal" style:font-weight-asian="normal" style:font-name-complex="Liberation Mono" style:font-style-complex="normal" style:font-weight-complex="normal"/>
    </style:style>
    <style:style style:name="T658" style:family="text">
      <style:text-properties style:font-name="Liberation Serif1" fo:font-style="normal" style:text-underline-style="none" fo:font-weight="normal" officeooo:rsid="055ded1d" style:font-name-asian="Liberation Mono" style:font-style-asian="normal" style:font-weight-asian="normal" style:font-name-complex="Liberation Mono" style:font-style-complex="normal" style:font-weight-complex="normal"/>
    </style:style>
    <style:style style:name="T659" style:family="text">
      <style:text-properties style:font-name="Liberation Serif1" fo:font-style="normal" style:text-underline-style="none" fo:font-weight="normal" officeooo:rsid="055e1681" style:font-name-asian="Liberation Mono" style:font-style-asian="normal" style:font-weight-asian="normal" style:font-name-complex="Liberation Mono" style:font-style-complex="normal" style:font-weight-complex="normal"/>
    </style:style>
    <style:style style:name="T660" style:family="text">
      <style:text-properties style:font-name="Liberation Serif1" fo:font-style="normal" style:text-underline-style="none" fo:font-weight="normal" officeooo:rsid="055eb5d2" style:font-name-asian="Liberation Mono" style:font-style-asian="normal" style:font-weight-asian="normal" style:font-name-complex="Liberation Mono" style:font-style-complex="normal" style:font-weight-complex="normal"/>
    </style:style>
    <style:style style:name="T661" style:family="text">
      <style:text-properties style:font-name="Liberation Serif1" fo:font-style="normal" style:text-underline-style="none" fo:font-weight="normal" officeooo:rsid="05600432" style:font-name-asian="Liberation Mono" style:font-style-asian="normal" style:font-weight-asian="normal" style:font-name-complex="Liberation Mono" style:font-style-complex="normal" style:font-weight-complex="normal"/>
    </style:style>
    <style:style style:name="T662" style:family="text">
      <style:text-properties style:font-name="Liberation Serif1" fo:font-style="normal" style:text-underline-style="none" fo:font-weight="normal" officeooo:rsid="0560c551" style:font-name-asian="Liberation Mono" style:font-style-asian="normal" style:font-weight-asian="normal" style:font-name-complex="Liberation Mono" style:font-style-complex="normal" style:font-weight-complex="normal"/>
    </style:style>
    <style:style style:name="T663" style:family="text">
      <style:text-properties style:font-name="Liberation Serif1" fo:font-style="normal" style:text-underline-style="none" fo:font-weight="normal" officeooo:rsid="0562ae12" style:font-name-asian="Liberation Mono" style:font-style-asian="normal" style:font-weight-asian="normal" style:font-name-complex="Liberation Mono" style:font-style-complex="normal" style:font-weight-complex="normal"/>
    </style:style>
    <style:style style:name="T664" style:family="text">
      <style:text-properties style:font-name="Liberation Serif1" fo:font-style="normal" style:text-underline-style="none" fo:font-weight="normal" officeooo:rsid="0562f287" style:font-name-asian="Liberation Mono" style:font-style-asian="normal" style:font-weight-asian="normal" style:font-name-complex="Liberation Mono" style:font-style-complex="normal" style:font-weight-complex="normal"/>
    </style:style>
    <style:style style:name="T665" style:family="text">
      <style:text-properties style:font-name="Liberation Serif1" fo:font-style="normal" style:text-underline-style="none" fo:font-weight="normal" officeooo:rsid="05697829" style:font-name-asian="Liberation Mono" style:font-style-asian="normal" style:font-weight-asian="normal" style:font-name-complex="Liberation Mono" style:font-style-complex="normal" style:font-weight-complex="normal"/>
    </style:style>
    <style:style style:name="T666" style:family="text">
      <style:text-properties style:font-name="Liberation Serif1" fo:font-style="normal" style:text-underline-style="none" fo:font-weight="normal" officeooo:rsid="056c2a15" style:font-name-asian="Liberation Mono" style:font-style-asian="normal" style:font-weight-asian="normal" style:font-name-complex="Liberation Mono" style:font-style-complex="normal" style:font-weight-complex="normal"/>
    </style:style>
    <style:style style:name="T667" style:family="text">
      <style:text-properties style:font-name="Liberation Serif1" fo:font-style="normal" style:text-underline-style="none" fo:font-weight="normal" officeooo:rsid="056daf6c" style:font-name-asian="Liberation Mono" style:font-style-asian="normal" style:font-weight-asian="normal" style:font-name-complex="Liberation Mono" style:font-style-complex="normal" style:font-weight-complex="normal"/>
    </style:style>
    <style:style style:name="T668" style:family="text">
      <style:text-properties style:font-name="Liberation Serif1" fo:font-style="normal" style:text-underline-style="none" fo:font-weight="normal" officeooo:rsid="056f4ae5" style:font-name-asian="Liberation Mono" style:font-style-asian="normal" style:font-weight-asian="normal" style:font-name-complex="Liberation Mono" style:font-style-complex="normal" style:font-weight-complex="normal"/>
    </style:style>
    <style:style style:name="T669" style:family="text">
      <style:text-properties style:font-name="Liberation Serif1" fo:font-style="normal" style:text-underline-style="none" fo:font-weight="normal" officeooo:rsid="05700a37" style:font-name-asian="Liberation Mono" style:font-style-asian="normal" style:font-weight-asian="normal" style:font-name-complex="Liberation Mono" style:font-style-complex="normal" style:font-weight-complex="normal"/>
    </style:style>
    <style:style style:name="T670" style:family="text">
      <style:text-properties style:font-name="Liberation Serif1" fo:font-style="normal" style:text-underline-style="none" fo:font-weight="normal" officeooo:rsid="05713a1f" style:font-name-asian="Liberation Mono" style:font-style-asian="normal" style:font-weight-asian="normal" style:font-name-complex="Liberation Mono" style:font-style-complex="normal" style:font-weight-complex="normal"/>
    </style:style>
    <style:style style:name="T671" style:family="text">
      <style:text-properties style:font-name="Liberation Serif1" fo:font-style="normal" style:text-underline-style="none" fo:font-weight="normal" officeooo:rsid="057250db" style:font-name-asian="Liberation Mono" style:font-style-asian="normal" style:font-weight-asian="normal" style:font-name-complex="Liberation Mono" style:font-style-complex="normal" style:font-weight-complex="normal"/>
    </style:style>
    <style:style style:name="T672" style:family="text">
      <style:text-properties style:font-name="Liberation Serif1" fo:font-style="normal" style:text-underline-style="none" fo:font-weight="normal" officeooo:rsid="0573cf7c" style:font-name-asian="Liberation Mono" style:font-style-asian="normal" style:font-weight-asian="normal" style:font-name-complex="Liberation Mono" style:font-style-complex="normal" style:font-weight-complex="normal"/>
    </style:style>
    <style:style style:name="T673" style:family="text">
      <style:text-properties style:font-name="Liberation Serif1" fo:font-style="normal" style:text-underline-style="none" fo:font-weight="normal" officeooo:rsid="057523c8" style:font-name-asian="Liberation Mono" style:font-style-asian="normal" style:font-weight-asian="normal" style:font-name-complex="Liberation Mono" style:font-style-complex="normal" style:font-weight-complex="normal"/>
    </style:style>
    <style:style style:name="T674" style:family="text">
      <style:text-properties style:font-name="Liberation Serif1" fo:font-style="normal" style:text-underline-style="none" fo:font-weight="normal" officeooo:rsid="0576c912" style:font-name-asian="Liberation Mono" style:font-style-asian="normal" style:font-weight-asian="normal" style:font-name-complex="Liberation Mono" style:font-style-complex="normal" style:font-weight-complex="normal"/>
    </style:style>
    <style:style style:name="T675" style:family="text">
      <style:text-properties style:font-name="Liberation Serif1" fo:font-style="normal" style:text-underline-style="none" fo:font-weight="normal" officeooo:rsid="057752fe" style:font-name-asian="Liberation Mono" style:font-style-asian="normal" style:font-weight-asian="normal" style:font-name-complex="Liberation Mono" style:font-style-complex="normal" style:font-weight-complex="normal"/>
    </style:style>
    <style:style style:name="T676" style:family="text">
      <style:text-properties style:font-name="Liberation Serif1" fo:font-style="normal" style:text-underline-style="none" fo:font-weight="normal" officeooo:rsid="05782259" style:font-name-asian="Liberation Mono" style:font-style-asian="normal" style:font-weight-asian="normal" style:font-name-complex="Liberation Mono" style:font-style-complex="normal" style:font-weight-complex="normal"/>
    </style:style>
    <style:style style:name="T677" style:family="text">
      <style:text-properties style:font-name="Liberation Serif1" fo:font-style="normal" style:text-underline-style="none" fo:font-weight="normal" officeooo:rsid="0578b482" style:font-name-asian="Liberation Mono" style:font-style-asian="normal" style:font-weight-asian="normal" style:font-name-complex="Liberation Mono" style:font-style-complex="normal" style:font-weight-complex="normal"/>
    </style:style>
    <style:style style:name="T678" style:family="text">
      <style:text-properties style:font-name="Liberation Serif1"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679" style:family="text">
      <style:text-properties style:font-name="Liberation Serif1" fo:font-style="normal" style:text-underline-style="none" fo:font-weight="normal" officeooo:rsid="057a66ad" style:font-name-asian="Liberation Mono" style:font-style-asian="normal" style:font-weight-asian="normal" style:font-name-complex="Liberation Mono" style:font-style-complex="normal" style:font-weight-complex="normal"/>
    </style:style>
    <style:style style:name="T680" style:family="text">
      <style:text-properties style:font-name="Liberation Serif1" fo:font-style="normal" style:text-underline-style="none" fo:font-weight="normal" officeooo:rsid="057bd3a2" style:font-name-asian="Liberation Mono" style:font-style-asian="normal" style:font-weight-asian="normal" style:font-name-complex="Liberation Mono" style:font-style-complex="normal" style:font-weight-complex="normal"/>
    </style:style>
    <style:style style:name="T681" style:family="text">
      <style:text-properties style:font-name="Liberation Serif1" fo:font-style="normal" style:text-underline-style="none" fo:font-weight="normal" officeooo:rsid="057cd8b2" style:font-name-asian="Liberation Mono" style:font-style-asian="normal" style:font-weight-asian="normal" style:font-name-complex="Liberation Mono" style:font-style-complex="normal" style:font-weight-complex="normal"/>
    </style:style>
    <style:style style:name="T682" style:family="text">
      <style:text-properties style:font-name="Liberation Serif1" fo:font-style="normal" style:text-underline-style="none" fo:font-weight="normal" officeooo:rsid="057e1f1e" style:font-name-asian="Liberation Mono" style:font-style-asian="normal" style:font-weight-asian="normal" style:font-name-complex="Liberation Mono" style:font-style-complex="normal" style:font-weight-complex="normal"/>
    </style:style>
    <style:style style:name="T683" style:family="text">
      <style:text-properties style:font-name="Liberation Serif1" fo:font-style="normal" style:text-underline-style="none" fo:font-weight="normal" officeooo:rsid="057fc461" style:font-name-asian="Liberation Mono" style:font-style-asian="normal" style:font-weight-asian="normal" style:font-name-complex="Liberation Mono" style:font-style-complex="normal" style:font-weight-complex="normal"/>
    </style:style>
    <style:style style:name="T684" style:family="text">
      <style:text-properties style:font-name="Liberation Serif1" fo:font-style="normal" style:text-underline-style="none" fo:font-weight="normal" officeooo:rsid="057fc66f" style:font-name-asian="Liberation Mono" style:font-style-asian="normal" style:font-weight-asian="normal" style:font-name-complex="Liberation Mono" style:font-style-complex="normal" style:font-weight-complex="normal"/>
    </style:style>
    <style:style style:name="T685" style:family="text">
      <style:text-properties style:font-name="Liberation Serif1" fo:font-style="normal" style:text-underline-style="none" fo:font-weight="normal" officeooo:rsid="057fed4a" style:font-name-asian="Liberation Mono" style:font-style-asian="normal" style:font-weight-asian="normal" style:font-name-complex="Liberation Mono" style:font-style-complex="normal" style:font-weight-complex="normal"/>
    </style:style>
    <style:style style:name="T686" style:family="text">
      <style:text-properties style:font-name="Liberation Serif1" fo:font-style="normal" style:text-underline-style="none" fo:font-weight="normal" officeooo:rsid="0581e7f0" style:font-name-asian="Liberation Mono" style:font-style-asian="normal" style:font-weight-asian="normal" style:font-name-complex="Liberation Mono" style:font-style-complex="normal" style:font-weight-complex="normal"/>
    </style:style>
    <style:style style:name="T687" style:family="text">
      <style:text-properties style:font-name="Liberation Serif1" fo:font-style="normal" style:text-underline-style="none" fo:font-weight="normal" officeooo:rsid="0582f803" style:font-name-asian="Liberation Mono" style:font-style-asian="normal" style:font-weight-asian="normal" style:font-name-complex="Liberation Mono" style:font-style-complex="normal" style:font-weight-complex="normal"/>
    </style:style>
    <style:style style:name="T688" style:family="text">
      <style:text-properties style:font-name="Liberation Serif1" fo:font-style="normal" style:text-underline-style="none" fo:font-weight="normal" officeooo:rsid="05837057" style:font-name-asian="Liberation Mono" style:font-style-asian="normal" style:font-weight-asian="normal" style:font-name-complex="Liberation Mono" style:font-style-complex="normal" style:font-weight-complex="normal"/>
    </style:style>
    <style:style style:name="T689" style:family="text">
      <style:text-properties style:font-name="Liberation Serif1" fo:font-style="normal" style:text-underline-style="none" fo:font-weight="normal" officeooo:rsid="05838bff" style:font-name-asian="Liberation Mono" style:font-style-asian="normal" style:font-weight-asian="normal" style:font-name-complex="Liberation Mono" style:font-style-complex="normal" style:font-weight-complex="normal"/>
    </style:style>
    <style:style style:name="T690" style:family="text">
      <style:text-properties style:font-name="Liberation Serif1"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691" style:family="text">
      <style:text-properties style:font-name="Liberation Serif1" fo:font-style="normal" style:text-underline-style="none" fo:font-weight="normal" officeooo:rsid="058679f6" style:font-name-asian="Liberation Mono" style:font-style-asian="normal" style:font-weight-asian="normal" style:font-name-complex="Liberation Mono" style:font-style-complex="normal" style:font-weight-complex="normal"/>
    </style:style>
    <style:style style:name="T692" style:family="text">
      <style:text-properties style:font-name="Liberation Serif1"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693" style:family="text">
      <style:text-properties style:font-name="Liberation Serif1" fo:font-style="normal" style:text-underline-style="none" fo:font-weight="normal" officeooo:rsid="05893ddf" style:font-name-asian="Liberation Mono" style:font-style-asian="normal" style:font-weight-asian="normal" style:font-name-complex="Liberation Mono" style:font-style-complex="normal" style:font-weight-complex="normal"/>
    </style:style>
    <style:style style:name="T694" style:family="text">
      <style:text-properties style:font-name="Liberation Serif1" fo:font-style="italic" fo:font-weight="normal" officeooo:rsid="049ac1ec" style:font-name-asian="Liberation Mono" style:font-style-asian="italic" style:font-weight-asian="normal" style:font-name-complex="Liberation Mono" style:font-style-complex="italic" style:font-weight-complex="normal"/>
    </style:style>
    <style:style style:name="T695" style:family="text">
      <style:text-properties style:font-name="Liberation Serif1" fo:font-style="italic" fo:font-weight="normal" officeooo:rsid="049f46ee" style:font-name-asian="Liberation Mono" style:font-style-asian="italic" style:font-weight-asian="normal" style:font-name-complex="Liberation Mono" style:font-style-complex="italic" style:font-weight-complex="normal"/>
    </style:style>
    <style:style style:name="T696" style:family="text">
      <style:text-properties style:font-name="Liberation Serif1" fo:font-style="italic" fo:font-weight="normal" officeooo:rsid="04a2a9a1" style:font-name-asian="Liberation Mono" style:font-style-asian="italic" style:font-weight-asian="normal" style:font-name-complex="Liberation Mono" style:font-style-complex="italic" style:font-weight-complex="normal"/>
    </style:style>
    <style:style style:name="T697" style:family="text">
      <style:text-properties style:font-name="Liberation Serif1" fo:font-style="italic" fo:font-weight="normal" officeooo:rsid="04aa27ea" style:font-name-asian="Liberation Mono" style:font-style-asian="italic" style:font-weight-asian="normal" style:font-name-complex="Liberation Mono" style:font-style-complex="italic" style:font-weight-complex="normal"/>
    </style:style>
    <style:style style:name="T698" style:family="text">
      <style:text-properties style:font-name="Liberation Serif1" fo:font-style="italic" fo:font-weight="normal" officeooo:rsid="04ad52fe" style:font-name-asian="Liberation Mono" style:font-style-asian="italic" style:font-weight-asian="normal" style:font-name-complex="Liberation Mono" style:font-style-complex="italic" style:font-weight-complex="normal"/>
    </style:style>
    <style:style style:name="T699" style:family="text">
      <style:text-properties style:font-name="Liberation Serif1" fo:font-style="italic" fo:font-weight="normal" officeooo:rsid="04ba642a" style:font-name-asian="Liberation Mono" style:font-style-asian="italic" style:font-weight-asian="normal" style:font-name-complex="Liberation Mono" style:font-style-complex="italic" style:font-weight-complex="normal"/>
    </style:style>
    <style:style style:name="T700" style:family="text">
      <style:text-properties style:font-name="Liberation Serif1" fo:font-style="italic" fo:font-weight="normal" officeooo:rsid="04bc7459" style:font-name-asian="Liberation Mono" style:font-style-asian="italic" style:font-weight-asian="normal" style:font-name-complex="Liberation Mono" style:font-style-complex="italic" style:font-weight-complex="normal"/>
    </style:style>
    <style:style style:name="T701" style:family="text">
      <style:text-properties style:font-name="Liberation Serif1" fo:font-style="italic" fo:font-weight="normal" officeooo:rsid="04c60ccd" style:font-name-asian="Liberation Mono" style:font-style-asian="italic" style:font-weight-asian="normal" style:font-name-complex="Liberation Mono" style:font-style-complex="italic" style:font-weight-complex="normal"/>
    </style:style>
    <style:style style:name="T702" style:family="text">
      <style:text-properties style:font-name="Liberation Serif1" fo:font-style="italic" fo:font-weight="normal" officeooo:rsid="04cb82d4" style:font-name-asian="Liberation Mono" style:font-style-asian="italic" style:font-weight-asian="normal" style:font-name-complex="Liberation Mono" style:font-style-complex="italic" style:font-weight-complex="normal"/>
    </style:style>
    <style:style style:name="T703" style:family="text">
      <style:text-properties style:font-name="Liberation Serif1" fo:font-style="italic" fo:font-weight="normal" officeooo:rsid="04cd1500" style:font-name-asian="Liberation Mono" style:font-style-asian="italic" style:font-weight-asian="normal" style:font-name-complex="Liberation Mono" style:font-style-complex="italic" style:font-weight-complex="normal"/>
    </style:style>
    <style:style style:name="T704" style:family="text">
      <style:text-properties style:font-name="Liberation Serif1" fo:font-style="italic" fo:font-weight="normal" officeooo:rsid="04cd2265" style:font-name-asian="Liberation Mono" style:font-style-asian="italic" style:font-weight-asian="normal" style:font-name-complex="Liberation Mono" style:font-style-complex="italic" style:font-weight-complex="normal"/>
    </style:style>
    <style:style style:name="T705" style:family="text">
      <style:text-properties style:font-name="Liberation Serif1" fo:font-style="italic" fo:font-weight="normal" officeooo:rsid="04ce775e" style:font-name-asian="Liberation Mono" style:font-style-asian="italic" style:font-weight-asian="normal" style:font-name-complex="Liberation Mono" style:font-style-complex="italic" style:font-weight-complex="normal"/>
    </style:style>
    <style:style style:name="T706" style:family="text">
      <style:text-properties style:font-name="Liberation Serif1" fo:font-style="italic" fo:font-weight="normal" officeooo:rsid="04e297cf" style:font-name-asian="Liberation Mono" style:font-style-asian="italic" style:font-weight-asian="normal" style:font-name-complex="Liberation Mono" style:font-style-complex="italic" style:font-weight-complex="normal"/>
    </style:style>
    <style:style style:name="T707" style:family="text">
      <style:text-properties style:font-name="Liberation Serif1" fo:font-style="italic" fo:font-weight="normal" officeooo:rsid="04e9439a" style:font-name-asian="Liberation Mono" style:font-style-asian="italic" style:font-weight-asian="normal" style:font-name-complex="Liberation Mono" style:font-style-complex="italic" style:font-weight-complex="normal"/>
    </style:style>
    <style:style style:name="T708" style:family="text">
      <style:text-properties style:font-name="Liberation Serif1" fo:font-style="italic" fo:font-weight="normal" officeooo:rsid="04f4cd72" style:font-name-asian="Liberation Mono" style:font-style-asian="italic" style:font-weight-asian="normal" style:font-name-complex="Liberation Mono" style:font-style-complex="italic" style:font-weight-complex="normal"/>
    </style:style>
    <style:style style:name="T709" style:family="text">
      <style:text-properties style:font-name="Liberation Serif1" fo:font-style="italic" fo:font-weight="normal" officeooo:rsid="04f83d68" style:font-name-asian="Liberation Mono" style:font-style-asian="italic" style:font-weight-asian="normal" style:font-name-complex="Liberation Mono" style:font-style-complex="italic" style:font-weight-complex="normal"/>
    </style:style>
    <style:style style:name="T710" style:family="text">
      <style:text-properties style:font-name="Liberation Serif1" fo:font-style="italic" fo:font-weight="normal" officeooo:rsid="04f9f8c9" style:font-name-asian="Liberation Mono" style:font-style-asian="italic" style:font-weight-asian="normal" style:font-name-complex="Liberation Mono" style:font-style-complex="italic" style:font-weight-complex="normal"/>
    </style:style>
    <style:style style:name="T711" style:family="text">
      <style:text-properties style:font-name="Liberation Serif1" fo:font-style="italic" fo:font-weight="normal" officeooo:rsid="04fbf6d6" style:font-name-asian="Liberation Mono" style:font-style-asian="italic" style:font-weight-asian="normal" style:font-name-complex="Liberation Mono" style:font-style-complex="italic" style:font-weight-complex="normal"/>
    </style:style>
    <style:style style:name="T712" style:family="text">
      <style:text-properties style:font-name="Liberation Serif1" fo:font-style="italic" fo:font-weight="normal" officeooo:rsid="04fe5527" style:font-name-asian="Liberation Mono" style:font-style-asian="italic" style:font-weight-asian="normal" style:font-name-complex="Liberation Mono" style:font-style-complex="italic" style:font-weight-complex="normal"/>
    </style:style>
    <style:style style:name="T713" style:family="text">
      <style:text-properties style:font-name="Liberation Serif1" fo:font-style="italic" fo:font-weight="normal" officeooo:rsid="05129ca2" style:font-name-asian="Liberation Mono" style:font-style-asian="italic" style:font-weight-asian="normal" style:font-name-complex="Liberation Mono" style:font-style-complex="italic" style:font-weight-complex="normal"/>
    </style:style>
    <style:style style:name="T714" style:family="text">
      <style:text-properties style:font-name="Liberation Serif1" fo:font-style="italic" fo:font-weight="normal" officeooo:rsid="051418e9" style:font-name-asian="Liberation Mono" style:font-style-asian="italic" style:font-weight-asian="normal" style:font-name-complex="Liberation Mono" style:font-style-complex="italic" style:font-weight-complex="normal"/>
    </style:style>
    <style:style style:name="T715" style:family="text">
      <style:text-properties style:font-name="Liberation Serif1" fo:font-style="italic" style:text-underline-style="none" fo:font-weight="normal" officeooo:rsid="05198347" style:font-name-asian="Liberation Mono" style:font-style-asian="italic" style:font-weight-asian="normal" style:font-name-complex="Liberation Mono" style:font-style-complex="italic" style:font-weight-complex="normal"/>
    </style:style>
    <style:style style:name="T716" style:family="text">
      <style:text-properties style:font-name="Liberation Serif1" fo:font-style="italic" style:text-underline-style="none" fo:font-weight="normal" officeooo:rsid="051ae8b0" style:font-name-asian="Liberation Mono" style:font-style-asian="italic" style:font-weight-asian="normal" style:font-name-complex="Liberation Mono" style:font-style-complex="italic" style:font-weight-complex="normal"/>
    </style:style>
    <style:style style:name="T717" style:family="text">
      <style:text-properties style:font-name="Liberation Serif1" fo:font-style="italic" style:text-underline-style="none" fo:font-weight="normal" officeooo:rsid="051cccdc" style:font-name-asian="Liberation Mono" style:font-style-asian="italic" style:font-weight-asian="normal" style:font-name-complex="Liberation Mono" style:font-style-complex="italic" style:font-weight-complex="normal"/>
    </style:style>
    <style:style style:name="T718" style:family="text">
      <style:text-properties style:font-name="Liberation Serif1" fo:font-style="italic" style:text-underline-style="none" fo:font-weight="normal" officeooo:rsid="051f0024" style:font-name-asian="Liberation Mono" style:font-style-asian="italic" style:font-weight-asian="normal" style:font-name-complex="Liberation Mono" style:font-style-complex="italic" style:font-weight-complex="normal"/>
    </style:style>
    <style:style style:name="T719" style:family="text">
      <style:text-properties style:font-name="Liberation Serif1" fo:font-style="italic" style:text-underline-style="none" fo:font-weight="normal" officeooo:rsid="0527175e" style:font-name-asian="Liberation Mono" style:font-style-asian="italic" style:font-weight-asian="normal" style:font-name-complex="Liberation Mono" style:font-style-complex="italic" style:font-weight-complex="normal"/>
    </style:style>
    <style:style style:name="T720" style:family="text">
      <style:text-properties style:font-name="Liberation Serif1" fo:font-style="italic" style:text-underline-style="none" fo:font-weight="normal" officeooo:rsid="053496e3" style:font-name-asian="Liberation Mono" style:font-style-asian="italic" style:font-weight-asian="normal" style:font-name-complex="Liberation Mono" style:font-style-complex="italic" style:font-weight-complex="normal"/>
    </style:style>
    <style:style style:name="T721" style:family="text">
      <style:text-properties style:font-name="Liberation Serif1" fo:font-style="italic" style:text-underline-style="none" fo:font-weight="normal" officeooo:rsid="054097d3" style:font-name-asian="Liberation Mono" style:font-style-asian="italic" style:font-weight-asian="normal" style:font-name-complex="Liberation Mono" style:font-style-complex="italic" style:font-weight-complex="normal"/>
    </style:style>
    <style:style style:name="T722" style:family="text">
      <style:text-properties style:font-name="Liberation Serif1" fo:font-style="italic" style:text-underline-style="none" fo:font-weight="normal" officeooo:rsid="05492b44" style:font-name-asian="Liberation Mono" style:font-style-asian="italic" style:font-weight-asian="normal" style:font-name-complex="Liberation Mono" style:font-style-complex="italic" style:font-weight-complex="normal"/>
    </style:style>
    <style:style style:name="T723" style:family="text">
      <style:text-properties style:font-name="Liberation Serif1" fo:font-style="italic" style:text-underline-style="none" fo:font-weight="normal" officeooo:rsid="0549d78c" style:font-name-asian="Liberation Mono" style:font-style-asian="italic" style:font-weight-asian="normal" style:font-name-complex="Liberation Mono" style:font-style-complex="italic" style:font-weight-complex="normal"/>
    </style:style>
    <style:style style:name="T724" style:family="text">
      <style:text-properties style:font-name="Liberation Serif1" fo:font-style="italic" style:text-underline-style="none" fo:font-weight="normal" officeooo:rsid="05510f38" style:font-name-asian="Liberation Mono" style:font-style-asian="italic" style:font-weight-asian="normal" style:font-name-complex="Liberation Mono" style:font-style-complex="italic" style:font-weight-complex="normal"/>
    </style:style>
    <style:style style:name="T725" style:family="text">
      <style:text-properties style:font-name="Liberation Serif1" fo:font-style="italic" style:text-underline-style="none" fo:font-weight="normal" officeooo:rsid="055190a7" style:font-name-asian="Liberation Mono" style:font-style-asian="italic" style:font-weight-asian="normal" style:font-name-complex="Liberation Mono" style:font-style-complex="italic" style:font-weight-complex="normal"/>
    </style:style>
    <style:style style:name="T726" style:family="text">
      <style:text-properties style:font-name="Liberation Serif1" fo:font-style="italic" style:text-underline-style="none" fo:font-weight="normal" officeooo:rsid="0558d6a6" style:font-name-asian="Liberation Mono" style:font-style-asian="italic" style:font-weight-asian="normal" style:font-name-complex="Liberation Mono" style:font-style-complex="italic" style:font-weight-complex="normal"/>
    </style:style>
    <style:style style:name="T727" style:family="text">
      <style:text-properties style:font-name="Liberation Serif1" fo:font-style="italic" style:text-underline-style="none" fo:font-weight="normal" officeooo:rsid="0559b412" style:font-name-asian="Liberation Mono" style:font-style-asian="italic" style:font-weight-asian="normal" style:font-name-complex="Liberation Mono" style:font-style-complex="italic" style:font-weight-complex="normal"/>
    </style:style>
    <style:style style:name="T728" style:family="text">
      <style:text-properties style:font-name="Liberation Serif1" fo:font-style="italic" style:text-underline-style="none" fo:font-weight="normal" officeooo:rsid="055a5cef" style:font-name-asian="Liberation Mono" style:font-style-asian="italic" style:font-weight-asian="normal" style:font-name-complex="Liberation Mono" style:font-style-complex="italic" style:font-weight-complex="normal"/>
    </style:style>
    <style:style style:name="T729" style:family="text">
      <style:text-properties style:font-name="Liberation Serif1" fo:font-style="italic" style:text-underline-style="none" fo:font-weight="normal" officeooo:rsid="0562ae12" style:font-name-asian="Liberation Mono" style:font-style-asian="italic" style:font-weight-asian="normal" style:font-name-complex="Liberation Mono" style:font-style-complex="italic" style:font-weight-complex="normal"/>
    </style:style>
    <style:style style:name="T730" style:family="text">
      <style:text-properties style:font-name="Liberation Serif1" fo:font-style="italic" style:text-underline-style="none" fo:font-weight="normal" officeooo:rsid="056daf6c" style:font-name-asian="Liberation Mono" style:font-style-asian="italic" style:font-weight-asian="normal" style:font-name-complex="Liberation Mono" style:font-style-complex="italic" style:font-weight-complex="normal"/>
    </style:style>
    <style:style style:name="T731" style:family="text">
      <style:text-properties style:font-name="Liberation Serif1" fo:font-style="italic" style:text-underline-style="none" fo:font-weight="normal" officeooo:rsid="05700a37" style:font-name-asian="Liberation Mono" style:font-style-asian="italic" style:font-weight-asian="normal" style:font-name-complex="Liberation Mono" style:font-style-complex="italic" style:font-weight-complex="normal"/>
    </style:style>
    <style:style style:name="T732" style:family="text">
      <style:text-properties style:font-name="Liberation Serif1" fo:font-style="italic" style:text-underline-style="none" fo:font-weight="normal" officeooo:rsid="05713a1f" style:font-name-asian="Liberation Mono" style:font-style-asian="italic" style:font-weight-asian="normal" style:font-name-complex="Liberation Mono" style:font-style-complex="italic" style:font-weight-complex="normal"/>
    </style:style>
    <style:style style:name="T733" style:family="text">
      <style:text-properties style:font-name="Liberation Serif1" fo:font-style="italic" style:text-underline-style="none" fo:font-weight="normal" officeooo:rsid="05782259" style:font-name-asian="Liberation Mono" style:font-style-asian="italic" style:font-weight-asian="normal" style:font-name-complex="Liberation Mono" style:font-style-complex="italic" style:font-weight-complex="normal"/>
    </style:style>
    <style:style style:name="T734" style:family="text">
      <style:text-properties officeooo:rsid="013fa35b"/>
    </style:style>
    <style:style style:name="T735" style:family="text">
      <style:text-properties officeooo:rsid="014505b5"/>
    </style:style>
    <style:style style:name="T736" style:family="text">
      <style:text-properties officeooo:rsid="014902d8"/>
    </style:style>
    <style:style style:name="T737" style:family="text">
      <style:text-properties officeooo:rsid="014a27e7"/>
    </style:style>
    <style:style style:name="T738" style:family="text">
      <style:text-properties officeooo:rsid="014e6d1b"/>
    </style:style>
    <style:style style:name="T739" style:family="text">
      <style:text-properties officeooo:rsid="014f8b5b"/>
    </style:style>
    <style:style style:name="T740" style:family="text">
      <style:text-properties officeooo:rsid="01513594"/>
    </style:style>
    <style:style style:name="T741" style:family="text">
      <style:text-properties officeooo:rsid="01550fb3"/>
    </style:style>
    <style:style style:name="T742" style:family="text">
      <style:text-properties officeooo:rsid="015b9ba0"/>
    </style:style>
    <style:style style:name="T743" style:family="text">
      <style:text-properties officeooo:rsid="0162a5bc"/>
    </style:style>
    <style:style style:name="T744" style:family="text">
      <style:text-properties officeooo:rsid="016947b1"/>
    </style:style>
    <style:style style:name="T745" style:family="text">
      <style:text-properties officeooo:rsid="01697e0b"/>
    </style:style>
    <style:style style:name="T746" style:family="text">
      <style:text-properties officeooo:rsid="016f763d"/>
    </style:style>
    <style:style style:name="T747" style:family="text">
      <style:text-properties officeooo:rsid="01735a37"/>
    </style:style>
    <style:style style:name="T748" style:family="text">
      <style:text-properties officeooo:rsid="0176735d"/>
    </style:style>
    <style:style style:name="T749" style:family="text">
      <style:text-properties officeooo:rsid="0177ff5d"/>
    </style:style>
    <style:style style:name="T750" style:family="text">
      <style:text-properties officeooo:rsid="017fe353"/>
    </style:style>
    <style:style style:name="T751" style:family="text">
      <style:text-properties officeooo:rsid="01850e20"/>
    </style:style>
    <style:style style:name="T752" style:family="text">
      <style:text-properties officeooo:rsid="01875499"/>
    </style:style>
    <style:style style:name="T753" style:family="text">
      <style:text-properties officeooo:rsid="0189c69e"/>
    </style:style>
    <style:style style:name="T754" style:family="text">
      <style:text-properties officeooo:rsid="018e2a11"/>
    </style:style>
    <style:style style:name="T755" style:family="text">
      <style:text-properties officeooo:rsid="01932064"/>
    </style:style>
    <style:style style:name="T756" style:family="text">
      <style:text-properties officeooo:rsid="0193ec39"/>
    </style:style>
    <style:style style:name="T757" style:family="text">
      <style:text-properties officeooo:rsid="01948e23"/>
    </style:style>
    <style:style style:name="T758" style:family="text">
      <style:text-properties officeooo:rsid="019c08b0"/>
    </style:style>
    <style:style style:name="T759" style:family="text">
      <style:text-properties officeooo:rsid="019d1ad0"/>
    </style:style>
    <style:style style:name="T760" style:family="text">
      <style:text-properties officeooo:rsid="019f95f7"/>
    </style:style>
    <style:style style:name="T761" style:family="text">
      <style:text-properties officeooo:rsid="01a26031"/>
    </style:style>
    <style:style style:name="T762" style:family="text">
      <style:text-properties officeooo:rsid="01a8ed59"/>
    </style:style>
    <style:style style:name="T763" style:family="text">
      <style:text-properties officeooo:rsid="01ab72f7"/>
    </style:style>
    <style:style style:name="T764" style:family="text">
      <style:text-properties officeooo:rsid="01b06fb7"/>
    </style:style>
    <style:style style:name="T765" style:family="text">
      <style:text-properties officeooo:rsid="01b1f69c"/>
    </style:style>
    <style:style style:name="T766" style:family="text">
      <style:text-properties officeooo:rsid="01bbae20"/>
    </style:style>
    <style:style style:name="T767" style:family="text">
      <style:text-properties officeooo:rsid="01bf0653"/>
    </style:style>
    <style:style style:name="T768" style:family="text">
      <style:text-properties officeooo:rsid="01c81895"/>
    </style:style>
    <style:style style:name="T769" style:family="text">
      <style:text-properties officeooo:rsid="01cf215b"/>
    </style:style>
    <style:style style:name="T770" style:family="text">
      <style:text-properties officeooo:rsid="01d144e9"/>
    </style:style>
    <style:style style:name="T771" style:family="text">
      <style:text-properties officeooo:rsid="01d493f2"/>
    </style:style>
    <style:style style:name="T772" style:family="text">
      <style:text-properties officeooo:rsid="01d7861b"/>
    </style:style>
    <style:style style:name="T773" style:family="text">
      <style:text-properties officeooo:rsid="01dd6289"/>
    </style:style>
    <style:style style:name="T774" style:family="text">
      <style:text-properties officeooo:rsid="01df413e"/>
    </style:style>
    <style:style style:name="T775" style:family="text">
      <style:text-properties officeooo:rsid="01e0ab2c"/>
    </style:style>
    <style:style style:name="T776" style:family="text">
      <style:text-properties officeooo:rsid="01e19b93"/>
    </style:style>
    <style:style style:name="T777" style:family="text">
      <style:text-properties officeooo:rsid="01e2c670"/>
    </style:style>
    <style:style style:name="T778" style:family="text">
      <style:text-properties officeooo:rsid="01e3d738"/>
    </style:style>
    <style:style style:name="T779" style:family="text">
      <style:text-properties officeooo:rsid="01e6efc0"/>
    </style:style>
    <style:style style:name="T780" style:family="text">
      <style:text-properties officeooo:rsid="01e7243a"/>
    </style:style>
    <style:style style:name="T781" style:family="text">
      <style:text-properties officeooo:rsid="01e77783"/>
    </style:style>
    <style:style style:name="T782" style:family="text">
      <style:text-properties officeooo:rsid="01ebffad"/>
    </style:style>
    <style:style style:name="T783" style:family="text">
      <style:text-properties officeooo:rsid="01ed3b8d"/>
    </style:style>
    <style:style style:name="T784" style:family="text">
      <style:text-properties officeooo:rsid="01ef452b"/>
    </style:style>
    <style:style style:name="T785" style:family="text">
      <style:text-properties officeooo:rsid="01f036a0"/>
    </style:style>
    <style:style style:name="T786" style:family="text">
      <style:text-properties officeooo:rsid="01f0ea24"/>
    </style:style>
    <style:style style:name="T787" style:family="text">
      <style:text-properties officeooo:rsid="01f23090"/>
    </style:style>
    <style:style style:name="T788" style:family="text">
      <style:text-properties officeooo:rsid="01f636db"/>
    </style:style>
    <style:style style:name="T789" style:family="text">
      <style:text-properties officeooo:rsid="01f95a93"/>
    </style:style>
    <style:style style:name="T790" style:family="text">
      <style:text-properties officeooo:rsid="01fec762"/>
    </style:style>
    <style:style style:name="T791" style:family="text">
      <style:text-properties officeooo:rsid="0201c564"/>
    </style:style>
    <style:style style:name="T792" style:family="text">
      <style:text-properties officeooo:rsid="020293e3"/>
    </style:style>
    <style:style style:name="T793" style:family="text">
      <style:text-properties officeooo:rsid="0205adbf"/>
    </style:style>
    <style:style style:name="T794" style:family="text">
      <style:text-properties officeooo:rsid="020cc7df"/>
    </style:style>
    <style:style style:name="T795" style:family="text">
      <style:text-properties officeooo:rsid="02114a32"/>
    </style:style>
    <style:style style:name="T796" style:family="text">
      <style:text-properties officeooo:rsid="02129022"/>
    </style:style>
    <style:style style:name="T797" style:family="text">
      <style:text-properties officeooo:rsid="0214533b"/>
    </style:style>
    <style:style style:name="T798" style:family="text">
      <style:text-properties officeooo:rsid="021711f3"/>
    </style:style>
    <style:style style:name="T799" style:family="text">
      <style:text-properties officeooo:rsid="02193e7f"/>
    </style:style>
    <style:style style:name="T800" style:family="text">
      <style:text-properties officeooo:rsid="02199297"/>
    </style:style>
    <style:style style:name="T801" style:family="text">
      <style:text-properties officeooo:rsid="0221d8a7"/>
    </style:style>
    <style:style style:name="T802" style:family="text">
      <style:text-properties officeooo:rsid="0225be5e"/>
    </style:style>
    <style:style style:name="T803" style:family="text">
      <style:text-properties officeooo:rsid="0226f4ce"/>
    </style:style>
    <style:style style:name="T804" style:family="text">
      <style:text-properties officeooo:rsid="0227d0c5"/>
    </style:style>
    <style:style style:name="T805" style:family="text">
      <style:text-properties officeooo:rsid="022927b8"/>
    </style:style>
    <style:style style:name="T806" style:family="text">
      <style:text-properties officeooo:rsid="022ad238"/>
    </style:style>
    <style:style style:name="T807" style:family="text">
      <style:text-properties officeooo:rsid="022e36ff"/>
    </style:style>
    <style:style style:name="T808" style:family="text">
      <style:text-properties officeooo:rsid="023171b8"/>
    </style:style>
    <style:style style:name="T809" style:family="text">
      <style:text-properties officeooo:rsid="0231b24c"/>
    </style:style>
    <style:style style:name="T810" style:family="text">
      <style:text-properties officeooo:rsid="02334ceb"/>
    </style:style>
    <style:style style:name="T811" style:family="text">
      <style:text-properties officeooo:rsid="02343bde"/>
    </style:style>
    <style:style style:name="T812" style:family="text">
      <style:text-properties officeooo:rsid="02362e0d"/>
    </style:style>
    <style:style style:name="T813" style:family="text">
      <style:text-properties officeooo:rsid="02371e3c"/>
    </style:style>
    <style:style style:name="T814" style:family="text">
      <style:text-properties officeooo:rsid="02387068"/>
    </style:style>
    <style:style style:name="T815" style:family="text">
      <style:text-properties officeooo:rsid="0239b0fe"/>
    </style:style>
    <style:style style:name="T816" style:family="text">
      <style:text-properties officeooo:rsid="023d1519"/>
    </style:style>
    <style:style style:name="T817" style:family="text">
      <style:text-properties officeooo:rsid="023f862e"/>
    </style:style>
    <style:style style:name="T818" style:family="text">
      <style:text-properties officeooo:rsid="023f9a96"/>
    </style:style>
    <style:style style:name="T819" style:family="text">
      <style:text-properties officeooo:rsid="023fb3ee"/>
    </style:style>
    <style:style style:name="T820" style:family="text">
      <style:text-properties officeooo:rsid="02423a70"/>
    </style:style>
    <style:style style:name="T821" style:family="text">
      <style:text-properties officeooo:rsid="024321c4"/>
    </style:style>
    <style:style style:name="T822" style:family="text">
      <style:text-properties officeooo:rsid="024580d4"/>
    </style:style>
    <style:style style:name="T823" style:family="text">
      <style:text-properties officeooo:rsid="02466825"/>
    </style:style>
    <style:style style:name="T824" style:family="text">
      <style:text-properties officeooo:rsid="0249ff24"/>
    </style:style>
    <style:style style:name="T825" style:family="text">
      <style:text-properties officeooo:rsid="024a992d"/>
    </style:style>
    <style:style style:name="T826" style:family="text">
      <style:text-properties officeooo:rsid="024e1eee"/>
    </style:style>
    <style:style style:name="T827" style:family="text">
      <style:text-properties officeooo:rsid="024ffbc7"/>
    </style:style>
    <style:style style:name="T828" style:family="text">
      <style:text-properties officeooo:rsid="02508050"/>
    </style:style>
    <style:style style:name="T829" style:family="text">
      <style:text-properties officeooo:rsid="0250d4d2"/>
    </style:style>
    <style:style style:name="T830" style:family="text">
      <style:text-properties officeooo:rsid="0253a56a"/>
    </style:style>
    <style:style style:name="T831" style:family="text">
      <style:text-properties officeooo:rsid="02595af3"/>
    </style:style>
    <style:style style:name="T832" style:family="text">
      <style:text-properties officeooo:rsid="0259ca07"/>
    </style:style>
    <style:style style:name="T833" style:family="text">
      <style:text-properties officeooo:rsid="025a9308"/>
    </style:style>
    <style:style style:name="T834" style:family="text">
      <style:text-properties officeooo:rsid="025c6f68"/>
    </style:style>
    <style:style style:name="T835" style:family="text">
      <style:text-properties officeooo:rsid="025e3220"/>
    </style:style>
    <style:style style:name="T836" style:family="text">
      <style:text-properties officeooo:rsid="025e6a9b"/>
    </style:style>
    <style:style style:name="T837" style:family="text">
      <style:text-properties fo:font-weight="bold" officeooo:rsid="025e6a9b" style:font-weight-asian="bold" style:font-weight-complex="bold"/>
    </style:style>
    <style:style style:name="T838" style:family="text">
      <style:text-properties officeooo:rsid="025f653e"/>
    </style:style>
    <style:style style:name="T839" style:family="text">
      <style:text-properties officeooo:rsid="025f9e0e"/>
    </style:style>
    <style:style style:name="T840" style:family="text">
      <style:text-properties officeooo:rsid="0261823d"/>
    </style:style>
    <style:style style:name="T841" style:family="text">
      <style:text-properties officeooo:rsid="026387cf"/>
    </style:style>
    <style:style style:name="T842" style:family="text">
      <style:text-properties officeooo:rsid="026c6c18"/>
    </style:style>
    <style:style style:name="T843" style:family="text">
      <style:text-properties officeooo:rsid="026c7df2"/>
    </style:style>
    <style:style style:name="T844" style:family="text">
      <style:text-properties officeooo:rsid="026da8dd"/>
    </style:style>
    <style:style style:name="T845" style:family="text">
      <style:text-properties officeooo:rsid="02705c20"/>
    </style:style>
    <style:style style:name="T846" style:family="text">
      <style:text-properties officeooo:rsid="02711161"/>
    </style:style>
    <style:style style:name="T847" style:family="text">
      <style:text-properties officeooo:rsid="0272cd7d"/>
    </style:style>
    <style:style style:name="T848" style:family="text">
      <style:text-properties officeooo:rsid="02746f80"/>
    </style:style>
    <style:style style:name="T849" style:family="text">
      <style:text-properties officeooo:rsid="0274d108"/>
    </style:style>
    <style:style style:name="T850" style:family="text">
      <style:text-properties officeooo:rsid="0275ee16"/>
    </style:style>
    <style:style style:name="T851" style:family="text">
      <style:text-properties officeooo:rsid="0277a205"/>
    </style:style>
    <style:style style:name="T852" style:family="text">
      <style:text-properties officeooo:rsid="0277a842"/>
    </style:style>
    <style:style style:name="T853" style:family="text">
      <style:text-properties officeooo:rsid="027822db"/>
    </style:style>
    <style:style style:name="T854" style:family="text">
      <style:text-properties officeooo:rsid="02797e3a"/>
    </style:style>
    <style:style style:name="T855" style:family="text">
      <style:text-properties officeooo:rsid="027ae545"/>
    </style:style>
    <style:style style:name="T856" style:family="text">
      <style:text-properties officeooo:rsid="027c7ed5"/>
    </style:style>
    <style:style style:name="T857" style:family="text">
      <style:text-properties officeooo:rsid="02812dc4"/>
    </style:style>
    <style:style style:name="T858" style:family="text">
      <style:text-properties officeooo:rsid="02823829"/>
    </style:style>
    <style:style style:name="T859" style:family="text">
      <style:text-properties officeooo:rsid="0284908a"/>
    </style:style>
    <style:style style:name="T860" style:family="text">
      <style:text-properties officeooo:rsid="028537f3"/>
    </style:style>
    <style:style style:name="T861" style:family="text">
      <style:text-properties officeooo:rsid="02880feb"/>
    </style:style>
    <style:style style:name="T862" style:family="text">
      <style:text-properties officeooo:rsid="028bf133"/>
    </style:style>
    <style:style style:name="T863" style:family="text">
      <style:text-properties officeooo:rsid="028dc2d7"/>
    </style:style>
    <style:style style:name="T864" style:family="text">
      <style:text-properties officeooo:rsid="02939d2c"/>
    </style:style>
    <style:style style:name="T865" style:family="text">
      <style:text-properties officeooo:rsid="0294fac7"/>
    </style:style>
    <style:style style:name="T866" style:family="text">
      <style:text-properties officeooo:rsid="0295b27c"/>
    </style:style>
    <style:style style:name="T867" style:family="text">
      <style:text-properties officeooo:rsid="0296fd06"/>
    </style:style>
    <style:style style:name="T868" style:family="text">
      <style:text-properties officeooo:rsid="029a31c6"/>
    </style:style>
    <style:style style:name="T869" style:family="text">
      <style:text-properties officeooo:rsid="029f3352"/>
    </style:style>
    <style:style style:name="T870" style:family="text">
      <style:text-properties officeooo:rsid="02a250e8"/>
    </style:style>
    <style:style style:name="T871" style:family="text">
      <style:text-properties officeooo:rsid="02b2b881"/>
    </style:style>
    <style:style style:name="T872" style:family="text">
      <style:text-properties officeooo:rsid="02b3b5c2"/>
    </style:style>
    <style:style style:name="T873" style:family="text">
      <style:text-properties officeooo:rsid="02b7a1fc"/>
    </style:style>
    <style:style style:name="T874" style:family="text">
      <style:text-properties officeooo:rsid="02ba7fc8"/>
    </style:style>
    <style:style style:name="T875" style:family="text">
      <style:text-properties officeooo:rsid="02bf0e31"/>
    </style:style>
    <style:style style:name="T876" style:family="text">
      <style:text-properties officeooo:rsid="02c1a870"/>
    </style:style>
    <style:style style:name="T877" style:family="text">
      <style:text-properties officeooo:rsid="02c347d7"/>
    </style:style>
    <style:style style:name="T878" style:family="text">
      <style:text-properties officeooo:rsid="02c75f43"/>
    </style:style>
    <style:style style:name="T879" style:family="text">
      <style:text-properties officeooo:rsid="02c8d3e9"/>
    </style:style>
    <style:style style:name="T880" style:family="text">
      <style:text-properties officeooo:rsid="02ce1f04"/>
    </style:style>
    <style:style style:name="T881" style:family="text">
      <style:text-properties officeooo:rsid="02ceda63"/>
    </style:style>
    <style:style style:name="T882" style:family="text">
      <style:text-properties officeooo:rsid="02d094e6"/>
    </style:style>
    <style:style style:name="T883" style:family="text">
      <style:text-properties officeooo:rsid="02d1fcc5"/>
    </style:style>
    <style:style style:name="T884" style:family="text">
      <style:text-properties officeooo:rsid="02d2982e"/>
    </style:style>
    <style:style style:name="T885" style:family="text">
      <style:text-properties officeooo:rsid="02d40163"/>
    </style:style>
    <style:style style:name="T886" style:family="text">
      <style:text-properties officeooo:rsid="02d4e167"/>
    </style:style>
    <style:style style:name="T887" style:family="text">
      <style:text-properties officeooo:rsid="02d76b85"/>
    </style:style>
    <style:style style:name="T888" style:family="text">
      <style:text-properties officeooo:rsid="02d7e4bb"/>
    </style:style>
    <style:style style:name="T889" style:family="text">
      <style:text-properties officeooo:rsid="02da2fd7"/>
    </style:style>
    <style:style style:name="T890" style:family="text">
      <style:text-properties officeooo:rsid="02dd7efe"/>
    </style:style>
    <style:style style:name="T891" style:family="text">
      <style:text-properties officeooo:rsid="02deab72"/>
    </style:style>
    <style:style style:name="T892" style:family="text">
      <style:text-properties officeooo:rsid="02e2c4cc"/>
    </style:style>
    <style:style style:name="T893" style:family="text">
      <style:text-properties officeooo:rsid="02ec21e7"/>
    </style:style>
    <style:style style:name="T894" style:family="text">
      <style:text-properties officeooo:rsid="02ecd7cb"/>
    </style:style>
    <style:style style:name="T895" style:family="text">
      <style:text-properties officeooo:rsid="02ef3e2a"/>
    </style:style>
    <style:style style:name="T896" style:family="text">
      <style:text-properties officeooo:rsid="02efdce3"/>
    </style:style>
    <style:style style:name="T897" style:family="text">
      <style:text-properties officeooo:rsid="02f46446"/>
    </style:style>
    <style:style style:name="T898" style:family="text">
      <style:text-properties officeooo:rsid="02f5343f"/>
    </style:style>
    <style:style style:name="T899" style:family="text">
      <style:text-properties officeooo:rsid="02f6c291"/>
    </style:style>
    <style:style style:name="T900" style:family="text">
      <style:text-properties officeooo:rsid="02f8919f"/>
    </style:style>
    <style:style style:name="T901" style:family="text">
      <style:text-properties officeooo:rsid="02f93ab7"/>
    </style:style>
    <style:style style:name="T902" style:family="text">
      <style:text-properties officeooo:rsid="02fc82ed"/>
    </style:style>
    <style:style style:name="T903" style:family="text">
      <style:text-properties officeooo:rsid="02fcd843"/>
    </style:style>
    <style:style style:name="T904" style:family="text">
      <style:text-properties officeooo:rsid="03067ab1"/>
    </style:style>
    <style:style style:name="T905" style:family="text">
      <style:text-properties officeooo:rsid="030f65e3"/>
    </style:style>
    <style:style style:name="T906" style:family="text">
      <style:text-properties officeooo:rsid="03114010"/>
    </style:style>
    <style:style style:name="T907" style:family="text">
      <style:text-properties officeooo:rsid="031249dc"/>
    </style:style>
    <style:style style:name="T908" style:family="text">
      <style:text-properties officeooo:rsid="031378df"/>
    </style:style>
    <style:style style:name="T909" style:family="text">
      <style:text-properties officeooo:rsid="03154bf8"/>
    </style:style>
    <style:style style:name="T910" style:family="text">
      <style:text-properties officeooo:rsid="03159ecd"/>
    </style:style>
    <style:style style:name="T911" style:family="text">
      <style:text-properties officeooo:rsid="0317d492"/>
    </style:style>
    <style:style style:name="T912" style:family="text">
      <style:text-properties officeooo:rsid="031a2707"/>
    </style:style>
    <style:style style:name="T913" style:family="text">
      <style:text-properties officeooo:rsid="031a6967"/>
    </style:style>
    <style:style style:name="T914" style:family="text">
      <style:text-properties officeooo:rsid="031b36b3"/>
    </style:style>
    <style:style style:name="T915" style:family="text">
      <style:text-properties officeooo:rsid="031c4163"/>
    </style:style>
    <style:style style:name="T916" style:family="text">
      <style:text-properties officeooo:rsid="0325cdd3"/>
    </style:style>
    <style:style style:name="T917" style:family="text">
      <style:text-properties officeooo:rsid="0327b48c"/>
    </style:style>
    <style:style style:name="T918" style:family="text">
      <style:text-properties officeooo:rsid="03287fde"/>
    </style:style>
    <style:style style:name="T919" style:family="text">
      <style:text-properties officeooo:rsid="032e6ea2"/>
    </style:style>
    <style:style style:name="T920" style:family="text">
      <style:text-properties officeooo:rsid="03300cad"/>
    </style:style>
    <style:style style:name="T921" style:family="text">
      <style:text-properties officeooo:rsid="03351614"/>
    </style:style>
    <style:style style:name="T922" style:family="text">
      <style:text-properties officeooo:rsid="0335c972"/>
    </style:style>
    <style:style style:name="T923" style:family="text">
      <style:text-properties officeooo:rsid="03424e36"/>
    </style:style>
    <style:style style:name="T924" style:family="text">
      <style:text-properties officeooo:rsid="0347328d"/>
    </style:style>
    <style:style style:name="T925" style:family="text">
      <style:text-properties officeooo:rsid="0351327f"/>
    </style:style>
    <style:style style:name="T926" style:family="text">
      <style:text-properties officeooo:rsid="035d6708"/>
    </style:style>
    <style:style style:name="T927" style:family="text">
      <style:text-properties officeooo:rsid="035f7425"/>
    </style:style>
    <style:style style:name="T928" style:family="text">
      <style:text-properties officeooo:rsid="036d26e2"/>
    </style:style>
    <style:style style:name="T929" style:family="text">
      <style:text-properties officeooo:rsid="037edca1"/>
    </style:style>
    <style:style style:name="T930" style:family="text">
      <style:text-properties officeooo:rsid="038c89aa"/>
    </style:style>
    <style:style style:name="T931" style:family="text">
      <style:text-properties officeooo:rsid="038ef054"/>
    </style:style>
    <style:style style:name="T932" style:family="text">
      <style:text-properties officeooo:rsid="03932579"/>
    </style:style>
    <style:style style:name="T933" style:family="text">
      <style:text-properties officeooo:rsid="03976937"/>
    </style:style>
    <style:style style:name="T934" style:family="text">
      <style:text-properties officeooo:rsid="03992279"/>
    </style:style>
    <style:style style:name="T935" style:family="text">
      <style:text-properties officeooo:rsid="039cd4e1"/>
    </style:style>
    <style:style style:name="T936" style:family="text">
      <style:text-properties officeooo:rsid="039eea51"/>
    </style:style>
    <style:style style:name="T937" style:family="text">
      <style:text-properties officeooo:rsid="03a4d788"/>
    </style:style>
    <style:style style:name="T938" style:family="text">
      <style:text-properties officeooo:rsid="03a93435"/>
    </style:style>
    <style:style style:name="T939" style:family="text">
      <style:text-properties officeooo:rsid="03b0ee69"/>
    </style:style>
    <style:style style:name="T940" style:family="text">
      <style:text-properties officeooo:rsid="03b27331"/>
    </style:style>
    <style:style style:name="T941" style:family="text">
      <style:text-properties officeooo:rsid="03b512ad"/>
    </style:style>
    <style:style style:name="T942" style:family="text">
      <style:text-properties officeooo:rsid="03b654d3"/>
    </style:style>
    <style:style style:name="T943" style:family="text">
      <style:text-properties officeooo:rsid="03b68b4b"/>
    </style:style>
    <style:style style:name="T944" style:family="text">
      <style:text-properties officeooo:rsid="03b86da5"/>
    </style:style>
    <style:style style:name="T945" style:family="text">
      <style:text-properties officeooo:rsid="03c0abc5"/>
    </style:style>
    <style:style style:name="T946" style:family="text">
      <style:text-properties officeooo:rsid="03c1e515"/>
    </style:style>
    <style:style style:name="T947" style:family="text">
      <style:text-properties officeooo:rsid="03c5486b"/>
    </style:style>
    <style:style style:name="T948" style:family="text">
      <style:text-properties officeooo:rsid="03c7958c"/>
    </style:style>
    <style:style style:name="T949" style:family="text">
      <style:text-properties officeooo:rsid="03c982de"/>
    </style:style>
    <style:style style:name="T950" style:family="text">
      <style:text-properties officeooo:rsid="03cf2e5c"/>
    </style:style>
    <style:style style:name="T951" style:family="text">
      <style:text-properties officeooo:rsid="03d1b535"/>
    </style:style>
    <style:style style:name="T952" style:family="text">
      <style:text-properties officeooo:rsid="03d84817"/>
    </style:style>
    <style:style style:name="T953" style:family="text">
      <style:text-properties officeooo:rsid="03e59b48"/>
    </style:style>
    <style:style style:name="T954" style:family="text">
      <style:text-properties officeooo:rsid="03e7870e"/>
    </style:style>
    <style:style style:name="T955" style:family="text">
      <style:text-properties officeooo:rsid="03e7ca3c"/>
    </style:style>
    <style:style style:name="T956" style:family="text">
      <style:text-properties officeooo:rsid="03e8d58c"/>
    </style:style>
    <style:style style:name="T957" style:family="text">
      <style:text-properties officeooo:rsid="03e9c910"/>
    </style:style>
    <style:style style:name="T958" style:family="text">
      <style:text-properties officeooo:rsid="03f1121f"/>
    </style:style>
    <style:style style:name="T959" style:family="text">
      <style:text-properties officeooo:rsid="03f65a15"/>
    </style:style>
    <style:style style:name="T960" style:family="text">
      <style:text-properties officeooo:rsid="03fbbb24"/>
    </style:style>
    <style:style style:name="T961" style:family="text">
      <style:text-properties officeooo:rsid="040601e0"/>
    </style:style>
    <style:style style:name="T962" style:family="text">
      <style:text-properties officeooo:rsid="040a2a8b"/>
    </style:style>
    <style:style style:name="T963" style:family="text">
      <style:text-properties officeooo:rsid="040da7db"/>
    </style:style>
    <style:style style:name="T964" style:family="text">
      <style:text-properties officeooo:rsid="040ea4a9"/>
    </style:style>
    <style:style style:name="T965" style:family="text">
      <style:text-properties officeooo:rsid="04114933"/>
    </style:style>
    <style:style style:name="T966" style:family="text">
      <style:text-properties officeooo:rsid="041664b1"/>
    </style:style>
    <style:style style:name="T967" style:family="text">
      <style:text-properties officeooo:rsid="04185270"/>
    </style:style>
    <style:style style:name="T968" style:family="text">
      <style:text-properties officeooo:rsid="041a035b"/>
    </style:style>
    <style:style style:name="T969" style:family="text">
      <style:text-properties officeooo:rsid="042463fa"/>
    </style:style>
    <style:style style:name="T970" style:family="text">
      <style:text-properties officeooo:rsid="0428e50e"/>
    </style:style>
    <style:style style:name="T971" style:family="text">
      <style:text-properties officeooo:rsid="042a81b8"/>
    </style:style>
    <style:style style:name="T972" style:family="text">
      <style:text-properties officeooo:rsid="042ef3be"/>
    </style:style>
    <style:style style:name="T973" style:family="text">
      <style:text-properties officeooo:rsid="0430b161"/>
    </style:style>
    <style:style style:name="T974" style:family="text">
      <style:text-properties officeooo:rsid="043659f4"/>
    </style:style>
    <style:style style:name="T975" style:family="text">
      <style:text-properties officeooo:rsid="04800dce"/>
    </style:style>
    <style:style style:name="T976" style:family="text">
      <style:text-properties style:font-name="Liberation Serif"/>
    </style:style>
    <style:style style:name="T977" style:family="text">
      <style:text-properties style:font-name="Liberation Serif" officeooo:rsid="0481af48" style:font-name-asian="Liberation Mono" style:font-name-complex="Liberation Mono"/>
    </style:style>
    <style:style style:name="T978" style:family="text">
      <style:text-properties style:font-name="Liberation Serif" officeooo:rsid="0483a52b"/>
    </style:style>
    <style:style style:name="T979" style:family="text">
      <style:text-properties style:font-name="Liberation Serif" officeooo:rsid="048490d1"/>
    </style:style>
    <style:style style:name="T980" style:family="text">
      <style:text-properties style:font-name="Liberation Serif" officeooo:rsid="0485ab4b"/>
    </style:style>
    <style:style style:name="T981" style:family="text">
      <style:text-properties style:font-name="Liberation Serif" officeooo:rsid="0485b6ee"/>
    </style:style>
    <style:style style:name="T982" style:family="text">
      <style:text-properties style:font-name="Liberation Serif" officeooo:rsid="04875461"/>
    </style:style>
    <style:style style:name="T983" style:family="text">
      <style:text-properties style:font-name="Liberation Serif" officeooo:rsid="0488d145"/>
    </style:style>
    <style:style style:name="T984" style:family="text">
      <style:text-properties style:font-name="Liberation Serif" officeooo:rsid="04898598"/>
    </style:style>
    <style:style style:name="T985" style:family="text">
      <style:text-properties style:font-name="Liberation Serif" officeooo:rsid="0489b1aa"/>
    </style:style>
    <style:style style:name="T986" style:family="text">
      <style:text-properties style:font-name="Liberation Serif" fo:font-style="italic" officeooo:rsid="0489b1aa" style:font-style-asian="italic" style:font-style-complex="italic"/>
    </style:style>
    <style:style style:name="T987" style:family="text">
      <style:text-properties style:font-name="Liberation Serif" fo:font-style="italic" officeooo:rsid="048a4ce0" style:font-style-asian="italic" style:font-style-complex="italic"/>
    </style:style>
    <style:style style:name="T988" style:family="text">
      <style:text-properties style:font-name="Liberation Serif" fo:font-style="italic" officeooo:rsid="048bdace" style:font-style-asian="italic" style:font-style-complex="italic"/>
    </style:style>
    <style:style style:name="T989" style:family="text">
      <style:text-properties style:font-name="Liberation Serif" fo:font-style="italic" officeooo:rsid="048c95cb" style:font-style-asian="italic" style:font-style-complex="italic"/>
    </style:style>
    <style:style style:name="T990" style:family="text">
      <style:text-properties style:font-name="Liberation Serif" fo:font-style="italic" officeooo:rsid="049ac1ec" style:font-style-asian="italic" style:font-style-complex="italic"/>
    </style:style>
    <style:style style:name="T991" style:family="text">
      <style:text-properties style:font-name="Liberation Serif" fo:font-style="italic" fo:font-weight="normal" officeooo:rsid="0495e563" style:font-style-asian="italic" style:font-weight-asian="normal" style:font-style-complex="italic" style:font-weight-complex="normal"/>
    </style:style>
    <style:style style:name="T992" style:family="text">
      <style:text-properties style:font-name="Liberation Serif" fo:font-style="italic" fo:font-weight="normal" officeooo:rsid="0499271b" style:font-style-asian="italic" style:font-weight-asian="normal" style:font-style-complex="italic" style:font-weight-complex="normal"/>
    </style:style>
    <style:style style:name="T993" style:family="text">
      <style:text-properties style:font-name="Liberation Serif" fo:font-style="normal" officeooo:rsid="0489b1aa" style:font-style-asian="normal" style:font-style-complex="normal"/>
    </style:style>
    <style:style style:name="T994" style:family="text">
      <style:text-properties style:font-name="Liberation Serif" fo:font-style="normal" officeooo:rsid="048a4ce0" style:font-style-asian="normal" style:font-style-complex="normal"/>
    </style:style>
    <style:style style:name="T995" style:family="text">
      <style:text-properties style:font-name="Liberation Serif" fo:font-style="normal" officeooo:rsid="048bcdc3" style:font-style-asian="normal" style:font-style-complex="normal"/>
    </style:style>
    <style:style style:name="T996" style:family="text">
      <style:text-properties style:font-name="Liberation Serif" fo:font-style="normal" officeooo:rsid="048bdace" style:font-style-asian="normal" style:font-style-complex="normal"/>
    </style:style>
    <style:style style:name="T997" style:family="text">
      <style:text-properties style:font-name="Liberation Serif" fo:font-style="normal" officeooo:rsid="048c95cb" style:font-style-asian="normal" style:font-style-complex="normal"/>
    </style:style>
    <style:style style:name="T998" style:family="text">
      <style:text-properties style:font-name="Liberation Serif" fo:font-style="normal" officeooo:rsid="049ac1ec" style:font-style-asian="normal" style:font-style-complex="normal"/>
    </style:style>
    <style:style style:name="T999" style:family="text">
      <style:text-properties style:font-name="Liberation Serif" fo:font-style="normal" officeooo:rsid="049badc2" style:font-style-asian="normal" style:font-style-complex="normal"/>
    </style:style>
    <style:style style:name="T1000" style:family="text">
      <style:text-properties style:font-name="Liberation Serif" fo:font-style="normal" fo:font-weight="bold" officeooo:rsid="0483a52b" style:font-style-asian="normal" style:font-weight-asian="bold" style:font-style-complex="normal" style:font-weight-complex="bold"/>
    </style:style>
    <style:style style:name="T1001" style:family="text">
      <style:text-properties style:font-name="Liberation Serif" fo:font-style="normal" fo:font-weight="normal" officeooo:rsid="048c95cb" style:font-style-asian="normal" style:font-weight-asian="normal" style:font-style-complex="normal" style:font-weight-complex="normal"/>
    </style:style>
    <style:style style:name="T1002" style:family="text">
      <style:text-properties style:font-name="Liberation Serif" fo:font-style="normal" fo:font-weight="normal" officeooo:rsid="048bdace" style:font-style-asian="normal" style:font-weight-asian="normal" style:font-style-complex="normal" style:font-weight-complex="normal"/>
    </style:style>
    <style:style style:name="T1003" style:family="text">
      <style:text-properties style:font-name="Liberation Serif" fo:font-style="normal" fo:font-weight="normal" officeooo:rsid="048e039a" style:font-style-asian="normal" style:font-weight-asian="normal" style:font-style-complex="normal" style:font-weight-complex="normal"/>
    </style:style>
    <style:style style:name="T1004" style:family="text">
      <style:text-properties style:font-name="Liberation Serif" fo:font-style="normal" fo:font-weight="normal" officeooo:rsid="0494f4be" style:font-style-asian="normal" style:font-weight-asian="normal" style:font-style-complex="normal" style:font-weight-complex="normal"/>
    </style:style>
    <style:style style:name="T1005" style:family="text">
      <style:text-properties style:font-name="Liberation Serif" fo:font-style="normal" fo:font-weight="normal" officeooo:rsid="049527bf" style:font-style-asian="normal" style:font-weight-asian="normal" style:font-style-complex="normal" style:font-weight-complex="normal"/>
    </style:style>
    <style:style style:name="T1006" style:family="text">
      <style:text-properties style:font-name="Liberation Serif" fo:font-style="normal" fo:font-weight="normal" officeooo:rsid="0495e563" style:font-style-asian="normal" style:font-weight-asian="normal" style:font-style-complex="normal" style:font-weight-complex="normal"/>
    </style:style>
    <style:style style:name="T1007" style:family="text">
      <style:text-properties style:font-name="Liberation Serif" fo:font-style="normal" fo:font-weight="normal" officeooo:rsid="049618ad" style:font-style-asian="normal" style:font-weight-asian="normal" style:font-style-complex="normal" style:font-weight-complex="normal"/>
    </style:style>
    <style:style style:name="T1008" style:family="text">
      <style:text-properties style:font-name="Liberation Serif" fo:font-style="normal" fo:font-weight="normal" officeooo:rsid="04962972" style:font-style-asian="normal" style:font-weight-asian="normal" style:font-style-complex="normal" style:font-weight-complex="normal"/>
    </style:style>
    <style:style style:name="T1009" style:family="text">
      <style:text-properties style:font-name="Liberation Serif" fo:font-style="normal" fo:font-weight="normal" officeooo:rsid="0497f370" style:font-style-asian="normal" style:font-weight-asian="normal" style:font-style-complex="normal" style:font-weight-complex="normal"/>
    </style:style>
    <style:style style:name="T1010" style:family="text">
      <style:text-properties style:font-name="Liberation Serif" fo:font-style="normal" fo:font-weight="normal" officeooo:rsid="0499271b" style:font-style-asian="normal" style:font-weight-asian="normal" style:font-style-complex="normal" style:font-weight-complex="normal"/>
    </style:style>
    <style:style style:name="T1011" style:family="text">
      <style:text-properties style:font-name="Liberation Serif" fo:font-style="normal" fo:font-weight="normal" officeooo:rsid="049ac1ec" style:font-style-asian="normal" style:font-weight-asian="normal" style:font-style-complex="normal" style:font-weight-complex="normal"/>
    </style:style>
    <style:style style:name="T1012" style:family="text">
      <style:text-properties style:font-name="Liberation Serif" fo:font-style="normal" fo:font-weight="normal" officeooo:rsid="049badc2" style:font-style-asian="normal" style:font-weight-asian="normal" style:font-style-complex="normal" style:font-weight-complex="normal"/>
    </style:style>
    <style:style style:name="T1013" style:family="text">
      <style:text-properties style:font-name="Liberation Serif" officeooo:rsid="049ac1ec"/>
    </style:style>
    <style:style style:name="T1014" style:family="text">
      <style:text-properties officeooo:rsid="0624d67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511">Природа не знает уничтожения; ей известно лишь превращение. Всё, чему меня научила наука, и продолжает учить, подтверждает мо<text:span text:style-name="T740">ю</text:span> убеждённость в продолжении нашего духовного существования после смерти.</text:p>
      <text:p text:style-name="indent-big">—Вернер фон Браун </text:p>
      <text:p text:style-name="P290"><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267">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268">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269"><text:span text:style-name="T95">Тронулись</text:span>. Потянулись цепочкой, покидая вокзал, покидая центр города, <text:span text:style-name="T95">покатили через</text:span> его старые, <text:span text:style-name="T4">заброшенные</text:span> районы. <text:span text:style-name="T96">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270"><text:span text:style-name="T98">Поезд</text:span> остановил<text:span text:style-name="T99">ся</text:span>. Дальше <text:span text:style-name="T99">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271">Некоторые ждут в одиночестве, некоторые делят сво<text:span text:style-name="T94">ё</text:span> невидим<text:span text:style-name="T94">о</text:span>е <text:span text:style-name="T94">помещение</text:span> с другими. Не видно не зги, да, <text:span text:style-name="T97">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92">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92">, приятель….»</text:span></text:p>
      <text:p text:style-name="P272">Выхода нет. Лежи и жди, лежи тихо, не двигайся. <text:span text:style-name="T93">Визг с неба не утихает. Когда это приходит, придёт в темноте, или со своим каким-то светом? Свет придёт до, или после?</text:span></text:p>
      <text:p text:style-name="P273">Но уже светло. <text:span text:style-name="T101">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102">стиснув пустые или полупустые бутылки, этот развесился на стуле, тот </text:span><text:span text:style-name="T151">свернулся</text:span><text:span text:style-name="T102"> калачиком в холодном камине, те раскинулись на диванах, на пыльных коврах, в шезлонгах на разных уровнях громадного зала, </text:span><text:span text:style-name="T104">храпя</text:span><text:span text:style-name="T102"> и сопя на все лады самоповторным хором, покуда свет Лондона, зимний тягучий свет, ширится в </text:span><text:span text:style-name="T105">вертикальных</text:span><text:span text:style-name="T103"> </text:span><text:span text:style-name="T105">переплётах </text:span><text:span text:style-name="T103">окон, </text:span><text:span text:style-name="T104">ширится в слоях вчерашнего дыма, что всё ещё висит, редея, с навощённых балок потолка. </text:span><text:span text:style-name="T105">А</text:span><text:span text:style-name="T104"> эти распростёртые горизонтал</text:span><text:span text:style-name="T105">ы</text:span><text:span text:style-name="T104">, товарищи по оружию, </text:span><text:span text:style-name="T105">что </text:span><text:span text:style-name="T104">разрумянились, как компашка голландских мужиков, </text:span><text:span text:style-name="T105">которые</text:span><text:span text:style-name="T104"> видят </text:span><text:span text:style-name="T105">в снах</text:span><text:span text:style-name="T104"> своё воскрешении в следующие пару минут.</text:span></text:p>
      <text:p text:style-name="P274"><text:span text:style-name="T104">Е</text:span><text:span text:style-name="T100">го </text:span><text:span text:style-name="T105">звание</text:span><text:span text:style-name="T100"> капитан, </text:span><text:span text:style-name="T105">имя</text:span><text:span text:style-name="T100"> Джефри («Пират») Прентис. </text:span><text:span text:style-name="T106">Он ук</text:span><text:span text:style-name="T118">рыт</text:span><text:span text:style-name="T106"> т</text:span><text:span text:style-name="T118">ёплым</text:span><text:span text:style-name="T106">ым одеялом, <text:s/></text:span><text:span text:style-name="T118">шотландская расцветка из</text:span><text:span text:style-name="T106"> оранжевого, ржавого, алого. У его черепа такое ощущение, словно он из металла. </text:span></text:p>
      <text:p text:style-name="P275"><text:span text:style-name="T120">Прямиком</text:span><text:span text:style-name="T100"> над ним, на высоте четырёх метров, Тэди Блот вот-вот свалится с балкончика музыкантов, выбрав для падения </text:span><text:span text:style-name="T107">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108">воткнутый в задний карман, который как-то там зацепился—</text:span></text:p>
      <text:p text:style-name="P276"><text:span text:style-name="T100">На этот момент Пирату уже удалось сесть на своей узкой холостяцкой кровати и зыркнуть вверх. Как ужасно. </text:span><text:span text:style-name="T118">Просто</text:span><text:span text:style-name="T100"> ужасно бля… </text:span><text:span text:style-name="T118">вверху раздался</text:span><text:span text:style-name="T100"> треск материи. </text:span><text:span text:style-name="T109">Подготовка к выполнению спецзаданий выработала в нём быстроту реакций. </text:span><text:span text:style-name="T119">С</text:span><text:span text:style-name="T109">прыг</text:span><text:span text:style-name="T119">нув</text:span><text:span text:style-name="T109"> с кровати,</text:span><text:span text:style-name="T119"> он</text:span><text:span text:style-name="T109"> ударом ноги посылает её кат</text:span><text:span text:style-name="T119">ну</text:span><text:span text:style-name="T109">ться на своих колёсиках в направлении Блота. </text:span><text:span text:style-name="T119">Оборвавшись</text:span><text:span text:style-name="T109">, Блот шмякнулся точно посерёдке под громкий звяк пружин сетки. Одна ножка отлетела. «</text:span><text:span text:style-name="T110">Добро</text:span><text:span text:style-name="T121">е</text:span><text:span text:style-name="T110"> утро»</text:span><text:span text:style-name="T111">,–</text:span><text:span text:style-name="T110"> отметил Пират. </text:span><text:span text:style-name="T112">Блот кратко улыбнулся и снова уснул, уютно укутавшись в одеяло Пирата.</text:span></text:p>
      <text:p text:style-name="P277"><text:span text:style-name="T112">Б</text:span><text:span text:style-name="T100">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113">и увлекался культивацией фармацевтических растений на крыше здания (недавно молодой Осби Фил возродил эту традицию),</text:span><text:span text:style-name="T114"> слишком мало, чтоб выдержать туманы и мороз и в основном возвращались, в виде фрагментов </text:span><text:span text:style-name="T118">специфичных</text:span><text:span text:style-name="T114"> алкалоидов, в почву на крыше, так же как и удобрение от троицы призовых Вессекских свиноматок размещённых там </text:span><text:span text:style-name="T121">восприемником</text:span><text:span text:style-name="T115"> Роспа, </text:span><text:span text:style-name="T116">и опавшие листья многих декоративных деревьев </text:span><text:span text:style-name="T117">трансплантированных на крышу </text:span><text:span text:style-name="T116">последующими обитателями,</text:span><text:span text:style-name="T121">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122">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122">дефицитом военного времени на бананы, </text:span><text:span text:style-name="T128">решил соорудить на крыше стеклянную оранжерею и </text:span><text:span text:style-name="T122">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278"><text:span text:style-name="T122">П</text:span><text:span text:style-name="T100">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279"><text:span text:style-name="T100">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127">а </text:span><text:span text:style-name="T100">электростанци</text:span><text:span text:style-name="T127">и</text:span><text:span text:style-name="T100"> и нефтеперегонный за нею </text:span><text:span text:style-name="T126">проступают</text:span><text:span text:style-name="T123"> чётко: трубы, сифоны, башни, </text:span><text:span text:style-name="T125">колонны</text:span><text:span text:style-name="T123">, </text:span><text:span text:style-name="T124">круч</text:span><text:span text:style-name="T126">ен</text:span><text:span text:style-name="T124">ные</text:span><text:span text:style-name="T123"> </text:span><text:span text:style-name="T125">клубы</text:span><text:span text:style-name="T123"> пара и дыма….</text:span></text:p>
      <text:p text:style-name="P279"><text:span text:style-name="T123">– </text:span><text:span text:style-name="T129">Ххахх!</text:span><text:span text:style-name="T123">– </text:span><text:span text:style-name="T129">Пират в беззвучном рёве следит как его выдох всплывает над парапетами, «ххахх!» <text:s/>Верхушки крыш в утреннем танце. </text:span><text:span text:style-name="T130">Его гигантские вязки бананов, </text:span><text:span text:style-name="T132">сияюще</text:span><text:span text:style-name="T130"> жёлты</text:span><text:span text:style-name="T133">х</text:span><text:span text:style-name="T130">, влажно зелёны</text:span><text:span text:style-name="T133">х</text:span><text:span text:style-name="T130">. </text:span><text:span text:style-name="T131">Его друзья внизу предвкушают в своих снах Банановый Завтрак. Этот надраенный день обещает быть не хуже, чем любой—</text:span></text:p>
      <text:p text:style-name="P280"><text:span text:style-name="T100">Так ли? Далеко на востоке, в самом низу розовеющего неба что-то сверкнуло, очень ярко. </text:span><text:span text:style-name="T134">Новая звезда, совсем незаметная. Он опирается на парапет, всматриваясь. </text:span><text:span text:style-name="T135">Искорка точки уже превратилась в белую вертикальную чёрточку. </text:span><text:span text:style-name="T136">Должно быть уже где-то над Северным морем… не ближе… внизу ледяные поля и холодное пятно солнца….</text:span></text:p>
      <text:p text:style-name="P281"><text:span text:style-name="T100">Что это? </text:span><text:span text:style-name="T137">Такого раньше не бывало. Но Пират всё равно знает что. Он видел филь</text:span><text:span text:style-name="T139">м</text:span><text:span text:style-name="T137">, всего пару недель назад… это след испарения. Уже на ширину пальца выше. И это не самолёт. Отвесно вверх самолёт не запускают. </text:span><text:span text:style-name="T138">Это новая, и всё ещё Самая Секретная, немецкая ракета бомба.</text:span></text:p>
      <text:p text:style-name="P279"><text:span text:style-name="T123">– </text:span><text:span text:style-name="T138">Входящая почта.</text:span><text:span text:style-name="T123">– </text:span><text:span text:style-name="T138">он произнёс это или только подумал? </text:span><text:span text:style-name="T139">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282"><text:span text:style-name="T139">О? </text:span><text:span text:style-name="T100">Никаких о: за дугой поверхности земного шара, к востоку, солнце </text:span><text:span text:style-name="T140">оттуда</text:span><text:span text:style-name="T100">, только что взошло над Голландией, ударяет в выхлопные пары ракеты, все </text:span><text:span text:style-name="T140">эти </text:span><text:span text:style-name="T100">капли, кристалы, заставля</text:span><text:span text:style-name="T140">ет</text:span><text:span text:style-name="T100"> ярко блестеть через море….</text:span></text:p>
      <text:p text:style-name="P283"><text:span text:style-name="T100">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41">к</text:span><text:span text:style-name="T100">ета будет тут прежде, чем Пират увидит восход солнца.</text:span></text:p>
      <text:p text:style-name="P283"><text:span text:style-name="T100">След, смазанный, слегка порванный натрое, висит в небе. </text:span><text:span text:style-name="T141">Сама ракета, уже как чисто баллистический снаряд, поднялась выше. Теперь невидима.</text:span></text:p>
      <text:p text:style-name="P284"><text:span text:style-name="T100">Может надо что-то сделать… дозвониться в штаб в Станморе, должны засечь её радарами над Проливом</text:span><text:span text:style-name="T131">—</text:span><text:span text:style-name="T100">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85"><text:span text:style-name="T100">Собирай бананы. Он топает по чёрному компосту </text:span><text:span text:style-name="T143">в </text:span><text:span text:style-name="T100">оранжере</text:span><text:span text:style-name="T143">ю</text:span><text:span text:style-name="T100">.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100">….</text:span></text:p>
      <text:p text:style-name="P286"><text:soft-page-break/><text:span text:style-name="T100">Каркас пронизан дневным светом, молочные стёкла благодушно лучатся вниз. Откуда тут быть зиме</text:span><text:span text:style-name="T131">—</text:span><text:span text:style-name="T100">даже </text:span><text:span text:style-name="T142">этой</text:span><text:span text:style-name="T131">—</text:span><text:span text:style-name="T142">достаточно</text:span><text:span text:style-name="T100"> суровой чтобы состарить это железо, которое может петь на ветру, </text:span><text:span text:style-name="T142">или за</text:span><text:span text:style-name="T143">ст</text:span><text:span text:style-name="T142">ить эти окна, что открываются в другую пору года, обманно сохранённую?</text:span></text:p>
      <text:p text:style-name="P287"><text:span text:style-name="T142">П</text:span><text:span text:style-name="T100">ират взглядывает на свои часы. Не с чего отсчитать. Поры лица начинает пощипывать. </text:span><text:span text:style-name="T144">Стирая все мысли</text:span><text:span text:style-name="T131">—</text:span><text:span text:style-name="T144">как учат коммандос</text:span><text:span text:style-name="T131">—</text:span><text:span text:style-name="T144">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88"><text:span text:style-name="T144">О</text:span><text:span text:style-name="T100">братно в зиму. Бывший след напрочь исчез с неба. Кожу Пирата покрыл пот холодный почти как лёд. </text:span></text:p>
      <text:p text:style-name="P288"><text:span text:style-name="T100">Какое-то время уходит, чтобы закурить сигарету. Он не услышит как </text:span><text:span text:style-name="T145">долетит</text:span><text:span text:style-name="T100"> эта штука. </text:span><text:span text:style-name="T145">У неё скорость больше скорости звука. Первым делом тебе доходит вспышка. Только потом, если ты ещё жив, докатывается звук её приближения.</text:span></text:p>
      <text:p text:style-name="P289"><text:span text:style-name="T100">Что если попадёт точнёхонько</text:span><text:span text:style-name="T131">—</text:span><text:span text:style-name="T100">ах, нет</text:span><text:span text:style-name="T131">—</text:span><text:span text:style-name="T100">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196">уж</text:span> не вспомнить… Нарезать бананы кусками. За<text:span text:style-name="T204">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95">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95">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204">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197">С</text:span>транн<text:span text:style-name="T197">ый вид</text:span>, нет? С тех пор всё тихо, а ты слышал? Наверно, недолёт. В море, что ли.</text:p>
      <text:p text:style-name="P3">– <text:span text:style-name="T197">Десять минут?</text:span>– <text:span text:style-name="T197">пытается свериться со своими часами.</text:span></text:p>
      <text:p text:style-name="P3">– <text:span text:style-name="T197">Не меньше.</text:span>– <text:span text:style-name="T197">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198">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198">.»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199">Не кисни,</text:span>– <text:span text:style-name="T199">говорит Блот пробираясь обратно к разваленной койке.</text:span>– <text:span text:style-name="T199">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200">и каждая может свалиться на него</text:span>. <text:span text:style-name="T200">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201">А ну-ка,</text:span> оторв<text:span text:style-name="T201">и</text:span> сво<text:span text:style-name="T201">ю жопу</text:span> от пола,</text:p>
      <text:p text:style-name="P8">(пожуй банан-чик)</text:p>
      <text:p text:style-name="P8">Зубы почисть и вперёд, на войну!</text:p>
      <text:p text:style-name="P8"><text:span text:style-name="T201">Махни</text:span> на прощанье спящей стране,</text:p>
      <text:p text:style-name="P8">И мечт<text:span text:style-name="T201">ам пошли</text:span> поцелуй,</text:p>
      <text:p text:style-name="P8">Скажи Мисс Гребл,</text:p>
      <text:p text:style-name="P8">У тебя не стоит,</text:p>
      <text:p text:style-name="P8"><text:span text:style-name="T202">И не</text:span> встанет до самой Победы, о,</text:p>
      <text:p text:style-name="P8">Но <text:span text:style-name="T202">потом </text:span>на гражданке всё <text:span text:style-name="T202">будет</text:span> торчком,</text:p>
      <text:p text:style-name="P8">(пожуй банан-чик)</text:p>
      <text:p text:style-name="P9">Вино шипучее, девульки жгучие<text:span text:style-name="T202">—</text:span></text:p>
      <text:p text:style-name="P10">Осталось лишь пару немчур победить,</text:p>
      <text:p text:style-name="P10">Так улыбнись пошире, <text:span text:style-name="T202">улыбкой лучшей в мире,</text:span></text:p>
      <text:p text:style-name="P11">И не заставляй нас повторять—</text:p>
      <text:p text:style-name="P10"><text:span text:style-name="T202">Тебе пора</text:span> от пола жопу <text:span text:style-name="T202">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203">налитый в верхнюю ёмкость</text:span> пароварки Пирата, <text:span text:style-name="T203">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206">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205">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207">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208">(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209">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210">Твой работодатель.</text:span></text:p>
      <text:p text:style-name="P18">– <text:span text:style-name="T210">Это нечестно,</text:span>– <text:span text:style-name="T210">стонет Пират,</text:span>– <text:span text:style-name="T210">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211">Доставлено изумительным способом,»</text:span>– <text:span text:style-name="T211">голос повышен и раздражён,</text:span>– «<text:span text:style-name="T211">никто из </text:span><text:span text:style-name="T11">моих</text:span><text:span text:style-name="T211"> знакомых так не умничает. </text:span><text:span text:style-name="T11">Мне</text:span><text:span text:style-name="T211">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212">С подъёмом <text:s/>солнца, утро кажется всё холоднее. Облака всё же начали собираться. </text:span><text:soft-page-break/><text:span text:style-name="T212">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216"> чем</text:span> титьк<text:span text:style-name="T216">и <text:s/></text:span>ведьмы!</text:p>
      <text:p text:style-name="P24">Холодней ведра </text:p>
      <text:p text:style-name="P24">пингвиньего дерьма!</text:p>
      <text:p text:style-name="P24">Холодней, <text:span text:style-name="T216">чем</text:span> шерст<text:span text:style-name="T216">ь</text:span></text:p>
      <text:p text:style-name="P24"><text:s/>на заднице полярного медведя!</text:p>
      <text:p text:style-name="P23"><text:span text:style-name="T217">И даже</text:span>, <text:span text:style-name="T216">чем</text:span> иней на фужере</text:p>
      <text:p text:style-name="P24">шампанско<text:span text:style-name="T216">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214">Ну, здрасьте, хе-хе, опять наплывает на Пирата его Состояние, когда меньше всего ждал, как обычно</text:span>—<text:span text:style-name="T215">тут можно упомянуть о том, что в досье Пирата Прентиса отмечено как странный дар</text:span>—<text:span text:style-name="T215">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213">—</text:span>я<text:span text:style-name="T213">—</text:span>тот</text:p>
      <text:p text:style-name="P26">Самый, кто бредёт сквозь их фан-тази-и!</text:p>
      <text:p text:style-name="P26">Переживаю вместо них<text:span text:style-name="T213">—</text:span></text:p>
      <text:p text:style-name="P28">Даже когда на девушку я вла-зи-ю<text:span text:style-name="T213">—</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218">в одной октаве</text:span>]</text:p>
      <text:p text:style-name="P29">И мне по барабану, что опааааасно это,</text:p>
      <text:p text:style-name="P29">Опасность – крыша, с которой я упал давным-давно<text:span text:style-name="T213">—</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213">—</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219">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219">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219">.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219">,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220">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221">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221">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222">Наконец, в один <text:s/>истинно Шерлок Холмсовский лондонский вечер, на Пирата несомненно пахн</text:span><text:span text:style-name="T223">у́</text:span><text:span text:style-name="T222">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222">.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224">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244">т</text:span>фортах, <text:span text:style-name="T244">пока в другой сфере лорд Осмо продолжает </text:span><text:span text:style-name="T14">ассимилироваться</text:span><text:span text:style-name="T244">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245">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245">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245">, как бы… в себя, обратно…» «Какие-нибудь, типа, </text:span><text:span text:style-name="T15">звуки</text:span><text:span text:style-name="T245">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245">!.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245">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245">! Сметает весь наблюдательный пункт потоком какой-то отвратительно оранжевой слякоти, которая </text:span><text:span text:style-name="T15">переваривает</text:span><text:span text:style-name="T245"> несчастных—но вместо криков только хохот, им </text:span><text:span text:style-name="T247">это</text:span><text:span text:style-name="T15"> по кайфу</text:span><text:span text:style-name="T245">….</text:span></text:p>
      <text:p text:style-name="P38">Задание Пирата/Осмо наладить связь с Аденоидом. <text:span text:style-name="T250">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250">.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292"><text:span text:style-name="T226">Каждый день на протяжении <text:s/>2</text:span>½ <text:span text:style-name="T251">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227">—</text:span><text:span text:style-name="T228">подтаскивая белую субстанцию коробами, по очереди, по соседним лестницам, чтобы </text:span><text:span text:style-name="T229">швырять</text:span><text:span text:style-name="T228"> по </text:span><text:span text:style-name="T229">колышливому</text:span><text:span text:style-name="T228"> гланд</text:span><text:span text:style-name="T229">оподобному</text:span><text:span text:style-name="T228"> и </text:span><text:span text:style-name="T229">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293"><text:span text:style-name="T229">В</text:span><text:span text:style-name="T225">сё же у лорда Блатрарда Осмо смог наконец уделять всё своё время Нови Пазару. В начале 1939, его обнаружили утонувшим </text:span><text:span text:style-name="T243">при загадочных обстоятельствах </text:span><text:span text:style-name="T225">в ванне </text:span><text:span text:style-name="T243">на</text:span><text:span text:style-name="T225">пол</text:span><text:span text:style-name="T243">не</text:span><text:span text:style-name="T225">н</text:span><text:span text:style-name="T243">н</text:span><text:span text:style-name="T225">ой тапиочн</text:span><text:span text:style-name="T243">ым</text:span><text:span text:style-name="T225"> пудинг</text:span><text:span text:style-name="T243">ом</text:span><text:span text:style-name="T225">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230">мечущимся в их постелях от его грандиозности</text:span><text:span text:style-name="T227">—</text:span><text:span text:style-name="T231">хотя</text:span><text:span text:style-name="T230">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252">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252">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294"><text:span text:style-name="T225">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232">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295"><text:span text:style-name="T232">П</text:span><text:span text:style-name="T225">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233">многие уже оприходовали вторую или третью кружку или фужер, что </text:span><text:span text:style-name="T234">создаёт тут</text:span><text:span text:style-name="T233"> некую ауру отчаяния. </text:span><text:span text:style-name="T235">Но сейчас</text:span><text:span text:style-name="T234">, минуя вход обложенный мешками с песком (временные пирамиды </text:span><text:span text:style-name="T235">воздвигнутые для слишком любопытных</text:span><text:span text:style-name="T234">), </text:span><text:span text:style-name="T235">Блоту не до этого всего: он слишком поглощён подготовкой возможных оправданий, если его застукают, хоть это вряд ли, просто на всякий….</text:span></text:p>
      <text:p text:style-name="P296"><text:span text:style-name="T225">Добродушная, резинкожвачная, девушка-очкарик на контроле приглашающе махнула ему, чтоб подымался дальше по лестнице. </text:span><text:span text:style-name="T236">Адьютанты в плотно-шерстяном расходятся по коридорам по совещаниям, замы-завы, час-другой </text:span><text:span text:style-name="T237">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238">ТОТСССГ</text:span><text:span text:style-name="T237">….</text:span></text:p>
      <text:p text:style-name="P297"><text:span text:style-name="T237">С</text:span><text:span text:style-name="T225">тарое здание поделено распорядителями трущоб войны. ТОТСССГ сокращение от «</text:span><text:span text:style-name="T237">Т</text:span><text:span text:style-name="T225">ехнические Отделы Трансакций Союзных Сил по Северной Германии». </text:span><text:span text:style-name="T239">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240">Блот заглядывает в кабинет своего старого друга по Колледжу Исуса в Кембридже. </text:span><text:span text:style-name="T241">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298"><text:span text:style-name="T225">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242">Столы их поставлены под прямым углом, так что и не не посмотреть в глаза <text:s/>друг к другу, пока не скрипнешь стулом на 90</text:span><text:span text:style-name="T254">°. </text:span><text:span text:style-name="T255">Стол Тантиви аккуратен, у Слотропа жуткая свалка, где и чёрт ногу сломит. Он не </text:span><text:span text:style-name="T256">рас</text:span><text:span text:style-name="T255">чищался до столешницы с 1942. </text:span><text:span text:style-name="T257">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258">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259">кнопки, огрызки ручек, обломки карандашей всех цветов и оттенков включая так-трудно-находимые гелиотропный и горчичный, </text:span><text:span text:style-name="T282">Скользкий</text:span><text:span text:style-name="T259"> Вяз Таблетки Тейя от Горла, присланные мамой Слотропа, Налиной, аж из Масачусетса, кусочки лент, бечёвок, мела… </text:span><text:span text:style-name="T260">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261">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261">не пробовать.) </text:span><text:span text:style-name="T262">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263">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264">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265">ТОТСССГ </text:span><text:span text:style-name="T264">в конце коридора</text:span><text:span text:style-name="T266">—</text:span><text:span text:style-name="T264">технический словарь немецкого языка, </text:span><text:span text:style-name="T463">Специальный Справочник</text:span><text:span text:style-name="T264"> или </text:span><text:span text:style-name="T463">План Города</text:span><text:span text:style-name="T264"> изданный МИДом</text:span><text:span text:style-name="T266">—</text:span><text:span text:style-name="T267">и обычно</text:span><text:span text:style-name="T264">, </text:span><text:span text:style-name="T267">если не утащили или не выброшен, номер </text:span><text:span text:style-name="T464">Новости Мира</text:span><text:span text:style-name="T267"> тоже где-нибудь воткнут</text:span><text:span text:style-name="T266">—</text:span><text:span text:style-name="T267">Слотроп заядлый читатель.</text:span></text:p>
      <text:p text:style-name="P299"><text:span text:style-name="T253">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266">—</text:span><text:span text:style-name="T253">кто-то заглянет, просто роняешь камеру в раскрытую пла</text:span><text:span text:style-name="T268">н</text:span><text:span text:style-name="T253">шетку </text:span><text:span text:style-name="T268">где банановый сэндвич смягчает падение, маскирует подозрительный звук и заснятую кассету данных, всё враз.</text:span></text:p>
      <text:p text:style-name="P300"><text:span text:style-name="T269">Жаль, что тот кто платит за эт</text:span><text:span text:style-name="T270">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273">е</text:span><text:span text:style-name="T270">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253"> </text:span><text:span text:style-name="T270">Сэлли</text:span><text:span text:style-name="T266">—</text:span><text:span text:style-name="T270">тут в основном красный и синий</text:span><text:span text:style-name="T266">—</text:span><text:span text:style-name="T271">гроздь возле Тауэр-Хилла, фиолетовый сплошняк вокруг Кове</text:span><text:span text:style-name="T272">н</text:span><text:span text:style-name="T271">т Гарден, туманность перетекает в Мэйфэйр, Сохо, и дальше к Вимбли и наверх к Хэмпстед-Хит</text:span><text:span text:style-name="T266">—</text:span><text:span text:style-name="T271">в любом направлении расходится это небесное мерцание частью отклеившихся звёзд из Каролин, Марий, Анн, Сюзан, Элизабет.</text:span></text:p>
      <text:p text:style-name="P301"><text:span text:style-name="T271">Н</text:span><text:span text:style-name="T253">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462">(мы знаем, что вы учились вместе, но задействовать его было бы рискованно)</text:span><text:span text:style-name="T253">,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265">ТОТСССГ </text:span><text:span text:style-name="T253">разрушений причинённых ракетами-бомбами</text:span><text:span text:style-name="T266">—</text:span><text:span text:style-name="T274">и в путешествиях по места смерти</text:span><text:span text:style-name="T253"> у него явно оставалось время, чтоб </text:span><text:span text:style-name="T274">и</text:span><text:span text:style-name="T253"> за девушками гоняться. </text:span><text:span text:style-name="T275">Если есть какая-то причина клеить эти бумажные звезды каждую пару дней, то он о ней не распространяется</text:span><text:span text:style-name="T266">—</text:span><text:span text:style-name="T275">она, похоже, не для посторонних. Карту видит только лишь Тантиви и тот </text:span><text:span text:style-name="T276">относится к ней со снисходительностью</text:span><text:span text:style-name="T275"> дружелюбного антрополога: «Какая-то разновидность безвредного хобби Янка»,– </text:span><text:span text:style-name="T276">говорит он своему другу Блоту. «</text:span><text:span text:style-name="T277">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279">всё ещё </text:span><text:span text:style-name="T277">аппетитной мамочки, </text:span><text:span text:style-name="T279">и </text:span><text:span text:style-name="T277">о ставке в целый фунт </text:span><text:span text:style-name="T278">на игру Блеквуд-Престон в Норт-Енде, </text:span><text:span text:style-name="T279">про бесстыдную версию «Тихой ночи», и судьбоносный туман. Но ни одна из этих тем не развеет туман недоумения тех, кому докладывает Блот.</text:span></text:p>
      <text:p text:style-name="P302"><text:span text:style-name="T279">Л</text:span><text:span text:style-name="T253">адно. Дело сделано. Планшетку застегнул, лампу выключил и поставил где была. Может успеет перехватить Тантиви в М</text:span><text:span text:style-name="T281">еханике</text:span><text:span text:style-name="T253"> И К</text:span><text:span text:style-name="T281">оленвале</text:span><text:span text:style-name="T253">,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280">знаете ли, ему сегодня ещё надо сдать работу.</text:span></text:p>
      <text:p text:style-name="P30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734">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735">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734">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734">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736">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737">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738">Боже, не должно же </text:span><text:span text:style-name="T17">так</text:span><text:span text:style-name="T738"> продолжаться….</text:span></text:p>
      <text:p text:style-name="P47">– <text:span text:style-name="T739">Кстати, Слотроп, у тебя уже одна во рту.</text:span></text:p>
      <text:p text:style-name="P48">– <text:span text:style-name="T739">Это от нервов,</text:span>– <text:span text:style-name="T739">Слотроп всё равно <text:s/>прикуривает.</text:span></text:p>
      <text:p text:style-name="P48">– <text:span text:style-name="T739">Ну, только </text:span><text:span text:style-name="T18">не мои</text:span><text:span text:style-name="T739">,</text:span>– <text:span text:style-name="T739">упрашивает Тантиви.</text:span></text:p>
      <text:p text:style-name="P49"><text:soft-page-break/>– <text:span text:style-name="T739">Две за раз, видал?</text:span>– <text:span text:style-name="T739">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741">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741">,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739">—</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739">—</text:span>как можно! Никто не видит эту карту, кроме Тантиви, <text:span text:style-name="T742">к тому же, Исусе, они </text:span><text:span text:style-name="T20">все</text:span><text:span text:style-name="T742">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743">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743">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743">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743">.</text:span></text:p>
      <text:p text:style-name="P53">И всё же Слотроп продолжает свою карту ежедневно, с дурацкой неотступность. В лучшем случае, она дань течению <text:span text:style-name="T745">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746">И что дальше?</text:span>– <text:span text:style-name="T746">От Слотропа ни звука. </text:span>– <text:span text:style-name="T746">Эти две твои морячки… когда увидели тебя...</text:span>– <text:span text:style-name="T746">И тут он замечает, что Слотроп, вместо того, чтоб продолжить рассказ, трясётся. Да, он дрожал и перед этим, тут холодно, но не настолько же.</text:span>– <text:span text:style-name="T746">Слотроп!</text:span></text:p>
      <text:p text:style-name="P54">– <text:span text:style-name="T746">Я не пойму. Исусе.</text:span>– <text:span text:style-name="T746">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744">– </text:span>Их не слышно, когда на подходе.</text:p>
      <text:p text:style-name="P58">Тантиви знает кто эти «они». Он отводит глаза. Недолгое молчание.</text:p>
      <text:p text:style-name="P55">– <text:span text:style-name="T747">Конечно, не слышно, у них скорость больше скорости звука.</text:span></text:p>
      <text:p text:style-name="P55">– <text:span text:style-name="T747">Да, но—я не про то,</text:span>– <text:span text:style-name="T747">слова вырываются между волнами дрожи.</text:span>– <text:span text:style-name="T747">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747"> слышишь.</text:span></text:p>
      <text:p text:style-name="P55">– <text:span text:style-name="T747">То же самсое и в пехоте. Сам знаешь. Никогда не слышишь ту, которая в тебя.</text:span></text:p>
      <text:p text:style-name="P55">– <text:span text:style-name="T747">У, но—</text:span></text:p>
      <text:p text:style-name="P55">– <text:span text:style-name="T747">Считай, что это такая большая пуля, Слотроп. С плавниками.</text:span></text:p>
      <text:p text:style-name="P55">– <text:span text:style-name="T747">Исусе,</text:span>– <text:span text:style-name="T747">зубы стучат,</text:span>– <text:span text:style-name="T747">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748">в </text:span>попыт<text:span text:style-name="T748">ке</text:span> развеять и снять её.<text:span text:style-name="T744">– </text:span>Может тебе стоит посмотреть места, где они взрывались….</text:p>
      <text:p text:style-name="P56">– <text:span text:style-name="T748">Зачем? От них же ничего не остаётся. Не так разве?</text:span></text:p>
      <text:p text:style-name="P56">– <text:span text:style-name="T748">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747">—</text:span>каждое утро<text:span text:style-name="T747">—</text:span>кто-то из Гражданской Обороны направлял в ТОТСССГ <text:span text:style-name="T749">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749">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747">—</text:span>всё, что он мог предложить <text:span text:style-name="T1014">Скользкий</text:span> Вяз Тэя. Он чувствовал себя идиотом. <text:span text:style-name="T750">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750">—</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751">Да, такое может пригодиться,</text:span>– Тантиви<text:span text:style-name="T751"> позабавлено посматривает на него, </text:span>– <text:span text:style-name="T751">верное дело, особенно в бою, знаешь, </text:span><text:span text:style-name="T23">просимулировать</text:span><text:span text:style-name="T751"> что-то в таком роде. Полный верняк. Назови это «боевая паранойя» или типа того. Но— </text:span></text:p>
      <text:p text:style-name="P57">– <text:span text:style-name="T751">Кто симулирует?</text:span>– <text:span text:style-name="T751">закуривает сигарету, встряхивая чубом в дыму,</text:span>– <text:span text:style-name="T751">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750">—</text:span>вдруг газы, взрыв, и после никаких следов… без предупреждения, Слово тебе на ухо, а потом вечная тишь. <text:span text:style-name="T752">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753">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753">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753">– Нет, это </text:span><text:span text:style-name="T24">не</text:span><text:span text:style-name="T753">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753">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751">—</text:span>это империальное присутствие, что живёт и движется. Люди пересекали улицы и площади, направляясь во все стороны. Автобусы <text:span text:style-name="T754">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751">—</text:span>что такое? да, точно, загляни в его армейские трусы, зашевелился в <text:span text:style-name="T5">эрекции</text:span>, вот-вот торчком вспрыгнет<text:span text:style-name="T751">—</text:span>Боже праведный, а <text:span text:style-name="T5">это</text:span> вдруг с чего?</text:p>
      <text:p text:style-name="P67"><text:span text:style-name="T755">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755">?)</text:span> </text:p>
      <text:p text:style-name="P68">На старом аспидном сланце надгробного камня на кладбище Конгрегационалистской церкви дома в Минчборо, штат Масачусетс, <text:span text:style-name="T756">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757">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758">засольщики</text:span> и <text:span text:style-name="T758">коптильщики</text:span> <text:span text:style-name="T758">бекона</text:span>, <text:span text:style-name="T758">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759">—</text:span>хотя всё это начало скисать примерно в те времена, или около того, когда Эмили Дикинсон писала:</text:p>
      <text:p text:style-name="P76"/>
      <text:p text:style-name="P76"><text:span text:style-name="T760">Падение</text:span> дьявольский труд,</text:p>
      <text:p text:style-name="P77">Ведётся <text:span text:style-name="T760">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759">—</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759">—</text:span>рядом с затопленными карьерами и холмами из-под <text:span text:style-name="T762">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761">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762">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763">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759">—</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764">давно заснули</text:span>, а взрослые пили кофе и рассказывали друг другу какие пожары они видели в другие <text:span text:style-name="T764">годы</text:span>.</text:p>
      <text:p text:style-name="P83">Но это что за сияние? Какие призраки тут командуют? Что если в следующий момент всё <text:span text:style-name="T765">заслонит</text:span> <text:span text:style-name="T765">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759">—</text:span><text:span text:style-name="T26">небо прямо сейчас</text:span><text:span text:style-name="T759">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773">меди</text:span>, пылает газовый <text:s/>факел, ровно и <text:span text:style-name="T766">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767">священнослужители</text:span>, <text:span text:style-name="T767">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767">– Всё дело в контроле. Всё это пошло из-за одной трудности: контроль. Впервые он оказался </text:span><text:span text:style-name="T28">внутри</text:span><text:span text:style-name="T767">,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767">– Рынок уже не нуждается в управлении Невидимой Рукой, но может теперь </text:span><text:span text:style-name="T28">создавать себя</text:span><text:span text:style-name="T767"> сам—свою логику, импульс, стиль, </text:span><text:span text:style-name="T28">изнутри</text:span><text:span text:style-name="T767">.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767">.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768">Гонит белиберду Успенского,</text:span>– <text:span text:style-name="T768">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768">,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768"> месте почти наверняка.</text:span></text:p>
      <text:p text:style-name="P108">Джессика стоит недалеко от стола для сеанса <text:span text:style-name="T769">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770">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774">классно так</text:span> <text:span text:style-name="T774">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774">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771">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771">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772">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767">– Ха,– </text:span><text:span text:style-name="T28">это</text:span><text:span text:style-name="T767">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767">– А какое </text:span><text:span text:style-name="T28">самое</text:span><text:span text:style-name="T767">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775">Кстати, а где это ваш молодой безумец?</text:span></text:p>
      <text:p text:style-name="P100">– <text:span text:style-name="T775">Роджер с капитаном Прентисом.</text:span>– <text:span text:style-name="T775">неопределённый взмах руки.</text:span>– <text:span text:style-name="T776">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777">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778">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777">—</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779">Генерал-майор, вы не можете поддерживать такое.</text:span></text:p>
      <text:p text:style-name="P101">– <text:span text:style-name="T779">Мы следим за ним круглые сутки. Физически, расположение он не покидает, это точно.</text:span></text:p>
      <text:p text:style-name="P102"><text:soft-page-break/>– <text:span text:style-name="T780">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780">Гитлер так и делает.</text:span></text:p>
      <text:p text:style-name="P102">– <text:span text:style-name="T780">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781">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781">,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781">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782">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782">Этого вообще не понять,</text:span>– <text:span text:style-name="T782">говорил Роджер Мехико,</text:span>– <text:span text:style-name="T783">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783">указывая на медиума, который в другом конце комнаты болтает с Гевином Трефойлом,</text:span>– <text:span text:style-name="T783">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783"> фашизма…</text:span></text:p>
      <text:p text:style-name="P104">– <text:span text:style-name="T784">Полегче, Мехико, ты опять теряешь старую добрую объективность—человеку науки это не к лицу. Это уж совсем не по-научному.</text:span></text:p>
      <text:p text:style-name="P105">– <text:span text:style-name="T785">Придурок. И ты за них. Ты не почувствовал, когда заходил сюда сегодня? Это громадное болотище паранойи.</text:span></text:p>
      <text:p text:style-name="P106">– <text:span text:style-name="T785">Это мой дар, кто спорит,</text:span>– <text:span text:style-name="T785">зная, что скажет резкость, Пират пытается сперва загладить,</text:span>– <text:span text:style-name="T786">но не знаю готов ли я к таким </text:span><text:span text:style-name="T35">разнообразным</text:span><text:span text:style-name="T786"> её проявлениям….</text:span></text:p>
      <text:p text:style-name="P106">– <text:span text:style-name="T786">А, Прентис.</text:span>– Н<text:span text:style-name="T786">и бровью не повел. Терпимость. А.</text:span></text:p>
      <text:p text:style-name="P107">– <text:span text:style-name="T787">Ты бы зашёл, пусть доктор Грост проверит на своей ЭЭГ.</text:span></text:p>
      <text:p text:style-name="P107">– <text:span text:style-name="T787">Ладно, как только выберу время.</text:span>– <text:span text:style-name="T787">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788">том </text:span>чь<text:span text:style-name="T788">я</text:span> капитуляци<text:span text:style-name="T788">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789">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789">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text:span text:style-name="T790">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791">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792">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791">—</text:span>всё равно 98% заражены венерическими болезнями<text:span text:style-name="T791">—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793">ый, как</text:span> он чувствовал, <text:span text:style-name="T793">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793">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793">, знать, как знал Пират, о чём </text:span><text:span text:style-name="T36">на самом деле</text:span><text:span text:style-name="T793">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794">То-то и </text:span><text:span text:style-name="T37">оно,</text:span><text:span text:style-name="T794">»–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794">,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795">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796"> и вправду пират,</text:span>– <text:span text:style-name="T796">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797">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800">ецах</text:span>, бегали по всей станции, глотали <text:span text:style-name="T800">свои</text:span> предот<text:span text:style-name="T799">ъ</text:span>ездные шоколадки и выстраивались <text:span text:style-name="T800">в ряд </text:span>для новых фото. Белое как тальк лицо Скорпии <text:span text:style-name="T798">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801">сгорбившись, как Дракула, в своём Бербери, Джессика в миллионах крохотных капелек, мягкой сетью осевших на </text:span><text:soft-page-break/><text:span text:style-name="T801">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802">У нас их называют «служащими,»</text:span>– <text:span text:style-name="T802">отвечает Роджер,</text:span>– <text:span text:style-name="T802">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803">в скулящей матрице стресса—</text:span></text:p>
      <text:p text:style-name="P140">– Бедный Роджер, бедный ягнёночек, попал на такую бяку войну.</text:p>
      <text:p text:style-name="P137">– <text:span text:style-name="T803">Ну, ладно,</text:span>– <text:span text:style-name="T803">его голова трясётся в пене «б» или «п», что отказывается взорваться,</text:span>– <text:span text:style-name="T803">ууух, какая ты умная, да,</text:span>– <text:span text:style-name="T803">Роджер в бешенстве, руки бросили руль, помогая словам выйти, «дворники» ползают по стеклу, прищёлкивая,</text:span>– <text:span text:style-name="T804">когда-никогда вы сбиваете робота-бомбу, ты и твой друг, дорогой Нутрия—</text:span></text:p>
      <text:p text:style-name="P137">– <text:s/><text:span text:style-name="T804">Бобёр.</text:span></text:p>
      <text:p text:style-name="P138">– <text:span text:style-name="T804">Точно, и весь тот превосходный боевой дух, которым вы так славитесь, но что-то не слыхать, чтоб вы сбивали </text:span><text:span text:style-name="T38">ракеты</text:span><text:span text:style-name="T804">, ха-ха!</text:span>– <text:span text:style-name="T804">выдаёт свою самую злую улыбку, жмуря глаза и наморщив нос,</text:span>– <text:span text:style-name="T805">больше, чем я, больше, чем Пойнтсмен, ну, и кто </text:span><text:span text:style-name="T39">теперь</text:span><text:span text:style-name="T805"> лучше кого, дорогуша?</text:span>– <text:span text:style-name="T805">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806">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806">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806">—</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807">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811">крутым</text:span> знакомством», в Т<text:span text:style-name="T811">а</text:span>нбридж-Веллз, в его сердцевине 18-го столетия, Роджер гнал свой подержанный Ягуар, а Джессика на обочине неотразимо бор<text:span text:style-name="T811">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807">—</text:span></text:p>
      <text:p text:style-name="P144">– <text:span text:style-name="T809">Ну, ты даёшь, красавица,</text:span>– <text:span text:style-name="T809">провизжав тормозами,</text:span>– <text:span text:style-name="T809">Тут тебе не закулисье старой Мельницы, знаешь ли.</text:span></text:p>
      <text:p text:style-name="P151"><text:soft-page-break/>Она знала. «Гм,»<text:span text:style-name="T808">– </text:span>упавшая прядка, щекоча её нос, добавила больше, чем обычно, едкости в её ответ:<text:span text:style-name="T808">– «</text:span>Я не знала, что маленьких мальчиков пускают в такие места».</text:p>
      <text:p text:style-name="P145">– <text:span text:style-name="T810">Как я вижу,</text:span>– <text:span text:style-name="T810">уже научившись не замечать подобных замечаний по поводу его внешности,</text:span>– <text:span text:style-name="T810">девочкам из твоего звена скаутов, ещё никто не позвонил.</text:span></text:p>
      <text:p text:style-name="P145">– <text:span text:style-name="T810">Мне двадцать.</text:span></text:p>
      <text:p text:style-name="P145">– <text:span text:style-name="T810">Ура, тогда имеешь полное право прокатиться на этом Ягуаре аж до Лондона.</text:span></text:p>
      <text:p text:style-name="P145">– <text:span text:style-name="T810">Мне в другую сторон. Почти в Гастингс.</text:span></text:p>
      <text:p text:style-name="P145">– <text:span text:style-name="T810">Ну, тогда туда и обратно.</text:span></text:p>
      <text:p text:style-name="P152">Убирая волосы со своего лица:<text:span text:style-name="T808">– </text:span>А твоя мама знает, как ты себя ведёшь <text:span text:style-name="T5">не</text:span> дома?</text:p>
      <text:p text:style-name="P145">– <text:span text:style-name="T810">Моя мама война,</text:span>– <text:span text:style-name="T810">провозглашает Роджер Мехико, склоняясь, чтобы открыть дверь.</text:span></text:p>
      <text:p text:style-name="P146">– <text:span text:style-name="T811">Это странно слышать,</text:span>– <text:span text:style-name="T811">маленькая заляпанная туфелька повременила на подножке.</text:span></text:p>
      <text:p text:style-name="P146">– <text:span text:style-name="T811">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812">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813">Я в твоей власти,</text:span>– <text:s/><text:span text:style-name="T813">вскрикивает она.</text:span>– <text:span text:style-name="T41">Полностью</text:span><text:span text:style-name="T813">.</text:span></text:p>
      <text:p text:style-name="P148">– <text:span text:style-name="T814">Гм,</text:span>– <text:span text:style-name="T814">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815">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816">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816">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816">бомбардировщиков… да </text:span><text:span text:style-name="T42">что угодно</text:span><text:span text:style-name="T816">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825">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817">—</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817">—</text:span></text:p>
      <text:p text:style-name="P149">– <text:span text:style-name="T818">Кто они?</text:span></text:p>
      <text:p text:style-name="P160">Роджер пожимает плечами, «они» для них достаточно:<text:span text:style-name="T808">– </text:span>Не слишком <text:span text:style-name="T822">дружелюбная</text:span> компашка.</text:p>
      <text:p text:style-name="P150">– <text:span text:style-name="T819">Кто бы говорил!</text:span>– <text:s/><text:span text:style-name="T819">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820">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821">злой, усталый, это уже перестало его задевать… значение</text:span><text:span text:style-name="T44"> эн</text:span><text:span text:style-name="T821"> может быть разным для каждого из нас, но, извини меня: рано или поздно….</text:span></text:p>
      <text:p text:style-name="P163">И помимо изнеможения от всего есть ещё и это. <text:span text:style-name="T823">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823">—</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824">День начинается с чашки горячего и сигареты за маленьким столом с поломанной ножкой, которую Роджер починил, временно,</text:span> <text:span text:style-name="T824">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824">себя, впрягаются больше, чем пропаганда когда-либо требовала от них. Они любят друг друга. Пошла эта война на хуй.</text:span></text:p>
      <text:p text:style-name="P165"><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826">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166">Идёт дождь, ветер едва пошевеливается. Приносит какой-то непонятный для него запах, ему в жизни не приходилось и близко быть к лаборатории.</text:p>
      <text:p text:style-name="P166">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827">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167">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829">щ</text:span>е в погребе. <text:span text:style-name="T829">Невозможно всунуться</text:span> <text:span text:style-name="T829">в унитаз даже чтоб развязать его ёбаный </text:span><text:span text:style-name="T45">ботинок</text:span><text:span text:style-name="T829">….</text:span></text:p>
      <text:p text:style-name="P168">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828">—</text:span>затем прихрамывая, <text:span text:style-name="T832">побрякивая</text:span>, отправляется обратно к машине за помощью молодого Мехико, который, как он надеется, не забыл привезти электрический фонарик….</text:p>
      <text:p text:style-name="P169">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830">ц</text:span>елевшего дома, от которого начинаются развалины. Если он с доктором перекинулись словом, сейчас ни один не подаёт вида. <text:span text:style-name="T830">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830">беззащитная вещица… ждёт в ночи под дождём свою владелицу, чтобы вся комната собралась опять вокруг воедино….</text:span></text:p>
      <text:p text:style-name="P170">Ночь, полная мелкого дождя, пахнет промокшей псиной. <text:span text:style-name="T832">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170">– <text:span text:style-name="T833">Обниматься?</text:span>– <text:span text:style-name="T833">Роджер вот-вот завопит.</text:span>– <text:span text:style-name="T46">Обниматься</text:span><text:span text:style-name="T5">?</text:span></text:p>
      <text:p text:style-name="P170">– <text:span text:style-name="T833">Мехико.</text:span>– <text:span text:style-name="T833">Это доктор опять, на ноге унитаз, вязаный шлем перекошен.</text:span></text:p>
      <text:p text:style-name="P171">– <text:span text:style-name="T833">Опаньки! Ходить не мешает? Наверняка, да… сюда, просуньте в дверь, ага, так, хорошо,</text:span>– <text:span text:style-name="T834"><text:s text:c="2"/>закрыв обратно дверь вокруг лодыжки Пойнтсмена, Роджер привалился к бедру Джессики,</text:span>– <text:span text:style-name="T834">теперь тяните, со всей силы, как можете.</text:span></text:p>
      <text:p text:style-name="P291"><text:span text:style-name="T146">Думая </text:span><text:span text:style-name="T47">молодой прохиндей</text:span><text:span text:style-name="T146"> и </text:span><text:span text:style-name="T47">издевается придурок, </text:span><text:span text:style-name="T146">доктор откачивается назад, кряхтит, унитаз ворочается туда-сюда. Удерживая дверь, Роджер внимательно уставился в место заглота ноги.</text:span><text:span text:style-name="T147">–</text:span><text:span text:style-name="T146"> Сюда бы немного вазелина, тогда бы мы</text:span><text:span text:style-name="T148">—</text:span><text:span text:style-name="T146">что-нибудь скользкое. Стоп! Держите</text:span><text:span text:style-name="T150">сь</text:span><text:span text:style-name="T146"> так, Пойнстмен, есть способ… </text:span><text:span text:style-name="T149">Он уже под машиной, импульсивный парень, отыскивает заглушку картера, когда Пойнтсмен, наконец, может выговорить:</text:span><text:span text:style-name="T147">– </text:span><text:span text:style-name="T149">Нет </text:span><text:span text:style-name="T48">времени</text:span><text:span text:style-name="T149">, Мехико, он убежит, он убежит. </text:span></text:p>
      <text:p text:style-name="P172"><text:span text:style-name="T835">– Точно,</text:span>– <text:span text:style-name="T836">опять на ногах, нашаривает фонарик в кармане.</text:span>– <text:span text:style-name="T836">Я напугаю его светом, а вы поджидайте с сеткой. Сможете дойти? Нехорошо если свалитесь, или ещё что, когда он рванёт смыться.</text:span></text:p>
      <text:p text:style-name="P172">– <text:span text:style-name="T836">Ради бога,</text:span>– <text:span text:style-name="T836">Пойнтсмен бухает вслед за ним в развалины,</text:span>– <text:span text:style-name="T837"><text:s/></text:span><text:span text:style-name="T248">не напугайте его, Мехико, тут не сафари в Кении, он нужен нам близким к норме, насколько возможно.</text:span></text:p>
      <text:p text:style-name="P175"><text:span text:style-name="T246">К норме? </text:span><text:span text:style-name="T91">К норме?</text:span></text:p>
      <text:p text:style-name="P176"><text:span text:style-name="T249">– </text:span><text:span text:style-name="T246">Ясно</text:span><text:span text:style-name="T91">,</text:span><text:span text:style-name="T249">– </text:span><text:span text:style-name="T246">откликается Роджер, сигналя ему фонариком, короткий-длинный-короткий.</text:span></text:p>
      <text:p text:style-name="P173">– <text:span text:style-name="T838">Посмотрим,</text:span>– <text:span text:style-name="T838">бормочет Джессика, на цыпочках за ними следом.</text:span></text:p>
      <text:p text:style-name="P174">– <text:span text:style-name="T839">Давай, приятель,</text:span>– <text:span text:style-name="T839">уговаривает Роджер,</text:span>– <text:span text:style-name="T839">тут для тебя бутылочка </text:span><text:span text:style-name="T49">эфира</text:span><text:span text:style-name="T839">.</text:span>– <text:s/><text:span text:style-name="T839">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840">Так это ж м-с Насбом!</text:span>– <text:span text:style-name="T840">вскрикивает Роджер, точь-в-точь как это делает Фред Ален передачах Би-Би-Си, по средам.</text:span></text:p>
      <text:p text:style-name="P174">– <text:span text:style-name="T840">А шо, ты може думал шо то </text:span><text:span text:style-name="T50">Лесси</text:span><text:span text:style-name="T840">?</text:span>– <text:span text:style-name="T840">отвечает пёс.</text:span></text:p>
      <text:p text:style-name="P177">Роджер чувствует крепкий запах паров эфира, начиная свой осторожный спуск в погреб.<text:span text:style-name="T831">–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841">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841">!–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184">–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P184"><text:soft-page-break/>– Мехико-о-о-о,– чуть не плача.</text:p>
      <text:p text:style-name="P185">–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P185">– Эй!– Орёт постовой:– Вы! Идиоты! Подальше от той стенки. Она ни на чём не держится.</text:p>
      <text:p text:style-name="P186">– Сигаретка найдётся?– спрашивает Джессика.</text:p>
      <text:p text:style-name="P186">– Он щас пабежит,– вскрикивает Роджер.</text:p>
      <text:p text:style-name="P186">–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P178">Когда Роджер, с фонариком, заходит сзади, пёс, какая-то схема в нём, припоминает другой свет, что в последние несколько дней появлялся позади<text:span text:style-name="T841">—</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841">—</text:span></text:p>
      <text:p text:style-name="P187">–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P188">– Убирайтесь оттуда!– <text:s/>орёт постовой. Но усилия парочки под сеткой лишь раскачивают стенку всё сильнее.</text:p>
      <text:p text:style-name="P188">–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P188">–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P188">– <text:s/>Он убежал в ту улицу,– <text:s/>сообщает она, помогая им выпутаться из сетки.</text:p>
      <text:p text:style-name="P188">– Ладно,– <text:s/>вздыхает доктор,– это не имеет значения.</text:p>
      <text:p text:style-name="P189">– Да, но только начали,– <text:s/>доносится от Роджера.</text:p>
      <text:p text:style-name="P189">– Нет, нет. Достаточно.</text:p>
      <text:p text:style-name="P189">– Но чем тогда вам заменить собаку?</text:p>
      <text:p text:style-name="P179">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179">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843">Как кому-то хочется собаку редкой породы….</text:span></text:p>
      <text:p text:style-name="P180">Тогда зачем он тут, помогая умыкнуть ещё одну собаку? Какой ещё настолько чокнутый незнакомец сидит в нём<text:span text:style-name="T842">—</text:span></text:p>
      <text:p text:style-name="P190">– Вы возвращаетесь сегодня, доктор? Мне нужно ещё подвезти юную леди.</text:p>
      <text:p text:style-name="P180"><text:soft-page-break/>Нет, останусь в городе, а вы можете отогнать машину обратно. Мне нужно поговорить с д-ром Спектро.</text:p>
      <text:p text:style-name="P181">Сейчас они приближаются к длинной кирпичной импровизации, <text:span text:style-name="T844">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182">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845">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183">Роджер и Джессика оставляют доктора у бокового входа, в котором он тает, <text:span text:style-name="T846">не </text:span>оставляя ничего кроме дождя, что льётся со всех скатов и завитков в надписи <text:span text:style-name="T846">на</text:span> перемычке. </text:p>
      <text:p text:style-name="P183">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text:span text:style-name="T847">Начало третьего</text:span>, пора домой.</text:p>
      <text:p text:style-name="P191"><draw:frame draw:style-name="fr1" draw:name="Image8" text:anchor-type="paragraph" svg:width="6.9252in" svg:height="0.3661in" draw:z-index="7"><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text:span text:style-name="T848">аннуляцию ночи.</text:span></text:p>
      <text:p text:style-name="P192">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text:span text:style-name="T850">у</text:span> (это его общее имя для любого пациента—дай три круга бегом вокруг здания, <text:span text:style-name="T850">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span></text:p>
      <text:p text:style-name="P192">– <text:span text:style-name="T851">Не </text:span><text:span text:style-name="T52">очень</text:span><text:span text:style-name="T851"> хорошо выглядишь.</text:span></text:p>
      <text:p text:style-name="P193">– <text:span text:style-name="T851">А, этот старый ублюдок, он меня вывел. Каждый </text:span><text:span text:style-name="T52">день</text:span><text:span text:style-name="T851"> схватываемся, Спектро, я уже не...</text:span>– <text:span text:style-name="T852">хмурится вниз на свои очки, которые протирает рубашкой,</text:span>– <text:span text:style-name="T852">в этом чёртовом Падинге больше, чем могу понять… всегда подбросит какой-нибудь свой… старческий сюрпризик.</text:span></text:p>
      <text:p text:style-name="P194">– <text:span text:style-name="T853">Так это возраст такой, Право же.</text:span></text:p>
      <text:p text:style-name="P195">– <text:span text:style-name="T854">Ну, это <text:s/>я б ещё стерпел, но он такой, чёрт побери</text:span>—<text:span text:style-name="T854">такой </text:span><text:span text:style-name="T53">ублюдок</text:span><text:span text:style-name="T854">, он никогда не </text:span><text:span text:style-name="T53">спит</text:span><text:span text:style-name="T854">, он </text:span><text:span text:style-name="T53">придумывает</text:span><text:span text:style-name="T854"> как ещё…</text:span></text:p>
      <text:p text:style-name="P195"><text:soft-page-break/>– <text:span text:style-name="T855">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text:span text:style-name="T54">самодовольство….</text:span></text:p>
      <text:p text:style-name="P208"><text:span text:style-name="T855">С</text:span>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P196">– <text:span text:style-name="T856">Мне это не нравится, Пойнтсмен. Если уж спрашиваешь.</text:span></text:p>
      <text:p text:style-name="P197">– <text:span text:style-name="T856">Почему нет?</text:span>– <text:s/><text:span text:style-name="T856">Молчание.</text:span>– <text:s/><text:span text:style-name="T857">Неэтично?</text:span></text:p>
      <text:p text:style-name="P197">– <text:s/><text:span text:style-name="T857">Да, ради бога. А </text:span><text:span text:style-name="T55">это</text:span><text:span text:style-name="T857"> этично?</text:span>– <text:span text:style-name="T857">подняв руку к двери в палату, в почти фашистском салюте.</text:span>– <text:span text:style-name="T857">Нет, я думаю об обоснованности эксперимента. Не нахожу доводов. Тут всего один человек.</text:span></text:p>
      <text:p text:style-name="P197">– <text:span text:style-name="T857">Этот Слотроп. Ты знаешь о нём. Даже Мехико считает… о, самый обычный. Предзнание. Психокинез. У них свои проблемы, в </text:span><text:span text:style-name="T55">той</text:span><text:span text:style-name="T857"> шарашке… но предположим, у тебя появился бы шанс изучить по настоящему классический случай… некоей патологии, отличный пример механизма….</text:span></text:p>
      <text:p text:style-name="P209">В одну из таких ночей Спектро спросил:<text:span text:style-name="T849">– </text:span>Если бы он не был одним из <text:span text:style-name="T870">подопечных</text:span> Ласло Джамфа, <text:span text:style-name="T858">твой интерес к нему был бы столь же </text:span>настойчив?</text:p>
      <text:p text:style-name="P198">– <text:span text:style-name="T858">Ну, конечно.</text:span></text:p>
      <text:p text:style-name="P198">– <text:s/><text:span text:style-name="T858">Гмм.</text:span></text:p>
      <text:p text:style-name="P210">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P211">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text:span text:style-name="T858">—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span></text:p>
      <text:p text:style-name="P199"><text:span text:style-name="T859">Спектро качает головой:</text:span>– <text:span text:style-name="T860">Ты ставишь реакцию прежде стимула.</text:span></text:p>
      <text:p text:style-name="P200">– <text:span text:style-name="T860">Вовсе нет. Сам подумай. Он гуляет и может ч</text:span><text:span text:style-name="T56">увствовать их приближение</text:span><text:span text:style-name="T860"> за несколько дней. Но это рефлекс. Реакция на что-то пребывающее вокруг</text:span><text:span text:style-name="T56">. </text:span><text:span text:style-name="T860">С нашим слишком грубым строением, мы не в состоянии ощутить это, а </text:span><text:span text:style-name="T56">Слотроп</text:span><text:span text:style-name="T860"> </text:span><text:span text:style-name="T56">может</text:span><text:span text:style-name="T860">.</text:span></text:p>
      <text:p text:style-name="P201">– Но это и есть экстрасенсорность.</text:p>
      <text:p text:style-name="P212"><text:span text:style-name="T849">– А почему бы не сказать «ощутимый намёк, на который</text:span> <text:span text:style-name="T861">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text:span text:style-name="T57">в лабораторию</text:span><text:span text:style-name="T861">—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span></text:p>
      <text:p text:style-name="P216">Вот так же и Слотроп. Предположительно. Вот он в городе, достаточно окружающей атмосферы<text:span text:style-name="T861">—</text:span>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P217"><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P218">… <text:span text:style-name="T862">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text:span text:style-name="T58">я не знаю, док, наверно я отключился а как пришёл в себя её уже не было вокруг всё горело моя вся голова в дыму… </text:span><text:span text:style-name="T862">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span></text:p>
      <text:p text:style-name="P219">… <text:span text:style-name="T863">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text:span text:style-name="T59">деполяризацию</text:span><text:span text:style-name="T863">,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text:span text:style-name="T59">откуда мне знать, доктор, что я очнусь?</text:span><text:span text:style-name="T863"> и ответ </text:span><text:span text:style-name="T59">доверься нам,</text:span><text:span text:style-name="T863">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span></text:p>
      <text:p text:style-name="P220">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P221">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text:span text:style-name="T864">как искушающе лежат они рядами на своих железных койках, в девственных простынях, такие безыскусно эротичные милашки….</text:span></text:p>
      <text:p text:style-name="P222">Автобусная станция Св. Вероники, их <text:span text:style-name="T867">раздорожье</text:span> (<text:span text:style-name="T867">по</text:span> прибы<text:span text:style-name="T867">тии</text:span> на эт<text:span text:style-name="T867">у имитацию</text:span> паркет<text:span text:style-name="T867">а</text:span> с нашлёпками жевательной резинки зашмыганной до черноты, с пятнами ночной блевотины, светло-жёлт<text:span text:style-name="T866">ой</text:span>, прозрачн<text:span text:style-name="T866">ой</text:span> как флюиды богов, <text:span text:style-name="T865">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span></text:p>
      <text:p text:style-name="P223">Тебе приходилось ждать в таких местах ранним утром, <text:span text:style-name="T867">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span></text:p>
      <text:p text:style-name="P224"><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text:span text:style-name="T868">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span></text:p>
      <text:p text:style-name="P225">И за все свои страдания всё, что Пойнтсмен, смог добиться, на данный момент, это осьминог<text:span text:style-name="T868">—</text:span>да, гигантская каракатица из фильмов ужасов по имени Григори: серый, слизистый, <text:span text:style-name="T869">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span></text:p>
      <text:p text:style-name="P226">Уже, сам по себе, приходит ответ, в какой-то момент безликое бластоблаблу, но уже следующий разворачивается, приобретая формы….</text:p>
      <text:p text:style-name="P228">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P202">– Тебе следовало бы предложить мне парочку, в таком случае—ты серьёзно?—гигантских осьминогов.– Доктора в упор смотрят друг на друга.</text:p>
      <text:p text:style-name="P203">– Мне интересно что бы ты делал.</text:p>
      <text:p text:style-name="P203">– Мне тоже.</text:p>
      <text:p text:style-name="P204">– Возьми осьминога. Он имеет в виду «оставь Слотропа»? Напряжённый момент.</text:p>
      <text:p text:style-name="P227">Но тут Пойнтсмен засмеялся хорошо известным смехом, который служил ему верой и правдой в профессии, где слишком часто всё заходит в полный тупик. <text:span text:style-name="T849">– </text:span>Мне <text:span text:style-name="T5">постоянно</text:span> говорят завести животное.<text:span text:style-name="T849">–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text:span text:style-name="T60">кто-нибудь</text:span><text:span text:style-name="T849"> смог жить с такой тварью?</text:span></text:p>
      <text:p text:style-name="P213"><text:span text:style-name="T849">– 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pan><text:soft-page-break/><text:span text:style-name="T849">надёжна—покажи им краба, ХРЯСЬ! выскакивает щупальце, и в дом, отравить и переварить. И, Пойнтсмен, они </text:span><text:span text:style-name="T60">не лают!</text:span></text:p>
      <text:p text:style-name="P205">–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P206">– Их можно обучить чему угодно.</text:p>
      <text:p text:style-name="P214"><text:span text:style-name="T849">– Спектро, вы не дьявол,– вглядываясь внимательнее,– <text:s/>или всё же? Вам известно, мы нацелены на звуковые стимулы, весь упор этой программы по Слотропу </text:span><text:span text:style-name="T60">должен быть</text:span><text:span text:style-name="T849"> на </text:span><text:span text:style-name="T60">реверсивно</text:span><text:span text:style-name="T849">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span></text:p>
      <text:p text:style-name="P207">– Свечение.</text:p>
      <text:p text:style-name="P207">– Чего?</text:p>
      <text:p text:style-name="P207">– <text:s/>Огненно красный шар. Падает как метеор.</text:p>
      <text:p text:style-name="P207">– Чепуха.</text:p>
      <text:p text:style-name="P207">– Гверхидви однажды видел такой среди ночью, над Дептфордом.</text:p>
      <text:p text:style-name="P215"><text:span text:style-name="T849">–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text:span text:style-name="T60">Чёрт побери</text:span><text:span text:style-name="T849">. Хотя бы одну </text:span><text:span text:style-name="T60">лисичку!</text:span></text:p>
      <text:p text:style-name="P229"><draw:frame draw:style-name="fr1" draw:name="Image9" text:anchor-type="paragraph" svg:width="6.9252in" svg:height="0.3661in" draw:z-index="8"><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text:span text:style-name="T871">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span></text:p>
      <text:p text:style-name="P230">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P230">Её сигареты на полу гостиной, остались среди подушек перед камином. Одежда Роджера разбросана вокруг. <text:span text:style-name="T872">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span></text:p>
      <text:p text:style-name="P231"><text:soft-page-break/>Может им лучше перейти на отели, на заполнение форм, на проверку наличия фотокамер и биноклей? <text:span text:style-name="T873">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span></text:p>
      <text:p text:style-name="P232">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text:span text:style-name="T874">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 </text:span></text:p>
      <text:p text:style-name="P233">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text:span text:style-name="T875">ы</text:span>, ну, не <text:s/>держаться…</text:p>
      <text:p text:style-name="P234">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P234">– <text:span text:style-name="T876">Почему твои уравнения только для ангелов, Роджер? Почему </text:span><text:span text:style-name="T61">мы</text:span><text:span text:style-name="T876"> не можем снизу повлиять?Какое-нибудь уравнение, чтоб мы <text:s/>смогли найти более безопасное место?</text:span></text:p>
      <text:p text:style-name="P235">– <text:span text:style-name="T877">Как меня угораздило попасть,</text:span>– <text:span text:style-name="T877">его дежурный сочувственный ответ,</text:span>– <text:span text:style-name="T877">в среду статистических невежд? Это невозможно, милая, при постоянной средней плотности попаданий. Пойнтсмену даже и это не <text:s/>доходит.</text:span></text:p>
      <text:p text:style-name="P236">Ракеты распределяются по Лондону <text:span text:style-name="T878">как</text:span> предпис<text:span text:style-name="T878">ано</text:span> учебниками про уравнение Поиссона. <text:span text:style-name="T879">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span></text:p>
      <text:p text:style-name="P237">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P238">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text:span text:style-name="T880">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pan><text:soft-page-break/><text:span text:style-name="T880">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span></text:p>
      <text:p text:style-name="P239">Оба знают насколько странным должно выглядеть их содружество. Если есть в природе анти-Пойнтсмен, то это Роджер. <text:span text:style-name="T882">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span></text:p>
      <text:p text:style-name="P240">– <text:span text:style-name="T883">А вы могли бы… </text:span><text:span text:style-name="T62">сказать</text:span><text:span text:style-name="T883">,</text:span>– <text:span text:style-name="T883">Пойнтсмен предлагает Мехико одну из своих Кипринос Ориент, которые он держит в секретных кармашках встроченных в его лабораторные халаты,</text:span>– <text:span text:style-name="T883">из этой вашей карты, в какие места безопаснее всего заходить, безопаснее от ракет.</text:span></text:p>
      <text:p text:style-name="P240">– <text:span text:style-name="T883">Нет.</text:span></text:p>
      <text:p text:style-name="P240">– <text:span text:style-name="T883">Но позвольте—</text:span></text:p>
      <text:p text:style-name="P240">– <text:span text:style-name="T883">Любой квадрат может быть ударен снова. Попадания не мешают друг другу. Средняя плотность величина постоянная.</text:span></text:p>
      <text:p text:style-name="P255">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P241">– <text:span text:style-name="T884">Но квадраты, которые уже получили несколько попаданий, я имею в виду—</text:span></text:p>
      <text:p text:style-name="P241">– <text:span text:style-name="T885">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span></text:p>
      <text:p text:style-name="P256">Сказать такое последователю Павлова. <text:span text:style-name="T886">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text:span text:style-name="T63">поколение</text:span><text:span text:style-name="T886">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span></text:p>
      <text:p text:style-name="P242">– <text:span text:style-name="T887">Римляне,</text:span>– <text:span text:style-name="T887">Роджер и его преподобие д-р Де ла Нут однажды вечером напились вместе,</text:span>–<text:span text:style-name="T887">древне-римские священники клали решето на дорогу, а потом следили стебликакой травы прорастают сквозь дырки.</text:span></text:p>
      <text:p text:style-name="P257">Роджер моментально уловил связь:<text:span text:style-name="T881">– </text:span>Интересно,<text:span text:style-name="T881">– </text:span>обшаривая свои карманы, один за другим, чёрт, никогда когда надо<text:span text:style-name="T884">—</text:span>а, вот, наконец-то:<text:span text:style-name="T881">– </text:span>последует ли этот случай уравнению Поиссон… посмотрим…</text:p>
      <text:p text:style-name="P257"><text:soft-page-break/><text:span text:style-name="T881">– </text:span>Ехико,<text:span text:style-name="T881">– </text:span>подавшись вперёд с явной враждебностью.<text:span text:style-name="T881">– </text:span>Проросшие стебли они применяли для лечения больных. <text:span text:style-name="T888">У</text:span> них <text:span text:style-name="T888">решето было очеь священным предметом. А что вы сделаете со своим, которо наложили поверх Лондона? Как вы используете то, что растёт в вашей сети смертей?</text:span></text:p>
      <text:p text:style-name="P243">– Я вас не понимаю.–Это всего лишь уравнение….</text:p>
      <text:p text:style-name="P258">Роджер вправду хочет, чтобы другим <text:s/>было понятно о чём от говорит. Джессика знает это. Когда они не понимают, <text:s/><text:span text:style-name="T889"><text:s/>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span></text:p>
      <text:p text:style-name="P244">– Но так не честно.</text:p>
      <text:p text:style-name="P244">– 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P259">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text:span text:style-name="T881">– <text:s/></text:span>Ну. Прекрати.</text:p>
      <text:p text:style-name="P245">– <text:span text:style-name="T890">Иногда...</text:span>–<text:span text:style-name="T890">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span></text:p>
      <text:p text:style-name="P260">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P246">– <text:span text:style-name="T891">Вы хотите сказать, он не заплатил…,</text:span>– <text:span text:style-name="T891">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span></text:p>
      <text:p text:style-name="P247">– <text:span text:style-name="T892">Чем больше </text:span>V-2 <text:span text:style-name="T892">ждут запуска оттуда, чтоб долететь сюда,</text:span>– <text:span text:style-name="T892">сказал капитан Прентис,</text:span>– <text:span text:style-name="T892">тем больше у него шансов получить свою. Конечно же, нельзя сказать, что он не вносит минимальной платы. Но кто из нас нет.</text:span></text:p>
      <text:p text:style-name="P248">– <text:span text:style-name="T892">Ну,</text:span>–<text:span text:style-name="T892"> покивал Роджер позднее, когда она ему рассказала, глаза притуманились, обдумывая то, что он услышал,</text:span>– <text:span text:style-name="T892">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span></text:p>
      <text:p text:style-name="P248">– <text:span text:style-name="T893">Я знала, что ты рассердишься,</text:span>– <text:s/><text:span text:style-name="T893">пробормотала она.</text:span></text:p>
      <text:p text:style-name="P249">– <text:span text:style-name="T894">Я не сержусь. Нисколько. Так дешевле. Но как в таком случае, он хочет,</text:span>– <text:span text:style-name="T894">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text:span>– <text:span text:style-name="T894">«ну, что вы все хотите от меня, день за днём работаю среди полных лунатиков,»</text:span>– <text:span text:style-name="T894">Джессика, вздыхая о боже, подтягивает свои красивые ноги </text:span><text:soft-page-break/><text:span text:style-name="T894">вверх на кресло,</text:span>– «<text:span text:style-name="T895">они верят в жизнь после смерти, о связи от-сознания-к-сознанию, в пророчества, ясновидение, телепортацию—они </text:span><text:span text:style-name="T64">верят</text:span><text:span text:style-name="T895">, Джес! и—и—,»</text:span>– <text:span text:style-name="T895">что-то не даёт ему говорить. Она забывает о своём раздражении, подымается из кресла с узором из набухших капель, чтобы обнять его </text:span><text:span text:style-name="T64">и как она знает</text:span><text:span text:style-name="T895">,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span></text:p>
      <text:p text:style-name="P261"><text:span text:style-name="T5">От-сознания-к-сознанию</text:span>, в эту позднюю ночь у окна пока он спит, прикуривая другую ценную сигарету от уголька предыдущей, <text:span text:style-name="T896">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span></text:p>
      <text:p text:style-name="P266">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P250">– <text:span text:style-name="T897">Как это всё было? До войны?</text:span>– <text:s/><text:span text:style-name="T897">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span></text:p>
      <text:p text:style-name="P251">– <text:span text:style-name="T898">Ну, в общем,</text:span>– <text:span text:style-name="T898">скрипучим голосом старого пердуна, парализованная рука тянется щипнуть её за грудь самым мерзкоим образом, какой он знает,</text:span>– <text:span text:style-name="T898">это, девонька, зависит от того </text:span><text:span text:style-name="T65">какую</text:span><text:span text:style-name="T898"> войну, ты </text:span><text:span text:style-name="T65">имеешь в виду</text:span><text:span text:style-name="T898">.</text:span>– <text:span text:style-name="T898">И вот она подходит, слюна в уголке его нижней губы собирается, ве, и капает тонкой белесой ниточкой, он такой умный, натренировал все самые гадкие гадости….</text:span></text:p>
      <text:p text:style-name="P252">– <text:span text:style-name="T898">Брось, Роджер. Я серьёзно. Я не помню.</text:span>– <text:span text:style-name="T899">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text:span text:style-name="T66">Мама, что тут</text:span><text:span text:style-name="T899">… огурцы и лук на разделочной доске, цветки дикой моркови, взбрызги сияюще жёлтого, в тёмной, очень зелёной лужайке и его голос—</text:span></text:p>
      <text:p text:style-name="P252">– <text:span text:style-name="T900">Я помню только, что это было глупо. Просто потрясающе глупо. Ничего не происходило. Ах, да Эдвард VIII отрёкся. Он полюбил—</text:span></text:p>
      <text:p text:style-name="P252">– <text:span text:style-name="T900">Это я знаю. Читаю журналы. Но на что это было </text:span><text:span text:style-name="T67">похоже</text:span><text:span text:style-name="T900">?</text:span></text:p>
      <text:p text:style-name="P252">– <text:span text:style-name="T900">Просто… да просто чертовски глупо. И всё. Переживали о вещай, которые вообще—Джес, ты вправду не помнишь?</text:span></text:p>
      <text:p text:style-name="P262">Игры, фартучки, подружки, <text:span text:style-name="T901">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span></text:p>
      <text:p text:style-name="P253">– <text:span text:style-name="T902">Ничего такого, что пропало бы полностью, чего я больше не смогу найти.</text:span></text:p>
      <text:p text:style-name="P253"><text:soft-page-break/>– <text:span text:style-name="T902">Даже так. А по </text:span><text:span text:style-name="T68">моим</text:span><text:span text:style-name="T902"> воспоминаниям—</text:span></text:p>
      <text:p text:style-name="P253">– <text:s/><text:span text:style-name="T902">Ну, и?</text:span>– <text:span text:style-name="T902">Они оба улыбаются.</text:span></text:p>
      <text:p text:style-name="P253">– <text:span text:style-name="T902">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span></text:p>
      <text:p text:style-name="P254">– <text:span text:style-name="T903">А кто-то постоянно плачет, уа, уа...,</text:span>– <text:span text:style-name="T903">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span></text:p>
      <text:p text:style-name="P263">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P263">Сердца их колотятся. Барабанные перепонки напряжены болезненным звоном сверхдавления. Невидимый поезд громыхает прочь над крышей….</text:p>
      <text:p text:style-name="P264">Они сидят неподвижно, как нарисованные псы, молча, странно неспособные прикоснуться. Смерть во<text:span text:style-name="T904">ш</text:span>ла в дверь <text:span text:style-name="T904">через</text:span> кухн<text:span text:style-name="T904">ю</text:span>: стоит, глядя на них, железная и терпеливая, с видом, который говорит <text:span text:style-name="T5">а попробуй-ка пощекотать меня</text:span>….</text:p>
      <text:p text:style-name="P265"><draw:frame draw:style-name="fr1" draw:name="Image10" text:anchor-type="paragraph" svg:width="6.9252in" svg:height="0.3661in" draw:z-index="9"><draw:image xlink:href="Pictures/1000000000000B720000009B428C9716555D8079.png" xlink:type="simple" xlink:show="embed" xlink:actuate="onLoad" loext:mime-type="image/png"/></draw:frame>(1)</text:p>
      <text:p text:style-name="big-left-indent"><text:span text:style-name="T914">ВЗ</text:span>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P336">Парен<text:span text:style-name="T942">ю</text:span> из Кеноши</text:p>
      <text:p text:style-name="P304">Общая Почта</text:p>
      <text:p text:style-name="P304">Кеноша, Висконсин, США</text:p>
      <text:p text:style-name="P304"/>
      <text:p text:style-name="P304">Дорогой сэр,</text:p>
      <text:p text:style-name="P304">Я <text:span text:style-name="T5">когда-нибудь</text:span> в жизни Вас о чём-то просил?</text:p>
      <text:p text:style-name="P512">Искренне Ваш,</text:p>
      <text:p text:style-name="P512">лейт. Тайрон Слотроп</text:p>
      <text:p text:style-name="P304"/>
      <text:p text:style-name="P514">Общая Почта</text:p>
      <text:p text:style-name="P514">Кеноша, Виск., США</text:p>
      <text:p text:style-name="P305">несколькими днями позже</text:p>
      <text:p text:style-name="P305"/>
      <text:p text:style-name="P305">Тайрон<text:span text:style-name="T942">у</text:span> Слотроп<text:span text:style-name="T942">у</text:span>, Эскв.</text:p>
      <text:p text:style-name="Standard"><text:span text:style-name="T914">ВЗ</text:span> Палата Абреакции</text:p>
      <text:p text:style-name="Standard">Госпиталь Св. Вероники</text:p>
      <text:p text:style-name="Standard">Вончепелгейт, Е1</text:p>
      <text:p text:style-name="Standard">Лондон, Англия</text:p>
      <text:p text:style-name="Standard"/>
      <text:p text:style-name="P305">Дорогой м-р Слотроп:</text:p>
      <text:p text:style-name="P305">Такого не случалось.</text:p>
      <text:p text:style-name="P513">Парень из Кеноши</text:p>
      <text:p text:style-name="P306">(2) Хитрожопый юнец: А, я делал все эти старомодные танцы, я делал «Чарльстон», а и «Большое Яблоко» тоже!</text:p>
      <text:p text:style-name="P306"><text:soft-page-break/>Старый танцор ветеран: Спорим, ты никогда не <text:span text:style-name="T943">с</text:span>делал «Кеношу», паренёк.</text:p>
      <text:p text:style-name="P306"/>
      <text:p text:style-name="P306">(2.1) Х.Ю.: Блин! Я делал все те танцы, я делал «Кика <text:span text:style-name="T914">В</text:span>ок<text:span text:style-name="T914">а</text:span>», и я делал «Линди» тоже!</text:p>
      <text:p text:style-name="P307"><text:tab/><text:span text:style-name="T905">С.Т.В.: <text:s/></text:span>Спорим, ты никогда не <text:span text:style-name="T943">с</text:span>делал «<text:span text:style-name="T905">П</text:span>ар<text:span text:style-name="T906">ня из Кеноши».</text:span></text:p>
      <text:p text:style-name="P307"/>
      <text:p text:style-name="P308">(3) Младший сотрудник: Ну, он избегал меня, и я подумал может это из-за Дела Слотропа. Если он считает меня виновным—</text:p>
      <text:p text:style-name="P308">Старший (заносчиво): Тебя! Да, никогда <text:span text:style-name="T906">П</text:span>арень из Кеноши <text:span text:style-name="T906">и на секунду не подумал будто </text:span><text:span text:style-name="T69">ты…</text:span></text:p>
      <text:p text:style-name="P309"/>
      <text:p text:style-name="P310">(3.1) Старший (изумлённо): <text:span text:style-name="T905">Тебя? Да, никогда! </text:span>Чтоб П<text:span text:style-name="T905">арень из Кеноши </text:span>хоть на секунду бы подумал будто <text:span text:style-name="T5">ты…?</text:span></text:p>
      <text:p text:style-name="P310"/>
      <text:p text:style-name="P310">(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text:span text:style-name="T907">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span></text:p>
      <text:p text:style-name="P311">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text:span text:style-name="T908">один</text:span> cc <text:span text:style-name="T908">в одной дозе, как положено.</text:span></text:p>
      <text:p text:style-name="P311"/>
      <text:p text:style-name="P312">(5) Может ты профукал Филадельфию, обручил Рочестер, обжулил Жолиет, но ты никогда не сделал парня из Кеноши.</text:p>
      <text:p text:style-name="P312"/>
      <text:p text:style-name="P312">(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text:span text:style-name="T909">жеребёнка, птичка. (Теперь стихая…) Ларедского ягнёнка. Птичка. О-го. Погоди. Что такое, Слотроп? Ты никогда не делал парня из Кеноши. Очнись, Слотроп.</text:span></text:p>
      <text:p text:style-name="P312"/>
      <text:p text:style-name="P313"><text:span text:style-name="T910">Мой</text:span> кулак <text:span text:style-name="T910">уже торчком</text:span>,</text:p>
      <text:p text:style-name="P313">Не злись,</text:p>
      <text:p text:style-name="P314">Запишись,</text:p>
      <text:p text:style-name="P314">Вва-лись, Слотроп!</text:p>
      <text:p text:style-name="P314"/>
      <text:p text:style-name="P314">Джексон, это похуй мне,</text:p>
      <text:p text:style-name="P314"><text:span text:style-name="T915">Покажь свой значок, что был</text:span> на войне,</text:p>
      <text:p text:style-name="P314">Вва-лись, Слотроп!</text:p>
      <text:p text:style-name="P314"/>
      <text:p text:style-name="P315">Меня тут не любят, не могут понять,</text:p>
      <text:p text:style-name="P315">Лишь ищут куда бы ещё послать….</text:p>
      <text:p text:style-name="P315"/>
      <text:p text:style-name="P315">Голову мне продырявь, провода вставь в мозг мой,</text:p>
      <text:p text:style-name="P315">Вену проткни иглой,</text:p>
      <text:p text:style-name="P315"/>
      <text:p text:style-name="P315">Слотроп, очнись!</text:p>
      <text:p text:style-name="P315"/>
      <text:p text:style-name="P315"><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text:span text:style-name="T911">Итак—где вы. Слотроп? Вы что-нибудь видите?</text:span></text:p>
      <text:p text:style-name="P316">Слотроп: Ну, нет, не то, чтобы <text:span text:style-name="T5">вижу…</text:span></text:p>
      <text:p text:style-name="P316">С рёвом по эстакаде подземки, только в Бостон, сталь и углеродный саван на древней кирпичной кладке—</text:p>
      <text:p text:style-name="P315"/>
      <text:p text:style-name="P317">Этот ритм меня поймал,</text:p>
      <text:p text:style-name="P317">О, бэби, этта свинг, свинг, свинг!</text:p>
      <text:p text:style-name="P317">Ей-ей, поймал,</text:p>
      <text:p text:style-name="P317">Прикинь, весь-целый-мир-вокруг поёт,</text:p>
      <text:p text:style-name="P317"><text:span text:style-name="T913">Я в</text:span> жизн<text:span text:style-name="T913">и</text:span> не слыхал столь-сладких-звуков,</text:p>
      <text:p text:style-name="P317"><text:span text:style-name="T912">Таких нет </text:span>даже за углом, на Бейсин-стрит,</text:p>
      <text:p text:style-name="P318">И в этом ритме, крошка, мы будем делать</text:p>
      <text:p text:style-name="P318">Свинг, свинг, свинг,</text:p>
      <text:p text:style-name="P318">Давай же, крошка… вжарим… свинг!</text:p>
      <text:p text:style-name="P318"/>
      <text:p text:style-name="P319">Чёрные лица, белые скатерти, мерцание очень острых ножей в ряд с тарелками… дым табака и «плана» щедро смешались, щиплет глаза как терпкое вино, <text:span text:style-name="T916">курнёшь этай клёвай дури и мазги паморщутся па ходу! Распрямиит их па полной, бу спок!</text:span></text:p>
      <text:p text:style-name="P320">ПРПУК: Это было «бу спок», Слотроп? </text:p>
      <text:p text:style-name="P320">Слотроп: Да ладно вам, парни… <text:span text:style-name="T917">зачем вот так вот сразу…</text:span></text:p>
      <text:p text:style-name="P321">Белые ребята из колледжа, орут заказы <text:span text:style-name="T923">групке</text:span> джазменов на возвышении. Голоса из восточных частных школ, выговаривая «жопа» чуть округляют губы и получается «жёпя»… они <text:span text:style-name="T923">оттягиваются</text:span>, отрываются. <text:span text:style-name="T918">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span></text:p>
      <text:p text:style-name="P322">Наверху, в мужско<text:span text:style-name="T919">й</text:span> <text:span text:style-name="T919">уборной</text:span> Бального Зала Роузленд он млеет коленопреклонённый над туалетным унитазом, <text:span text:style-name="T919">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text:span text:style-name="T70">ййеееехх</text:span><text:span text:style-name="T71">к</text:span><text:span text:style-name="T919">, отвратную </text:span><text:span text:style-name="T70">дыру! </text:span><text:span text:style-name="T920">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text:span text:style-name="T71">выпала</text:span><text:span text:style-name="T920">,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span></text:p>
      <text:p text:style-name="P323"><text:soft-page-break/><text:span text:style-name="T921">Вслед</text:span>? <text:span text:style-name="T922">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text:span text:style-name="T72">охренеть</text:span><text:span text:style-name="T922">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text:span text:style-name="T72">тут</text:span><text:span text:style-name="T922">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span></text:p>
      <text:p text:style-name="P324">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text:span text:style-name="T924">распускают</text:span> его пояс, <text:s/>расстёгивают <text:span text:style-name="T924">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text:span text:style-name="T73">настоящее имя Малкольм</text:span><text:span text:style-name="T924">,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span></text:p>
      <text:p text:style-name="P325">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5">это</text:span>, <text:span text:style-name="T925">а другие прокряхтят, эх жаль, но Слотроп не сказал ни так: ни эдак, потому что он особо ничего не </text:span><text:span text:style-name="T74">чувствует</text:span><text:span text:style-name="T925">. А и его потерянную гармошку </text:span><text:span text:style-name="T74">всё ещё</text:span><text:span text:style-name="T925"> нигде не видно. Свет тут внизу тёмно серый и </text:span><text:soft-page-break/><text:span text:style-name="T925">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text:span text:style-name="T74">этот</text:span><text:span text:style-name="T925">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span></text:p>
      <text:p text:style-name="P325"/>
      <text:p text:style-name="P326">Через унитаз, глянь на <text:span text:style-name="T926">меня,</text:span></text:p>
      <text:p text:style-name="P327">Вот дурак попался,</text:p>
      <text:p text:style-name="P327">Хоть бы не стали писять</text:p>
      <text:p text:style-name="P327">Дирли тирли трали сялся</text:p>
      <text:p text:style-name="P327"/>
      <text:p text:style-name="P328">И в ту секунду раздался этот страшенный плеск выше по линии, шум нарастает как мощный прилив, вздымая плотную волну говна, блевотины, туалетной бумаги, <text:span text:style-name="T927">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pan><text:soft-page-break/><text:span text:style-name="T927">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span></text:p>
      <text:p text:style-name="P329">В какой-то момент коричневый мрак вокруг него начал светлеть. <text:span text:style-name="T928">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span></text:p>
      <text:p text:style-name="P330">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text:span text:style-name="T929">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span></text:p>
      <text:p text:style-name="P329"/>
      <text:p text:style-name="P332"><text:span text:style-name="T930">У</text:span>же <text:span text:style-name="T930">не помнишь</text:span> Красного Малкольма, <text:span text:style-name="T930">что</text:span> наверху <text:span text:style-name="T930">остался,</text:span></text:p>
      <text:p text:style-name="P333">В причёске Красный Дьявол до Волос Дорвался…</text:p>
      <text:p text:style-name="P333"/>
      <text:p text:style-name="P334">Ну, <text:span text:style-name="T932">и</text:span> вот <text:span text:style-name="T932">этот самый</text:span> Крачфилд, или Крочфилд, западопроходец. Не «архитипический» западопроходец, но <text:span text:style-name="T5">единственный</text:span>. <text:span text:style-name="T931">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pan><text:soft-page-break/><text:span text:style-name="T931">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span></text:p>
      <text:p text:style-name="P331"><text:s/></text:p>
      <text:p text:style-name="P515">Долин<text:span text:style-name="T934">ы</text:span> Красной Реки</text:p>
      <text:p text:style-name="P338">В унитаз, говорят, тебя смыло<text:span text:style-name="T152">—</text:span></text:p>
      <text:p text:style-name="P337">Присядь, отдохни, <text:span text:style-name="T933">держи нос свой вверх</text:span></text:p>
      <text:p text:style-name="P337">Канализация кончается скоро,</text:p>
      <text:p text:style-name="P339">А говно на наших берегах круче всех.</text:p>
      <text:p text:style-name="P339"/>
      <text:p text:style-name="P340">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text:span text:style-name="T935">а </text:span>у женщин ноги волосатые, всё им отдай или взорвут <text:span text:style-name="T935">круглой чёрной железякой посреди ночи кровавой через Полаков в серых шапках, всяких оки, ниггеров, да, особенно через нигеров…)</text:span></text:p>
      <text:p text:style-name="P341">Ну, тут, в общем, дружок Крачфилда как раз вышел из сарая. <text:span text:style-name="T936">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span></text:p>
      <text:p text:style-name="P341"/>
      <text:p text:style-name="P342">Одного бандитика в Сан Берду,</text:p>
      <text:p text:style-name="P343">Одного китайчонка, что смылся с железной дороги,</text:p>
      <text:p text:style-name="P343">Одного с триппером, одного с зобом,</text:p>
      <text:p text:style-name="P343">Одного в последней стадии прока-зи,</text:p>
      <text:p text:style-name="P344">Хромого на левую ногу, хромого на правую ногу,</text:p>
      <text:p text:style-name="P344">Хромого на обе, всех будет три!</text:p>
      <text:p text:style-name="P345">Одного гомика, даже лесбу одну,</text:p>
      <text:p text:style-name="P345">Одного негришку, одного евреишку,</text:p>
      <text:p text:style-name="P345">Одного краснокожего с одним бизоном,</text:p>
      <text:p text:style-name="P345">И охотника на бизонов из Нью Мексико</text:p>
      <text:p text:style-name="P345"/>
      <text:p text:style-name="P346"><text:span text:style-name="T937">И так далее, и так далее, по одному от всего, он Белый Йобмен в </text:span><text:span text:style-name="T5">terre mauvaise</text:span> <text:span text:style-name="T937">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text:span text:style-name="T75">гремучей змеи</text:span><text:span text:style-name="T937">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pan><text:soft-page-break/><text:span text:style-name="T937">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span></text:p>
      <text:p text:style-name="P347">– <text:span text:style-name="T938">Ах, Крачфилд,– вскидывая руку,– как мило, что ты явился.</text:span></text:p>
      <text:p text:style-name="P348">– <text:span text:style-name="T938">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text:span text:style-name="T76">это</text:span><text:span text:style-name="T938">.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span></text:p>
      <text:p text:style-name="P349">Отв.: Да.</text:p>
      <text:p text:style-name="P349">Вопр.: Значит одна девушка индейка…</text:p>
      <text:p text:style-name="P349">Отв.: Одна <text:span text:style-name="T5">чисто</text:span> индейка. Одна <text:span text:style-name="T5">mestiza</text:span>. Одна <text:span text:style-name="T5">criolla</text:span>. Потом: одна якви. Одна навахо. Одна аппачи—</text:p>
      <text:p text:style-name="P349">Вопр.: Минуточку! Начнём с того, что был только один индеец, которого Кранчфилд убил.</text:p>
      <text:p text:style-name="P349">Отв.: <text:span text:style-name="T939">Да.</text:span></text:p>
      <text:p text:style-name="P351">Рассматривайте это как вопрос оптимизации. Страна в состоянии хорошо поддерживать только одного от всякого.</text:p>
      <text:p text:style-name="P349">Вопр.: <text:span text:style-name="T939">Тогда как же все остальные? Бостон. Лондон. Те что живут в городах. Те люди реальны или как?</text:span></text:p>
      <text:p text:style-name="P349">Отв.: <text:span text:style-name="T939">Некоторые реальны, а некоторые нет.</text:span></text:p>
      <text:p text:style-name="P349">Вопр.: <text:span text:style-name="T939">Ну, а реальные, они нужны? или не нужны?</text:span></text:p>
      <text:p text:style-name="P350">Отв.: <text:span text:style-name="T939">Это зависит от того, что вы имеете в виду.</text:span></text:p>
      <text:p text:style-name="P349">Вопр.: <text:span text:style-name="T939">Блядь, я ничего не имею в виду.</text:span></text:p>
      <text:p text:style-name="P349">Отв.: <text:span text:style-name="T939">Зато </text:span><text:span text:style-name="T77">мы</text:span><text:span text:style-name="T939"> имеем.</text:span></text:p>
      <text:p text:style-name="P349"><text:s/><text:span text:style-name="T940">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pan><text:soft-page-break/><text:span text:style-name="T940">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span></text:p>
      <text:p text:style-name="P352">Но зарулим сегвей на склон Роксбери. Снег набился в его дуги, в рубчатые бороздки на его чёрных резиновых подошвах. <text:span text:style-name="T941">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span></text:p>
      <text:p text:style-name="P354">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P353">Слотроп: Где он? Почему не пришёл? Ты кто?</text:p>
      <text:p text:style-name="P353">Голос: Парня прикончили. И ты знаешь меня Слотроп. Забыл? Меня зовут Никогда.</text:p>
      <text:p text:style-name="P353">Слотроп: (вглядываясь) <text:span text:style-name="T5">Ты</text:span> Никогда? (пауза) <text:span text:style-name="T5">Сделал</text:span> Парня из Кеноши?</text:p>
      <text:p text:style-name="P355"><draw:frame draw:style-name="fr1" draw:name="Image11" text:anchor-type="paragraph" svg:width="6.9252in" svg:height="0.3661in" draw:z-index="10"><draw:image xlink:href="Pictures/1000000000000B720000009B428C9716555D8079.png" xlink:type="simple" xlink:show="embed" xlink:actuate="onLoad" loext:mime-type="image/png"/></draw:frame>«<text:span text:style-name="T944">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span></text:p>
      <text:p text:style-name="P516">—<text:span text:style-name="T945">Проф. Др. Ласло Джамф, «Криптосем» (рекламная </text:span></text:p>
      <text:p text:style-name="P517">брошюра) Агфа, Берлин, 1934</text:p>
      <text:p text:style-name="P356"/>
      <text:p text:style-name="P356">Чертёж на плотной кремовой бумаге под чёрно-буквенным штампом <text:s/>GEHEIME</text:p>
      <text:p text:style-name="P357">KOMMANDOSACHE, <text:span text:style-name="T946">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span></text:p>
      <text:p text:style-name="P358">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text:span text:style-name="T947">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text:span text:style-name="T78">ещё</text:span><text:span text:style-name="T947"> Они знают?</text:span></text:p>
      <text:p text:style-name="P359">– <text:span text:style-name="T948">Тсс,</text:span>– <text:s/><text:span text:style-name="T949">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text:span>– «<text:span text:style-name="T950">Я оставлю его. Мы переедем жить тут. Будем всё время заниматься любовью. Я твоя, я всегда </text:span><text:soft-page-break/><text:span text:style-name="T950">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span></text:p>
      <text:p text:style-name="P360">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text:span text:style-name="T951">ической </text:span>транспозиции, <text:span text:style-name="T951">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span></text:p>
      <text:p text:style-name="P361">Далеко, сквозь дождь, доносится взрыв ещё одной германской ракеты. Третья за сегодня. Они штурмуют небо как Вотан и его обезумелая рать.</text:p>
      <text:p text:style-name="P362"><draw:frame draw:style-name="fr2" draw:name="Image12" text:anchor-type="paragraph" svg:x="0.0244in" svg:y="0.6783in" svg:width="6.9252in" svg:height="0.3661in" draw:z-index="11"><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В Германии, всё ближе к концу, <text:span text:style-name="T952">непрестанными письменами на стенах было WAS TUST DU FÜR </text:span>DIE FRONT, FÜR DEN SIEG? WAS HAST DU HEUTE FÜR DEUTSCHLAND GETAN? <text:span text:style-name="T952">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span></text:p>
      <text:p text:style-name="P367">– Я и не думал,– Ле Фройд продолжает вглядываться в море.</text:p>
      <text:p text:style-name="P368">– Тогда что ты тут делаешь?А?</text:p>
      <text:p text:style-name="P368">– Хотел посмотреть на море,– объясняет Ле Фройд.– Я никогда не видел. Хотя родственник, по крови, знаете ли ,морю.</text:p>
      <text:p text:style-name="P369">– Вон оно что,– хитрый Стаглз подбирается всё ближе,– значит родственников посещаете, как мило.</text:p>
      <text:p text:style-name="P370">– Я могу слышать Бога Моря!– кричит Ле Фройд изумлённо.</text:p>
      <text:p text:style-name="P371">– Ну и ну, и как его зовут?– Они оба, с мокрыми лицами, орут против ветра.</text:p>
      <text:p text:style-name="P371">– Не знаю,– кричит Ле Фройд,– а какое подошло бы?</text:p>
      <text:p text:style-name="P372"><text:soft-page-break/>– Берт,– предлагает констебль и пытается вспомнить правой рукой схватить левую <text:s/>повыше локтя, или левой рукой схватить…</text:p>
      <text:p text:style-name="P363">Ле Фройд оборачивается и в первый раз видит собеседника и толпу. <text:span text:style-name="T953">Глаза его становятся круглыми и кроткими. –«Берт хорошее имя.»– Говорит он и делает шаг спиною вперёд в пустоту.</text:span></text:p>
      <text:p text:style-name="P364">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text:span text:style-name="T956">что из</text:span>лива<text:span text:style-name="T956">ет</text:span> каждый день беспроволочной истории в песню, <text:span text:style-name="T956">на фоне </text:span>закат<text:span text:style-name="T956">ов</text:span> над променадом, глазниц линз постоянно меняющи<text:span text:style-name="T956">х</text:span>ся в свете моря, <text:span text:style-name="T956">который</text:span> разливается то <text:span text:style-name="T956">буйно</text:span>, то <text:span text:style-name="T956">утихомирено</text:span> в небе, аспирина на ночь—т<text:span text:style-name="T955">о</text:span>лько прыжо<text:span text:style-name="T955">к</text:span> Ле Фройда <text:span text:style-name="T955">единственный аттракцион до начала войны.</text:span></text:p>
      <text:p text:style-name="P365">С разгромом Польши, министерские кортежи вдруг начали замечаться в любой час ночи в направлении «Белого Посещения», тихие как шхуны, моторы приглушены<text:span text:style-name="T954">—</text:span>чёрные машины без хрома, что поблескивали в свете звёзд, а без них маскировались лицом, которое вот-вот вспомнишь, если бы память не подводила…. <text:span text:style-name="T957">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span></text:p>
      <text:p text:style-name="P366">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text:span text:style-name="T958">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span></text:p>
      <text:p text:style-name="P373">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text:span text:style-name="T963">э</text:span>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text:span text:style-name="T959">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text:span text:style-name="T79">делают</text:span><text:span text:style-name="T959">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pan><text:soft-page-break/><text:span text:style-name="T959">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span></text:p>
      <text:p text:style-name="P374">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text:span text:style-name="T960">состояние</text:span>, чьим гражданином он начал себя чувствовать, <text:span text:style-name="T960">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span></text:p>
      <text:p text:style-name="P375">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text:span text:style-name="T960">—</text:span>Падинг может только оглядываться и стараться быть повежливее. Не такой рослый, как его отец, <text:span text:style-name="T961">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span></text:p>
      <text:p text:style-name="P376">Возраст старого бригадного генерала неясен, хотя наверняка волочит за 80<text:span text:style-name="T961">—</text:span>призван из отставки в 1940, задействован в новом качестве, не только на поле боя<text:span text:style-name="T961">—</text:span>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5">в точности как они</text:span>… так что, лучше «как петля»)<text:span text:style-name="T961">—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text:span> <text:span text:style-name="T962">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span></text:p>
      <text:p text:style-name="P377">Кто не заблудится среди этого <text:span text:style-name="T964">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span></text:p>
      <text:p text:style-name="P378">Эрнест Падинг был воспитан верить в буквальную Цепь Командования, как церковники ранних столетий веровали в Цепь Бытия. <text:span text:style-name="T965">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span></text:p>
      <text:p text:style-name="P379">Ему пришло в голову сосредоточиться на европейском балансе сил, <text:span text:style-name="T967">по причине</text:span> хронической патологии <text:span text:style-name="T967">которого </text:span>он однажды очутился в глубоком, без надежд на пробуждение, кошмаре Фландрии. Он начал необъятный труд озаглавленный <text:span text:style-name="T80">Что Могло бы Случиться в Европейской Политике</text:span><text:span text:style-name="T5">.</text:span> <text:span text:style-name="T966">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span></text:p>
      <text:p text:style-name="P380">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text:span text:style-name="T968">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text:span text:style-name="T81">теперь</text:span><text:span text:style-name="T968">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pan><text:soft-page-break/><text:span text:style-name="T968">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span></text:p>
      <text:p text:style-name="P381">Снежный свет вливается через высокие многостворчатые окна, тёмный день, свет включ<text:span text:style-name="T969">ё</text:span>н лишь в некоторых кабинетах. <text:span text:style-name="T969">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span></text:p>
      <text:p text:style-name="P382">В крыле ОИА, краденные собаки спят, чешутся, вспоминают тени запахов людей, которые возможно их любили, угрюмо слушают осцил<text:span text:style-name="T971">ля</text:span>торы и метрономы Неда Пойнтсмена. <text:span text:style-name="T970">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span></text:p>
      <text:p text:style-name="P383">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text:span text:style-name="T972">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span></text:p>
      <text:p text:style-name="P384">Теперь, когда он вошёл в «эквивалентную» фазу, это первая из трансграничных фаз, <text:span text:style-name="T973">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82">интерфейс</text:span><text:span text:style-name="T973">—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T82">Вспоминая Брайтон</text:span><text:span text:style-name="T973">,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span></text:p>
      <text:p text:style-name="P385">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P386">– <text:span text:style-name="T974">Эт-от старык не име-эт стыд,</text:span>– <text:span text:style-name="T974">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pan><text:soft-page-break/><text:span text:style-name="T974">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text:span text:style-name="T83">кроме</text:span><text:span text:style-name="T974"> картошки, конечно же, не какой-нибудь заумный «Сюрприз!», какая-то намятая кашица вся лиловая из </text:span><text:span text:style-name="T83">гранатов</text:span><text:span text:style-name="T974">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text:span text:style-name="T83">ве</text:span><text:span text:style-name="T974">! что это? беф </text:span><text:span text:style-name="T83">rissolé? </text:span><text:span text:style-name="T974">фаршированный беф </text:span><text:span text:style-name="T83">rissolé?</text:span><text:span text:style-name="T974">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text:span text:style-name="T83">rissolé</text:span><text:span text:style-name="T84"> </text:span><text:span text:style-name="T153">не напоминают обычную «Жабу», а скорее </text:span><text:span text:style-name="T154">испорченных полоумных созданий, с которыми Молодые Ребята из Королей Дороги имеют Связи в шуточных стишках—у Падинга </text:span><text:span text:style-name="T85">тысячи</text:span><text:span text:style-name="T154">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text:span><text:span text:style-name="T155">затем возможно долгий отчёт о всех его финансовых затруднениях, всех, </text:span><text:span text:style-name="T157">начиная со</text:span><text:span text:style-name="T155"> времён ещё даже предшествовавших возникновению Электра Хаус Груп… </text:span><text:span text:style-name="T156">о его междоусобицах, которые он вёл </text:span><text:span text:style-name="T157">своими</text:span><text:span text:style-name="T156"> письмами в </text:span><text:span text:style-name="T86">Таймз</text:span><text:span text:style-name="T156"> против критиков Хайга….</text:span></text:p>
      <text:p text:style-name="P387"><text:span text:style-name="T156">И </text:span><text:span text:style-name="T100">все они </text:span><text:span text:style-name="T5">сидели</text:span><text:span text:style-name="T100"> там под очень высокими почернелыми </text:span><text:span text:style-name="T158">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text:span><text:span text:style-name="T159">с пятнами печени на коже бригадного генерала Падинга</text:span><text:span text:style-name="T158">—</text:span><text:span text:style-name="T160">а эмигранты-прочих-убеждений россыпью между этими двумя крылами: баланс сил, если таковой когда-либо существовал в «Белом Посещении».</text:span></text:p>
      <text:p text:style-name="P388"><text:span text:style-name="T160">Д-</text:span><text:span text:style-name="T100">р Рожавёлги чувствует, что вполне мог бы и быть, если бы ребята «разыграли свои карты правильно». </text:span><text:span text:style-name="T161">Главная задача сейчас выжить</text:span><text:span text:style-name="T158">—</text:span><text:span text:style-name="T161">пережить жуткий интерфейс Дня Победы, жить в светлом новом После Войны </text:span><text:span text:style-name="T162">сохраняя чувства и память здравыми. Нельзя допустить, чтобы ПРПУК отправился под молот с остальным блеющим стадом. </text:span><text:span text:style-name="T163">Должен подняться, и чертовски скоро, способный сплотить их в фалангу, в сконцентрированную точку света, некий лидер или </text:span><text:soft-page-break/><text:span text:style-name="T163">программа достаточно мощная, чтобы продолжать её ещё кто знает сколько лет После Войны. </text:span><text:span text:style-name="T164">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text:span><text:span text:style-name="T165">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text:span><text:span text:style-name="T166">ко</text:span><text:span text:style-name="T165"> хватит времени и ресурсов….</text:span></text:p>
      <text:p text:style-name="P389"><text:span text:style-name="T100">Нужно ли пояснять, что главную ставку д-р Рожавёлги делает на этот последний проект, вокруг фигуры лейтенанта Слотропа? </text:span><text:span text:style-name="T167">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text:span><text:span text:style-name="T168">Служебный стол содрогнулся. «Напри-мэр: его Мине</text:span><text:span text:style-name="T87">со</text:span><text:span text:style-name="T168">-та, Мул-тэ-фазык Лыч-ност-ный Пере-чэн чрэз-вы-чаэно нерав-но-мэрны, всегда <text:s text:c="2"/></text:span><text:span text:style-name="T169">к псико-паты</text:span><text:span text:style-name="T170">чн</text:span><text:span text:style-name="T169">и и нездоро-вы скло-ност.</text:span></text:p>
      <text:p text:style-name="P390"><text:span text:style-name="T169">О</text:span><text:span text:style-name="T100">днако, преподобный д-р Де ла Нут не любит ММЛП:– «Рожа, разве имеются весы для измерения межличностных </text:span><text:span text:style-name="T171">характерных черт?» Орлиный нос пробует, пробует, глаза опущены в политичной кротости. </text:span><text:span text:style-name="T100">–«</text:span><text:span text:style-name="T171">А для </text:span><text:span text:style-name="T88">общечеловеческих</text:span><text:span text:style-name="T171"> ценностей. Вера, честность, любовь? Имеются ли—простите мою особую настойчивость—весы религиозности, вообще?</text:span></text:p>
      <text:p text:style-name="P394"><text:span text:style-name="T100">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text:span><text:span text:style-name="T164">—</text:span><text:span text:style-name="T100">тесты времён до Войны—кажутся Полу Де ла Нут более гуманными. </text:span><text:span text:style-name="T172">Похоже всё, что определяют тесты ММЛП, это станет ли человек хорошим солдатом, или плохим солдатом.</text:span></text:p>
      <text:p text:style-name="P391"><text:span text:style-name="T172">– На солдат нынче большой спрос, преподобный Доктор,</text:span><text:span text:style-name="T100">– </text:span><text:span text:style-name="T172">бормочет Пойнтсмен.</text:span></text:p>
      <text:p text:style-name="P33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P392"><text:span text:style-name="T172">– Имэн-но почэму,</text:span><text:span text:style-name="T100">– </text:span><text:span text:style-name="T172">впрыгивает Рожавёлги,</text:span><text:span text:style-name="T100">– </text:span><text:span text:style-name="T172">мы тепэр предлага-эм дат Слотропу совэр-шэнно ын-ной рода тэст. </text:span><text:span text:style-name="T173">Мы разраба-ты-ваэм для нэго так называ-эм <text:s/>проэктыв-ни тэст. </text:span><text:span text:style-name="T174">Наибол-шэ знакоми примэр этот тип, ест Роршач кляксы. Основни тэория ест, когда мы предлага-эт </text:span><text:span text:style-name="T175">не-струк-туры-ровани стимулюс, </text:span><text:span text:style-name="T176">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text:span><text:span text:style-name="T172">– </text:span><text:span text:style-name="T176">Брови движутся милю в час, необычайно плавная изысканная жестикуляция рук, напоминающая</text:span><text:span text:style-name="T164">—</text:span><text:span text:style-name="T177">скорее всего, так и задумано, но кто упрекнёт Рожу за использование случая</text:span><text:span text:style-name="T164">—</text:span><text:span text:style-name="T177">одного из самых знаменитых его земляков, хотя имеются и нежелательные побочные эффекты: сотрудники, которые клянутся, что видели </text:span><text:span text:style-name="T178">его </text:span><text:span text:style-name="T177">ползущим вниз головой по северному фасаду «Белого Посещения», например. «</text:span><text:span text:style-name="T178">И-так мы в пол-ном сог-ла-сыи, Преподобны Доктор. Тэст, как ММЛП, в дан-ны слу-чай, не-адекват-эн. </text:span><text:span text:style-name="T179">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span></text:p>
      <text:p text:style-name="P393"><text:span text:style-name="T172">– </text:span><text:span text:style-name="T180">Должен заметить, это не похоже на вашу чашку чая, Пойнсмен,</text:span><text:span text:style-name="T172">– </text:span><text:span text:style-name="T180">улыбается д-р Аарон Тровстер.</text:span><text:span text:style-name="T172">– </text:span><text:span text:style-name="T180">У вас, по большей части, стимулы структурированы.</text:span></text:p>
      <text:p text:style-name="P393"><text:span text:style-name="T172">– </text:span><text:span text:style-name="T180">Ну, скажем, я нахожу в этом некое постыдное очарование.</text:span></text:p>
      <text:p text:style-name="P393"><text:span text:style-name="T172">– </text:span><text:span text:style-name="T180">Нет, не скажем. Не говорите мне, будто вы не собираетесь приложить свою милую Павловскую руку к этому всему.</text:span></text:p>
      <text:p text:style-name="P393"><text:span text:style-name="T172">– </text:span><text:span text:style-name="T180">Ну, отчасти, Тровстер, отчасти. Раз уж вы затронули. Мы </text:span><text:span text:style-name="T89">тоже</text:span><text:span text:style-name="T180"> рассчитываем на весьма структурированны</text:span><text:span text:style-name="T181">й</text:span><text:span text:style-name="T180"> стимул. </text:span><text:span text:style-name="T181">Тот самый, фактически, что вызвал наш интерес. Мы хотим подвергнуть Слотропа немецкой ракете….</text:span></text:p>
      <text:p text:style-name="P395"><text:soft-page-break/><text:span text:style-name="T181">В</text:span><text:span text:style-name="T100">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text:span><text:span text:style-name="T182">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text:span><text:span text:style-name="T183">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text:span><text:span text:style-name="T184">ц</text:span><text:span text:style-name="T183">ентричность вигов доведена в этом доме до самых нездоровых крайностей. </text:span><text:span text:style-name="T184">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text:span><text:span text:style-name="T185">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text:span><text:span text:style-name="T186">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text:span><text:span text:style-name="T187">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text:span><text:span text:style-name="T188">прежде , чем уступить лиственницам и вязам: утки, бутылки, улитки и всадники в стиплчейзе сходят на нет у дороги с железным ограждением </text:span><text:span text:style-name="T189">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text:span><text:span text:style-name="T192">натасканные</text:span><text:span text:style-name="T189"> и смертельные, следят за тобой из перелесков. Вскоре, когда подступает вечер, редкие горькие снежинки начинают </text:span><text:span text:style-name="T193">падать</text:span><text:span text:style-name="T189">.</text:span></text:p>
      <text:p text:style-name="P396"><draw:frame draw:style-name="fr1" draw:name="Image13" text:anchor-type="paragraph" svg:width="6.9252in" svg:height="0.3661in" draw:z-index="12"><draw:image xlink:href="Pictures/1000000000000B720000009B428C9716555D8079.png" xlink:type="simple" xlink:show="embed" xlink:actuate="onLoad" loext:mime-type="image/png"/></draw:frame><text:span text:style-name="T189">А </text:span><text:span text:style-name="T100">будешь ерепениться, пошлём тебя обратно к д-ру Джамф</text:span><text:span text:style-name="T190">у</text:span><text:span text:style-name="T100">!</text:span></text:p>
      <text:p text:style-name="P397"><text:span text:style-name="T100"><text:s/>Джамф </text:span><text:span text:style-name="T194">укоренил</text:span><text:span text:style-name="T100"> в нём рефлекс, и выбросил стимул.</text:span></text:p>
      <text:p text:style-name="P398"><text:span text:style-name="T100">Похоже д-р Джамф сегодня проверял твою </text:span><text:span text:style-name="T191">пипетку</text:span><text:span text:style-name="T100">, а?</text:span></text:p>
      <text:p text:style-name="center-norm">—<text:span text:style-name="T90">Нейл Носпикер </text:span><text:span text:style-name="T975">50,000 Оскорблений, </text:span><text:span text:style-name="Source_20_Text"><text:span text:style-name="T977">§ 6.72</text:span></text:span></text:p>
      <text:p text:style-name="P518"><text:span text:style-name="Source_20_Text"><text:span text:style-name="T977">«Невежа Недоросль», Найлан Смит Прес,</text:span></text:span></text:p>
      <text:p text:style-name="P518"><text:span text:style-name="Source_20_Text"><text:span text:style-name="T977">Кембридж (Массач.) 1933</text:span></text:span></text:p>
      <text:p text:style-name="P518"><text:span text:style-name="Source_20_Text"><text:span text:style-name="T977"/></text:span></text:p>
      <text:p text:style-name="P399"><text:span text:style-name="Source_20_Text"><text:span text:style-name="T978">Падинг: Но не слишком ли это—</text:span></text:span></text:p>
      <text:p text:style-name="Standard"><text:span text:style-name="Source_20_Text"><text:span text:style-name="T976">Пойнтсмен: </text:span></text:span><text:span text:style-name="Source_20_Text"><text:span text:style-name="T978">Сэр?</text:span></text:span></text:p>
      <text:p text:style-name="P399"><text:span text:style-name="Source_20_Text"><text:span text:style-name="T978">Падинг: Разве это не убого, Пойнтсмен? Так вот вмешиваться в сознание другого человека?</text:span></text:span></text:p>
      <text:p text:style-name="P399"><text:span text:style-name="Source_20_Text"><text:span text:style-name="T978">Пойнтсмен: </text:span></text:span><text:span text:style-name="Source_20_Text"><text:span text:style-name="T979">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P399"><text:span text:style-name="Source_20_Text"><text:span text:style-name="T978">Падинг: </text:span></text:span><text:span text:style-name="Source_20_Text"><text:span text:style-name="T979">Мы не можем, Пойнтсмен, это зверство</text:span></text:span></text:p>
      <text:p text:style-name="P400"><text:soft-page-break/><text:span text:style-name="Source_20_Text"><text:span text:style-name="T978">Пойнтсмен:</text:span></text:span><text:span text:style-name="Source_20_Text"><text:span text:style-name="T979">Но американцы уже им занимались! разве не ясно? Не то, чтобы мы совращали девственницу, или что</text:span></text:span><text:span text:style-name="Source_20_Text"><text:span text:style-name="T978">—</text:span></text:span></text:p>
      <text:p text:style-name="P400"><text:span text:style-name="Source_20_Text"><text:span text:style-name="T978">Падинг: </text:span></text:span><text:span text:style-name="Source_20_Text"><text:span text:style-name="T979">Так что нам делать это потому, что американцы делают так? Позволим им совратить нас?</text:span></text:span></text:p>
      <text:p text:style-name="P401"><text:span text:style-name="Source_20_Text"><text:span text:style-name="T980">Ещё где-то в 1920, д-р Ласло Джамф полагал, что если Ватсону и Райнеру успешно удалось привить «Дитю Альберту» рефлекс ужаса перед чем-либо мохнатым, </text:span></text:span><text:span text:style-name="Source_20_Text"><text:span text:style-name="T982">будь то </text:span></text:span><text:span text:style-name="Source_20_Text"><text:span text:style-name="T980">даже <text:s/>мехово</text:span></text:span><text:span text:style-name="Source_20_Text"><text:span text:style-name="T982">е</text:span></text:span><text:span text:style-name="Source_20_Text"><text:span text:style-name="T980"> боа его матери, то Джамф, конечно же, сможет </text:span></text:span><text:span text:style-name="Source_20_Text"><text:span text:style-name="T982">сделать</text:span></text:span><text:span text:style-name="Source_20_Text"><text:span text:style-name="T980"> то же самое своему Дитю Тайрону относительно младенческого </text:span></text:span><text:span text:style-name="Source_20_Text"><text:span text:style-name="T981">полового</text:span></text:span><text:span text:style-name="Source_20_Text"><text:span text:style-name="T980"> рефлекса. </text:span></text:span><text:span text:style-name="Source_20_Text"><text:span text:style-name="T982">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text:span></text:span><text:span text:style-name="Source_20_Text"><text:span text:style-name="T983">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text:span></text:span><text:span text:style-name="Source_20_Text"><text:span text:style-name="T1013">э</text:span></text:span><text:span text:style-name="Source_20_Text"><text:span text:style-name="T983">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text:span></text:span><text:span text:style-name="Source_20_Text"><text:span text:style-name="T984">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P402"><text:span text:style-name="Source_20_Text"><text:span text:style-name="T984">Однако, эрекция либо есть, либо нет. Элегантная бинарность. </text:span></text:span><text:span text:style-name="Source_20_Text"><text:span text:style-name="T985">Задание наблюдения может исполнить даже </text:span></text:span><text:span text:style-name="Source_20_Text"><text:span text:style-name="T986">студент</text:span></text:span><text:span text:style-name="Source_20_Text"><text:span text:style-name="T985">.</text:span></text:span></text:p>
      <text:p text:style-name="P403"><text:span text:style-name="Source_20_Text"><text:span text:style-name="T985">Безусловный стимул = поглаживание пениса антисептичным ватным тампоном.</text:span></text:span></text:p>
      <text:p text:style-name="P403"><text:span text:style-name="Source_20_Text"><text:span text:style-name="T985">Безусловная реакция = эрекция.</text:span></text:span></text:p>
      <text:p text:style-name="P403"><text:span text:style-name="Source_20_Text"><text:span text:style-name="T985">Условный стимул =</text:span></text:span><text:span text:style-name="Source_20_Text"><text:span text:style-name="T986"> х.</text:span></text:span></text:p>
      <text:p text:style-name="P403"><text:span text:style-name="Source_20_Text"><text:span text:style-name="T993">Условный рефлекс = эрекция в присутствии </text:span></text:span><text:span text:style-name="Source_20_Text"><text:span text:style-name="T986">х</text:span></text:span><text:span text:style-name="Source_20_Text"><text:span text:style-name="T993">, поглаживание уже не нужно, всё, что требуется это только </text:span></text:span><text:span text:style-name="Source_20_Text"><text:span text:style-name="T986">х</text:span></text:span><text:span text:style-name="Source_20_Text"><text:span text:style-name="T993">.</text:span></text:span></text:p>
      <text:p text:style-name="P404"><text:span text:style-name="Source_20_Text"><text:span text:style-name="T994">Значит </text:span></text:span><text:span text:style-name="Source_20_Text"><text:span text:style-name="T987">х</text:span></text:span><text:span text:style-name="Source_20_Text"><text:span text:style-name="T994">? а что такое </text:span></text:span><text:span text:style-name="Source_20_Text"><text:span text:style-name="T987">х</text:span></text:span><text:span text:style-name="Source_20_Text"><text:span text:style-name="T994">?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text:span></text:span><text:span text:style-name="Source_20_Text"><text:span text:style-name="T995">полностью совпадает со</text:span></text:span><text:span text:style-name="Source_20_Text"><text:span text:style-name="T994"> </text:span></text:span><text:span text:style-name="Source_20_Text"><text:span text:style-name="T995">средней </text:span></text:span><text:span text:style-name="Source_20_Text"><text:span text:style-name="T994">длин</text:span></text:span><text:span text:style-name="Source_20_Text"><text:span text:style-name="T995">ой отражённой</text:span></text:span><text:span text:style-name="Source_20_Text"><text:span text:style-name="T994"> в отчете Джамфа об эрекции Дитя Т.</text:span></text:span></text:p>
      <text:p text:style-name="P405"><text:span text:style-name="Source_20_Text"><text:span text:style-name="T995">Следующим шагом, по традиции в данных вопросах, сосунка следует лишить условия. Джамфу должен, используя терминологию Павлова, «</text:span></text:span><text:span text:style-name="Source_20_Text"><text:span text:style-name="T998">подавить</text:span></text:span><text:span text:style-name="Source_20_Text"><text:span text:style-name="T995">»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text:span></text:span><text:span text:style-name="Source_20_Text"><text:span text:style-name="T998">подавлении</text:span></text:span><text:span text:style-name="Source_20_Text"><text:span text:style-name="T995"> условного рефлекса, нам следует также понять, </text:span></text:span><text:span text:style-name="Source_20_Text"><text:span text:style-name="T996">что </text:span></text:span><text:span text:style-name="Source_20_Text"><text:span text:style-name="T998">за</text:span></text:span><text:span text:style-name="Source_20_Text"><text:span text:style-name="T996">тухани</text:span></text:span><text:span text:style-name="Source_20_Text"><text:span text:style-name="T998">е </text:span></text:span><text:span text:style-name="Source_20_Text"><text:span text:style-name="T996">может продолжаться </text:span></text:span><text:span text:style-name="Source_20_Text"><text:span text:style-name="T988">за пределы</text:span></text:span><text:span text:style-name="Source_20_Text"><text:span text:style-name="T996">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988">скрытое </text:span></text:span><text:span text:style-name="Source_20_Text"><text:span text:style-name="T990">подавление</text:span></text:span><text:span text:style-name="Source_20_Text"><text:span text:style-name="T988"> за пределы нуля.</text:span></text:span><text:span text:style-name="Source_20_Text"><text:span text:style-name="T996">» Курсив м-ра Пойнтсмена.</text:span></text:span></text:p>
      <text:p text:style-name="P409"><text:span text:style-name="Source_20_Text"><text:span text:style-name="T997">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989"> х</text:span></text:span><text:span text:style-name="Source_20_Text"><text:span text:style-name="T997">, </text:span></text:span><text:span text:style-name="Source_20_Text"><text:span text:style-name="T999">и </text:span></text:span><text:span text:style-name="Source_20_Text"><text:span text:style-name="T997">прекратил на этом? Может он забыл</text:span></text:span><text:span text:style-name="Source_20_Text"><text:span text:style-name="T1000">—</text:span></text:span><text:span text:style-name="Source_20_Text"><text:span text:style-name="T1001">или проигнорировал</text:span></text:span><text:span text:style-name="Source_20_Text"><text:span text:style-name="T1000">—«</text:span></text:span><text:span text:style-name="Source_20_Text"><text:span text:style-name="T1002">скрытое </text:span></text:span><text:span text:style-name="Source_20_Text"><text:span text:style-name="T1012">подавление</text:span></text:span><text:span text:style-name="Source_20_Text"><text:span text:style-name="T1002"> за пределы нуля»? </text:span></text:span><text:span text:style-name="Source_20_Text"><text:span text:style-name="T1001">Если проигнорировал, то почему? Что может сказать Национальный Совет по Исследованиям </text:span></text:span><text:span text:style-name="Source_20_Text"><text:span text:style-name="T1012">по этому поводу</text:span></text:span><text:span text:style-name="Source_20_Text"><text:span text:style-name="T1001">?</text:span></text:span></text:p>
      <text:p text:style-name="P406"><text:soft-page-break/><text:span text:style-name="Source_20_Text"><text:span text:style-name="T1003">Когда Слотроп был открыт, в конце 1944, «Белым Посещением»</text:span></text:span><text:span text:style-name="Source_20_Text"><text:span text:style-name="T1000">—</text:span></text:span><text:span text:style-name="Source_20_Text"><text:span text:style-name="T1003">хотя многие там уже знали его как знаменитого Дитя Тайрона</text:span></text:span><text:span text:style-name="Source_20_Text"><text:span text:style-name="T1000">—</text:span></text:span><text:span text:style-name="Source_20_Text"><text:span text:style-name="T1003">подобно открыти</text:span></text:span><text:span text:style-name="Source_20_Text"><text:span text:style-name="T1004">ю</text:span></text:span><text:span text:style-name="Source_20_Text"><text:span text:style-name="T1003"> Нового Света, разные люди сочли, что они открыли разные вещи.</text:span></text:span></text:p>
      <text:p text:style-name="P407"><text:span text:style-name="Source_20_Text"><text:span text:style-name="T1004">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text:span></text:span><text:span text:style-name="Source_20_Text"><text:span text:style-name="T1005">само </text:span></text:span><text:span text:style-name="Source_20_Text"><text:span text:style-name="T1004">слово: </text:span></text:span><text:span text:style-name="Source_20_Text"><text:span text:style-name="T1005">это взрывное «т» вслед за «с», переходит</text:span></text:span><text:span text:style-name="Source_20_Text"><text:span text:style-name="T1004">—</text:span></text:span><text:span text:style-name="Source_20_Text"><text:span text:style-name="T1005">за пределом своего нуля</text:span></text:span><text:span text:style-name="Source_20_Text"><text:span text:style-name="T1004">—</text:span></text:span><text:span text:style-name="Source_20_Text"><text:span text:style-name="T1005">в иную область.</text:span></text:span></text:p>
      <text:p text:style-name="P407"><text:span text:style-name="Source_20_Text"><text:span text:style-name="T1005">Ролло Грост </text:span></text:span><text:span text:style-name="Source_20_Text"><text:span text:style-name="T1012">называет</text:span></text:span><text:span text:style-name="Source_20_Text"><text:span text:style-name="T1005">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P407"><text:span text:style-name="Source_20_Text"><text:span text:style-name="T1005">Но Эдвин Трикл, самый фрейдитски настроенный среди физических исследователей, полагает, что дар Слотропа заключается в психокинезе. </text:span></text:span><text:span text:style-name="Source_20_Text"><text:span text:style-name="T1006">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991">звездой</text:span></text:span><text:span text:style-name="Source_20_Text"><text:span text:style-name="T1006">, </text:span></text:span><text:span text:style-name="Source_20_Text"><text:span text:style-name="T1007">этой анало-садистской эмблемой успеха в классе, которой так пропитано начальное образование в Америке….»</text:span></text:span></text:p>
      <text:p text:style-name="P408"><text:span text:style-name="Source_20_Text"><text:span text:style-name="T1012">Именно от</text:span></text:span><text:span text:style-name="Source_20_Text"><text:span text:style-name="T1008"> карт</text:span></text:span><text:span text:style-name="Source_20_Text"><text:span text:style-name="T1012">ы</text:span></text:span><text:span text:style-name="Source_20_Text"><text:span text:style-name="T1008"> все они впадают в ужас, </text:span></text:span><text:span text:style-name="Source_20_Text"><text:span text:style-name="T1012">той </text:span></text:span><text:span text:style-name="Source_20_Text"><text:span text:style-name="T1008">карт</text:span></text:span><text:span text:style-name="Source_20_Text"><text:span text:style-name="T1012">ы</text:span></text:span><text:span text:style-name="Source_20_Text"><text:span text:style-name="T1008">, </text:span></text:span><text:span text:style-name="Source_20_Text"><text:span text:style-name="T1012">где</text:span></text:span><text:span text:style-name="Source_20_Text"><text:span text:style-name="T1008"> Слотроп держал <text:s/>учёт своих девушек. </text:span></text:span><text:span text:style-name="Source_20_Text"><text:span text:style-name="T1009">Звёзды рассыпаны в дистрибуции Поиссона, </text:span></text:span><text:span text:style-name="Source_20_Text"><text:span text:style-name="T1010">как на карте</text:span></text:span><text:span text:style-name="Source_20_Text"><text:span text:style-name="T1009"> ракетны</text:span></text:span><text:span text:style-name="Source_20_Text"><text:span text:style-name="T1010">х</text:span></text:span><text:span text:style-name="Source_20_Text"><text:span text:style-name="T1009"> удар</text:span></text:span><text:span text:style-name="Source_20_Text"><text:span text:style-name="T1010">ов</text:span></text:span><text:span text:style-name="Source_20_Text"><text:span text:style-name="T1009"> на карте </text:span></text:span><text:span text:style-name="Source_20_Text"><text:span text:style-name="T1010">составляемой </text:span></text:span><text:span text:style-name="Source_20_Text"><text:span text:style-name="T1009">Мехико о Блице роботов.</text:span></text:span></text:p>
      <text:p text:style-name="P408"><text:span text:style-name="Source_20_Text"><text:span text:style-name="T1012">Да</text:span></text:span><text:span text:style-name="Source_20_Text"><text:span text:style-name="T1010">, </text:span></text:span><text:span text:style-name="Source_20_Text"><text:span text:style-name="T1012">но</text:span></text:span><text:span text:style-name="Source_20_Text"><text:span text:style-name="T1010">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P408"><text:span text:style-name="Source_20_Text"><text:span text:style-name="T1010">Весьма удачно, Слотроп ставил даты на свои звёзды. Звезда всегда появляется </text:span></text:span><text:span text:style-name="Source_20_Text"><text:span text:style-name="T992">до</text:span></text:span><text:span text:style-name="Source_20_Text"><text:span text:style-name="T1010"> соответствующего ракетного удара. Удар может случится так скоро, как через два дня, либо задержаться так надолго, как десять. </text:span></text:span><text:span text:style-name="Source_20_Text"><text:span text:style-name="T1011">Средняя продолжительность оттяжки 4 </text:span></text:span><text:span text:style-name="Source_20_Text"><text:span text:style-name="T489">½ дней.</text:span></text:span></text:p>
      <text:p text:style-name="P410"><text:span text:style-name="Source_20_Text"><text:span text:style-name="T489">Допустим, рассуждает Пойнтсмен, что стимулом </text:span></text:span><text:span text:style-name="Source_20_Text"><text:span text:style-name="T694">х</text:span></text:span><text:span text:style-name="Source_20_Text"><text:span text:style-name="T489"> у Джамфа служил какой-то громкий шум, как </text:span></text:span><text:span text:style-name="Source_20_Text"><text:span text:style-name="T490">и</text:span></text:span><text:span text:style-name="Source_20_Text"><text:span text:style-name="T489"> в эксперименте Ватсона-Райнера. Допустим, что, в случае Слотропа, рефлекс эрекции не был окончательно подавлен. </text:span></text:span><text:span text:style-name="Source_20_Text"><text:span text:style-name="T490">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text:span></text:span><text:span text:style-name="Source_20_Text"><text:span text:style-name="T491">затем пауза и тишина, нарастающее напряжённость и—взрыв. Бац, эрекция. </text:span></text:span><text:span text:style-name="Source_20_Text"><text:span text:style-name="T492">Но, о, нет. Слотроп получает эрекцию, когда последовательность направлена </text:span></text:span><text:span text:style-name="Source_20_Text"><text:span text:style-name="T695">вспять</text:span></text:span><text:span text:style-name="Source_20_Text"><text:span text:style-name="T492">. </text:span></text:span><text:span text:style-name="Source_20_Text"><text:span text:style-name="T493">Сперва взрыв, затем звук приближения: </text:span></text:span><text:span text:style-name="Source_20_Text"><text:span text:style-name="T490">V-</text:span></text:span><text:span text:style-name="Source_20_Text"><text:span text:style-name="T493">2.</text:span></text:span></text:p>
      <text:p text:style-name="P411"><text:span text:style-name="Source_20_Text"><text:span text:style-name="T494">И всё-таки стимулом, каким-то образом </text:span></text:span><text:span text:style-name="Source_20_Text"><text:span text:style-name="T696">должна</text:span></text:span><text:span text:style-name="Source_20_Text"><text:span text:style-name="T494">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text:span></text:span><text:span text:style-name="Source_20_Text"><text:span text:style-name="T495">Происходят ли какие-то колебания на секс рынке, в порнографии и у проституток, возможно увязанные с изменением курсов на <text:s/></text:span></text:span><text:span text:style-name="Source_20_Text"><text:span text:style-name="T496">самой</text:span></text:span><text:span text:style-name="Source_20_Text"><text:span text:style-name="T495"> бирже, </text:span></text:span><text:span text:style-name="Source_20_Text"><text:span text:style-name="T496">о</text:span></text:span><text:span text:style-name="Source_20_Text"><text:span text:style-name="T495"> </text:span></text:span><text:span text:style-name="Source_20_Text"><text:span text:style-name="T496">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text:span></text:span><text:span text:style-name="Source_20_Text"><text:span text:style-name="T497">чёрт побери, какой намёк под самым нашим носом у нас не хватает ума, или смелости, заметить?…</text:span></text:span></text:p>
      <text:p text:style-name="P412"><text:span text:style-name="Source_20_Text"><text:span text:style-name="T498">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498">всего, каждой души. Останется слишком мало места для каких-то надежд вообще. Сами понимаете, насколько важным будет такое открытие.</text:span></text:span></text:p>
      <text:p text:style-name="P412"><text:span text:style-name="Source_20_Text"><text:span text:style-name="T498">Они шагают вдоль присыпанных снегом собачьих вол</text:span></text:span><text:span text:style-name="Source_20_Text"><text:span text:style-name="T499">ь</text:span></text:span><text:span text:style-name="Source_20_Text"><text:span text:style-name="T498">еров, </text:span></text:span><text:span text:style-name="Source_20_Text"><text:span text:style-name="T499">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text:span></text:span><text:span text:style-name="Source_20_Text"><text:span text:style-name="T500">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P413"><text:span text:style-name="Source_20_Text"><text:span text:style-name="T500">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text:span></text:span><text:span text:style-name="Source_20_Text"><text:span text:style-name="T501">Что напрочь прогнало его сон. В своей усталости до костей, он лежал ещё час, с широко открытыми глазами, думая о девушках.</text:span></text:span></text:p>
      <text:p text:style-name="P414"><text:span text:style-name="Source_20_Text"><text:span text:style-name="T501">Теперь, зная, что без толку: </text:span></text:span><text:span text:style-name="Source_20_Text"><text:span text:style-name="T500">–«</text:span></text:span><text:span text:style-name="Source_20_Text"><text:span text:style-name="T501">Пойнтсмен, а что если Эдвин Трикл прав? Это ПК. Что если Слотроп—даже не осознавая—</text:span></text:span><text:span text:style-name="Source_20_Text"><text:span text:style-name="T697">заставляет</text:span></text:span><text:span text:style-name="Source_20_Text"><text:span text:style-name="T501"> их падать именно там?»</text:span></text:span></text:p>
      <text:p text:style-name="P414"><text:span text:style-name="Source_20_Text"><text:span text:style-name="T500">– </text:span></text:span><text:span text:style-name="Source_20_Text"><text:span text:style-name="T501">Ну, тогда у вас есть кое-что, не так ли.</text:span></text:span></text:p>
      <text:p text:style-name="P414"><text:span text:style-name="Source_20_Text"><text:span text:style-name="T500">– </text:span></text:span><text:span text:style-name="Source_20_Text"><text:span text:style-name="T501">Но… зачем ему. Если они падают </text:span></text:span><text:span text:style-name="Source_20_Text"><text:span text:style-name="T502">т</text:span></text:span><text:span text:style-name="Source_20_Text"><text:span text:style-name="T501">ам где он был—</text:span></text:span></text:p>
      <text:p text:style-name="P414"><text:span text:style-name="Source_20_Text"><text:span text:style-name="T500">– </text:span></text:span><text:span text:style-name="Source_20_Text"><text:span text:style-name="T501">Может он ненавидит женщин.</text:span></text:span></text:p>
      <text:p text:style-name="P414"><text:span text:style-name="Source_20_Text"><text:span text:style-name="T500">– </text:span></text:span><text:span text:style-name="Source_20_Text"><text:span text:style-name="T501">Нет, я серьёзно.</text:span></text:span></text:p>
      <text:p text:style-name="P414"><text:span text:style-name="Source_20_Text"><text:span text:style-name="T500">– </text:span></text:span><text:span text:style-name="Source_20_Text"><text:span text:style-name="T502">Мехико. Вас это действительно трогает?</text:span></text:span></text:p>
      <text:p text:style-name="P414"><text:span text:style-name="Source_20_Text"><text:span text:style-name="T500">– </text:span></text:span><text:span text:style-name="Source_20_Text"><text:span text:style-name="T502">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P415"><text:span text:style-name="Source_20_Text"><text:span text:style-name="T502">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text:span></text:span><text:span text:style-name="Source_20_Text"><text:span text:style-name="T501">—</text:span></text:span><text:span text:style-name="Source_20_Text"><text:span text:style-name="T503">остальная массы тронута обесцвеченным розовым или пурпурным…. </text:span></text:span><text:span text:style-name="Source_20_Text"><text:span text:style-name="T504">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text:span></text:span><text:span text:style-name="Source_20_Text"><text:span text:style-name="T508">улавливает</text:span></text:span><text:span text:style-name="Source_20_Text"><text:span text:style-name="T504"> все подвернувшиеся плоскости в монотонный туско-серый. Самолёты плывут дальше, чинно, </text:span></text:span><text:span text:style-name="Source_20_Text"><text:span text:style-name="T505">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P416"><text:span text:style-name="Source_20_Text"><text:span text:style-name="T506">Пойнтсмен обсуждал паранойю и «идею противоположностей». Он чиркал восклицательные знаки и </text:span></text:span><text:span text:style-name="Source_20_Text"><text:span text:style-name="T698">как верно </text:span></text:span><text:span text:style-name="Source_20_Text"><text:span text:style-name="T506">в Книге по всем полям открытого письма Паавлова к Жане насчёт </text:span></text:span><text:span text:style-name="Source_20_Text"><text:span text:style-name="T698">ощущений внешнего воздействия </text:span></text:span><text:span text:style-name="Source_20_Text"><text:span text:style-name="T506">и в </text:span></text:span><text:span text:style-name="Source_20_Text"><text:span text:style-name="T507">Г</text:span></text:span><text:span text:style-name="Source_20_Text"><text:span text:style-name="T506">лаве LV, «Попытка физиологической интерпретации </text:span></text:span><text:span text:style-name="Source_20_Text"><text:span text:style-name="T507">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text:span></text:span><text:span text:style-name="Source_20_Text"><text:span text:style-name="T508">)</text:span></text:span><text:span text:style-name="Source_20_Text"><text:span text:style-name="T507">. </text:span></text:span><text:span text:style-name="Source_20_Text"><text:span text:style-name="T508">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text:span></text:span><text:span text:style-name="Source_20_Text"><text:span text:style-name="T509">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text:span></text:span><text:span text:style-name="Source_20_Text"><text:span text:style-name="T510">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510">его экспериментальным стендам… и разве скальпель и зонд не столь же декоративно утончённые орудия, как бич и хлыст?</text:span></text:span></text:p>
      <text:p text:style-name="P417"><text:span text:style-name="Source_20_Text"><text:span text:style-name="T511">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text:span></text:span><text:span text:style-name="Source_20_Text"><text:span text:style-name="T512">уже</text:span></text:span><text:span text:style-name="Source_20_Text"><text:span text:style-name="T511"> проходил </text:span></text:span><text:span text:style-name="Source_20_Text"><text:span text:style-name="T512">этим путём, встречать то там, то тут последствия своего более молодого, полного понимания…. Но ведь она его предупреждала—разве нет? </text:span></text:span><text:span text:style-name="Source_20_Text"><text:span text:style-name="T513">о</text:span></text:span><text:span text:style-name="Source_20_Text"><text:span text:style-name="T512">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text:span></text:span><text:span text:style-name="Source_20_Text"><text:span text:style-name="T513">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text:span></text:span><text:span text:style-name="Source_20_Text"><text:span text:style-name="T512">—</text:span></text:span><text:span text:style-name="Source_20_Text"><text:span text:style-name="T513">эти агенты Синдиката, которому она тоже должна платить</text:span></text:span><text:span text:style-name="Source_20_Text"><text:span text:style-name="T512">—</text:span></text:span><text:span text:style-name="Source_20_Text"><text:span text:style-name="T513">ждут в центральн</text:span></text:span><text:span text:style-name="Source_20_Text"><text:span text:style-name="T514">ом зале</text:span></text:span><text:span text:style-name="Source_20_Text"><text:span text:style-name="T513">, пока он под</text:span></text:span><text:span text:style-name="Source_20_Text"><text:span text:style-name="T514">тягивается</text:span></text:span><text:span text:style-name="Source_20_Text"><text:span text:style-name="T513"> ближе… </text:span></text:span><text:span text:style-name="Source_20_Text"><text:span text:style-name="T514">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P418"><text:span text:style-name="Source_20_Text"><text:span text:style-name="T500">– </text:span></text:span><text:span text:style-name="Source_20_Text"><text:span text:style-name="T515">Пьер Жане</text:span></text:span><text:span text:style-name="Source_20_Text"><text:span text:style-name="T512">—</text:span></text:span><text:span text:style-name="Source_20_Text"><text:span text:style-name="T515">он иногда вещал как восточный мистик. Никогда по настоящему не понял противоположност</text:span></text:span><text:span text:style-name="Source_20_Text"><text:span text:style-name="T516">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text:span></text:span><text:span text:style-name="Source_20_Text"><text:span text:style-name="T512">—</text:span></text:span><text:span text:style-name="Source_20_Text"><text:span text:style-name="T516">Последнее прибежище неисправим</text:span></text:span><text:span text:style-name="Source_20_Text"><text:span text:style-name="T517">ых</text:span></text:span><text:span text:style-name="Source_20_Text"><text:span text:style-name="T516"> </text:span></text:span><text:span text:style-name="Source_20_Text"><text:span text:style-name="T517">лодырей,</text:span></text:span><text:span text:style-name="Source_20_Text"><text:span text:style-name="T516"> Мехико, как раз </text:span></text:span><text:span text:style-name="Source_20_Text"><text:span text:style-name="T517">такая вот</text:span></text:span><text:span text:style-name="Source_20_Text"><text:span text:style-name="T516"> йинь-янов</text:span></text:span><text:span text:style-name="Source_20_Text"><text:span text:style-name="T517">а</text:span></text:span><text:span text:style-name="Source_20_Text"><text:span text:style-name="T516"> галиматьи. </text:span></text:span><text:span text:style-name="Source_20_Text"><text:span text:style-name="T517">Способ</text:span></text:span><text:span text:style-name="Source_20_Text"><text:span text:style-name="T516"> </text:span></text:span><text:span text:style-name="Source_20_Text"><text:span text:style-name="T518">увильнуть от</text:span></text:span><text:span text:style-name="Source_20_Text"><text:span text:style-name="T516"> тягот работ</text:span></text:span><text:span text:style-name="Source_20_Text"><text:span text:style-name="T517">ы</text:span></text:span><text:span text:style-name="Source_20_Text"><text:span text:style-name="T516"> в лаб</text:span></text:span><text:span text:style-name="Source_20_Text"><text:span text:style-name="T517">о</text:span></text:span><text:span text:style-name="Source_20_Text"><text:span text:style-name="T516">ратории. </text:span></text:span><text:span text:style-name="Source_20_Text"><text:span text:style-name="T517">Но что он </text:span></text:span><text:span text:style-name="Source_20_Text"><text:span text:style-name="T699">сказал</text:span></text:span><text:span text:style-name="Source_20_Text"><text:span text:style-name="T517"> этим?</text:span></text:span></text:p>
      <text:p text:style-name="P419"><text:span text:style-name="Source_20_Text"><text:span text:style-name="T500">– </text:span></text:span><text:span text:style-name="Source_20_Text"><text:span text:style-name="T518">Я не хочу вступать в религиозный диспут с вами,</text:span></text:span><text:span text:style-name="Source_20_Text"><text:span text:style-name="T500">– </text:span></text:span><text:span text:style-name="Source_20_Text"><text:span text:style-name="T518">невыспавшийся Мехико сегодня </text:span></text:span><text:span text:style-name="Source_20_Text"><text:span text:style-name="T519">более резок, чем обычно,</text:span></text:span><text:span text:style-name="Source_20_Text"><text:span text:style-name="T500">– </text:span></text:span><text:span text:style-name="Source_20_Text"><text:span text:style-name="T519">но иногда думаю, не чересчур ли вы учёные</text:span></text:span><text:span text:style-name="Source_20_Text"><text:span text:style-name="T512">—</text:span></text:span><text:span text:style-name="Source_20_Text"><text:span text:style-name="T519">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700">вы</text:span></text:span><text:span text:style-name="Source_20_Text"><text:span text:style-name="T519"> что сказали?</text:span></text:span></text:p>
      <text:p text:style-name="P420"><text:span text:style-name="Source_20_Text"><text:span text:style-name="T520">Подобные диспуты Пойнтсмену тоже не по вкусу. </text:span></text:span><text:span text:style-name="Source_20_Text"><text:span text:style-name="T521">Но он остро взглядывает на этого юного анархиста в его красном шарфе:</text:span></text:span><text:span text:style-name="Source_20_Text"><text:span text:style-name="T500">– «</text:span></text:span><text:span text:style-name="Source_20_Text"><text:span text:style-name="T521">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P421"><text:span text:style-name="Source_20_Text"><text:span text:style-name="T500">– </text:span></text:span><text:span text:style-name="Source_20_Text"><text:span text:style-name="T522">Это не мой конёк, конечно,</text:span></text:span><text:span text:style-name="Source_20_Text"><text:span text:style-name="T500">– <text:s/></text:span></text:span><text:span text:style-name="Source_20_Text"><text:span text:style-name="T522">Мехико и вправду не хочет обижать, но ведь сколько можно,</text:span></text:span><text:span text:style-name="Source_20_Text"><text:span text:style-name="T500">– </text:span></text:span><text:span text:style-name="Source_20_Text"><text:span text:style-name="T522">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P421"><text:span text:style-name="Source_20_Text"><text:span text:style-name="T500">– </text:span></text:span><text:span text:style-name="Source_20_Text"><text:span text:style-name="T522">Нет, не «ударить». Отступить. Вам тридцать, молодой человек. «Других углов не существует». Есть лишь вперёд</text:span></text:span><text:span text:style-name="Source_20_Text"><text:span text:style-name="T512">—</text:span></text:span><text:span text:style-name="Source_20_Text"><text:span text:style-name="T522">прямиком</text:span></text:span><text:span text:style-name="Source_20_Text"><text:span text:style-name="T512">—</text:span></text:span><text:span text:style-name="Source_20_Text"><text:span text:style-name="T522">либо назад.</text:span></text:span></text:p>
      <text:p text:style-name="P422"><text:span text:style-name="Source_20_Text"><text:span text:style-name="T523">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 </text:span></text:span></text:p>
      <text:p text:style-name="P422"><text:span text:style-name="Source_20_Text"><text:span text:style-name="T523">Пойнтсмен обернулся и… О, Боже. Он улыбается. Есть нечто столь древнее в этом </text:span></text:span><text:span text:style-name="Source_20_Text"><text:span text:style-name="T525">предположении</text:span></text:span><text:span text:style-name="Source_20_Text"><text:span text:style-name="T523"> братства, что—не сейчас, парой месяцев позже, когда весна вступит в свои </text:span></text:span><text:soft-page-break/><text:span text:style-name="Source_20_Text"><text:span text:style-name="T523">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text:span></text:span><text:span text:style-name="Source_20_Text"><text:span text:style-name="T524">Они прекратили шагать. Роджер смотрит в ответ. Анти-Мехико. </text:span></text:span><text:span text:style-name="Source_20_Text"><text:span text:style-name="T525">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P423"><text:span text:style-name="Source_20_Text"><text:span text:style-name="T500">– </text:span></text:span><text:span text:style-name="Source_20_Text"><text:span text:style-name="T526">У нас обоих есть Слотроп,</text:span></text:span><text:span text:style-name="Source_20_Text"><text:span text:style-name="T500">– </text:span></text:span><text:span text:style-name="Source_20_Text"><text:span text:style-name="T526">вот что только что сказал Пойнтсмен.</text:span></text:span></text:p>
      <text:p text:style-name="P423"><text:span text:style-name="Source_20_Text"><text:span text:style-name="T500">– <text:s/></text:span></text:span><text:span text:style-name="Source_20_Text"><text:span text:style-name="T526">Пойнтсмен</text:span></text:span><text:span text:style-name="Source_20_Text"><text:span text:style-name="T523">—</text:span></text:span><text:span text:style-name="Source_20_Text"><text:span text:style-name="T526">что вам с этого? Кроме славы, я имею в виду.</text:span></text:span></text:p>
      <text:p text:style-name="P424"><text:span text:style-name="Source_20_Text"><text:span text:style-name="T500">– Не</text:span></text:span><text:span text:style-name="Source_20_Text"><text:span text:style-name="T526">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text:span></text:span><text:span text:style-name="Source_20_Text"><text:span text:style-name="T527">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text:span></text:span><text:span text:style-name="Source_20_Text"><text:span text:style-name="T526"> </text:span></text:span><text:span text:style-name="Source_20_Text"><text:span text:style-name="T527">его матери, которая пыталась кастрировать его или что-то там ещё. Я без претензий, Мехико. Я скромный, методичный</text:span></text:span><text:span text:style-name="Source_20_Text"><text:span text:style-name="T526">—</text:span></text:span></text:p>
      <text:p text:style-name="P424"><text:span text:style-name="Source_20_Text"><text:span text:style-name="T500">– </text:span></text:span><text:span text:style-name="Source_20_Text"><text:span text:style-name="T527">Смиренный.</text:span></text:span></text:p>
      <text:p text:style-name="P425"><text:span text:style-name="Source_20_Text"><text:span text:style-name="T500">– </text:span></text:span><text:span text:style-name="Source_20_Text"><text:span text:style-name="T528">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701">возможно</text:span></text:span><text:span text:style-name="Source_20_Text"><text:span text:style-name="T528">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text:span></text:span><text:span text:style-name="Source_20_Text"><text:span text:style-name="T526">—</text:span></text:span><text:span text:style-name="Source_20_Text"><text:span text:style-name="T528">то быть по сему.</text:span></text:span></text:p>
      <text:p text:style-name="P426"><text:span text:style-name="Source_20_Text"><text:span text:style-name="T500">– </text:span></text:span><text:span text:style-name="Source_20_Text"><text:span text:style-name="T529">И чего вы добиваетесь?</text:span></text:span></text:p>
      <text:p text:style-name="P426"><text:span text:style-name="Source_20_Text"><text:span text:style-name="T500">– </text:span></text:span><text:span text:style-name="Source_20_Text"><text:span text:style-name="T529">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text:span></text:span><text:span text:style-name="Source_20_Text"><text:span text:style-name="T526">—</text:span></text:span><text:span text:style-name="Source_20_Text"><text:span text:style-name="T529">ну, Павлов полагал, что навязчивые идеи и параноидальные мании являются результатом неких</text:span></text:span><text:span text:style-name="Source_20_Text"><text:span text:style-name="T526">—</text:span></text:span><text:span text:style-name="Source_20_Text"><text:span text:style-name="T529">назовём их клетками, нейронами, в мозаике мозга, возбуждённых </text:span></text:span><text:span text:style-name="Source_20_Text"><text:span text:style-name="T530">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text:span></text:span><text:span text:style-name="Source_20_Text"><text:span text:style-name="T529">, </text:span></text:span><text:span text:style-name="Source_20_Text"><text:span text:style-name="T530">от всяких идей, чувств, самокритики, что только раздувает её пламя, возвращаете её к нормальности. Он называл это «точкой патологической инерции». </text:span></text:span><text:span text:style-name="Source_20_Text"><text:span text:style-name="T531">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text:span></text:span><text:span text:style-name="Source_20_Text"><text:span text:style-name="T532">к</text:span></text:span><text:span text:style-name="Source_20_Text"><text:span text:style-name="T531">сальной фазой, </text:span></text:span><text:span text:style-name="Source_20_Text"><text:span text:style-name="T532">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text:span></text:span><text:span text:style-name="Source_20_Text"><text:span text:style-name="T533">почему ракеты падают туда, куда падают—хотя признаю, с вашей поддержкой это стало намного проще.</text:span></text:span></text:p>
      <text:p text:style-name="P427"><text:span text:style-name="Source_20_Text"><text:span text:style-name="T500">– </text:span></text:span><text:span text:style-name="Source_20_Text"><text:span text:style-name="T533">Зачем?</text:span></text:span><text:span text:style-name="Source_20_Text"><text:span text:style-name="T500">– <text:s/></text:span></text:span><text:span text:style-name="Source_20_Text"><text:span text:style-name="T533">что пробрало, Мехико?</text:span></text:span><text:span text:style-name="Source_20_Text"><text:span text:style-name="T500">– </text:span></text:span><text:span text:style-name="Source_20_Text"><text:span text:style-name="T533">Зачем я вам нужен?</text:span></text:span></text:p>
      <text:p text:style-name="P427"><text:span text:style-name="Source_20_Text"><text:span text:style-name="T500">– <text:s/></text:span></text:span><text:span text:style-name="Source_20_Text"><text:span text:style-name="T533">Я не знаю. Но вы нужны.</text:span></text:span></text:p>
      <text:p text:style-name="P427"><text:span text:style-name="Source_20_Text"><text:span text:style-name="T500">– </text:span></text:span><text:span text:style-name="Source_20_Text"><text:span text:style-name="T702">У вас</text:span></text:span><text:span text:style-name="Source_20_Text"><text:span text:style-name="T533"> навязчивая идея.</text:span></text:span></text:p>
      <text:p text:style-name="P427"><text:soft-page-break/><text:span text:style-name="Source_20_Text"><text:span text:style-name="T500">– </text:span></text:span><text:span text:style-name="Source_20_Text"><text:span text:style-name="T533">Мехико.</text:span></text:span><text:span text:style-name="Source_20_Text"><text:span text:style-name="T500">– </text:span></text:span><text:span text:style-name="Source_20_Text"><text:span text:style-name="T533">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text:span></text:span><text:span text:style-name="Source_20_Text"><text:span text:style-name="T500">– <text:s/></text:span></text:span><text:span text:style-name="Source_20_Text"><text:span text:style-name="T533">Помогите мне.</text:span></text:span></text:p>
      <text:p text:style-name="P428"><text:span text:style-name="Source_20_Text"><text:span text:style-name="T534">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703">Что с девушками? </text:span></text:span><text:span text:style-name="Source_20_Text"><text:span text:style-name="T535">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704"> О, Джесси</text:span></text:span><text:span text:style-name="Source_20_Text"><text:span text:style-name="T535">, уткнувшись лицом в её голую, спящую, замысловато сплетённую из костей и сухожилий спину, </text:span></text:span><text:span text:style-name="Source_20_Text"><text:span text:style-name="T705">мне не доходит всё это….</text:span></text:span></text:p>
      <text:p text:style-name="P429"><text:span text:style-name="Source_20_Text"><text:span text:style-name="T536">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text:span></text:span><text:span text:style-name="Source_20_Text"><text:span text:style-name="T537">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text:span></text:span><text:span text:style-name="Source_20_Text"><text:span text:style-name="T538">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span></text:span></text:p>
      <text:p text:style-name="P430"><text:span text:style-name="Source_20_Text"><text:span text:style-name="T539">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text:span></text:span><text:span text:style-name="Source_20_Text"><text:span text:style-name="T540">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text:span></text:span><text:span text:style-name="Source_20_Text"><text:span text:style-name="T541">Ты сумасшедший»,</text:span></text:span><text:span text:style-name="Source_20_Text"><text:span text:style-name="T500">– </text:span></text:span><text:span text:style-name="Source_20_Text"><text:span text:style-name="T541">шепчет она. «Я похотливый»,</text:span></text:span><text:span text:style-name="Source_20_Text"><text:span text:style-name="T500">– </text:span></text:span><text:span text:style-name="Source_20_Text"><text:span text:style-name="T541">улыбается он и снова щёлкает её подвязкой, мальчик-и-рогатка.</text:span></text:span></text:p>
      <text:p text:style-name="P431"><text:span text:style-name="Source_20_Text"><text:span text:style-name="T542">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text:span></text:span><text:span text:style-name="Source_20_Text"><text:span text:style-name="T543">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text:span></text:span><text:span text:style-name="Source_20_Text"><text:span text:style-name="T544">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P432"><text:span text:style-name="Source_20_Text"><text:span text:style-name="T544">Зима в неопределённости</text:span></text:span><text:span text:style-name="Source_20_Text"><text:span text:style-name="T531">—</text:span></text:span><text:span text:style-name="Source_20_Text"><text:span text:style-name="T544">всё небо тусклый светящийся гель. Внизу на пляже, Пойнтсмен выудил рулон туалетной бумаги, </text:span></text:span><text:span text:style-name="Source_20_Text"><text:span text:style-name="T545">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text:span></text:span><text:span text:style-name="Source_20_Text"><text:span text:style-name="T547">язычок</text:span></text:span><text:span text:style-name="Source_20_Text"><text:span text:style-name="T545"> </text:span></text:span><text:soft-page-break/><text:span text:style-name="Source_20_Text"><text:span text:style-name="T545">алого, очень остр</text:span></text:span><text:span text:style-name="Source_20_Text"><text:span text:style-name="T547">ый</text:span></text:span><text:span text:style-name="Source_20_Text"><text:span text:style-name="T545">, оставленные ими следы </text:span></text:span><text:span text:style-name="Source_20_Text"><text:span text:style-name="T546">длинная замерзающая последовательность погасших звёзд, облачность отражается в остекленелом пляже почти белой….</text:span></text:span></text:p>
      <text:p text:style-name="P433"><text:span text:style-name="Source_20_Text"><text:span text:style-name="T547">Мы потеряли их. Никто не слушал тех ранних бесед</text:span></text:span><text:span text:style-name="Source_20_Text"><text:span text:style-name="T531">—</text:span></text:span><text:span text:style-name="Source_20_Text"><text:span text:style-name="T547">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P486"><draw:frame draw:style-name="fr1" draw:name="Image14" text:anchor-type="paragraph" svg:width="6.9252in" svg:height="0.3661in" draw:z-index="13"><draw:image xlink:href="Pictures/1000000000000B720000009B428C9716555D8079.png" xlink:type="simple" xlink:show="embed" xlink:actuate="onLoad" loext:mime-type="image/png"/></draw:frame><text:span text:style-name="Source_20_Text"><text:span text:style-name="T548">В молчании, скрытно от неё, камера следит как она движется намеренно никуда по комнатам, длинноногая, подростковая широта и </text:span></text:span><text:span text:style-name="Source_20_Text"><text:span text:style-name="T549">при</text:span></text:span><text:span text:style-name="Source_20_Text"><text:span text:style-name="T548">сутул</text:span></text:span><text:span text:style-name="Source_20_Text"><text:span text:style-name="T549">енность</text:span></text:span><text:span text:style-name="Source_20_Text"><text:span text:style-name="T548"> плеч, <text:s/></text:span></text:span><text:span text:style-name="Source_20_Text"><text:span text:style-name="T550">волосы не резко голландские, нет, а присобраны в модный взлёт вверх </text:span></text:span><text:span text:style-name="Source_20_Text"><text:span text:style-name="T384">под </text:span></text:span><text:span text:style-name="Source_20_Text"><text:span text:style-name="T382">старинн</text:span></text:span><text:span text:style-name="Source_20_Text"><text:span text:style-name="T384">ую</text:span></text:span><text:span text:style-name="Source_20_Text"><text:span text:style-name="T382"> корон</text:span></text:span><text:span text:style-name="Source_20_Text"><text:span text:style-name="T384">у</text:span></text:span><text:span text:style-name="Source_20_Text"><text:span text:style-name="T382"> </text:span></text:span><text:span text:style-name="Source_20_Text"><text:span text:style-name="T383">матового</text:span></text:span><text:span text:style-name="Source_20_Text"><text:span text:style-name="T382"> серебра</text:span></text:span><text:span text:style-name="Source_20_Text"><text:span text:style-name="T550">, </text:span></text:span><text:span text:style-name="Source_20_Text"><text:span text:style-name="T551">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text:span></text:span><text:span text:style-name="Source_20_Text"><text:span text:style-name="T552">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P434"><text:span text:style-name="Source_20_Text"><text:span text:style-name="T553">Она в доме одна, кроме спрятанного оператора и Осби Фила, который на кухне готовит нечто загадочное из урожая грибов с крыши. </text:span></text:span><text:span text:style-name="Source_20_Text"><text:span text:style-name="T554">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text:span></text:span><text:span text:style-name="Source_20_Text"><text:span text:style-name="T555">на его ребяческую возню с </text:span></text:span><text:span text:style-name="Source_20_Text"><text:span text:style-name="T706">Amanita muscaria</text:span></text:span><text:span text:style-name="Source_20_Text"><text:span text:style-name="T555"> </text:span></text:span><text:span text:style-name="Source_20_Text"><text:span text:style-name="T556">(потому что именно этот родственник ядовитого Ангела Убийцы занимает внимание Осби, или что там у него проходит за внимание)—</text:span></text:span><text:span text:style-name="Source_20_Text"><text:span text:style-name="T557">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text:span></text:span><text:span text:style-name="Source_20_Text"><text:span text:style-name="T558">умом в её окаймлённых светлыми ресницами глазах, или спрятанными за тёмными стёклами, когда она на улице, </text:span></text:span><text:span text:style-name="Source_20_Text"><text:span text:style-name="T559">остатками младенческой пухлости в ямочках по обе стороны её рта. (Когда совсем рядом, на её почти идеальной коже </text:span></text:span><text:span text:style-name="Source_20_Text"><text:span text:style-name="T560">заметно</text:span></text:span><text:span text:style-name="Source_20_Text"><text:span text:style-name="T559"> лёгкая пудра </text:span></text:span><text:span text:style-name="Source_20_Text"><text:span text:style-name="T560">и шелушение, ресницы капельку подчернены, брови подправлены на два-три волоска).</text:span></text:span></text:p>
      <text:p text:style-name="P435"><text:span text:style-name="Source_20_Text"><text:span text:style-name="T560">Но </text:span></text:span><text:span text:style-name="Source_20_Text"><text:span text:style-name="T707">что</text:span></text:span><text:span text:style-name="Source_20_Text"><text:span text:style-name="T560"> это надумал юный Осби? </text:span></text:span><text:span text:style-name="Source_20_Text"><text:span text:style-name="T561">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text:span></text:span><text:span text:style-name="Source_20_Text"><text:span text:style-name="T562">Затем он расстилает грибное пюре на тонкий </text:span></text:span><text:span text:style-name="Source_20_Text"><text:span text:style-name="T563">жестяной</text:span></text:span><text:span text:style-name="Source_20_Text"><text:span text:style-name="T562">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text:span></text:span><text:span text:style-name="Source_20_Text"><text:span text:style-name="T563">Пестиком в ступке он </text:span></text:span><text:span text:style-name="Source_20_Text"><text:span text:style-name="T564">растирает</text:span></text:span><text:span text:style-name="Source_20_Text"><text:span text:style-name="T563"> вещество в пыль, </text:span></text:span><text:span text:style-name="Source_20_Text"><text:span text:style-name="T564">чтоб пересыпать</text:span></text:span><text:span text:style-name="Source_20_Text"><text:span text:style-name="T563"> в старую коробку из-под печенья Хантли &amp; Палмерс, </text:span></text:span><text:span text:style-name="Source_20_Text"><text:span text:style-name="T564">придержав лишь на самокрутку, которую сноровисто свернул из </text:span></text:span><text:span text:style-name="Source_20_Text"><text:span text:style-name="T566">лакричной </text:span></text:span><text:span text:style-name="Source_20_Text"><text:span text:style-name="T564">сигаретной бумаги Ризла.</text:span></text:span></text:p>
      <text:p text:style-name="P436"><text:span text:style-name="Source_20_Text"><text:span text:style-name="T564">Но так совпало, что она заглянула как раз в тот момент, когда Осби открывал гулкую печь-духовку. </text:span></text:span><text:span text:style-name="Source_20_Text"><text:span text:style-name="T565">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text:span></text:span><text:span text:style-name="Source_20_Text"><text:span text:style-name="T566">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text:span></text:span><text:span text:style-name="Source_20_Text"><text:span text:style-name="T567">Этот город на все свои исковырянные бомбами </text:span></text:span><text:soft-page-break/><text:span text:style-name="Source_20_Text"><text:span text:style-name="T567">мили: эта неистощимо опутанная жертва… кожа из отблескивающего шифера крыш, копоть на кирпиче залитом </text:span></text:span><text:span text:style-name="Source_20_Text"><text:span text:style-name="T568">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text:span></text:span><text:span text:style-name="Source_20_Text"><text:span text:style-name="T569">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text:span></text:span><text:span text:style-name="Source_20_Text"><text:span text:style-name="T570">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text:span></text:span><text:span text:style-name="Source_20_Text"><text:span text:style-name="T571">ь</text:span></text:span><text:span text:style-name="Source_20_Text"><text:span text:style-name="T570">е, лицо, волосы, руки, стройные икры, </text:span></text:span><text:span text:style-name="Source_20_Text"><text:span text:style-name="T571">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P437"><text:span text:style-name="Source_20_Text"><text:span text:style-name="T572">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text:span></text:span><text:span text:style-name="Source_20_Text"><text:span text:style-name="T573">неким жестоким образом, о котором никто из них не может догадаться, </text:span></text:span><text:span text:style-name="Source_20_Text"><text:span text:style-name="T572">она принадлежит </text:span></text:span><text:span text:style-name="Source_20_Text"><text:span text:style-name="T573">Печи…</text:span></text:span><text:span text:style-name="Source_20_Text"><text:span text:style-name="T708"> Der Kinderofen. . . </text:span></text:span><text:span text:style-name="Source_20_Text"><text:span text:style-name="T573">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text:span></text:span><text:span text:style-name="Source_20_Text"><text:span text:style-name="T574">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text:span></text:span><text:span text:style-name="Source_20_Text"><text:span text:style-name="T575">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text:span></text:span><text:span text:style-name="Source_20_Text"><text:span text:style-name="T576">она думает о математической функции, что будет расширяться у неё подобно цветению в серии степеней </text:span></text:span><text:span text:style-name="Source_20_Text"><text:span text:style-name="T709">без общего </text:span></text:span><text:span text:style-name="Source_20_Text"><text:span text:style-name="T710">термина, </text:span></text:span><text:span text:style-name="Source_20_Text"><text:span text:style-name="T577">бесконечно, </text:span></text:span><text:span text:style-name="Source_20_Text"><text:span text:style-name="T578">непостижимо, но предсказуемо)… его фраза <text:s/></text:span></text:span><text:span text:style-name="Source_20_Text"><text:span text:style-name="T711">Padre Ignacio, </text:span></text:span><text:span text:style-name="Source_20_Text"><text:span text:style-name="T578">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text:span></text:span><text:span text:style-name="Source_20_Text"><text:span text:style-name="T579">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text:span></text:span><text:span text:style-name="Source_20_Text"><text:span text:style-name="T580">и то и другое ручная работа пресловутой </text:span></text:span><text:span text:style-name="Source_20_Text"><text:span text:style-name="T712">Mme.</text:span></text:span><text:span text:style-name="Source_20_Text"><text:span text:style-name="T580">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text:span></text:span><text:span text:style-name="Source_20_Text"><text:span text:style-name="T581">а затем оставлять абстрактные отпечатки кровавых поцелуев на золотистой спине своего «брата» Готфрида. Брат по играм, брат по рабству… </text:span></text:span><text:span text:style-name="Source_20_Text"><text:span text:style-name="T582">она никогда прежде не </text:span></text:span><text:soft-page-break/><text:span text:style-name="Source_20_Text"><text:span text:style-name="T582">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text:span></text:span><text:span text:style-name="Source_20_Text"><text:span text:style-name="T580">—</text:span></text:span><text:span text:style-name="Source_20_Text"><text:span text:style-name="T582">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text:span></text:span><text:span text:style-name="Source_20_Text"><text:span text:style-name="T583">м шипованного</text:span></text:span><text:span text:style-name="Source_20_Text"><text:span text:style-name="T582"> собачьего ошейника, </text:span></text:span><text:span text:style-name="Source_20_Text"><text:span text:style-name="T583">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text:span></text:span><text:span text:style-name="Source_20_Text"><text:span text:style-name="T584">или к небу, которое ему подменяли потолки, с опущенными глазами, как он чаще всего их и держал</text:span></text:span><text:span text:style-name="Source_20_Text"><text:span text:style-name="T580">—</text:span></text:span><text:span text:style-name="Source_20_Text"><text:span text:style-name="T584">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text:span></text:span><text:span text:style-name="Source_20_Text"><text:span text:style-name="T585">Может быть</text:span></text:span><text:span text:style-name="Source_20_Text"><text:span text:style-name="T584">»,– говорит он ей,– «я обстригу твои волосы». Он улыбается Готфриду:– «</text:span></text:span><text:span text:style-name="Source_20_Text"><text:span text:style-name="T585">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text:span></text:span><text:span text:style-name="Source_20_Text"><text:span text:style-name="T586">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text:span></text:span><text:span text:style-name="Source_20_Text"><text:span text:style-name="T587">Но постриг ли </text:span></text:span><text:span text:style-name="Source_20_Text"><text:span text:style-name="T588">ей </text:span></text:span><text:span text:style-name="Source_20_Text"><text:span text:style-name="T587">Блисеро волосы? Теперь она уже не помнит. </text:span></text:span><text:span text:style-name="Source_20_Text"><text:span text:style-name="T588">Помнится лишь, что пару раз она одевала форму Готфрида (волосы, конечно же) прятала под фуражку), </text:span></text:span><text:span text:style-name="Source_20_Text"><text:span text:style-name="T589">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 </text:span></text:span></text:p>
      <text:p text:style-name="P438"><text:span text:style-name="Source_20_Text"><text:span text:style-name="T589">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text:span></text:span><text:span text:style-name="Source_20_Text"><text:span text:style-name="T590">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text:span></text:span><text:span text:style-name="Source_20_Text"><text:span text:style-name="T591">абсолютная власть случая, их собственная жалкая случайность здесь, посреди всего….</text:span></text:span></text:p>
      <text:p text:style-name="P439"><text:span text:style-name="Source_20_Text"><text:span text:style-name="T592">Это небезопасно, даже внутри, в доме...</text:span></text:span><text:span text:style-name="Source_20_Text"><text:span text:style-name="T593">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text:span></text:span><text:span text:style-name="Source_20_Text"><text:span text:style-name="T590">—</text:span></text:span><text:span text:style-name="Source_20_Text"><text:span text:style-name="T593">она бы даже сказала нигилистическим</text:span></text:span><text:span text:style-name="Source_20_Text"><text:span text:style-name="T590">—</text:span></text:span><text:span text:style-name="Source_20_Text"><text:span text:style-name="T593">наслаждением, сказал, что заряд Аматола в боеголовке тоже взорвался, делая из них такую же цель, как и стартовая площадка…. </text:span></text:span><text:span text:style-name="Source_20_Text"><text:span text:style-name="T594">Что все они обречены. Дом расположен к западу от ипподрома Дунидингт, противоположно направлению на Лондон, но никакое направление не исключается</text:span></text:span><text:span text:style-name="Source_20_Text"><text:span text:style-name="T590">—</text:span></text:span><text:span text:style-name="Source_20_Text"><text:span text:style-name="T594">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text:span></text:span><text:span text:style-name="Source_20_Text"><text:span text:style-name="T595">прожектора спотыкаются над </text:span></text:span><text:soft-page-break/><text:span text:style-name="Source_20_Text"><text:span text:style-name="T595">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P440"><text:span text:style-name="Source_20_Text"><text:span text:style-name="T595">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text:span></text:span><text:span text:style-name="Source_20_Text"><text:span text:style-name="T596">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text:span></text:span><text:span text:style-name="Source_20_Text"><text:span text:style-name="T597">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text:span></text:span><text:span text:style-name="Source_20_Text"><text:span text:style-name="T598">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text:span></text:span><text:span text:style-name="Source_20_Text"><text:span text:style-name="T599">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713">резонами</text:span></text:span><text:span text:style-name="Source_20_Text"><text:span text:style-name="T599">…. «</text:span></text:span><text:span text:style-name="Source_20_Text"><text:span text:style-name="T600">Желайте перемены»,– сказал однажды Рильке,– «у пламени берите вдохновенье!» В лавр, в соловья, в ветер… </text:span></text:span><text:span text:style-name="Source_20_Text"><text:span text:style-name="T714">желать</text:span></text:span><text:span text:style-name="Source_20_Text"><text:span text:style-name="T600">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P440"><text:span text:style-name="Source_20_Text"><text:span text:style-name="T601">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text:span></text:span><text:span text:style-name="Source_20_Text"><text:span text:style-name="T602">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text:span></text:span><text:span text:style-name="Source_20_Text"><text:span text:style-name="T603">е.</text:span></text:span></text:p>
      <text:p text:style-name="P441"><text:span text:style-name="Source_20_Text"><text:span text:style-name="T603">Он ничего не может поделать. Посреди умирающего рейха, </text:span></text:span><text:span text:style-name="Source_20_Text"><text:span text:style-name="T604">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text:span></text:span><text:span text:style-name="Source_20_Text"><text:span text:style-name="T605">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text:span></text:span><text:span text:style-name="Source_20_Text"><text:span text:style-name="T604">—</text:span></text:span><text:span text:style-name="Source_20_Text"><text:span text:style-name="T605">а он знает, что она не может: что по какому-то волшебству, глубже сокровенных резонансов любых слов, </text:span></text:span><text:span text:style-name="Source_20_Text"><text:span text:style-name="T606">британский налёт исключён как оборот из всех возможных толчков сзади, в железо Печи и последнее лето. Придёт, она придёт, его Судьба… по другому</text:span></text:span><text:span text:style-name="Source_20_Text"><text:span text:style-name="T604">—</text:span></text:span><text:span text:style-name="Source_20_Text"><text:span text:style-name="T606">но она придёт… </text:span></text:span><text:span text:style-name="Source_20_Text"><text:span text:style-name="T715">Und nicht einmal sein Schritt klingt aus dem tonlosen Los. . . . </text:span></text:span><text:span text:style-name="Source_20_Text"><text:span text:style-name="T607">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text:span></text:span><text:span text:style-name="Source_20_Text"><text:span text:style-name="T608">только что умерший юноша, обнимает свою Безутешность, свою последнюю связь, </text:span></text:span><text:span text:style-name="Source_20_Text"><text:span text:style-name="T609">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716">Ни разу </text:span></text:span><text:span text:style-name="Source_20_Text"><text:span text:style-name="T717">шаг</text:span></text:span><text:span text:style-name="Source_20_Text"><text:span text:style-name="T716"> его </text:span></text:span><text:span text:style-name="Source_20_Text"><text:span text:style-name="T717">не </text:span></text:span><text:span text:style-name="Source_20_Text"><text:span text:style-name="T718">встретил</text:span></text:span><text:span text:style-name="Source_20_Text"><text:span text:style-name="T717"> эх</text:span></text:span><text:span text:style-name="Source_20_Text"><text:span text:style-name="T718">а</text:span></text:span><text:span text:style-name="Source_20_Text"><text:span text:style-name="T717"> от</text:span></text:span><text:span text:style-name="Source_20_Text"><text:span text:style-name="T716"> Судьбы безгласной</text:span></text:span><text:span text:style-name="Source_20_Text"><text:span text:style-name="T609">…. </text:span></text:span><text:span text:style-name="Source_20_Text"><text:span text:style-name="T610">Это он, Блисеро, взбирается на гору, как и взбирался почти уже 20 лет, задолго до того как принял пламя </text:span></text:span><text:soft-page-break/><text:span text:style-name="Source_20_Text"><text:span text:style-name="T610">Рейха, со времё</text:span></text:span><text:span text:style-name="Source_20_Text"><text:span text:style-name="T611">н</text:span></text:span><text:span text:style-name="Source_20_Text"><text:span text:style-name="T610"> Юго-Запада… в одиночку. </text:span></text:span><text:span text:style-name="Source_20_Text"><text:span text:style-name="T612">Какой бы плотью не пытался умиротворить Ведьму, людоедку, колдунью, размахивающую орудиями боли</text:span></text:span><text:span text:style-name="Source_20_Text"><text:span text:style-name="T604">—</text:span></text:span><text:span text:style-name="Source_20_Text"><text:span text:style-name="T612">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text:span></text:span><text:span text:style-name="Source_20_Text"><text:span text:style-name="T613">Спортсмен и его умения разные вещи…. </text:span></text:span><text:span text:style-name="Source_20_Text"><text:span text:style-name="T614">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text:span></text:span><text:span text:style-name="Source_20_Text"><text:span text:style-name="T615">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text:span></text:span><text:span text:style-name="Source_20_Text"><text:span text:style-name="T616">импровизированных ударов так невозможно высок, так чётко параболичен, </text:span></text:span><text:span text:style-name="Source_20_Text"><text:span text:style-name="T617">мяч взмыл на мили вверх, чтобы пройти точно меж двух высоких, фалличных электрических колонн <text:s/>Ufa-театра на Фридрихштрассе… </text:span></text:span><text:span text:style-name="Source_20_Text"><text:span text:style-name="T618">он мог удерживать мяч на голове по несколько кварталов напролёт, часами, ноги чётки, как поэтическая строка… </text:span></text:span><text:span text:style-name="Source_20_Text"><text:span text:style-name="T619">Но только лишь качал головой, стараясь быть хорошим парнем, когда его спрашивали, но не в силах объяснить:– «ну, это... так получается… <text:s/>мускулы делают сами»</text:span></text:span><text:span text:style-name="Source_20_Text"><text:span text:style-name="T615">—</text:span></text:span><text:span text:style-name="Source_20_Text"><text:span text:style-name="T619">потом, припомнив выражение старого тренера</text:span></text:span><text:span text:style-name="Source_20_Text"><text:span text:style-name="T615">—«</text:span></text:span><text:span text:style-name="Source_20_Text"><text:span text:style-name="T619">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text:span></text:span><text:span text:style-name="Source_20_Text"><text:span text:style-name="T620">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text:span></text:span><text:span text:style-name="Source_20_Text"><text:span text:style-name="T621">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719">кто-нибудь</text:span></text:span><text:span text:style-name="Source_20_Text"><text:span text:style-name="T621"> из них, это сырьё, «хотят Перемены»? </text:span></text:span><text:span text:style-name="Source_20_Text"><text:span text:style-name="T622">Или хотя бы знают? Он сомневается…. Их рефлексы просто используются, сотнями тысяч за раз—королевскими молями, которых вдохновило Пламя. </text:span></text:span><text:span text:style-name="Source_20_Text"><text:span text:style-name="T623">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text:span></text:span><text:span text:style-name="Source_20_Text"><text:span text:style-name="T624">Это длится уже слишком долго, игра им избрана не ради чего-то другого кроме конца, которым она закончится, <text:s/>nicht wahr? </text:span></text:span><text:span text:style-name="Source_20_Text"><text:span text:style-name="T625">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text:span></text:span><text:span text:style-name="Source_20_Text"><text:span text:style-name="T626">прочее лишь</text:span></text:span><text:span text:style-name="Source_20_Text"><text:span text:style-name="T625"> любовная игра перед актом.</text:span></text:span></text:p>
      <text:p text:style-name="P442"><text:span text:style-name="Source_20_Text"><text:span text:style-name="T627">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text:span></text:span><text:span text:style-name="Source_20_Text"><text:span text:style-name="T628">он возвращается вновь и вновь</text:span></text:span><text:span text:style-name="Source_20_Text"><text:span text:style-name="T627"> </text:span></text:span><text:span text:style-name="Source_20_Text"><text:span text:style-name="T628">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text:span></text:span><text:span text:style-name="Source_20_Text"><text:span text:style-name="T629">Непредусмотрительность детей...и вежливый парадокс этого их Состояньица, основой которому всё та же Печь, что всё должна уничтожить….</text:span></text:span></text:p>
      <text:p text:style-name="P443"><text:span text:style-name="Source_20_Text"><text:span text:style-name="T630">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text:span></text:span><text:span text:style-name="Source_20_Text"><text:span text:style-name="T631">в</text:span></text:span><text:span text:style-name="Source_20_Text"><text:span text:style-name="T630">, </text:span></text:span><text:span text:style-name="Source_20_Text"><text:span text:style-name="T631">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text:span></text:span><text:span text:style-name="Source_20_Text"><text:span text:style-name="T632">Увозя в своём ранце экземпляр <text:s/></text:span></text:span><text:span text:style-name="Source_20_Text"><text:span text:style-name="T720">Duino Elegies</text:span></text:span><text:span text:style-name="Source_20_Text"><text:span text:style-name="T632">, только что напечатанных, когда он отправлялся на Юго-Запад, подарок </text:span></text:span><text:soft-page-break/><text:span text:style-name="Source_20_Text"><text:span text:style-name="T632">Матери на причале, запах свежей типографской краски кружил его голову по ночам, </text:span></text:span><text:span text:style-name="Source_20_Text"><text:span text:style-name="T633">пока старый пароход бороздил тропик за тропиком… </text:span></text:span><text:span text:style-name="Source_20_Text"><text:span text:style-name="T634">пока созвездия, как новые звёзды </text:span></text:span><text:span text:style-name="Source_20_Text"><text:span text:style-name="T635">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P444"><text:span text:style-name="Source_20_Text"><text:span text:style-name="T636">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721">мы делать Нджамби Карунга сейчас, омахона…</text:span></text:span><text:span text:style-name="Source_20_Text"><text:span text:style-name="T636"> </text:span></text:span><text:span text:style-name="Source_20_Text"><text:span text:style-name="T637">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text:span></text:span><text:span text:style-name="Source_20_Text"><text:span text:style-name="T638">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text:span></text:span><text:span text:style-name="Source_20_Text"><text:span text:style-name="T639">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text:span></text:span><text:span text:style-name="Source_20_Text"><text:span text:style-name="T640">(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P445"><text:span text:style-name="Source_20_Text"><text:span text:style-name="T641">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722">auf Wiedersehen</text:span></text:span><text:span text:style-name="Source_20_Text"><text:span text:style-name="T641">. Он сидит, живот обвис, гланды полны недомогания, склонившись над панелью управления в окрашенной пятнами машине управления пуском. </text:span></text:span><text:span text:style-name="Source_20_Text"><text:span text:style-name="T642">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723">Bodenplatte</text:span></text:span><text:span text:style-name="Source_20_Text"><text:span text:style-name="T642">—бетонная плита положенная на обрезки стали—уложена на землю между трёх деревьев </text:span></text:span><text:span text:style-name="Source_20_Text"><text:span text:style-name="T644">с пометками</text:span></text:span><text:span text:style-name="Source_20_Text"><text:span text:style-name="T643">, чтобы обеспечить точное направление, 260°, на Лондон. </text:span></text:span><text:span text:style-name="Source_20_Text"><text:span text:style-name="T644">Отметкой служит грубо н</text:span></text:span><text:span text:style-name="Source_20_Text"><text:span text:style-name="T643">амалёванн</text:span></text:span><text:span text:style-name="Source_20_Text"><text:span text:style-name="T644">ая</text:span></text:span><text:span text:style-name="Source_20_Text"><text:span text:style-name="T643"> мандала, красный круг с жирным чёрным крестом внутри, опозна</text:span></text:span><text:span text:style-name="Source_20_Text"><text:span text:style-name="T645">ваемая</text:span></text:span><text:span text:style-name="Source_20_Text"><text:span text:style-name="T643"> как древний символ колеса-солнца, из которого, как говор</text:span></text:span><text:span text:style-name="Source_20_Text"><text:span text:style-name="T645">ят</text:span></text:span><text:span text:style-name="Source_20_Text"><text:span text:style-name="T643"> легенд</text:span></text:span><text:span text:style-name="Source_20_Text"><text:span text:style-name="T645">ы</text:span></text:span><text:span text:style-name="Source_20_Text"><text:span text:style-name="T643">, ранние христиане выломили свастику, для маскировки своего запретного символа.</text:span></text:span></text:p>
      <text:p text:style-name="P446"><text:span text:style-name="Source_20_Text"><text:span text:style-name="T646">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text:span></text:span><text:span text:style-name="Source_20_Text"><text:span text:style-name="T647">Бледно-жёлтые верхушки обрезанных комлей проглядывают вокруг <text:s/></text:span></text:span><text:span text:style-name="Source_20_Text"><text:span text:style-name="T723">Bodenplatte, </text:span></text:span><text:span text:style-name="Source_20_Text"><text:span text:style-name="T647">свежие щепки</text:span></text:span><text:span text:style-name="Source_20_Text"><text:span text:style-name="T724"> </text:span></text:span><text:span text:style-name="Source_20_Text"><text:span text:style-name="T647">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text:span></text:span><text:span text:style-name="Source_20_Text"><text:span text:style-name="T648">Блестяще-</text:span></text:span><text:span text:style-name="Source_20_Text"><text:span text:style-name="T649">ч</text:span></text:span><text:span text:style-name="Source_20_Text"><text:span text:style-name="T648">ёрный каучук кабелей уползает в лес подключить наземное оборудование к голандской линии на 380 вольт. </text:span></text:span><text:span text:style-name="Source_20_Text"><text:span text:style-name="T725">Erwartung</text:span></text:span><text:span text:style-name="Source_20_Text"><text:span text:style-name="T648">. . . .</text:span></text:span></text:p>
      <text:p text:style-name="P447"><text:span text:style-name="Source_20_Text"><text:span text:style-name="T650">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text:span></text:span><text:span text:style-name="Source_20_Text"><text:span text:style-name="T651">невинный сбор цветков-воспоминаний. Его </text:span></text:span><text:soft-page-break/><text:span text:style-name="Source_20_Text"><text:span text:style-name="T651">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text:span></text:span><text:span text:style-name="Source_20_Text"><text:span text:style-name="T652">одно из названий горечавки с горного склона у Рильке, нордического цвета, принесённой в долины:</text:span></text:span></text:p>
      <text:p text:style-name="P447"><text:span text:style-name="Source_20_Text"><text:span text:style-name="T652"/></text:span></text:p>
      <text:p text:style-name="P447"><text:span text:style-name="Source_20_Text"><text:span text:style-name="T726">Bringt doch der Wanderer auch vom Hange des Bergrands nicht eine</text:span></text:span></text:p>
      <text:p text:style-name="P447"><text:span text:style-name="Source_20_Text"><text:span text:style-name="T726">Hand voll Erde ins Tal, die alle unsägliche, sondern ein erworbenes</text:span></text:span></text:p>
      <text:p text:style-name="P447"><text:span text:style-name="Source_20_Text"><text:span text:style-name="T726">Wort, reines, den gelben und blaun Enzian.</text:span></text:span></text:p>
      <text:p text:style-name="P447"><text:span text:style-name="Source_20_Text"><text:span text:style-name="T726"/></text:span></text:p>
      <text:p text:style-name="P447"><text:span text:style-name="Source_20_Text"><text:span text:style-name="T652">– Омухона… посмотри на меня. Я красный и коричневый… </text:span></text:span><text:span text:style-name="Source_20_Text"><text:span text:style-name="T726">чёрный</text:span></text:span><text:span text:style-name="Source_20_Text"><text:span text:style-name="T652">, омухона.</text:span></text:span></text:p>
      <text:p text:style-name="P448"><text:span text:style-name="Source_20_Text"><text:span text:style-name="T652">– Liebchen, это другой край земли, в Германии ты был бы жёлтым и синим.– Метафизика зеркальных отражений. </text:span></text:span><text:span text:style-name="Source_20_Text"><text:span text:style-name="T653">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727">такие</text:span></text:span><text:span text:style-name="Source_20_Text"><text:span text:style-name="T653">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text:span></text:span><text:span text:style-name="Source_20_Text"><text:span text:style-name="T654">однако, любое «провидение» исключено</text:span></text:span><text:span text:style-name="Source_20_Text"><text:span text:style-name="T651">—</text:span></text:span><text:span text:style-name="Source_20_Text"><text:span text:style-name="T728">запредельность </text:span></text:span><text:span text:style-name="Source_20_Text"><text:span text:style-name="T654">была чем-то </text:span></text:span><text:span text:style-name="Source_20_Text"><text:span text:style-name="T665">воздыхающим</text:span></text:span><text:span text:style-name="Source_20_Text"><text:span text:style-name="T654">,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text:span></text:span><text:span text:style-name="Source_20_Text"><text:span text:style-name="T655">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pan></text:span><text:span text:style-name="Source_20_Text"><text:span text:style-name="T656"><text:s/></text:span></text:span><text:span text:style-name="Source_20_Text"><text:span text:style-name="T655">чем пророчествовать.</text:span></text:span></text:p>
      <text:p text:style-name="P449"><text:span text:style-name="Source_20_Text"><text:span text:style-name="T656">Менее всего о её нежданном уходе из игры. Такого оборота он не предвидел, может и впрямь из-за того, что никогда не увидел ту чёрную девочку. </text:span></text:span><text:span text:style-name="Source_20_Text"><text:span text:style-name="T657">Возможно, чёрная девочка была гением мета-решений—опрокинуть шахматную доску, пр</text:span></text:span><text:span text:style-name="Source_20_Text"><text:span text:style-name="T658">и</text:span></text:span><text:span text:style-name="Source_20_Text"><text:span text:style-name="T657">стрелить судью. </text:span></text:span><text:span text:style-name="Source_20_Text"><text:span text:style-name="T658">Но после такого ранения, разлома, что станет с маленьким царством Печи? Можно ли поправить? </text:span></text:span><text:span text:style-name="Source_20_Text"><text:span text:style-name="T659">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P450"><text:span text:style-name="Source_20_Text"><text:span text:style-name="T659">Готфрид, в клетке, </text:span></text:span><text:span text:style-name="Source_20_Text"><text:span text:style-name="T660">наблюдает как она сбрасывает её путы и уходит. Светлый и стройный, волосы на его ногах заметны лишь в солнечном свете и то как тон</text:span></text:span><text:span text:style-name="Source_20_Text"><text:span text:style-name="T661">ч</text:span></text:span><text:span text:style-name="Source_20_Text"><text:span text:style-name="T660">айшая невесомая сеточка золота, по его векам уже потянулись странные </text:span></text:span><text:span text:style-name="Source_20_Text"><text:span text:style-name="T661">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text:span></text:span><text:span text:style-name="Source_20_Text"><text:span text:style-name="T662">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text:span></text:span><text:span text:style-name="Source_20_Text"><text:span text:style-name="T663">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729">пронеси</text:span></text:span><text:span text:style-name="Source_20_Text"><text:span text:style-name="T663">, набирая скорость до последнего возможного момента, </text:span></text:span><text:span text:style-name="Source_20_Text"><text:span text:style-name="T729">пронеси</text:span></text:span><text:span text:style-name="Source_20_Text"><text:span text:style-name="T663"> его единственная молитва на ночь. </text:span></text:span><text:span text:style-name="Source_20_Text"><text:span text:style-name="T664">Опасность, которая, как он </text:span></text:span><text:soft-page-break/><text:span text:style-name="Source_20_Text"><text:span text:style-name="T664">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text:span></text:span><text:span text:style-name="Source_20_Text"><text:span text:style-name="T666">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text:span></text:span><text:span text:style-name="Source_20_Text"><text:span text:style-name="T667">ты думаешь только—будет что рассказать в столовой, написать домой к </text:span></text:span><text:span text:style-name="Source_20_Text"><text:span text:style-name="T730">Mutti…</text:span></text:span><text:span text:style-name="Source_20_Text"><text:span text:style-name="T667">. </text:span></text:span><text:span text:style-name="Source_20_Text"><text:span text:style-name="T668">Эти ракеты его любимые звери, едва приручённые, часто непослушные, даже могут развернуться. </text:span></text:span><text:span text:style-name="Source_20_Text"><text:span text:style-name="T669">Он любит их, как любил бы лошадей или танки Тигр, если б туда призвали.</text:span></text:span></text:p>
      <text:p text:style-name="P451"><text:span text:style-name="Source_20_Text"><text:span text:style-name="T669">Здесь он чувствует, что </text:span></text:span><text:span text:style-name="Source_20_Text"><text:span text:style-name="T731">пронесло</text:span></text:span><text:span text:style-name="Source_20_Text"><text:span text:style-name="T669">, тут легко. На что мог бы он надеяться без Войны? </text:span></text:span><text:span text:style-name="Source_20_Text"><text:span text:style-name="T670">Но участвовать в </text:span></text:span><text:span text:style-name="Source_20_Text"><text:span text:style-name="T732">таком</text:span></text:span><text:span text:style-name="Source_20_Text"><text:span text:style-name="T670"> приключении… </text:span></text:span><text:span text:style-name="Source_20_Text"><text:span text:style-name="T732">Если ты не можешь петь Зигфрид ты всё же можешь нести копьё…</text:span></text:span><text:span text:style-name="Source_20_Text"><text:span text:style-name="T670"> На каком горном склоне, от какого загорелого любимого лица слышал он эти слова? </text:span></text:span><text:span text:style-name="Source_20_Text"><text:span text:style-name="T671">Всё что он помнить белый взмыв вверх, квадраты лугов окружённые тучей… </text:span></text:span><text:span text:style-name="Source_20_Text"><text:span text:style-name="T672">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text:span></text:span><text:span text:style-name="Source_20_Text"><text:span text:style-name="T673">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text:span></text:span><text:span text:style-name="Source_20_Text"><text:span text:style-name="T674">теперь слово сука произнесённое особым тоном голоса вызывает у него эрекцию, которую онне может подавить</text:span></text:span><text:span text:style-name="Source_20_Text"><text:span text:style-name="T673">—</text:span></text:span><text:span text:style-name="Source_20_Text"><text:span text:style-name="T674">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text:span></text:span><text:span text:style-name="Source_20_Text"><text:span text:style-name="T675">заговаривать с ним после этого зова в её лице, пробуждает его трепещущим среди ночи, </text:span></text:span><text:span text:style-name="Source_20_Text"><text:span text:style-name="T676">изнеможённое</text:span></text:span><text:span text:style-name="Source_20_Text"><text:span text:style-name="T675"> лицо капитана в полуметре, над шёлком серебряных складок, </text:span></text:span><text:span text:style-name="Source_20_Text"><text:span text:style-name="T676">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733">смотрела</text:span></text:span><text:span text:style-name="Source_20_Text"><text:span text:style-name="T676"> на него….</text:span></text:span></text:p>
      <text:p text:style-name="P452"><text:span text:style-name="Source_20_Text"><text:span text:style-name="T677">Капитан видел её, конечно же. А кто нет? </text:span></text:span><text:span text:style-name="Source_20_Text"><text:span text:style-name="T678">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P453"><text:span text:style-name="Source_20_Text"><text:span text:style-name="T678">– </text:span></text:span><text:span text:style-name="Source_20_Text"><text:span text:style-name="T679">Но если она вернётся—</text:span></text:span></text:p>
      <text:p text:style-name="P453"><text:span text:style-name="Source_20_Text"><text:span text:style-name="T678">– </text:span></text:span><text:span text:style-name="Source_20_Text"><text:span text:style-name="T679">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text:span></text:span><text:span text:style-name="Source_20_Text"><text:span text:style-name="T680">Твоя розочка расцвела. Тебе стало нечего, даже твой на тот момент невинный рот, терять….</text:span></text:span></text:p>
      <text:p text:style-name="P454"><text:span text:style-name="Source_20_Text"><text:span text:style-name="T681">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681">независимо от того, что каждый из них может хотеть. </text:span></text:span><text:span text:style-name="Source_20_Text"><text:span text:style-name="T682">От того, уйдёт она или останется. </text:span></text:span><text:span text:style-name="Source_20_Text"><text:span text:style-name="T683">Поэтому когда Катя оставляет игру навсегда, он молчит.</text:span></text:span></text:p>
      <text:p text:style-name="P455"><text:span text:style-name="Source_20_Text"><text:span text:style-name="T684">Блисеро проклинает её. Швыряет подставку для обуви в дорог</text:span></text:span><text:span text:style-name="Source_20_Text"><text:span text:style-name="T685">ую картину тер Борха. </text:span></text:span><text:span text:style-name="Source_20_Text"><text:span text:style-name="T686">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text:span></text:span><text:span text:style-name="Source_20_Text"><text:span text:style-name="T687">Все сидят в круг, пьют Оude Genever, и чистят сыры. </text:span></text:span><text:span text:style-name="Source_20_Text"><text:span text:style-name="T688">Рассказывают истории, в основном смешные, из до Войны. </text:span></text:span><text:span text:style-name="Source_20_Text"><text:span text:style-name="T689">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text:span></text:span><text:span text:style-name="Source_20_Text"><text:span text:style-name="T690">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P456"><text:span text:style-name="Source_20_Text"><text:span text:style-name="T678">– </text:span></text:span><text:span text:style-name="Source_20_Text"><text:span text:style-name="T691">Извини, но нет, пуля нам понадобится.</text:span></text:span><text:span text:style-name="Source_20_Text"><text:span text:style-name="T678">– <text:s/></text:span></text:span><text:span text:style-name="Source_20_Text"><text:span text:style-name="T691">Лицо Вима в тени, куда не может проникнуть её взгляд, отрывисто шепчет под Шевенингенским пиром, неровные шаги толпы над головой,</text:span></text:span><text:span text:style-name="Source_20_Text"><text:span text:style-name="T678">– </text:span></text:span><text:span text:style-name="Source_20_Text"><text:span text:style-name="T691">нужна каждая ёбаная пуля. Нам нужна тишина. </text:span></text:span><text:span text:style-name="Source_20_Text"><text:span text:style-name="T692">У нас нет человека, чтобы избавиться от трупа. Я уже пять минут с тобой потерял,</text:span></text:span><text:span text:style-name="Source_20_Text"><text:span text:style-name="T678">– <text:s/></text:span></text:span><text:span text:style-name="Source_20_Text"><text:span text:style-name="T692">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text:span></text:span><text:span text:style-name="Source_20_Text"><text:span text:style-name="T693">как увязать его </text:span></text:span><text:span text:style-name="Source_20_Text"><text:span text:style-name="T692">чувств</text:span></text:span><text:span text:style-name="Source_20_Text"><text:span text:style-name="T693">а</text:span></text:span><text:span text:style-name="Source_20_Text"><text:span text:style-name="T692"> год назад под прохладной </text:span></text:span><text:span text:style-name="Source_20_Text"><text:span text:style-name="T283">синелью, до того как у него появились все эти мускулы, и эти шрамы на плече и ляжке—</text:span></text:span><text:span text:style-name="Source_20_Text"><text:span text:style-name="T284">тугодум, нейтральный человек наконец выведенный за свой порог, но она любила его до этого… наверное, да….</text:span></text:span></text:p>
      <text:p text:style-name="P457"><text:span text:style-name="Source_20_Text"><text:span text:style-name="T284">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text:span></text:span><text:span text:style-name="Source_20_Text"><text:span text:style-name="T285">Да, местоположение часто менялось. </text:span></text:span><text:span text:style-name="Source_20_Text"><text:span text:style-name="T286">И невозможно было продвинуть её ближе к </text:span></text:span><text:span text:style-name="Source_20_Text"><text:span text:style-name="T287">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text:span></text:span><text:span text:style-name="Source_20_Text"><text:span text:style-name="T288">—</text:span></text:span><text:span text:style-name="Source_20_Text"><text:span text:style-name="T287">три еврейские семьи отправлен на восток</text:span></text:span><text:span text:style-name="Source_20_Text"><text:span text:style-name="T288">—</text:span></text:span><text:span text:style-name="Source_20_Text"><text:span text:style-name="T287">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text:span></text:span><text:span text:style-name="Source_20_Text"><text:span text:style-name="T289">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text:span></text:span><text:span text:style-name="Source_20_Text"><text:span text:style-name="T288">—</text:span></text:span><text:span text:style-name="Source_20_Text"><text:span text:style-name="T289">это же она, нет? Чего же ещё они хотят? </text:span></text:span><text:span text:style-name="Source_20_Text"><text:span text:style-name="T290">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text:span></text:span><text:span text:style-name="Source_20_Text"><text:span text:style-name="T291">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text:span></text:span><text:span text:style-name="Source_20_Text"><text:span text:style-name="T292">Лучше всего, что массовая смерть является стимулом для простых людей, маленьких человеков, ухватить кусок от этого Пирога, пока они ещё тут, и заглотать его.</text:span></text:span><text:span text:style-name="Source_20_Text"><text:span text:style-name="T291"> <text:s/></text:span></text:span><text:span text:style-name="Source_20_Text"><text:span text:style-name="T292">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292">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text:span></text:span><text:span text:style-name="Source_20_Text"><text:span text:style-name="T293">К тому же в евреях имеется <text:s/>элемент вины, либо шантажа в будущем, что действует, ессесн, в пользу профессионалов. </text:span></text:span><text:span text:style-name="Source_20_Text"><text:span text:style-name="T294">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text:span></text:span><text:span text:style-name="Source_20_Text"><text:span text:style-name="T295">на лодочном причале <text:s/>у замасленной набережной, рядом с кошкой, что опустила взгляд своих янтарных глаз, в блоке старых квартир и с дождём во дворе, </text:span></text:span><text:span text:style-name="Source_20_Text"><text:span text:style-name="T296">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P458"><text:span text:style-name="Source_20_Text"><text:span text:style-name="T297">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P459"><text:span text:style-name="Source_20_Text"><text:span text:style-name="T298">– </text:span></text:span><text:span text:style-name="Source_20_Text"><text:span text:style-name="T299">Но куда вы теперь?</text:span></text:span><text:span text:style-name="Source_20_Text"><text:span text:style-name="T298">– </text:span></text:span><text:span text:style-name="Source_20_Text"><text:span text:style-name="T299">Руки обоих в карманах, шарфы плотно затянуты, камни оставле</text:span></text:span><text:span text:style-name="Source_20_Text"><text:span text:style-name="T301">н</text:span></text:span><text:span text:style-name="Source_20_Text"><text:span text:style-name="T299">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P461"><text:span text:style-name="Source_20_Text"><text:span text:style-name="T298">– </text:span></text:span><text:span text:style-name="Source_20_Text"><text:span text:style-name="T300">Не знаю. Куда м</text:span></text:span><text:span text:style-name="Source_20_Text"><text:span text:style-name="T302">не будет</text:span></text:span><text:span text:style-name="Source_20_Text"><text:span text:style-name="T300"> лучше?</text:span></text:span></text:p>
      <text:p text:style-name="P460"><text:span text:style-name="Source_20_Text"><text:span text:style-name="T298">– «</text:span></text:span><text:span text:style-name="Source_20_Text"><text:span text:style-name="T300">Белое Посещение».</text:span></text:span><text:span text:style-name="Source_20_Text"><text:span text:style-name="T298">– <text:s/></text:span></text:span><text:span text:style-name="Source_20_Text"><text:span text:style-name="T300">Предлагает Пират.</text:span></text:span></text:p>
      <text:p text:style-name="P460"><text:span text:style-name="Source_20_Text"><text:span text:style-name="T298">– «</text:span></text:span><text:span text:style-name="Source_20_Text"><text:span text:style-name="T300">Белое Посещение» неплохо,</text:span></text:span><text:span text:style-name="Source_20_Text"><text:span text:style-name="T298">– </text:span></text:span><text:span text:style-name="Source_20_Text"><text:span text:style-name="T300">сказала она и ступила в пустоту….</text:span></text:span></text:p>
      <text:p text:style-name="P462"><text:span text:style-name="Source_20_Text"><text:span text:style-name="T298">– </text:span></text:span><text:span text:style-name="Source_20_Text"><text:span text:style-name="T303">Осби, я что с ума сошёл?</text:span></text:span><text:span text:style-name="Source_20_Text"><text:span text:style-name="T298">– </text:span></text:span><text:span text:style-name="Source_20_Text"><text:span text:style-name="T303">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text:span></text:span><text:span text:style-name="Source_20_Text"><text:span text:style-name="T304">на корточки</text:span></text:span><text:span text:style-name="Source_20_Text"><text:span text:style-name="T303">, вялая и </text:span></text:span><text:span text:style-name="Source_20_Text"><text:span text:style-name="T304">похоже как распсихованная, в тёмном углу.</text:span></text:span></text:p>
      <text:p text:style-name="P463"><text:span text:style-name="Source_20_Text"><text:span text:style-name="T298">– </text:span></text:span><text:span text:style-name="Source_20_Text"><text:span text:style-name="T304">Конечно, конечно,</text:span></text:span><text:span text:style-name="Source_20_Text"><text:span text:style-name="T298">– </text:span></text:span><text:span text:style-name="Source_20_Text"><text:span text:style-name="T304">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465">Белом Зомби</text:span></text:span><text:span text:style-name="Source_20_Text"><text:span text:style-name="T304">, самый первый фильм, из всех что видел Осби и в определённом смысле последний в его Списке Всех, </text:span></text:span><text:span text:style-name="Source_20_Text"><text:span text:style-name="T305">вместе с </text:span></text:span><text:span text:style-name="Source_20_Text"><text:span text:style-name="T466">Сыном Франкенштейна</text:span></text:span><text:span text:style-name="Source_20_Text"><text:span text:style-name="T305">, </text:span></text:span><text:span text:style-name="Source_20_Text"><text:span text:style-name="T466">Чокнутые Летят в Рио</text:span></text:span><text:span text:style-name="Source_20_Text"><text:span text:style-name="T305"> и, возможно, </text:span></text:span><text:span text:style-name="Source_20_Text"><text:span text:style-name="T466">Дамбо.</text:span></text:span><text:span text:style-name="Source_20_Text"><text:span text:style-name="T305">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P464"><text:span text:style-name="Source_20_Text"><text:span text:style-name="T298">– </text:span></text:span><text:span text:style-name="Source_20_Text"><text:span text:style-name="T305">Нет,</text:span></text:span><text:span text:style-name="Source_20_Text"><text:span text:style-name="T298">– <text:s/></text:span></text:span><text:span text:style-name="Source_20_Text"><text:span text:style-name="T306">поскольку Пират уже не понял что вообще там Осби говорил,</text:span></text:span><text:span text:style-name="Source_20_Text"><text:span text:style-name="T298">– <text:s/></text:span></text:span><text:span text:style-name="Source_20_Text"><text:span text:style-name="T306">не </text:span></text:span><text:span text:style-name="Source_20_Text"><text:span text:style-name="T298">«</text:span></text:span><text:span text:style-name="Source_20_Text"><text:span text:style-name="T306">конечно, ты сошёл с ума» это не то совсем.…</text:span></text:span></text:p>
      <text:p text:style-name="P464"><text:span text:style-name="Source_20_Text"><text:span text:style-name="T298">– </text:span></text:span><text:span text:style-name="Source_20_Text"><text:span text:style-name="T306">А что?</text:span></text:span><text:span text:style-name="Source_20_Text"><text:span text:style-name="T298">– </text:span></text:span><text:span text:style-name="Source_20_Text"><text:span text:style-name="T306">спрашивает Пират, когда пауза Осби затянулась дольше минуты.</text:span></text:span></text:p>
      <text:p text:style-name="P464"><text:span text:style-name="Source_20_Text"><text:span text:style-name="T298">– <text:s/></text:span></text:span><text:span text:style-name="Source_20_Text"><text:span text:style-name="T306">А?</text:span></text:span><text:span text:style-name="Source_20_Text"><text:span text:style-name="T298">– </text:span></text:span><text:span text:style-name="Source_20_Text"><text:span text:style-name="T306">грит Осби.</text:span></text:span></text:p>
      <text:p text:style-name="P465"><text:span text:style-name="Source_20_Text"><text:span text:style-name="T307">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text:span></text:span><text:span text:style-name="Source_20_Text"><text:span text:style-name="T297">—</text:span></text:span><text:span text:style-name="Source_20_Text"><text:span text:style-name="T307">часто до слёз</text:span></text:span><text:span text:style-name="Source_20_Text"><text:span text:style-name="T297">—</text:span></text:span><text:span text:style-name="Source_20_Text"><text:span text:style-name="T307">и он как-то не совсем понимает того, что говорится, ещё меньше соотнести с самим кристаллом. </text:span></text:span><text:span text:style-name="Source_20_Text"><text:span text:style-name="T308">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text:span></text:span><text:span text:style-name="Source_20_Text"><text:span text:style-name="T297">—</text:span></text:span><text:span text:style-name="Source_20_Text"><text:span text:style-name="T308">а уже потом не моги продолжить в том же духе….</text:span></text:span><text:span text:style-name="Source_20_Text"><text:span text:style-name="T309">Не обязательно, чтоб было резко, с показухой</text:span></text:span><text:span text:style-name="Source_20_Text"><text:span text:style-name="T297">—</text:span></text:span><text:span text:style-name="Source_20_Text"><text:span text:style-name="T309">может придти мягко</text:span></text:span><text:span text:style-name="Source_20_Text"><text:span text:style-name="T297">—</text:span></text:span><text:span text:style-name="Source_20_Text"><text:span text:style-name="T309">и неважно какой счёт, сколько зрителей, какая их коллективная воля, сколько пенальти могут </text:span></text:span><text:soft-page-break/><text:span text:style-name="Source_20_Text"><text:span text:style-name="T309">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467">на хуй</text:span></text:span><text:span text:style-name="Source_20_Text"><text:span text:style-name="T309">, и бросит игру, бросит </text:span></text:span><text:span text:style-name="Source_20_Text"><text:span text:style-name="T310">и всё тут…</text:span></text:span><text:span text:style-name="Source_20_Text"><text:span text:style-name="T309">.</text:span></text:span></text:p>
      <text:p text:style-name="P466"><text:span text:style-name="Source_20_Text"><text:span text:style-name="T298">– </text:span></text:span><text:span text:style-name="Source_20_Text"><text:span text:style-name="T311">Хорошо,</text:span></text:span><text:span text:style-name="Source_20_Text"><text:span text:style-name="T298">– <text:s/></text:span></text:span><text:span text:style-name="Source_20_Text"><text:span text:style-name="T311">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text:span></text:span><text:span text:style-name="Source_20_Text"><text:span text:style-name="T298">– </text:span></text:span><text:span text:style-name="Source_20_Text"><text:span text:style-name="T311">значит это причуда характера, бзик. Как ношение долбанного Мендозы.</text:span></text:span><text:span text:style-name="Source_20_Text"><text:span text:style-name="T298">– <text:s/></text:span></text:span><text:span text:style-name="Source_20_Text"><text:span text:style-name="T311">Все </text:span></text:span><text:span text:style-name="Source_20_Text"><text:span text:style-name="T468">остальные</text:span></text:span><text:span text:style-name="Source_20_Text"><text:span text:style-name="T311"> в Фирме пользуются Стеном, знаете ли. Мендоза весит в три раза больше, никто даже не </text:span></text:span><text:span text:style-name="Source_20_Text"><text:span text:style-name="T469">видал</text:span></text:span><text:span text:style-name="Source_20_Text"><text:span text:style-name="T311"> 7-милиметровых патронов для мексиканского маузера в последнее время, даже и на Портобелло-роуд не найти: </text:span></text:span><text:span text:style-name="Source_20_Text"><text:span text:style-name="T312">в нём нет великой Гаражной Простоты или скорострельности, но он всё равно его любит (да, скорее всего это любовь в наше время),</text:span></text:span><text:span text:style-name="Source_20_Text"><text:span text:style-name="T298">– </text:span></text:span><text:span text:style-name="Source_20_Text"><text:span text:style-name="T312"><text:s/>понимашь, всё чем-то лучче, чем-то не,</text:span></text:span><text:span text:style-name="Source_20_Text"><text:span text:style-name="T298">– </text:span></text:span><text:span text:style-name="Source_20_Text"><text:span text:style-name="T312">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text:span></text:span><text:span text:style-name="Source_20_Text"><text:span text:style-name="T298">– </text:span></text:span><text:span text:style-name="Source_20_Text"><text:span text:style-name="T313">Ну, и что, если тяжелее? Это моя </text:span></text:span><text:span text:style-name="Source_20_Text"><text:span text:style-name="T469">причуда</text:span></text:span><text:span text:style-name="Source_20_Text"><text:span text:style-name="T313">. Мне вес без разницы, иначе не вытащил бы девушку обратно, так?</text:span></text:span></text:p>
      <text:p text:style-name="P466"><text:span text:style-name="Source_20_Text"><text:span text:style-name="T298">– </text:span></text:span><text:span text:style-name="Source_20_Text"><text:span text:style-name="T313">Я не твоя подопечная.</text:span></text:span><text:span text:style-name="Source_20_Text"><text:span text:style-name="T298">– </text:span></text:span><text:span text:style-name="Source_20_Text"><text:span text:style-name="T313">Статуя в узорном бархате винного цвета от шеи до запястий и щиколоток, и как давно, джентльмены, она наблюдает из тени?</text:span></text:span></text:p>
      <text:p text:style-name="P467"><text:span text:style-name="Source_20_Text"><text:span text:style-name="T298">– </text:span></text:span><text:span text:style-name="Source_20_Text"><text:span text:style-name="T314">О,</text:span></text:span><text:span text:style-name="Source_20_Text"><text:span text:style-name="T298">– </text:span></text:span><text:span text:style-name="Source_20_Text"><text:span text:style-name="T314">Пират становится простачком,</text:span></text:span><text:span text:style-name="Source_20_Text"><text:span text:style-name="T298">– </text:span></text:span><text:span text:style-name="Source_20_Text"><text:span text:style-name="T314">я за тебя отвечаю, знаешь ли.</text:span></text:span></text:p>
      <text:p text:style-name="P467"><text:span text:style-name="Source_20_Text"><text:span text:style-name="T298">– </text:span></text:span><text:span text:style-name="Source_20_Text"><text:span text:style-name="T314">Счастливая парочка!</text:span></text:span><text:span text:style-name="Source_20_Text"><text:span text:style-name="T298">– </text:span></text:span><text:span text:style-name="Source_20_Text"><text:span text:style-name="T314">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P468"><text:span text:style-name="Source_20_Text"><text:span text:style-name="T298">– </text:span></text:span><text:span text:style-name="Source_20_Text"><text:span text:style-name="T315">Значит, мне надо было тебя там бросить?</text:span></text:span><text:span text:style-name="Source_20_Text"><text:span text:style-name="T298">– <text:s/></text:span></text:span><text:span text:style-name="Source_20_Text"><text:span text:style-name="T315">И когда она лишь сжала губы, с раздражением:</text:span></text:span><text:span text:style-name="Source_20_Text"><text:span text:style-name="T298">– <text:s/></text:span></text:span><text:span text:style-name="Source_20_Text"><text:span text:style-name="T315">Или ты думаешь кто-то здесь обязан был тебя вытащить?</text:span></text:span></text:p>
      <text:p text:style-name="P468"><text:span text:style-name="Source_20_Text"><text:span text:style-name="T298">– </text:span></text:span><text:span text:style-name="Source_20_Text"><text:span text:style-name="T315">Нет.</text:span></text:span><text:span text:style-name="Source_20_Text"><text:span text:style-name="T298">– </text:span></text:span><text:span text:style-name="Source_20_Text"><text:span text:style-name="T315">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P468"><text:span text:style-name="Source_20_Text"><text:span text:style-name="T315"/></text:span></text:p>
      <text:p text:style-name="P468"><text:span text:style-name="Source_20_Text"><text:span text:style-name="T470">ic heb u liever dan ên everswîn,</text:span></text:span></text:p>
      <text:p text:style-name="P468"><text:span text:style-name="Source_20_Text"><text:span text:style-name="T470">al waert van finen goude ghewracht</text:span></text:span></text:p>
      <text:p text:style-name="P468"><text:span text:style-name="Source_20_Text"><text:span text:style-name="T315"/></text:span></text:p>
      <text:p text:style-name="P469"><text:span text:style-name="Source_20_Text"><text:span text:style-name="T316">любовь не измерить золотом, ни золотым тельцом, ни, как в этой песне, золотой свиньёй. </text:span></text:span><text:span text:style-name="Source_20_Text"><text:span text:style-name="T317">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text:span></text:span><text:span text:style-name="Source_20_Text"><text:span text:style-name="T323">аркебузу</text:span></text:span><text:span text:style-name="Source_20_Text"><text:span text:style-name="T317"> по эбонитовым лесам, через болота и лавовые потоки, с</text:span></text:span><text:span text:style-name="Source_20_Text"><text:span text:style-name="T318">и</text:span></text:span><text:span text:style-name="Source_20_Text"><text:span text:style-name="T317">стематически убивая местных </text:span></text:span><text:span text:style-name="Source_20_Text"><text:span text:style-name="T318">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text:span></text:span><text:span text:style-name="Source_20_Text"><text:span text:style-name="T319">медленно нажимал курок, не сводя глаз с расплывчатого уродства, покуда рядом в медленном подобии, смоченный в вине, зажатый челюстями змия, <text:s/>спускался </text:span></text:span><text:span text:style-name="Source_20_Text"><text:span text:style-name="T320">красновато тлеющий цвет</text:span></text:span><text:span text:style-name="Source_20_Text"><text:span text:style-name="T319">, опаляя жаром щёку, </text:span></text:span><text:span text:style-name="Source_20_Text"><text:span text:style-name="T471">как моё собственное маленькое светило</text:span></text:span><text:span text:style-name="Source_20_Text"><text:span text:style-name="T319">, писал од домой своему старшему брату Хендрику, </text:span></text:span><text:span text:style-name="Source_20_Text"><text:span text:style-name="T471">повелитель моего Знака</text:span></text:span><text:span text:style-name="Source_20_Text"><text:span text:style-name="T319">...</text:span></text:span><text:span text:style-name="Source_20_Text"><text:span text:style-name="T320">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472">что</text:span></text:span><text:span text:style-name="Source_20_Text"><text:span text:style-name="T320"> они вообще годятся?—</text:span></text:span><text:span text:style-name="Source_20_Text"><text:span text:style-name="T321">теперь неспособная даже увидеть своего убийцу, вскинувшись, брызжа кровью, с квохтаньем умирала….</text:span></text:span></text:p>
      <text:p text:style-name="P470"><text:soft-page-break/><text:span text:style-name="Source_20_Text"><text:span text:style-name="T322">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text:span></text:span><text:span text:style-name="Source_20_Text"><text:span text:style-name="T323">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text:span></text:span><text:span text:style-name="Source_20_Text"><text:span text:style-name="T324">за</text:span></text:span><text:span text:style-name="Source_20_Text"><text:span text:style-name="T323">бивая <text:s/></text:span></text:span><text:span text:style-name="Source_20_Text"><text:span text:style-name="T324">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P471"><text:span text:style-name="Source_20_Text"><text:span text:style-name="T325">Он оставляет додо гнить, терпеть не может их </text:span></text:span><text:span text:style-name="Source_20_Text"><text:span text:style-name="T326">мясо</text:span></text:span><text:span text:style-name="Source_20_Text"><text:span text:style-name="T325">. </text:span></text:span><text:span text:style-name="Source_20_Text"><text:span text:style-name="T326">Обычно, он охотился один. Но зачастую, спустя месяцы, уединённость начинала менять его, менять сами его ощущения</text:span></text:span><text:span text:style-name="Source_20_Text"><text:span text:style-name="T324">—</text:span></text:span><text:span text:style-name="Source_20_Text"><text:span text:style-name="T327">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text:span></text:span><text:span text:style-name="Source_20_Text"><text:span text:style-name="T328">Голоса</text:span></text:span><text:span text:style-name="Source_20_Text"><text:span text:style-name="T324">—</text:span></text:span><text:span text:style-name="Source_20_Text"><text:span text:style-name="T328">у него бессоница, южные звёзды слишком густы, чтоб складываться в созвездия, сбиваются в лица и существ из мифов немыслемее, чем додо</text:span></text:span><text:span text:style-name="Source_20_Text"><text:span text:style-name="T324">—</text:span></text:span><text:span text:style-name="Source_20_Text"><text:span text:style-name="T328">произносят слова спящих, напевно, дуэтно, хором. Ритмы и тембры голландские, но без какого-либо явного смысла. </text:span></text:span><text:span text:style-name="Source_20_Text"><text:span text:style-name="T329">Кроме того, что они, как ему кажется, предупреждают о чём-то… ругают, сердятся, что он не может понять. </text:span></text:span><text:span text:style-name="Source_20_Text"><text:span text:style-name="T330">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text:span></text:span><text:span text:style-name="Source_20_Text"><text:span text:style-name="T332">пошевеливаемом прохладным</text:span></text:span><text:span text:style-name="Source_20_Text"><text:span text:style-name="T331"> юго-восточным ветром… </text:span></text:span><text:span text:style-name="Source_20_Text"><text:span text:style-name="T332">Он следил вдоль ствола час за часом. </text:span></text:span><text:span text:style-name="Source_20_Text"><text:span text:style-name="T333">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text:span></text:span><text:span text:style-name="Source_20_Text"><text:span text:style-name="T334">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text:span></text:span><text:span text:style-name="Source_20_Text"><text:span text:style-name="T335">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P472"><text:span text:style-name="Source_20_Text"><text:span text:style-name="T336">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text:span></text:span><text:span text:style-name="Source_20_Text"><text:span text:style-name="T337">потливость</text:span></text:span><text:span text:style-name="Source_20_Text"><text:span text:style-name="T336">, небо наполовину малиновое от вулкана, </text:span></text:span><text:span text:style-name="Source_20_Text"><text:span text:style-name="T337"><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span></text:span></text:p>
      <text:p text:style-name="P473"><text:span text:style-name="Source_20_Text"><text:span text:style-name="T337">Эта бешеная ватага были лузеры выдававшие себя за расу избранных Богом. Колония, предприятие, умирали—как эбонитовые деревья, </text:span></text:span><text:span text:style-name="Source_20_Text"><text:span text:style-name="T338">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P474"><text:span text:style-name="Source_20_Text"><text:span text:style-name="T339">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339">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text:span></text:span><text:span text:style-name="Source_20_Text"><text:span text:style-name="T340">которого </text:span></text:span><text:span text:style-name="Source_20_Text"><text:span text:style-name="T339">они понимали.</text:span></text:span></text:p>
      <text:p text:style-name="P475"><text:span text:style-name="Source_20_Text"><text:span text:style-name="T340">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P476"><text:span text:style-name="Source_20_Text"><text:span text:style-name="T340">Франц не мог знать, что за исключение пары других на острове Воссоединения, это были единственные додо во всём Творении </text:span></text:span><text:span text:style-name="Source_20_Text"><text:span text:style-name="T341">и что он помогал <text:s/>уничтожению расы. </text:span></text:span><text:span text:style-name="Source_20_Text"><text:span text:style-name="T342">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text:span></text:span><text:span text:style-name="Source_20_Text"><text:span text:style-name="T343">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span text:style-name="Source_20_Text"><text:span text:style-name="T342">»</text:span></text:span></text:p>
      <text:p text:style-name="P477"><text:span text:style-name="Source_20_Text"><text:span text:style-name="T344">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text:span></text:span><text:span text:style-name="Source_20_Text"><text:span text:style-name="T345">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text:span></text:span><text:span text:style-name="Source_20_Text"><text:span text:style-name="T346">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473">Ибо, поскольку есть они твореньями Господа, имеющими дар разумного общения, признающими, что лишь в Слове Его возможно найти жиз</text:span></text:span><text:span text:style-name="Source_20_Text"><text:span text:style-name="T474">н</text:span></text:span><text:span text:style-name="Source_20_Text"><text:span text:style-name="T473">ь вечную</text:span></text:span><text:span text:style-name="Source_20_Text"><text:span text:style-name="T347">...</text:span></text:span><text:span text:style-name="Source_20_Text"><text:span text:style-name="T348">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P478"><text:span text:style-name="Source_20_Text"><text:span text:style-name="T349">Вот наичистейшая форма европейского продвижения. </text:span></text:span><text:span text:style-name="Source_20_Text"><text:span text:style-name="T350">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text:span></text:span><text:span text:style-name="Source_20_Text"><text:span text:style-name="T351">нашего необходимого клинка? </text:span></text:span><text:span text:style-name="Source_20_Text"><text:span text:style-name="T352">Повящённые, теперь они будут кормить нас, посвящённые <text:s/>останки их и помёт будут удобрять наши урожаи. </text:span></text:span><text:span text:style-name="Source_20_Text"><text:span text:style-name="T353">Мы говорили им о «Спасении»? Мы имели в виду вечную жизнь во Граде? </text:span></text:span><text:span text:style-name="Source_20_Text"><text:span text:style-name="T354">Жизнь вечную? </text:span></text:span><text:span text:style-name="Source_20_Text"><text:span text:style-name="T355">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text:span></text:span><text:span text:style-name="Source_20_Text"><text:span text:style-name="T354"> </text:span></text:span><text:span text:style-name="Source_20_Text"><text:span text:style-name="T355">Право же, коль они спасают нас от голода в мире этом, тогда в следующем, в царстве Христовом, наши спасения должны быть, в равной же мере, </text:span></text:span><text:span text:style-name="Source_20_Text"><text:span text:style-name="T356">неотделимы. Иначе додо будут только тем, чем кажутся в иллюзорном свете мира</text:span></text:span><text:span text:style-name="Source_20_Text"><text:span text:style-name="T350">—</text:span></text:span><text:span text:style-name="Source_20_Text"><text:span text:style-name="T356">всего лишь нашей дичью. </text:span></text:span><text:span text:style-name="Source_20_Text"><text:span text:style-name="T357">Бог не может быть настолько жестоким.</text:span></text:span></text:p>
      <text:p text:style-name="P479"><text:span text:style-name="Source_20_Text"><text:span text:style-name="T358">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358">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475">его</text:span></text:span><text:span text:style-name="Source_20_Text"><text:span text:style-name="T358"> причуда….»</text:span></text:span></text:p>
      <text:p text:style-name="P480"><text:span text:style-name="Source_20_Text"><text:span text:style-name="T359">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text:span></text:span><text:span text:style-name="Source_20_Text"><text:span text:style-name="T360">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text:span></text:span><text:span text:style-name="Source_20_Text"><text:span text:style-name="T361">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text:span></text:span><text:span text:style-name="Source_20_Text"><text:span text:style-name="T362">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text:span></text:span><text:span text:style-name="Source_20_Text"><text:span text:style-name="T363">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text:span></text:span><text:span text:style-name="Source_20_Text"><text:span text:style-name="T360"> </text:span></text:span><text:span text:style-name="Source_20_Text"><text:span text:style-name="T363">Они летят колцами, концентрическими кольцами на экранах радаров. Операторы называют их «ангелами».</text:span></text:span></text:p>
      <text:p text:style-name="P481"><text:span text:style-name="Source_20_Text"><text:span text:style-name="T363">– </text:span></text:span><text:span text:style-name="Source_20_Text"><text:span text:style-name="T364">Он за тобой увязался,</text:span></text:span><text:span text:style-name="Source_20_Text"><text:span text:style-name="T363">– </text:span></text:span><text:span text:style-name="Source_20_Text"><text:span text:style-name="T364">Осби затягивается мухоморной сигаретой.</text:span></text:span></text:p>
      <text:p text:style-name="P481"><text:span text:style-name="Source_20_Text"><text:span text:style-name="T363">– </text:span></text:span><text:span text:style-name="Source_20_Text"><text:span text:style-name="T364">Да,</text:span></text:span><text:span text:style-name="Source_20_Text"><text:span text:style-name="T363">– </text:span></text:span><text:span text:style-name="Source_20_Text"><text:span text:style-name="T364">Пират инспектирует края сада на крыше, недовольный в закате,</text:span></text:span><text:span text:style-name="Source_20_Text"><text:span text:style-name="T363">– </text:span></text:span><text:span text:style-name="Source_20_Text"><text:span text:style-name="T364">но в это совсем не хочется верить. Хватит с меня и того…</text:span></text:span></text:p>
      <text:p text:style-name="P481"><text:span text:style-name="Source_20_Text"><text:span text:style-name="T363">– </text:span></text:span><text:span text:style-name="Source_20_Text"><text:span text:style-name="T365">И что ты думаешь про неё, вообще.</text:span></text:span></text:p>
      <text:p text:style-name="P482"><text:span text:style-name="Source_20_Text"><text:span text:style-name="T363">– </text:span></text:span><text:span text:style-name="Source_20_Text"><text:span text:style-name="T365">Кто-то может её использовать, я думаю,</text:span></text:span><text:span text:style-name="Source_20_Text"><text:span text:style-name="T363">– </text:span></text:span><text:span text:style-name="Source_20_Text"><text:span text:style-name="T365">решив так вчера на станции Чаринг-Крос, когда она уезжала в «Белое Посещение».</text:span></text:span><text:span text:style-name="Source_20_Text"><text:span text:style-name="T363">– <text:s/></text:span></text:span><text:span text:style-name="Source_20_Text"><text:span text:style-name="T365">Нежданная прибыль кому-то.</text:span></text:span></text:p>
      <text:p text:style-name="P483"><text:span text:style-name="Source_20_Text"><text:span text:style-name="T363">– </text:span></text:span><text:span text:style-name="Source_20_Text"><text:span text:style-name="T366">А </text:span></text:span><text:span text:style-name="Source_20_Text"><text:span text:style-name="T367">ты знаешь </text:span></text:span><text:span text:style-name="Source_20_Text"><text:span text:style-name="T366">что они там надумали?</text:span></text:span></text:p>
      <text:p text:style-name="P484"><text:span text:style-name="Source_20_Text"><text:span text:style-name="T367">Только то, что они замышляют что-то с использованием гигантского осьминога. </text:span></text:span><text:span text:style-name="Source_20_Text"><text:span text:style-name="T368">Но в Лондоне никто ничего определённого не знает. Даже в «Белом Посещении» идёт эта нежданная суматоха, и вязкая неясность отчего. </text:span></text:span><text:span text:style-name="Source_20_Text"><text:span text:style-name="T369">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text:span></text:span><text:span text:style-name="Source_20_Text"><text:span text:style-name="T370">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text:span></text:span><text:span text:style-name="Source_20_Text"><text:span text:style-name="T371">даже когда пожарные расчёты с воем несутся по улицам, а огненный смерч уносит кислород в небо и клиенты валятся задохнувшись как клопы в присутствие ДДТ… </text:span></text:span><text:span text:style-name="Source_20_Text"><text:span text:style-name="T372">однако, коммерция нисколько не умалила </text:span></text:span><text:span text:style-name="Source_20_Text"><text:span text:style-name="T371"><text:s/></text:span></text:span><text:span text:style-name="Source_20_Text"><text:span text:style-name="T372">Манеру фон Гёля: теперь она стала более </text:span></text:span><text:span text:style-name="Source_20_Text"><text:span text:style-name="T373">прочувствованной</text:span></text:span><text:span text:style-name="Source_20_Text"><text:span text:style-name="T372">, чем прежде. </text:span></text:span><text:span text:style-name="Source_20_Text"><text:span text:style-name="T374">В начальных отрывках чёрный человек в форме SS движется на фоне модели ракеты и трейлера (постоянно снято через сосны, снег, </text:span></text:span><text:span text:style-name="Source_20_Text"><text:span text:style-name="T375">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text:span></text:span><text:span text:style-name="Source_20_Text"><text:span text:style-name="T376">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376">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text:span></text:span><text:span text:style-name="Source_20_Text"><text:span text:style-name="T377">почернелых и частью расплавившихся бутылок джина, будут найдены фрагменты тщательно сфальфсифицированных документов <text:s/></text:span></text:span><text:span text:style-name="Source_20_Text"><text:span text:style-name="T375">Schwarzkommando </text:span></text:span><text:span text:style-name="Source_20_Text"><text:span text:style-name="T377">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P484"><text:span text:style-name="Source_20_Text"><text:span text:style-name="T377">«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text:span></text:span><text:span text:style-name="Source_20_Text"><text:span text:style-name="T378">лож</text:span></text:span><text:span text:style-name="Source_20_Text"><text:span text:style-name="T377">ить фон Гёль, или даже представить </text:span></text:span><text:span text:style-name="Source_20_Text"><text:span text:style-name="T378">с его тогдашней точки зрения».</text:span></text:span></text:p>
      <text:p text:style-name="P485"><text:span text:style-name="Source_20_Text"><text:span text:style-name="T378">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text:span></text:span><text:span text:style-name="Source_20_Text"><text:span text:style-name="T379">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text:span></text:span><text:span text:style-name="Source_20_Text"><text:span text:style-name="T384">К</text:span></text:span><text:span text:style-name="Source_20_Text"><text:span text:style-name="T380">амера следит как она движется намеренно никуда по комнатам, длинноногая, подростковая широта и </text:span></text:span><text:span text:style-name="Source_20_Text"><text:span text:style-name="T381">при</text:span></text:span><text:span text:style-name="Source_20_Text"><text:span text:style-name="T380">сутул</text:span></text:span><text:span text:style-name="Source_20_Text"><text:span text:style-name="T381">енность</text:span></text:span><text:span text:style-name="Source_20_Text"><text:span text:style-name="T380"> плеч, <text:s/></text:span></text:span><text:span text:style-name="Source_20_Text"><text:span text:style-name="T382">волосы не резко голландские, нет, а присобраны в модный взлёт вверх </text:span></text:span><text:span text:style-name="Source_20_Text"><text:span text:style-name="T384">под </text:span></text:span><text:span text:style-name="Source_20_Text"><text:span text:style-name="T382">старинн</text:span></text:span><text:span text:style-name="Source_20_Text"><text:span text:style-name="T384">ую</text:span></text:span><text:span text:style-name="Source_20_Text"><text:span text:style-name="T382"> корон</text:span></text:span><text:span text:style-name="Source_20_Text"><text:span text:style-name="T384">у</text:span></text:span><text:span text:style-name="Source_20_Text"><text:span text:style-name="T382"> </text:span></text:span><text:span text:style-name="Source_20_Text"><text:span text:style-name="T383">матового</text:span></text:span><text:span text:style-name="Source_20_Text"><text:span text:style-name="T382"> серебра….</text:span></text:span></text:p>
      <text:p text:style-name="P487"><draw:frame draw:style-name="fr1" draw:name="Image15" text:anchor-type="paragraph" svg:width="6.9252in" svg:height="0.3661in" draw:z-index="14"><draw:image xlink:href="Pictures/1000000000000B720000009B428C9716555D8079.png" xlink:type="simple" xlink:show="embed" xlink:actuate="onLoad" loext:mime-type="image/png"/></draw:frame><text:span text:style-name="Source_20_Text"><text:span text:style-name="T385">Было очень раннее утро. Он проспотыкался наружу один в улочку мокрого кирпича. К югу заградительные аэростаты, сёрфингисты на утренних перистых, </text:span></text:span><text:span text:style-name="Source_20_Text"><text:span text:style-name="T386">мерцали, розово-жемчужные, в рассвете.</text:span></text:span></text:p>
      <text:p text:style-name="P488"><text:span text:style-name="Source_20_Text"><text:span text:style-name="T386">Они выпустили Слотропа на волю, снова гуляет, блядь, последний шанс на дембель как чокнутому, и он его прошлёпал….</text:span></text:span></text:p>
      <text:p text:style-name="P489"><text:span text:style-name="Source_20_Text"><text:span text:style-name="T387">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text:span></text:span><text:span text:style-name="Source_20_Text"><text:span text:style-name="T388">ТОТСССГ. </text:span></text:span><text:span text:style-name="Source_20_Text"><text:span text:style-name="T389">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text:span></text:span><text:span text:style-name="Source_20_Text"><text:span text:style-name="T390">механизм сдерживания</text:span></text:span><text:span text:style-name="Source_20_Text"><text:span text:style-name="T389"> и до хрена счислений о порядке категоризации старушки, </text:span></text:span><text:span text:style-name="Source_20_Text"><text:span text:style-name="T390">как</text:span></text:span><text:span text:style-name="Source_20_Text"><text:span text:style-name="T389"> отвести её свинью домой через перелаз, </text:span></text:span><text:span text:style-name="Source_20_Text"><text:span text:style-name="T390">а тут, на тебе!</text:span></text:span><text:span text:style-name="Source_20_Text"><text:span text:style-name="T387">—</text:span></text:span><text:span text:style-name="Source_20_Text"><text:span text:style-name="T390">и снова тот же Лондон.</text:span></text:span></text:p>
      <text:p text:style-name="P490"><text:span text:style-name="Source_20_Text"><text:span text:style-name="T391">Но что-то не так… что-то... </text:span></text:span><text:span text:style-name="Source_20_Text"><text:span text:style-name="T476">поменялось</text:span></text:span><text:span text:style-name="Source_20_Text"><text:span text:style-name="T391">… не хочу скулить, братаны, но</text:span></text:span><text:span text:style-name="Source_20_Text"><text:span text:style-name="T387">—</text:span></text:span><text:span text:style-name="Source_20_Text"><text:span text:style-name="T391">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text:span></text:span><text:span text:style-name="Source_20_Text"><text:span text:style-name="T392">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477">что-то</text:span></text:span><text:span text:style-name="Source_20_Text"><text:span text:style-name="T392"> постоянно присутствует в маленькой рамочке, довело до того, что начал оглядываться на другие машины выезжая по утрам на работу. </text:span></text:span><text:span text:style-name="Source_20_Text"><text:span text:style-name="T393">Вещи на его столе в <text:s/></text:span></text:span><text:span text:style-name="Source_20_Text"><text:span text:style-name="T388">ТОТСССГ </text:span></text:span><text:span text:style-name="Source_20_Text"><text:span text:style-name="T393">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P490"><text:span text:style-name="Source_20_Text"><text:span text:style-name="T393">Отсек возле Гросвенор-сквер начинает всё больше смахивать на капкан. Он проводит время, иногда целые дни, бродя по Ист-Енду, вдыхая резкий воздух Темзы, </text:span></text:span><text:span text:style-name="Source_20_Text"><text:span text:style-name="T394">выискивая мста где хвосты не смогут идти следом.</text:span></text:span></text:p>
      <text:p text:style-name="P491"><text:soft-page-break/><text:span text:style-name="Source_20_Text"><text:span text:style-name="T394">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text:span></text:span><text:span text:style-name="Source_20_Text"><text:span text:style-name="T397">т</text:span></text:span><text:span text:style-name="Source_20_Text"><text:span text:style-name="T394"> её, э-э, ну, </text:span></text:span><text:span text:style-name="Source_20_Text"><text:span text:style-name="T397">а</text:span></text:span><text:span text:style-name="Source_20_Text"><text:span text:style-name="T394">—Дарлин. </text:span></text:span><text:span text:style-name="Source_20_Text"><text:span text:style-name="T395">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text:span></text:span><text:span text:style-name="Source_20_Text"><text:span text:style-name="T396">фолликулит, хлоазма</text:span></text:span><text:span text:style-name="Source_20_Text"><text:span text:style-name="T395">, </text:span></text:span><text:span text:style-name="Source_20_Text"><text:span text:style-name="T396">и аденома сальных желез, совсем недавно добавилась щепоточка цинги. В общем, вышла за зелёными лимонами для квартирной хозяйки, </text:span></text:span><text:span text:style-name="Source_20_Text"><text:span text:style-name="T397">и тут фрукты начали скакать и сыпаться из её соломенной корзинки и покатились жёлто-зелёные вдоль по улице, </text:span></text:span><text:span text:style-name="Source_20_Text"><text:span text:style-name="T398">молоденькая Дарлин бегом вдогонку в своей шапочке медсестры, её груди как мягкие буфера для этой встречи в сером море города.</text:span></text:span></text:p>
      <text:p text:style-name="P491"><text:span text:style-name="Source_20_Text"><text:span text:style-name="T397">– Ты вернулся! Ах, Тайро</text:span></text:span><text:span text:style-name="Source_20_Text"><text:span text:style-name="T398">н, ты </text:span></text:span><text:span text:style-name="Source_20_Text"><text:span text:style-name="T478">вернулся</text:span></text:span><text:span text:style-name="Source_20_Text"><text:span text:style-name="T397">,</text:span></text:span><text:span text:style-name="Source_20_Text"><text:span text:style-name="T398">–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P491"><text:span text:style-name="Source_20_Text"><text:span text:style-name="T398">– Это я, милая…</text:span></text:span></text:p>
      <text:p text:style-name="P491"><text:span text:style-name="Source_20_Text"><text:span text:style-name="T398">Колея шин в слякоти обернулась жемчугом, мягким жемчугом. Чайки медленно кружат на фоне высоких безоконных </text:span></text:span><text:span text:style-name="Source_20_Text"><text:span text:style-name="T397">кирпичных ст</text:span></text:span><text:span text:style-name="Source_20_Text"><text:span text:style-name="T398">ен</text:span></text:span><text:span text:style-name="Source_20_Text"><text:span text:style-name="T397"> </text:span></text:span><text:span text:style-name="Source_20_Text"><text:span text:style-name="T398">района.</text:span></text:span></text:p>
      <text:p text:style-name="P492"><text:span text:style-name="Source_20_Text"><text:span text:style-name="T399">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text:span></text:span><text:span text:style-name="Source_20_Text"><text:span text:style-name="T402">чик</text:span></text:span><text:span text:style-name="Source_20_Text"><text:span text:style-name="T399"> из цветов.</text:span></text:span></text:p>
      <text:p text:style-name="P493"><text:span text:style-name="Source_20_Text"><text:span text:style-name="T398">– <text:s/></text:span></text:span><text:span text:style-name="Source_20_Text"><text:span text:style-name="T400">Вы заходили, когда у меня была банальная лихорадка,</text:span></text:span><text:span text:style-name="Source_20_Text"><text:span text:style-name="T398">– </text:span></text:span><text:span text:style-name="Source_20_Text"><text:span text:style-name="T400">вспоминает она Слотропа,</text:span></text:span><text:span text:style-name="Source_20_Text"><text:span text:style-name="T398">– </text:span></text:span><text:span text:style-name="Source_20_Text"><text:span text:style-name="T400">мы в тот день заварили чай из полыни.</text:span></text:span><text:span text:style-name="Source_20_Text"><text:span text:style-name="T398">– </text:span></text:span><text:span text:style-name="Source_20_Text"><text:span text:style-name="T400">Ну, конечно, сейчас даже вкус, поднимаясь сквозь подошвы его башмаков, пронимает его. Они переиначивают… должно быть это в</text:span></text:span><text:span text:style-name="Source_20_Text"><text:span text:style-name="T402">н</text:span></text:span><text:span text:style-name="Source_20_Text"><text:span text:style-name="T400">е его памяти… холодный чистый интерьер, девушка и женщина, независимо от его стенографии звёзд… так много осунувшихся девушек, </text:span></text:span><text:span text:style-name="Source_20_Text"><text:span text:style-name="T402">продутых </text:span></text:span><text:span text:style-name="Source_20_Text"><text:span text:style-name="T401">ветр</text:span></text:span><text:span text:style-name="Source_20_Text"><text:span text:style-name="T402">ом </text:span></text:span><text:span text:style-name="Source_20_Text"><text:span text:style-name="T401">набережных, сиделок, прощаний на автобусных остановках, как можно ждать, чтоб он запомнил? но это комната </text:span></text:span><text:span text:style-name="Source_20_Text"><text:span text:style-name="T403">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text:span></text:span><text:span text:style-name="Source_20_Text"><text:span text:style-name="T404">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text:span></text:span><text:span text:style-name="Source_20_Text"><text:span text:style-name="T405">где в прошлый раз дикие астры приветствовали в перепутанице из </text:span></text:span><text:span text:style-name="Source_20_Text"><text:span text:style-name="T406">маленькой </text:span></text:span><text:span text:style-name="Source_20_Text"><text:span text:style-name="T405">вазы сервского фарфора, которую она вместе с Остином нашли давны-давно в магазине на Вардор-стрит….</text:span></text:span></text:p>
      <text:p text:style-name="P494"><text:span text:style-name="Source_20_Text"><text:span text:style-name="T398">– </text:span></text:span><text:span text:style-name="Source_20_Text"><text:span text:style-name="T406">Он был моим здоровьем,</text:span></text:span><text:span text:style-name="Source_20_Text"><text:span text:style-name="T398">– <text:s/></text:span></text:span><text:span text:style-name="Source_20_Text"><text:span text:style-name="T406">часто говорит м-с Квод,</text:span></text:span><text:span text:style-name="Source_20_Text"><text:span text:style-name="T398">– </text:span></text:span><text:span text:style-name="Source_20_Text"><text:span text:style-name="T406">с тех пор как он умер, мне пришлось стать полной ведьмой из чистого самосохранения.</text:span></text:span><text:span text:style-name="Source_20_Text"><text:span text:style-name="T398">– <text:s/></text:span></text:span><text:span text:style-name="Source_20_Text"><text:span text:style-name="T406">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text:span></text:span><text:span text:style-name="Source_20_Text"><text:span text:style-name="T398">– «</text:span></text:span><text:span text:style-name="Source_20_Text"><text:span text:style-name="T406">Тайрон помоги мне снять ту—нет рядом, высокая банка, спасибо милый».—обратно на кухню, скрипнув крахмалом, полыхнув розовым. </text:span></text:span><text:span text:style-name="Source_20_Text"><text:span text:style-name="T398">–«</text:span></text:span><text:span text:style-name="Source_20_Text"><text:span text:style-name="T407">Тут ни у кого нет памяти, кроме меня»,</text:span></text:span><text:span text:style-name="Source_20_Text"><text:span text:style-name="T398">– </text:span></text:span><text:span text:style-name="Source_20_Text"><text:span text:style-name="T407">вздыхает м-с Квод,</text:span></text:span><text:span text:style-name="Source_20_Text"><text:span text:style-name="T398">– «</text:span></text:span><text:span text:style-name="Source_20_Text"><text:span text:style-name="T407">мы помогаем друг другу, как видите.»</text:span></text:span><text:span text:style-name="Source_20_Text"><text:span text:style-name="T398">– </text:span></text:span><text:span text:style-name="Source_20_Text"><text:span text:style-name="T407">Из-под кретонового камуфляжа она достаёт большую вазу с конфетами. </text:span></text:span><text:span text:style-name="Source_20_Text"><text:span text:style-name="T398">– «</text:span></text:span><text:span text:style-name="Source_20_Text"><text:span text:style-name="T407">А теперь,»</text:span></text:span><text:span text:style-name="Source_20_Text"><text:span text:style-name="T398">– <text:s/></text:span></text:span><text:span text:style-name="Source_20_Text"><text:span text:style-name="T407">просияла она к Слотропу,</text:span></text:span><text:span text:style-name="Source_20_Text"><text:span text:style-name="T398">– «</text:span></text:span><text:span text:style-name="Source_20_Text"><text:span text:style-name="T407">Вот: винные желе. Они довоенные».</text:span></text:span></text:p>
      <text:p text:style-name="P495"><text:span text:style-name="Source_20_Text"><text:span text:style-name="T398">– </text:span></text:span><text:span text:style-name="Source_20_Text"><text:span text:style-name="T408">Теперь я вспомнил вас—леди со связями в Министерстве Снабжения!</text:span></text:span><text:span text:style-name="Source_20_Text"><text:span text:style-name="T398">– </text:span></text:span><text:span text:style-name="Source_20_Text"><text:span text:style-name="T409">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text:span></text:span><text:span text:style-name="Source_20_Text"><text:span text:style-name="T410">Мам</text:span></text:span><text:span text:style-name="Source_20_Text"><text:span text:style-name="T409">. </text:span></text:span><text:span text:style-name="Source_20_Text"><text:span text:style-name="T410">Они не такие как мне. Наверно это из-за климата. </text:span></text:span><text:span text:style-name="Source_20_Text"><text:span text:style-name="T411">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479">конфета</text:span></text:span><text:span text:style-name="Source_20_Text"><text:span text:style-name="T411">, Мам! Придумай как скормить одну из них Гитлеру и война закончится </text:span></text:span><text:span text:style-name="Source_20_Text"><text:span text:style-name="T479">завтра</text:span></text:span><text:span text:style-name="Source_20_Text"><text:span text:style-name="T411"> же!» </text:span></text:span><text:span text:style-name="Source_20_Text"><text:span text:style-name="T412">Сейчас он снова лицом к лицу с этими рыжеватыми предметами из </text:span></text:span><text:soft-page-break/><text:span text:style-name="Source_20_Text"><text:span text:style-name="T412">желатина, кивает, как он надеется радостно м-с Квод. На них выпукло написаны имена различных вин.</text:span></text:span></text:p>
      <text:p text:style-name="P496"><text:span text:style-name="Source_20_Text"><text:span text:style-name="T398">– <text:s/></text:span></text:span><text:span text:style-name="Source_20_Text"><text:span text:style-name="T412">И ещё капельку ментола,</text:span></text:span><text:span text:style-name="Source_20_Text"><text:span text:style-name="T398">– </text:span></text:span><text:span text:style-name="Source_20_Text"><text:span text:style-name="T412">м-с Квод закладывает в рот <text:s/>одну.</text:span></text:span><text:span text:style-name="Source_20_Text"><text:span text:style-name="T398">– </text:span></text:span><text:span text:style-name="Source_20_Text"><text:span text:style-name="T412">Прелесть.</text:span></text:span></text:p>
      <text:p text:style-name="P497"><text:span text:style-name="Source_20_Text"><text:span text:style-name="T412">Слотроп наконец выбрал одну с барельефом <text:s/>Lafitte Rothschild и отправляет в свой целовальник:</text:span></text:span><text:span text:style-name="Source_20_Text"><text:span text:style-name="T398">– <text:s/>«</text:span></text:span><text:span text:style-name="Source_20_Text"><text:span text:style-name="T412">О, да. Да. Ммм. Великолепно.»</text:span></text:span></text:p>
      <text:p text:style-name="P498"><text:span text:style-name="Source_20_Text"><text:span text:style-name="T398">– </text:span></text:span><text:span text:style-name="Source_20_Text"><text:span text:style-name="T413">Если вы хотите что-то совсем </text:span></text:span><text:span text:style-name="Source_20_Text"><text:span text:style-name="T480">особенное</text:span></text:span><text:span text:style-name="Source_20_Text"><text:span text:style-name="T413"> попробуйте Бернкаслер Доктор. О! </text:span></text:span><text:span text:style-name="Source_20_Text"><text:span text:style-name="T414">Не вы ли мне принесли тогда те миленькое американские штучки, слизистый вяз.</text:span></text:span></text:p>
      <text:p text:style-name="P498"><text:span text:style-name="Source_20_Text"><text:span text:style-name="T398">– </text:span></text:span><text:span text:style-name="Source_20_Text"><text:span text:style-name="T414">Скользкий вяз. </text:span></text:span><text:span text:style-name="Source_20_Text"><text:span text:style-name="T415">Какая жалость, они вчера кончились.</text:span></text:span></text:p>
      <text:p text:style-name="P499"><text:span text:style-name="Source_20_Text"><text:span text:style-name="T416">Входит Дарин с горячим чайником и тремя чашками на подносе.</text:span></text:span></text:p>
      <text:p text:style-name="P499"><text:span text:style-name="Source_20_Text"><text:span text:style-name="T398">– </text:span></text:span><text:span text:style-name="Source_20_Text"><text:span text:style-name="T416">Что тут?</text:span></text:span><text:span text:style-name="Source_20_Text"><text:span text:style-name="T398">– </text:span></text:span><text:span text:style-name="Source_20_Text"><text:span text:style-name="T416">Слотроп малость поспешно.</text:span></text:span></text:p>
      <text:p text:style-name="P500"><text:span text:style-name="Source_20_Text"><text:span text:style-name="T398">– </text:span></text:span><text:span text:style-name="Source_20_Text"><text:span text:style-name="T417">Тебе лучше не знать, Тайрон.</text:span></text:span></text:p>
      <text:p text:style-name="P501"><text:span text:style-name="Source_20_Text"><text:span text:style-name="T398">– </text:span></text:span><text:span text:style-name="Source_20_Text"><text:span text:style-name="T417">Это точно,</text:span></text:span><text:span text:style-name="Source_20_Text"><text:span text:style-name="T398">– <text:s/></text:span></text:span><text:span text:style-name="Source_20_Text"><text:span text:style-name="T417">после первого глотка, жалея, что она мало добавила лимонного сока, или хоть чего-нибудь, чтоб убит основной вкус, убийственно горький. </text:span></text:span><text:span text:style-name="Source_20_Text"><text:span text:style-name="T418">Эти люди и впрямь сумасшедшие. И без сахара, есес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text:span></text:span><text:span text:style-name="Source_20_Text"><text:span text:style-name="T398">– «</text:span></text:span><text:span text:style-name="Source_20_Text"><text:span text:style-name="T418">О, я думала мы от них всех избавились </text:span></text:span><text:span text:style-name="Source_20_Text"><text:span text:style-name="T419">от всех тех—«Жильберт <text:s/>&amp; Саливан неподдельное наслаждение»—года </text:span></text:span><text:span text:style-name="Source_20_Text"><text:span text:style-name="T482">два</text:span></text:span><text:span text:style-name="Source_20_Text"><text:span text:style-name="T419"> назад.»</text:span></text:span><text:span text:style-name="Source_20_Text"><text:span text:style-name="T398">– </text:span></text:span><text:span text:style-name="Source_20_Text"><text:span text:style-name="T427">как раз в тот</text:span></text:span><text:span text:style-name="Source_20_Text"><text:span text:style-name="T419"> в момент, когда Слотроп </text:span></text:span><text:span text:style-name="Source_20_Text"><text:span text:style-name="T420">достигает тягуче-жидкую сердцевину со вкусом майонеза и корок апельсина.</text:span></text:span></text:p>
      <text:p text:style-name="P502"><text:span text:style-name="Source_20_Text"><text:span text:style-name="T398">– </text:span></text:span><text:span text:style-name="Source_20_Text"><text:span text:style-name="T421">Вы забрали <text:s/>последнюю из моих Мармеладный Сюрпризов!</text:span></text:span><text:span text:style-name="Source_20_Text"><text:span text:style-name="T398">– <text:s/></text:span></text:span><text:span text:style-name="Source_20_Text"><text:span text:style-name="T421">вскрикивает м-с Квод, с быстротой фокусника доставая сладость в форме яйца мягко зелёного цвета, всю усыпанную лавандовым типографским шрифтом.</text:span></text:span><text:span text:style-name="Source_20_Text"><text:span text:style-name="T398">– </text:span></text:span><text:span text:style-name="Source_20_Text"><text:span text:style-name="T421">И за это не получите ни одной кремовой рабарбы.</text:span></text:span><text:span text:style-name="Source_20_Text"><text:span text:style-name="T398">– </text:span></text:span><text:span text:style-name="Source_20_Text"><text:span text:style-name="T421">И вся та штука исчезает в её рту.</text:span></text:span></text:p>
      <text:p text:style-name="P503"><text:span text:style-name="Source_20_Text"><text:span text:style-name="T398">– </text:span></text:span><text:span text:style-name="Source_20_Text"><text:span text:style-name="T422">Так мне и надо,</text:span></text:span><text:span text:style-name="Source_20_Text"><text:span text:style-name="T398">– </text:span></text:span><text:span text:style-name="Source_20_Text"><text:span text:style-name="T422">говорит Слотроп, удивляясь что он этим хотел сказать, прихлёбывая чай из трав, чтобы снять вкус конфеты из майонеза—чёрт! </text:span></text:span><text:span text:style-name="Source_20_Text"><text:span text:style-name="T424">и</text:span></text:span><text:span text:style-name="Source_20_Text"><text:span text:style-name="T422"> это было ошибкой, точно, потому что его рот снова наполняет <text:s/>жутк</text:span></text:span><text:span text:style-name="Source_20_Text"><text:span text:style-name="T424">ая</text:span></text:span><text:span text:style-name="Source_20_Text"><text:span text:style-name="T422"> алкалоидн</text:span></text:span><text:span text:style-name="Source_20_Text"><text:span text:style-name="T424">ая</text:span></text:span><text:span text:style-name="Source_20_Text"><text:span text:style-name="T422"> разрух</text:span></text:span><text:span text:style-name="Source_20_Text"><text:span text:style-name="T424">а</text:span></text:span><text:span text:style-name="Source_20_Text"><text:span text:style-name="T422">, аж до самого мягкого нёба, </text:span></text:span><text:span text:style-name="Source_20_Text"><text:span text:style-name="T424">гд</text:span></text:span><text:span text:style-name="Source_20_Text"><text:span text:style-name="T422">е она и осе</text:span></text:span><text:span text:style-name="Source_20_Text"><text:span text:style-name="T424">ла</text:span></text:span><text:span text:style-name="Source_20_Text"><text:span text:style-name="T422">. Дарлин, сочувственная Соловушка, подаёт ему твёрдую красную конфету в форме малины… мм, как ни странно, у неё даже вкус малины, хотя </text:span></text:span><text:span text:style-name="Source_20_Text"><text:span text:style-name="T423">не может снять всё ту горечь. </text:span></text:span><text:span text:style-name="Source_20_Text"><text:span text:style-name="T425">Нетерпеливо, вгрызается он и уже по ходу знает, ёбаный идиот, что опять нарвался, </text:span></text:span><text:span text:style-name="Source_20_Text"><text:span text:style-name="T426">по языку разливается самая жуткая кристаллиновая концентрация, Боже, наверное это сама нитритная кислота.</text:span></text:span><text:span text:style-name="Source_20_Text"><text:span text:style-name="T398">– </text:span></text:span><text:span text:style-name="Source_20_Text"><text:span text:style-name="T427">Ой-йой, эта уж вправду </text:span></text:span><text:span text:style-name="Source_20_Text"><text:span text:style-name="T481">кисленькая</text:span></text:span><text:span text:style-name="Source_20_Text"><text:span text:style-name="T427">.</text:span></text:span><text:span text:style-name="Source_20_Text"><text:span text:style-name="T398">– </text:span></text:span><text:span text:style-name="Source_20_Text"><text:span text:style-name="T428">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483">не видит</text:span></text:span><text:span text:style-name="Source_20_Text"><text:span text:style-name="T428">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text:span></text:span><text:span text:style-name="Source_20_Text"><text:span text:style-name="T429">М-с Квод тем временем занята поглощением, кусочек за кусочечком, пироженого </text:span></text:span><text:span text:style-name="Source_20_Text"><text:span text:style-name="T484"><text:s/>petit four</text:span></text:span><text:span text:style-name="Source_20_Text"><text:span text:style-name="T429"> из вишни с хинином. </text:span></text:span><text:span text:style-name="Source_20_Text"><text:span text:style-name="T430">Она излучает </text:span></text:span><text:span text:style-name="Source_20_Text"><text:span text:style-name="T431">довольство</text:span></text:span><text:span text:style-name="Source_20_Text"><text:span text:style-name="T430"> на молодых людей по ту сторону вазы с конфетами. </text:span></text:span><text:span text:style-name="Source_20_Text"><text:span text:style-name="T432">Слотроп, забывшись, снова тянется к чаю. Теперь не получается галантно увильнуть. </text:span></text:span><text:span text:style-name="Source_20_Text"><text:span text:style-name="T433">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485">чавк</text:span></text:span><text:span text:style-name="Source_20_Text"><text:span text:style-name="T433">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P504"><text:span text:style-name="Source_20_Text"><text:span text:style-name="T433">– </text:span></text:span><text:span text:style-name="Source_20_Text"><text:span text:style-name="T434">Вот вы и догадались!</text:span></text:span><text:span text:style-name="Source_20_Text"><text:span text:style-name="T433">– <text:s/></text:span></text:span><text:span text:style-name="Source_20_Text"><text:span text:style-name="T434">М-с Квод машет ему пёстрым конгломератом из корня имбиря, ириски и <text:s/>семени аниса,</text:span></text:span><text:span text:style-name="Source_20_Text"><text:span text:style-name="T433">– </text:span></text:span><text:span text:style-name="Source_20_Text"><text:span text:style-name="T434">понимаете всегда надо наслаждаться внешним </text:span></text:span><text:span text:style-name="Source_20_Text"><text:span text:style-name="T486">видом</text:span></text:span><text:span text:style-name="Source_20_Text"><text:span text:style-name="T434">. И почему вы, американцы, такие импульсивные?</text:span></text:span></text:p>
      <text:p text:style-name="P504"><text:span text:style-name="Source_20_Text"><text:span text:style-name="T433">– </text:span></text:span><text:span text:style-name="Source_20_Text"><text:span text:style-name="T434">Ну,</text:span></text:span><text:span text:style-name="Source_20_Text"><text:span text:style-name="T433">– <text:s/></text:span></text:span><text:span text:style-name="Source_20_Text"><text:span text:style-name="T434">бормочет,</text:span></text:span><text:span text:style-name="Source_20_Text"><text:span text:style-name="T433">– </text:span></text:span><text:span text:style-name="Source_20_Text"><text:span text:style-name="T434">обычно мы не доходим до чего-то более сложного, чем плитки Херши, понимаете…</text:span></text:span></text:p>
      <text:p text:style-name="P504"><text:span text:style-name="Source_20_Text"><text:span text:style-name="T433">– </text:span></text:span><text:span text:style-name="Source_20_Text"><text:span text:style-name="T434">О, попробуй это!</text:span></text:span><text:span text:style-name="Source_20_Text"><text:span text:style-name="T433">– </text:span></text:span><text:span text:style-name="Source_20_Text"><text:span text:style-name="T434">кричит Дарлин ухватившись за горло и качаясь на него.</text:span></text:span></text:p>
      <text:p text:style-name="P505"><text:soft-page-break/><text:span text:style-name="Source_20_Text"><text:span text:style-name="T433">– </text:span></text:span><text:span text:style-name="Source_20_Text"><text:span text:style-name="T435">Ух-ты, это наверняка что-то,</text:span></text:span><text:span text:style-name="Source_20_Text"><text:span text:style-name="T433">– <text:s/></text:span></text:span><text:span text:style-name="Source_20_Text"><text:span text:style-name="T435">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P506"><text:span text:style-name="Source_20_Text"><text:span text:style-name="T433">– </text:span></text:span><text:span text:style-name="Source_20_Text"><text:span text:style-name="T436">Ну, давай,</text:span></text:span><text:span text:style-name="Source_20_Text"><text:span text:style-name="T433">– <text:s/></text:span></text:span><text:span text:style-name="Source_20_Text"><text:span text:style-name="T436">Дарлин ухватив его руку с конфетой, пытается засунуть в его рот.</text:span></text:span></text:p>
      <text:p text:style-name="P507"><text:span text:style-name="Source_20_Text"><text:span text:style-name="T433">– <text:s/></text:span></text:span><text:span text:style-name="Source_20_Text"><text:span text:style-name="T437">Да, просто, знаешь, смотрю на вид, как советует м-с Квод.</text:span></text:span></text:p>
      <text:p text:style-name="P507"><text:span text:style-name="Source_20_Text"><text:span text:style-name="T433">– </text:span></text:span><text:span text:style-name="Source_20_Text"><text:span text:style-name="T437">Но плющить в руке не честно, </text:span></text:span><text:span text:style-name="Source_20_Text"><text:span text:style-name="T438">Тайрон</text:span></text:span><text:span text:style-name="Source_20_Text"><text:span text:style-name="T437">.</text:span></text:span></text:p>
      <text:p text:style-name="P508"><text:span text:style-name="Source_20_Text"><text:span text:style-name="T439">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text:span></text:span><text:span text:style-name="Source_20_Text"><text:span text:style-name="T440">от к</text:span></text:span><text:span text:style-name="Source_20_Text"><text:span text:style-name="T443">а</text:span></text:span><text:span text:style-name="Source_20_Text"><text:span text:style-name="T440">мфорных испарений, глаза слезятся, язык в неизбывном холокосте. Кубеб? Ему случалось лишь курить эту дрянь.</text:span></text:span><text:span text:style-name="Source_20_Text"><text:span text:style-name="T433">– <text:s/></text:span></text:span><text:span text:style-name="Source_20_Text"><text:span text:style-name="T440">Отравлен...</text:span></text:span><text:span text:style-name="Source_20_Text"><text:span text:style-name="T433">– </text:span></text:span><text:span text:style-name="Source_20_Text"><text:span text:style-name="T440">удаётся ему выстонать.</text:span></text:span></text:p>
      <text:p text:style-name="P508"><text:span text:style-name="Source_20_Text"><text:span text:style-name="T433">– </text:span></text:span><text:span text:style-name="Source_20_Text"><text:span text:style-name="T440">Ну, же, по-мужски,</text:span></text:span><text:span text:style-name="Source_20_Text"><text:span text:style-name="T433">– </text:span></text:span><text:span text:style-name="Source_20_Text"><text:span text:style-name="T440">советует м-с Квод.</text:span></text:span></text:p>
      <text:p text:style-name="P508"><text:span text:style-name="Source_20_Text"><text:span text:style-name="T433">– <text:s/></text:span></text:span><text:span text:style-name="Source_20_Text"><text:span text:style-name="T440">Да,</text:span></text:span><text:span text:style-name="Source_20_Text"><text:span text:style-name="T433">– </text:span></text:span><text:span text:style-name="Source_20_Text"><text:span text:style-name="T440">Дарин через слои обсосанной карамели,</text:span></text:span><text:span text:style-name="Source_20_Text"><text:span text:style-name="T433">– </text:span></text:span><text:span text:style-name="Source_20_Text"><text:span text:style-name="T440">не забывай, война идёт. Давай, милый, отрой ротик.</text:span></text:span></text:p>
      <text:p text:style-name="P510"><text:span text:style-name="Source_20_Text"><text:span text:style-name="T441">Сквозь слёзы он </text:span></text:span><text:span text:style-name="Source_20_Text"><text:span text:style-name="T443">н</text:span></text:span><text:span text:style-name="Source_20_Text"><text:span text:style-name="T441">е может толком разглядеть, но слышит, как м-с Квод напротив за столом </text:span></text:span><text:span text:style-name="Source_20_Text"><text:span text:style-name="T442">долдонит:</text:span></text:span><text:span text:style-name="Source_20_Text"><text:span text:style-name="T433">– «</text:span></text:span><text:span text:style-name="Source_20_Text"><text:span text:style-name="T442">Ням, ням, ням»,</text:span></text:span><text:span text:style-name="Source_20_Text"><text:span text:style-name="T433">– <text:s/></text:span></text:span><text:span text:style-name="Source_20_Text"><text:span text:style-name="T442">а Дарин </text:span></text:span><text:span text:style-name="Source_20_Text"><text:span text:style-name="T443">давится</text:span></text:span><text:span text:style-name="Source_20_Text"><text:span text:style-name="T442"> смехом. Это большущее и мягкое, как зефир, но почему-то—если только у него всерьёз не сдвинулись мозги—по вкусу похоже на джин. </text:span></text:span><text:span text:style-name="Source_20_Text"><text:span text:style-name="T433">– </text:span></text:span><text:span text:style-name="Source_20_Text"><text:span text:style-name="T442">Эа шо,</text:span></text:span><text:span text:style-name="Source_20_Text"><text:span text:style-name="T433">–</text:span></text:span><text:span text:style-name="Source_20_Text"><text:span text:style-name="T442"> спрашивает он непрожёванно.</text:span></text:span></text:p>
      <text:p text:style-name="P509"><text:span text:style-name="Source_20_Text"><text:span text:style-name="T433">– </text:span></text:span><text:span text:style-name="Source_20_Text"><text:span text:style-name="T442">Джиновый зефир,</text:span></text:span><text:span text:style-name="Source_20_Text"><text:span text:style-name="T433">– </text:span></text:span><text:span text:style-name="Source_20_Text"><text:span text:style-name="T442">грит м-с Квод.</text:span></text:span></text:p>
      <text:p text:style-name="P509"><text:span text:style-name="Source_20_Text"><text:span text:style-name="T433">– </text:span></text:span><text:span text:style-name="Source_20_Text"><text:span text:style-name="T442">Аааа…</text:span></text:span></text:p>
      <text:p text:style-name="P520"><text:span text:style-name="Source_20_Text"><text:span text:style-name="T433">– </text:span></text:span><text:span text:style-name="Source_20_Text"><text:span text:style-name="T444">О, это ещё что, попробуйте одну такую...</text:span></text:span><text:span text:style-name="Source_20_Text"><text:span text:style-name="T433">– </text:span></text:span><text:span text:style-name="Source_20_Text"><text:span text:style-name="T444">Его зубы </text:span></text:span><text:span text:style-name="Source_20_Text"><text:span text:style-name="T445">с</text:span></text:span><text:span text:style-name="Source_20_Text"><text:span text:style-name="T444"> како</text:span></text:span><text:span text:style-name="Source_20_Text"><text:span text:style-name="T445">й</text:span></text:span><text:span text:style-name="Source_20_Text"><text:span text:style-name="T444">-то </text:span></text:span><text:span text:style-name="Source_20_Text"><text:span text:style-name="T445">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P520"><text:span text:style-name="Source_20_Text"><text:span text:style-name="T433">– </text:span></text:span><text:span text:style-name="Source_20_Text"><text:span text:style-name="T445">Ещё чаю?</text:span></text:span><text:span text:style-name="Source_20_Text"><text:span text:style-name="T433">– </text:span></text:span><text:span text:style-name="Source_20_Text"><text:span text:style-name="T445">предлагает Дарин. Слотроп в безудержном кашле, вдохнув малость той начинки из долек.</text:span></text:span></text:p>
      <text:p text:style-name="P521"><text:span text:style-name="Source_20_Text"><text:span text:style-name="T433">– </text:span></text:span><text:span text:style-name="Source_20_Text"><text:span text:style-name="T446">Нехороший кашель,</text:span></text:span><text:span text:style-name="Source_20_Text"><text:span text:style-name="T433">– </text:span></text:span><text:span text:style-name="Source_20_Text"><text:span text:style-name="T446">м-с Квод предлагает коробочку тех невероятных английских капель от кашля, Меггезон,</text:span></text:span><text:span text:style-name="Source_20_Text"><text:span text:style-name="T433">– <text:s/></text:span></text:span><text:span text:style-name="Source_20_Text"><text:span text:style-name="T446">Дарлин, чая просто чудесный, я чувствую как моя цинга проходит, просто чувствую.</text:span></text:span></text:p>
      <text:p text:style-name="P521"><text:span text:style-name="Source_20_Text"><text:span text:style-name="T446">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text:span></text:span><text:span text:style-name="Source_20_Text"><text:span text:style-name="T447">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P522"><text:span text:style-name="Source_20_Text"><text:span text:style-name="T448">Даже час спустя привкус Меггезона не проходит, в воздухе призрак мяты. </text:span></text:span><text:span text:style-name="Source_20_Text"><text:span text:style-name="T449">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text:span></text:span><text:span text:style-name="Source_20_Text"><text:span text:style-name="T450">была Райское Пламя,та знаменитая сладость по дорогой цене и переменчивого вкуса</text:span></text:span><text:span text:style-name="Source_20_Text"><text:span text:style-name="T449">—</text:span></text:span><text:span text:style-name="Source_20_Text"><text:span text:style-name="T450">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text:span></text:span><text:span text:style-name="Source_20_Text"><text:span text:style-name="T449">—</text:span></text:span><text:span text:style-name="Source_20_Text"><text:span text:style-name="T450">напоминают описание ядовитых и одуряющих газов в тренировочных инструкциях, «кисло-сладкий баклажан» самое, пожалуй, длинное на данный момент. </text:span></text:span><text:span text:style-name="Source_20_Text"><text:span text:style-name="T451">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451">банок затуманенных временем, среди других подобных предметов, иногда просто одна конфета на всю банку, </text:span></text:span><text:span text:style-name="Source_20_Text"><text:span text:style-name="T452">почти скрытая окружающими турмалинами в немецком золоте, резные эбонитовые напёрстки из прошлого столетия, шпильки, </text:span></text:span><text:span text:style-name="Source_20_Text"><text:span text:style-name="T453">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text:span></text:span><text:span text:style-name="Source_20_Text"><text:span text:style-name="T454">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P523"><text:span text:style-name="Source_20_Text"><text:span text:style-name="T455">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text:span></text:span><text:span text:style-name="Source_20_Text"><text:span text:style-name="T456">в гущу рододендроном и нежданного дождя, Остин кричит </text:span></text:span><text:span text:style-name="Source_20_Text"><text:span text:style-name="T488">Прикоснитесь к</text:span></text:span><text:span text:style-name="Source_20_Text"><text:span text:style-name="T487"> <text:s/>её горл</text:span></text:span><text:span text:style-name="Source_20_Text"><text:span text:style-name="T488">у</text:span></text:span><text:span text:style-name="Source_20_Text"><text:span text:style-name="T487">, Величество. </text:span></text:span><text:span text:style-name="Source_20_Text"><text:span text:style-name="T488">Прикоснитесь</text:span></text:span><text:span text:style-name="Source_20_Text"><text:span text:style-name="T487">!</text:span></text:span><text:span text:style-name="Source_20_Text"><text:span text:style-name="T456">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text:span></text:span><text:span text:style-name="Source_20_Text"><text:span text:style-name="T458">е</text:span></text:span><text:span text:style-name="Source_20_Text"><text:span text:style-name="T456">тся к ней сквозь дождь </text:span></text:span><text:span text:style-name="Source_20_Text"><text:span text:style-name="T457">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text:span></text:span><text:span text:style-name="Source_20_Text"><text:span text:style-name="T458">лёгкое…</text:span></text:span><text:span text:style-name="Source_20_Text"><text:span text:style-name="T457"> </text:span></text:span><text:span text:style-name="Source_20_Text"><text:span text:style-name="T458">прикосновение…</text:span></text:span></text:p>
      <text:p text:style-name="P524"><text:span text:style-name="Source_20_Text"><text:span text:style-name="T488">Вспышка молнии—</text:span></text:span></text:p>
      <text:p text:style-name="P525"><text:span text:style-name="Source_20_Text"><text:span text:style-name="T458">И Слотроп зевает: </text:span></text:span><text:span text:style-name="Source_20_Text"><text:span text:style-name="T433">– </text:span></text:span><text:span text:style-name="Source_20_Text"><text:span text:style-name="T458">Который час?</text:span></text:span><text:span text:style-name="Source_20_Text"><text:span text:style-name="T433">– </text:span></text:span><text:span text:style-name="Source_20_Text"><text:span text:style-name="T459">а Дарин всплывает из сна. </text:span></text:span><text:span text:style-name="Source_20_Text"><text:span text:style-name="T460">Когда без предупреждения, комната полна полдня, слепяще-белого, каждый волосок взбитый у неё на загривке отчётли</text:span></text:span><text:span text:style-name="Source_20_Text"><text:span text:style-name="T461">в</text:span></text:span><text:span text:style-name="Source_20_Text"><text:span text:style-name="T460"> как днём,</text:span></text:span><text:span text:style-name="Source_20_Text"><text:span text:style-name="T461"> и сотрясение обрушивается на них, потрясая дом до его бедных косточек, ударяя в оконную занавеску, обернувшуюся чёрно-белой сеткой траурных карточек.</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big-left-indent" style:family="paragraph" style:parent-style-name="indent-big" style:master-page-name="">
      <style:paragraph-properties fo:margin-left="0in" fo:margin-right="0in" fo:text-align="start" style:justify-single-word="false" fo:text-indent="4.2402in" style:auto-text-indent="false" style:page-number="auto"/>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1-02T12:26:05.161649796</dc:date>
    <meta:editing-duration>P4DT6H1M46S</meta:editing-duration>
    <meta:editing-cycles>918</meta:editing-cycles>
    <meta:generator>LibreOffice/6.1.5.2$Linux_X86_64 LibreOffice_project/10$Build-2</meta:generator>
    <meta:document-statistic meta:table-count="0" meta:image-count="15" meta:object-count="0" meta:page-count="81" meta:paragraph-count="785" meta:word-count="43597" meta:character-count="297712" meta:non-whitespace-character-count="254692"/>
  </office:meta>
</office:document-meta>
</file>